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28in"/>
    </style:style>
    <style:style style:name="co3" style:family="table-column">
      <style:table-column-properties fo:break-before="auto" style:column-width="1.8402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1.4244in"/>
    </style:style>
    <style:style style:name="co6" style:family="table-column">
      <style:table-column-properties fo:break-before="auto" style:column-width="0.9665in"/>
    </style:style>
    <style:style style:name="co7" style:family="table-column">
      <style:table-column-properties fo:break-before="auto" style:column-width="1.7382in"/>
    </style:style>
    <style:style style:name="co8" style:family="table-column">
      <style:table-column-properties fo:break-before="auto" style:column-width="2.0693in"/>
    </style:style>
    <style:style style:name="co9" style:family="table-column">
      <style:table-column-properties fo:break-before="auto" style:column-width="1.45in"/>
    </style:style>
    <style:style style:name="co10" style:family="table-column">
      <style:table-column-properties fo:break-before="auto" style:column-width="1.5264in"/>
    </style:style>
    <style:style style:name="co11" style:family="table-column">
      <style:table-column-properties fo:break-before="auto" style:column-width="1.4839in"/>
    </style:style>
    <style:style style:name="co12" style:family="table-column">
      <style:table-column-properties fo:break-before="auto" style:column-width="1.4756in"/>
    </style:style>
    <style:style style:name="co13" style:family="table-column">
      <style:table-column-properties fo:break-before="auto" style:column-width="1.3654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1.1193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fo:background-color="#ffbf00" style:text-align-source="fix" style:repeat-content="false"/>
      <style:paragraph-properties fo:text-align="start" fo:margin-left="0in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fbf00"/>
      <style:text-properties style:use-window-font-color="true"/>
    </style:style>
    <style:style style:name="ce31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use-window-font-color="true"/>
    </style:style>
    <style:style style:name="ce18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5" style:family="table-cell" style:parent-style-name="Default">
      <style:table-cell-properties fo:background-color="#ffff00"/>
      <style:text-properties style:use-window-font-color="true"/>
    </style:style>
    <style:style style:name="ce11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use-window-font-color="true"/>
    </style:style>
    <style:style style:name="ce23" style:family="table-cell" style:parent-style-name="Default">
      <style:table-cell-properties fo:background-color="#ff8000"/>
      <style:text-properties style:use-window-font-color="tru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6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100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line-through-style="none" style:text-line-through-type="none" style:text-underline-style="none" style:text-overline-style="none" style:text-overline-color="font-color"/>
    </style:style>
    <style:style style:name="ce16" style:family="table-cell" style:parent-style-name="Default" style:data-style-name="N3">
      <style:table-cell-properties fo:background-color="#fff5ce" style:text-align-source="fix" style:repeat-content="false"/>
      <style:paragraph-properties fo:text-align="start" fo:margin-left="0in"/>
      <style:text-properties fo:color="#bf0041"/>
    </style:style>
    <style:style style:name="ce25" style:family="table-cell" style:parent-style-name="Default">
      <style:text-properties fo:color="#c9211e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4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line-through-style="none" style:text-line-through-type="none" style:text-underline-style="none" style:text-overline-style="none" style:text-overline-color="font-color"/>
    </style:style>
    <style:style style:name="ce20" style:family="table-cell" style:parent-style-name="Default">
      <style:table-cell-properties fo:background-color="#b4c7dc"/>
    </style:style>
    <style:style style:name="ce4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2a6099"/>
    </style:style>
    <style:style style:name="ce5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  <style:text-properties fo:color="#2a6099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  <style:text-properties fo:color="#c9211e"/>
    </style:style>
    <style:style style:name="ce3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  <style:text-properties fo:color="#c9211e" style:text-line-through-style="none" style:text-line-through-type="none" style:text-underline-style="none" style:text-overline-style="none" style:text-overline-color="font-color"/>
    </style:style>
    <style:style style:name="ce3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  <style:text-properties fo:color="#bf0041"/>
    </style:style>
    <style:style style:name="ce36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color="#c9211e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72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3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7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2a6099"/>
    </style:style>
    <style:style style:name="ce6" style:family="table-cell" style:parent-style-name="Default" style:data-style-name="N3"/>
    <style:style style:name="ce53" style:family="table-cell" style:parent-style-name="Default" style:data-style-name="N3">
      <style:text-properties fo:color="#2a6099"/>
    </style:style>
    <style:style style:name="ce103" style:family="table-cell" style:parent-style-name="Default" style:data-style-name="N3">
      <style:text-properties style:use-window-font-color="true"/>
    </style:style>
    <style:style style:name="ce7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17" style:family="table-cell" style:parent-style-name="Default" style:data-style-name="N4"/>
    <style:style style:name="ce97" style:family="table-cell" style:parent-style-name="Default" style:data-style-name="N4">
      <style:table-cell-properties fo:background-color="#ffff00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75" style:family="table-cell" style:parent-style-name="Default" style:data-style-name="N3">
      <style:table-cell-properties fo:background-color="transparent"/>
      <style:text-properties style:use-window-font-color="true"/>
    </style:style>
    <style:style style:name="ce86" style:family="table-cell" style:parent-style-name="Default">
      <style:table-cell-properties fo:background-color="#bf0041"/>
    </style:style>
    <style:style style:name="ce79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9211e"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60" style:family="table-cell" style:parent-style-name="Default">
      <style:table-cell-properties fo:background-color="#c9211e" style:text-align-source="fix" style:repeat-content="false"/>
      <style:paragraph-properties fo:text-align="start" fo:margin-left="0in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none" style:text-line-through-type="none"/>
    </style:style>
    <style:style style:name="ce27" style:family="table-cell" style:parent-style-name="Default" style:data-style-name="N3">
      <style:table-cell-properties fo:background-color="transparent"/>
    </style:style>
    <style:style style:name="ce1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in"/>
    </style:style>
    <style:style style:name="ce105" style:family="table-cell" style:parent-style-name="Default" style:data-style-name="N129">
      <style:table-cell-properties fo:background-color="transparent"/>
      <style:text-properties style:use-window-font-color="true"/>
    </style:style>
    <style:style style:name="ce106" style:family="table-cell" style:parent-style-name="Default" style:data-style-name="N129">
      <style:table-cell-properties fo:background-color="transparent"/>
      <style:text-properties fo:color="#bf0041"/>
    </style:style>
    <style:style style:name="ce61" style:family="table-cell" style:parent-style-name="Default" style:data-style-name="N4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Default" style:data-style-name="N4">
      <style:text-properties fo:color="#bf0041"/>
    </style:style>
    <style:style style:name="ce92" style:family="table-cell" style:parent-style-name="Default" style:data-style-name="N4">
      <style:text-properties fo:color="#2a6099"/>
    </style:style>
    <style:style style:name="ce93" style:family="table-cell" style:parent-style-name="Default" style:data-style-name="N4">
      <style:text-properties style:use-window-font-color="true"/>
    </style:style>
    <style:style style:name="ce77" style:family="table-cell" style:parent-style-name="Default" style:data-style-name="N3">
      <style:table-cell-properties fo:background-color="transparent"/>
      <style:text-properties fo:color="#bf0041"/>
    </style:style>
    <style:style style:name="ce122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1</text:p>
          </table:table-cell>
          <table:table-cell office:value-type="string" calcext:value-type="string">
            <text:p>Fed2</text:p>
          </table:table-cell>
          <table:table-cell office:value-type="string" calcext:value-type="string">
            <text:p>#conjunctive subexpressions</text:p>
          </table:table-cell>
          <table:table-cell table:number-columns-repeated="2"/>
          <table:table-cell office:value-type="string" calcext:value-type="string">
            <text:p>number of union</text:p>
          </table:table-cell>
        </table:table-row>
        <table:table-row table:style-name="ro1">
          <table:table-cell table:style-name="ce48" office:value-type="string" calcext:value-type="string">
            <text:p>cd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d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cd3</text:p>
          </table:table-cell>
          <table:table-cell table:style-name="ce28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cd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cd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cd6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0" office:value-type="string" calcext:value-type="string">
            <text:p>cd7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7" office:value-type="string" calcext:value-type="string">
            <text:p>ld1</text:p>
          </table:table-cell>
          <table:table-cell table:style-name="ce21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ld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ld3</text:p>
          </table:table-cell>
          <table:table-cell table:style-name="ce21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8" office:value-type="string" calcext:value-type="string">
            <text:p>ld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ld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ld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7" office:value-type="string" calcext:value-type="string">
            <text:p>ld7</text:p>
          </table:table-cell>
          <table:table-cell table:style-name="ce21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ld8</text:p>
          </table:table-cell>
          <table:table-cell table:style-name="ce21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7" office:value-type="string" calcext:value-type="string">
            <text:p>ld10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string" calcext:value-type="string">
            <text:p>ld1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1" office:value-type="string" calcext:value-type="string">
            <text:p>ls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0" office:value-type="string" calcext:value-type="string">
            <text:p>ls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8" office:value-type="string" calcext:value-type="string">
            <text:p>ls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ls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8" office:value-type="string" calcext:value-type="string">
            <text:p>ls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>
            <text:p>ls6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8" office:value-type="string" calcext:value-type="string">
            <text:p>ls7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8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Motivation examp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operators</text:p>
          </table:table-cell>
          <table:table-cell office:value-type="string" calcext:value-type="string">
            <text:p>$\metrRequestNm$</text:p>
          </table:table-cell>
          <table:table-cell office:value-type="string" calcext:value-type="string">
            <text:p>$\metrReqRDFterms$ and $\metrReqVars$</text:p>
          </table:table-cell>
          <table:table-cell office:value-type="string" calcext:value-type="string">
            <text:p>$\metrRespRDFterms$</text:p>
          </table:table-cell>
          <table:table-cell office:value-type="string" calcext:value-type="string">
            <text:p>$\metrFedProcess$</text:p>
          </table:table-cell>
          <table:table-cell/>
        </table:table-row>
        <table:table-row table:style-name="ro1">
          <table:table-cell table:style-name="ce41" office:value-type="string" calcext:value-type="string" table:number-columns-spanned="1" table:number-rows-spanned="6">
            <text:p>(a)</text:p>
          </table:table-cell>
          <table:table-cell office:value-type="string" calcext:value-type="string">
            <text:p>$\xxxAlgebraOperatorName{join}$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$\request{\symTP_1}{\member_1}$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$\xxxAlgebraOperatorName{union}$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$\request{\symTP_2}{\member_2}$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$\request{\symTP_2}{\member_3}$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um</text:p>
          </table:table-cell>
          <table:table-cell table:formula="of:=SUM([.C33:.C37])" office:value-type="float" office:value="12" calcext:value-type="float">
            <text:p>12</text:p>
          </table:table-cell>
          <table:table-cell table:formula="of:=SUM([.D33:.D37])" office:value-type="float" office:value="9" calcext:value-type="float">
            <text:p>9</text:p>
          </table:table-cell>
          <table:table-cell table:formula="of:=SUM([.E33:.E37])" office:value-type="float" office:value="3180" calcext:value-type="float">
            <text:p>3180</text:p>
          </table:table-cell>
          <table:table-cell table:formula="of:=5+MAX(80; 1100+MAX(100; 1000))" office:value-type="float" office:value="2105" calcext:value-type="float">
            <text:p>2105</text:p>
          </table:table-cell>
          <table:table-cell table:formula="of:=SUM([.C38:.F38])" office:value-type="float" office:value="5306" calcext:value-type="float">
            <text:p>5306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5">
            <text:p>(b)</text:p>
          </table:table-cell>
          <table:table-cell office:value-type="string" calcext:value-type="string">
            <text:p>$\xxxAlgebraOperatorName{union}$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$\tpAdd{\varphi}{\symTP_2}{\member_2}$</text:p>
          </table:table-cell>
          <table:table-cell office:value-type="float" office:value="3" calcext:value-type="float">
            <text:p>3</text:p>
          </table:table-cell>
          <table:table-cell table:formula="of:=3+2*80*1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$\tpAdd{\varphi}{\symTP_2}{\member_3}$</text:p>
          </table:table-cell>
          <table:table-cell office:value-type="float" office:value="80" calcext:value-type="float">
            <text:p>80</text:p>
          </table:table-cell>
          <table:table-cell table:formula="of:=3*80" office:value-type="float" office:value="240" calcext:value-type="float">
            <text:p>240</text:p>
          </table:table-cell>
          <table:table-cell table:formula="of:=5*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$\request{\symTP_1}{\member_1}$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0" calcext:value-type="float">
            <text:p>8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um</text:p>
          </table:table-cell>
          <table:table-cell table:formula="of:=SUM([.C39:.C42])" office:value-type="float" office:value="84" calcext:value-type="float">
            <text:p>84</text:p>
          </table:table-cell>
          <table:table-cell table:formula="of:=SUM([.D39:.D42])" office:value-type="float" office:value="406" calcext:value-type="float">
            <text:p>406</text:p>
          </table:table-cell>
          <table:table-cell table:formula="of:=SUM([.E39:.E42])" office:value-type="float" office:value="95" calcext:value-type="float">
            <text:p>95</text:p>
          </table:table-cell>
          <table:table-cell table:formula="of:=SUM([.F39:.F42])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WithParallel</text:p>
          </table:table-cell>
          <table:table-cell table:formula="of:=SUM([.C39:.C42])" office:value-type="float" office:value="84" calcext:value-type="float">
            <text:p>84</text:p>
          </table:table-cell>
          <table:table-cell table:formula="of:=SUM([.D39:.D42])" office:value-type="float" office:value="406" calcext:value-type="float">
            <text:p>406</text:p>
          </table:table-cell>
          <table:table-cell table:formula="of:=SUM([.E39:.E42])" office:value-type="float" office:value="95" calcext:value-type="float">
            <text:p>95</text:p>
          </table:table-cell>
          <table:table-cell table:formula="of:=5+MAX(0+80; 5+80)" office:value-type="float" office:value="90" calcext:value-type="float">
            <text:p>90</text:p>
          </table:table-cell>
          <table:table-cell table:formula="of:=SUM([.C44:.F44])" office:value-type="float" office:value="675" calcext:value-type="float">
            <text:p>675</text:p>
          </table:table-cell>
        </table:table-row>
      </table:table>
      <table:table table:name="overview_v2_minCard" table:style-name="ta1">
        <table:shapes>
          <draw:frame draw:z-index="0" draw:style-name="gr1" draw:text-style-name="P1" svg:width="6.2988in" svg:height="3.5429in" svg:x="18.1657in" svg:y="20.3744in">
            <draw:object draw:notify-on-update-of-ranges="overview_v2_minCard.A96:overview_v2_minCard.A119 overview_v2_minCard.C95:overview_v2_minCard.C95 overview_v2_minCard.C96:overview_v2_minCard.C119 overview_v2_minCard.D95:overview_v2_minCard.D95 overview_v2_minCard.D96:overview_v2_minCard.D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55in" svg:height="3.55in" svg:x="2.9193in" svg:y="3.2512in">
            <draw:object draw:notify-on-update-of-ranges="overview_v2_minCard.A3:overview_v2_minCard.A26 overview_v2_minCard.C2:overview_v2_minCard.C2 overview_v2_minCard.C3:overview_v2_minCard.C26 overview_v2_minCard.H3:overview_v2_minCard.H26 overview_v2_minCard.H3:overview_v2_minCard.H26 overview_v2_minCard.D2:overview_v2_minCard.D2 overview_v2_minCard.D3:overview_v2_minCard.D26 overview_v2_minCard.I3:overview_v2_minCard.I26 overview_v2_minCard.I3:overview_v2_minCard.I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2047in" svg:height="3.5386in" svg:x="9.5146in" svg:y="22.798in">
            <draw:object draw:notify-on-update-of-ranges="overview_v2_minCard.A130:overview_v2_minCard.B177 overview_v2_minCard.D129:overview_v2_minCard.D129 overview_v2_minCard.D130:overview_v2_minCard.D177 overview_v2_minCard.E129:overview_v2_minCard.E129 overview_v2_minCard.E130:overview_v2_minCard.E177 overview_v2_minCard.F129:overview_v2_minCard.F129 overview_v2_minCard.F130:overview_v2_minCard.F1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7.5551in" svg:y="12.272in">
            <draw:object draw:notify-on-update-of-ranges="overview_v2_minCard.A66:overview_v2_minCard.A89 overview_v2_minCard.E65:overview_v2_minCard.E65 overview_v2_minCard.E66:overview_v2_minCard.E89 overview_v2_minCard.F65:overview_v2_minCard.F65 overview_v2_minCard.F66:overview_v2_minCard.F8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35in" svg:height="3.55in" svg:x="18.6094in" svg:y="17.4012in">
            <draw:object draw:notify-on-update-of-ranges="overview_v2_minCard.A96:overview_v2_minCard.A119 overview_v2_minCard.E95:overview_v2_minCard.E95 overview_v2_minCard.E96:overview_v2_minCard.E119 overview_v2_minCard.F95:overview_v2_minCard.F95 overview_v2_minCard.F96:overview_v2_minCard.F1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7.35in" svg:height="3.55in" svg:x="11.311in" svg:y="32.3866in">
            <draw:object draw:notify-on-update-of-ranges="overview_v2_minCard.A183:overview_v2_minCard.A206 overview_v2_minCard.B182:overview_v2_minCard.B182 overview_v2_minCard.B183:overview_v2_minCard.B206 overview_v2_minCard.C182:overview_v2_minCard.C182 overview_v2_minCard.C183:overview_v2_minCard.C20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22"/>
        <table:table-column table:style-name="co7" table:default-cell-style-name="ce29"/>
        <table:table-column table:style-name="co8" table:default-cell-style-name="Default"/>
        <table:table-column table:style-name="co9" table:default-cell-style-name="Default"/>
        <table:table-column table:style-name="co10" table:default-cell-style-name="ce22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Federation 1: query execution time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28"/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Query</text:p>
          </table:table-cell>
          <table:table-cell table:style-name="Default"/>
          <table:table-cell table:style-name="ce28" office:value-type="string" calcext:value-type="string">
            <text:p>Base-line</text:p>
          </table:table-cell>
          <table:table-cell table:style-name="ce20" office:value-type="string" calcext:value-type="string">
            <text:p>Cost-model</text:p>
          </table:table-cell>
          <table:table-cell table:style-name="ce28" table:number-columns-repeated="2"/>
          <table:table-cell table:style-name="ce28" office:value-type="string" calcext:value-type="string">
            <text:p>Query</text:p>
          </table:table-cell>
          <table:table-cell table:style-name="ce28" office:value-type="string" calcext:value-type="string">
            <text:p>Base-line</text:p>
          </table:table-cell>
          <table:table-cell table:style-name="ce20" office:value-type="string" calcext:value-type="string">
            <text:p>Cost-model</text:p>
          </table:table-cell>
          <table:table-cell/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difference_baseline</text:p>
          </table:table-cell>
          <table:table-cell table:style-name="ce20" office:value-type="string" calcext:value-type="string">
            <text:p>difference_cost model</text:p>
          </table:table-cell>
          <table:table-cell/>
          <table:table-cell table:style-name="ce81"/>
          <table:table-cell table:style-name="ce61" table:number-columns-repeated="24"/>
          <table:table-cell table:number-columns-repeated="985"/>
        </table:table-row>
        <table:table-row table:style-name="ro1">
          <table:table-cell table:style-name="ce12" office:value-type="string" calcext:value-type="string">
            <text:p>cd1</text:p>
          </table:table-cell>
          <table:table-cell table:style-name="ce12"/>
          <table:table-cell office:value-type="float" office:value="10.2" calcext:value-type="float">
            <text:p>10</text:p>
          </table:table-cell>
          <table:table-cell table:style-name="ce47" office:value-type="float" office:value="8.2" calcext:value-type="float">
            <text:p>8</text:p>
          </table:table-cell>
          <table:table-cell table:style-name="ce29"/>
          <table:table-cell table:style-name="ce6"/>
          <table:table-cell table:style-name="ce48" office:value-type="string" calcext:value-type="string">
            <text:p>cd1</text:p>
          </table:table-cell>
          <table:table-cell table:style-name="ce29" office:value-type="float" office:value="0.836660026534076" calcext:value-type="float">
            <text:p>1</text:p>
          </table:table-cell>
          <table:table-cell table:style-name="ce47" office:value-type="float" office:value="1.30384048104053" calcext:value-type="float">
            <text:p>1</text:p>
          </table:table-cell>
          <table:table-cell/>
          <table:table-cell table:style-name="ce61" table:formula="of:=MIN([.C3:.D3])" office:value-type="float" office:value="8.2" calcext:value-type="float">
            <text:p>8.20</text:p>
          </table:table-cell>
          <table:table-cell table:style-name="ce61" table:formula="of:=([.C3]-[.$K3])/[.$K3]" office:value-type="float" office:value="0.24390243902439" calcext:value-type="float">
            <text:p>0.24</text:p>
          </table:table-cell>
          <table:table-cell table:style-name="ce61" table:formula="of:=([.D3]-[.$K3])/[.$K3]" office:value-type="float" office:value="0" calcext:value-type="float">
            <text:p>0.00</text:p>
          </table:table-cell>
          <table:table-cell table:style-name="ce117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40" office:value-type="string" calcext:value-type="string">
            <text:p>cd2</text:p>
          </table:table-cell>
          <table:table-cell table:style-name="ce40"/>
          <table:table-cell office:value-type="float" office:value="9.2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39"/>
          <table:table-cell table:style-name="ce53"/>
          <table:table-cell table:style-name="ce40" office:value-type="string" calcext:value-type="string">
            <text:p>cd2</text:p>
          </table:table-cell>
          <table:table-cell table:style-name="ce29" office:value-type="float" office:value="0.836660026534076" calcext:value-type="float">
            <text:p>1</text:p>
          </table:table-cell>
          <table:table-cell table:style-name="ce47" office:value-type="float" office:value="0.707106781186548" calcext:value-type="float">
            <text:p>1</text:p>
          </table:table-cell>
          <table:table-cell/>
          <table:table-cell table:style-name="ce61" table:formula="of:=MIN([.C4:.D4])" office:value-type="float" office:value="9.2" calcext:value-type="float">
            <text:p>9.20</text:p>
          </table:table-cell>
          <table:table-cell table:style-name="ce61" table:formula="of:=([.C4]-[.$K4])/[.$K4]" office:value-type="float" office:value="0" calcext:value-type="float">
            <text:p>0.00</text:p>
          </table:table-cell>
          <table:table-cell table:style-name="ce61" table:formula="of:=([.D4]-[.$K4])/[.$K4]" office:value-type="float" office:value="0.0869565217391305" calcext:value-type="float">
            <text:p>0.09</text:p>
          </table:table-cell>
          <table:table-cell table:style-name="ce91"/>
          <table:table-cell table:style-name="ce27" table:number-columns-repeated="2"/>
          <table:table-cell table:style-name="ce77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cd3</text:p>
          </table:table-cell>
          <table:table-cell table:style-name="ce9"/>
          <table:table-cell office:value-type="float" office:value="25.8" calcext:value-type="float">
            <text:p>26</text:p>
          </table:table-cell>
          <table:table-cell table:style-name="ce47" office:value-type="float" office:value="27.2" calcext:value-type="float">
            <text:p>27</text:p>
          </table:table-cell>
          <table:table-cell table:style-name="ce14"/>
          <table:table-cell table:style-name="ce6"/>
          <table:table-cell table:style-name="ce40" office:value-type="string" calcext:value-type="string">
            <text:p>cd3</text:p>
          </table:table-cell>
          <table:table-cell table:style-name="ce29" office:value-type="float" office:value="3.19374388453426" calcext:value-type="float">
            <text:p>3</text:p>
          </table:table-cell>
          <table:table-cell table:style-name="ce47" office:value-type="float" office:value="1.48323969741913" calcext:value-type="float">
            <text:p>1</text:p>
          </table:table-cell>
          <table:table-cell/>
          <table:table-cell table:style-name="ce61" table:formula="of:=MIN([.C5:.D5])" office:value-type="float" office:value="25.8" calcext:value-type="float">
            <text:p>25.80</text:p>
          </table:table-cell>
          <table:table-cell table:style-name="ce61" table:formula="of:=([.C5]-[.$K5])/[.$K5]" office:value-type="float" office:value="0" calcext:value-type="float">
            <text:p>0.00</text:p>
          </table:table-cell>
          <table:table-cell table:style-name="ce61" table:formula="of:=([.D5]-[.$K5])/[.$K5]" office:value-type="float" office:value="0.0542635658914728" calcext:value-type="float">
            <text:p>0.05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cd4</text:p>
          </table:table-cell>
          <table:table-cell table:style-name="ce9"/>
          <table:table-cell office:value-type="float" office:value="27.4" calcext:value-type="float">
            <text:p>27</text:p>
          </table:table-cell>
          <table:table-cell table:style-name="ce47" office:value-type="float" office:value="26.8" calcext:value-type="float">
            <text:p>27</text:p>
          </table:table-cell>
          <table:table-cell table:style-name="ce14"/>
          <table:table-cell table:style-name="ce6"/>
          <table:table-cell table:style-name="ce40" office:value-type="string" calcext:value-type="string">
            <text:p>cd4</text:p>
          </table:table-cell>
          <table:table-cell table:style-name="ce29" office:value-type="float" office:value="6.87749954561976" calcext:value-type="float">
            <text:p>7</text:p>
          </table:table-cell>
          <table:table-cell table:style-name="ce47" office:value-type="float" office:value="3.27108544675922" calcext:value-type="float">
            <text:p>3</text:p>
          </table:table-cell>
          <table:table-cell/>
          <table:table-cell table:style-name="ce61" table:formula="of:=MIN([.C6:.D6])" office:value-type="float" office:value="26.8" calcext:value-type="float">
            <text:p>26.80</text:p>
          </table:table-cell>
          <table:table-cell table:style-name="ce61" table:formula="of:=([.C6]-[.$K6])/[.$K6]" office:value-type="float" office:value="0.0223880597014925" calcext:value-type="float">
            <text:p>0.02</text:p>
          </table:table-cell>
          <table:table-cell table:style-name="ce61" table:formula="of:=([.D6]-[.$K6])/[.$K6]" office:value-type="float" office:value="0" calcext:value-type="float">
            <text:p>0.00</text:p>
          </table:table-cell>
          <table:table-cell table:style-name="ce93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cd5</text:p>
          </table:table-cell>
          <table:table-cell table:style-name="ce9"/>
          <table:table-cell table:style-name="ce100" office:value-type="float" office:value="19.6" calcext:value-type="float">
            <text:p>20</text:p>
          </table:table-cell>
          <table:table-cell table:style-name="ce47" office:value-type="float" office:value="18.4" calcext:value-type="float">
            <text:p>18</text:p>
          </table:table-cell>
          <table:table-cell table:style-name="ce35"/>
          <table:table-cell table:style-name="ce103"/>
          <table:table-cell table:style-name="ce40" office:value-type="string" calcext:value-type="string">
            <text:p>cd5</text:p>
          </table:table-cell>
          <table:table-cell table:style-name="ce100" office:value-type="float" office:value="1.67332005306815" calcext:value-type="float">
            <text:p>2</text:p>
          </table:table-cell>
          <table:table-cell table:style-name="ce47" office:value-type="float" office:value="3.43511280746353" calcext:value-type="float">
            <text:p>3</text:p>
          </table:table-cell>
          <table:table-cell/>
          <table:table-cell table:style-name="ce61" table:formula="of:=MIN([.C7:.D7])" office:value-type="float" office:value="18.4" calcext:value-type="float">
            <text:p>18.40</text:p>
          </table:table-cell>
          <table:table-cell table:style-name="ce61" table:formula="of:=([.C7]-[.$K7])/[.$K7]" office:value-type="float" office:value="0.065217391304348" calcext:value-type="float">
            <text:p>0.07</text:p>
          </table:table-cell>
          <table:table-cell table:style-name="ce61" table:formula="of:=([.D7]-[.$K7])/[.$K7]" office:value-type="float" office:value="0" calcext:value-type="float">
            <text:p>0.00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cd6</text:p>
          </table:table-cell>
          <table:table-cell table:style-name="ce9"/>
          <table:table-cell office:value-type="float" office:value="1152.4" calcext:value-type="float">
            <text:p>1,152</text:p>
          </table:table-cell>
          <table:table-cell table:style-name="ce47" office:value-type="float" office:value="1160.6" calcext:value-type="float">
            <text:p>1,161</text:p>
          </table:table-cell>
          <table:table-cell table:style-name="ce14"/>
          <table:table-cell table:style-name="ce103"/>
          <table:table-cell table:style-name="ce40" office:value-type="string" calcext:value-type="string">
            <text:p>cd6</text:p>
          </table:table-cell>
          <table:table-cell table:style-name="ce29" office:value-type="float" office:value="86.8694422682683" calcext:value-type="float">
            <text:p>87</text:p>
          </table:table-cell>
          <table:table-cell table:style-name="ce47" office:value-type="float" office:value="72.6243760730514" calcext:value-type="float">
            <text:p>73</text:p>
          </table:table-cell>
          <table:table-cell/>
          <table:table-cell table:style-name="ce61" table:formula="of:=MIN([.C8:.D8])" office:value-type="float" office:value="1152.4" calcext:value-type="float">
            <text:p>1,152.40</text:p>
          </table:table-cell>
          <table:table-cell table:style-name="ce61" table:formula="of:=([.C8]-[.$K8])/[.$K8]" office:value-type="float" office:value="0" calcext:value-type="float">
            <text:p>0.00</text:p>
          </table:table-cell>
          <table:table-cell table:style-name="ce61" table:formula="of:=([.D8]-[.$K8])/[.$K8]" office:value-type="float" office:value="0.00711558486636569" calcext:value-type="float">
            <text:p>0.01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cd7</text:p>
          </table:table-cell>
          <table:table-cell table:style-name="ce9"/>
          <table:table-cell office:value-type="float" office:value="496.6" calcext:value-type="float">
            <text:p>497</text:p>
          </table:table-cell>
          <table:table-cell table:style-name="ce47" office:value-type="float" office:value="511.8" calcext:value-type="float">
            <text:p>512</text:p>
          </table:table-cell>
          <table:table-cell table:style-name="ce14"/>
          <table:table-cell table:style-name="ce103"/>
          <table:table-cell table:style-name="ce40" office:value-type="string" calcext:value-type="string">
            <text:p>cd7</text:p>
          </table:table-cell>
          <table:table-cell table:style-name="ce29" office:value-type="float" office:value="43.6898157469221" calcext:value-type="float">
            <text:p>44</text:p>
          </table:table-cell>
          <table:table-cell table:style-name="ce47" office:value-type="float" office:value="17.0645832061612" calcext:value-type="float">
            <text:p>17</text:p>
          </table:table-cell>
          <table:table-cell/>
          <table:table-cell table:style-name="ce61" table:formula="of:=MIN([.C9:.D9])" office:value-type="float" office:value="496.6" calcext:value-type="float">
            <text:p>496.60</text:p>
          </table:table-cell>
          <table:table-cell table:style-name="ce61" table:formula="of:=([.C9]-[.$K9])/[.$K9]" office:value-type="float" office:value="0" calcext:value-type="float">
            <text:p>0.00</text:p>
          </table:table-cell>
          <table:table-cell table:style-name="ce61" table:formula="of:=([.D9]-[.$K9])/[.$K9]" office:value-type="float" office:value="0.0306081353201772" calcext:value-type="float">
            <text:p>0.03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5" office:value-type="string" calcext:value-type="string">
            <text:p>ld1</text:p>
          </table:table-cell>
          <table:table-cell table:style-name="ce5"/>
          <table:table-cell office:value-type="float" office:value="490.6" calcext:value-type="float">
            <text:p>491</text:p>
          </table:table-cell>
          <table:table-cell table:style-name="ce47" office:value-type="float" office:value="476.4" calcext:value-type="float">
            <text:p>476</text:p>
          </table:table-cell>
          <table:table-cell table:style-name="ce29"/>
          <table:table-cell table:style-name="ce103"/>
          <table:table-cell table:style-name="ce17" office:value-type="string" calcext:value-type="string">
            <text:p>ld1</text:p>
          </table:table-cell>
          <table:table-cell table:style-name="ce29" office:value-type="float" office:value="26.8663358126857" calcext:value-type="float">
            <text:p>27</text:p>
          </table:table-cell>
          <table:table-cell table:style-name="ce47" office:value-type="float" office:value="43.8440417844888" calcext:value-type="float">
            <text:p>44</text:p>
          </table:table-cell>
          <table:table-cell/>
          <table:table-cell table:style-name="ce61" table:formula="of:=MIN([.C10:.D10])" office:value-type="float" office:value="476.4" calcext:value-type="float">
            <text:p>476.40</text:p>
          </table:table-cell>
          <table:table-cell table:style-name="ce61" table:formula="of:=([.C10]-[.$K10])/[.$K10]" office:value-type="float" office:value="0.029806884970613" calcext:value-type="float">
            <text:p>0.03</text:p>
          </table:table-cell>
          <table:table-cell table:style-name="ce61" table:formula="of:=([.D10]-[.$K10])/[.$K10]" office:value-type="float" office:value="0" calcext:value-type="float">
            <text:p>0.00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1" office:value-type="string" calcext:value-type="string">
            <text:p>ld2</text:p>
          </table:table-cell>
          <table:table-cell table:style-name="ce11"/>
          <table:table-cell office:value-type="float" office:value="54.6" calcext:value-type="float">
            <text:p>55</text:p>
          </table:table-cell>
          <table:table-cell table:style-name="ce47" office:value-type="float" office:value="49.8" calcext:value-type="float">
            <text:p>50</text:p>
          </table:table-cell>
          <table:table-cell table:style-name="ce29"/>
          <table:table-cell table:style-name="ce103"/>
          <table:table-cell table:style-name="ce17" office:value-type="string" calcext:value-type="string">
            <text:p>ld2</text:p>
          </table:table-cell>
          <table:table-cell table:style-name="ce29" office:value-type="float" office:value="10.9909053312273" calcext:value-type="float">
            <text:p>11</text:p>
          </table:table-cell>
          <table:table-cell table:style-name="ce47" office:value-type="float" office:value="10.4976187776086" calcext:value-type="float">
            <text:p>10</text:p>
          </table:table-cell>
          <table:table-cell/>
          <table:table-cell table:style-name="ce61" table:formula="of:=MIN([.C11:.D11])" office:value-type="float" office:value="49.8" calcext:value-type="float">
            <text:p>49.80</text:p>
          </table:table-cell>
          <table:table-cell table:style-name="ce61" table:formula="of:=([.C11]-[.$K11])/[.$K11]" office:value-type="float" office:value="0.0963855421686748" calcext:value-type="float">
            <text:p>0.10</text:p>
          </table:table-cell>
          <table:table-cell table:style-name="ce61" table:formula="of:=([.D11]-[.$K11])/[.$K11]" office:value-type="float" office:value="0" calcext:value-type="float">
            <text:p>0.00</text:p>
          </table:table-cell>
          <table:table-cell table:style-name="ce117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5" office:value-type="string" calcext:value-type="string">
            <text:p>ld3</text:p>
          </table:table-cell>
          <table:table-cell table:style-name="ce5"/>
          <table:table-cell office:value-type="float" office:value="621.2" calcext:value-type="float">
            <text:p>621</text:p>
          </table:table-cell>
          <table:table-cell table:style-name="ce47" office:value-type="float" office:value="861.6" calcext:value-type="float">
            <text:p>862</text:p>
          </table:table-cell>
          <table:table-cell table:style-name="ce14"/>
          <table:table-cell table:style-name="ce103"/>
          <table:table-cell table:style-name="ce17" office:value-type="string" calcext:value-type="string">
            <text:p>ld3</text:p>
          </table:table-cell>
          <table:table-cell table:style-name="ce29" office:value-type="float" office:value="26.404545063303" calcext:value-type="float">
            <text:p>26</text:p>
          </table:table-cell>
          <table:table-cell table:style-name="ce47" office:value-type="float" office:value="20.0074985942771" calcext:value-type="float">
            <text:p>20</text:p>
          </table:table-cell>
          <table:table-cell/>
          <table:table-cell table:style-name="ce61" table:formula="of:=MIN([.C12:.D12])" office:value-type="float" office:value="621.2" calcext:value-type="float">
            <text:p>621.20</text:p>
          </table:table-cell>
          <table:table-cell table:style-name="ce61" table:formula="of:=([.C12]-[.$K12])/[.$K12]" office:value-type="float" office:value="0" calcext:value-type="float">
            <text:p>0.00</text:p>
          </table:table-cell>
          <table:table-cell table:style-name="ce61" table:formula="of:=([.D12]-[.$K12])/[.$K12]" office:value-type="float" office:value="0.386992916934965" calcext:value-type="float">
            <text:p>0.39</text:p>
          </table:table-cell>
          <table:table-cell table:style-name="ce91"/>
          <table:table-cell table:style-name="ce27" table:number-columns-repeated="2"/>
          <table:table-cell table:style-name="ce77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1" office:value-type="string" calcext:value-type="string">
            <text:p>ld4</text:p>
          </table:table-cell>
          <table:table-cell table:style-name="ce11"/>
          <table:table-cell office:value-type="float" office:value="156.2" calcext:value-type="float">
            <text:p>156</text:p>
          </table:table-cell>
          <table:table-cell table:style-name="ce47" office:value-type="float" office:value="238.2" calcext:value-type="float">
            <text:p>238</text:p>
          </table:table-cell>
          <table:table-cell table:style-name="ce29"/>
          <table:table-cell table:style-name="ce103"/>
          <table:table-cell table:style-name="ce17" office:value-type="string" calcext:value-type="string">
            <text:p>ld4</text:p>
          </table:table-cell>
          <table:table-cell table:style-name="ce29" office:value-type="float" office:value="23.388031127053" calcext:value-type="float">
            <text:p>23</text:p>
          </table:table-cell>
          <table:table-cell table:style-name="ce47" office:value-type="float" office:value="33.9602709058688" calcext:value-type="float">
            <text:p>34</text:p>
          </table:table-cell>
          <table:table-cell/>
          <table:table-cell table:style-name="ce61" table:formula="of:=MIN([.C13:.D13])" office:value-type="float" office:value="156.2" calcext:value-type="float">
            <text:p>156.20</text:p>
          </table:table-cell>
          <table:table-cell table:style-name="ce61" table:formula="of:=([.C13]-[.$K13])/[.$K13]" office:value-type="float" office:value="0" calcext:value-type="float">
            <text:p>0.00</text:p>
          </table:table-cell>
          <table:table-cell table:style-name="ce61" table:formula="of:=([.D13]-[.$K13])/[.$K13]" office:value-type="float" office:value="0.524967989756722" calcext:value-type="float">
            <text:p>0.52</text:p>
          </table:table-cell>
          <table:table-cell table:style-name="ce91"/>
          <table:table-cell table:style-name="ce27" table:number-columns-repeated="2"/>
          <table:table-cell table:style-name="ce77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7" office:value-type="string" calcext:value-type="string">
            <text:p>ld5</text:p>
          </table:table-cell>
          <table:table-cell table:style-name="ce17"/>
          <table:table-cell office:value-type="float" office:value="32" calcext:value-type="float">
            <text:p>32</text:p>
          </table:table-cell>
          <table:table-cell table:style-name="ce47" office:value-type="float" office:value="34" calcext:value-type="float">
            <text:p>34</text:p>
          </table:table-cell>
          <table:table-cell table:style-name="ce29"/>
          <table:table-cell table:style-name="ce6"/>
          <table:table-cell table:style-name="ce17" office:value-type="string" calcext:value-type="string">
            <text:p>ld5</text:p>
          </table:table-cell>
          <table:table-cell table:style-name="ce29" office:value-type="float" office:value="6.89202437604511" calcext:value-type="float">
            <text:p>7</text:p>
          </table:table-cell>
          <table:table-cell table:style-name="ce47" office:value-type="float" office:value="3.80788655293195" calcext:value-type="float">
            <text:p>4</text:p>
          </table:table-cell>
          <table:table-cell/>
          <table:table-cell table:style-name="ce61" table:formula="of:=MIN([.C14:.D14])" office:value-type="float" office:value="32" calcext:value-type="float">
            <text:p>32.00</text:p>
          </table:table-cell>
          <table:table-cell table:style-name="ce61" table:formula="of:=([.C14]-[.$K14])/[.$K14]" office:value-type="float" office:value="0" calcext:value-type="float">
            <text:p>0.00</text:p>
          </table:table-cell>
          <table:table-cell table:style-name="ce61" table:formula="of:=([.D14]-[.$K14])/[.$K14]" office:value-type="float" office:value="0.0625" calcext:value-type="float">
            <text:p>0.06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5" office:value-type="string" calcext:value-type="string">
            <text:p>ld6</text:p>
          </table:table-cell>
          <table:table-cell table:style-name="ce5"/>
          <table:table-cell office:value-type="float" office:value="23" calcext:value-type="float">
            <text:p>23</text:p>
          </table:table-cell>
          <table:table-cell table:style-name="ce47" office:value-type="float" office:value="21.4" calcext:value-type="float">
            <text:p>21</text:p>
          </table:table-cell>
          <table:table-cell table:style-name="ce14"/>
          <table:table-cell table:style-name="ce6"/>
          <table:table-cell table:style-name="ce17" office:value-type="string" calcext:value-type="string">
            <text:p>ld6</text:p>
          </table:table-cell>
          <table:table-cell table:style-name="ce29" office:value-type="float" office:value="3.67423461417477" calcext:value-type="float">
            <text:p>4</text:p>
          </table:table-cell>
          <table:table-cell table:style-name="ce47" office:value-type="float" office:value="1.8165902124585" calcext:value-type="float">
            <text:p>2</text:p>
          </table:table-cell>
          <table:table-cell/>
          <table:table-cell table:style-name="ce61" table:formula="of:=MIN([.C15:.D15])" office:value-type="float" office:value="21.4" calcext:value-type="float">
            <text:p>21.40</text:p>
          </table:table-cell>
          <table:table-cell table:style-name="ce61" table:formula="of:=([.C15]-[.$K15])/[.$K15]" office:value-type="float" office:value="0.074766355140187" calcext:value-type="float">
            <text:p>0.07</text:p>
          </table:table-cell>
          <table:table-cell table:style-name="ce61" table:formula="of:=([.D15]-[.$K15])/[.$K15]" office:value-type="float" office:value="0" calcext:value-type="float">
            <text:p>0.00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5" office:value-type="string" calcext:value-type="string">
            <text:p>ld7</text:p>
          </table:table-cell>
          <table:table-cell table:style-name="ce5"/>
          <table:table-cell table:style-name="ce16" office:value-type="float" office:value="41751.6" calcext:value-type="float">
            <text:p>41,752</text:p>
          </table:table-cell>
          <table:table-cell table:style-name="ce49" office:value-type="float" office:value="252.6" calcext:value-type="float">
            <text:p>253</text:p>
          </table:table-cell>
          <table:table-cell table:style-name="ce29"/>
          <table:table-cell table:style-name="ce53"/>
          <table:table-cell table:style-name="ce17" office:value-type="string" calcext:value-type="string">
            <text:p>ld7</text:p>
          </table:table-cell>
          <table:table-cell table:style-name="ce29" office:value-type="float" office:value="649.9817689751" calcext:value-type="float">
            <text:p>650</text:p>
          </table:table-cell>
          <table:table-cell table:style-name="ce47" office:value-type="float" office:value="16.4711869639076" calcext:value-type="float">
            <text:p>16</text:p>
          </table:table-cell>
          <table:table-cell/>
          <table:table-cell table:style-name="ce61" table:formula="of:=MIN([.C16:.D16])" office:value-type="float" office:value="252.6" calcext:value-type="float">
            <text:p>252.60</text:p>
          </table:table-cell>
          <table:table-cell table:style-name="ce61" table:formula="of:=([.C16]-[.$K16])/[.$K16]" office:value-type="float" office:value="164.287410926366" calcext:value-type="float">
            <text:p>164.29</text:p>
          </table:table-cell>
          <table:table-cell table:style-name="ce61" table:formula="of:=([.D16]-[.$K16])/[.$K16]" office:value-type="float" office:value="0" calcext:value-type="float">
            <text:p>0.00</text:p>
          </table:table-cell>
          <table:table-cell table:style-name="ce91"/>
          <table:table-cell table:style-name="ce27" table:number-columns-repeated="2"/>
          <table:table-cell table:style-name="ce77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5" office:value-type="string" calcext:value-type="string">
            <text:p>ld8</text:p>
          </table:table-cell>
          <table:table-cell table:style-name="ce5"/>
          <table:table-cell table:style-name="ce16" office:value-type="float" office:value="47521" calcext:value-type="float">
            <text:p>47,521</text:p>
          </table:table-cell>
          <table:table-cell table:style-name="ce49" office:value-type="float" office:value="161.4" calcext:value-type="float">
            <text:p>161</text:p>
          </table:table-cell>
          <table:table-cell table:style-name="ce33"/>
          <table:table-cell table:style-name="ce53"/>
          <table:table-cell table:style-name="ce17" office:value-type="string" calcext:value-type="string">
            <text:p>ld8</text:p>
          </table:table-cell>
          <table:table-cell table:style-name="ce29" office:value-type="float" office:value="356.798963002977" calcext:value-type="float">
            <text:p>357</text:p>
          </table:table-cell>
          <table:table-cell table:style-name="ce47" office:value-type="float" office:value="12.934450123604" calcext:value-type="float">
            <text:p>13</text:p>
          </table:table-cell>
          <table:table-cell/>
          <table:table-cell table:style-name="ce61" table:formula="of:=MIN([.C17:.D17])" office:value-type="float" office:value="161.4" calcext:value-type="float">
            <text:p>161.40</text:p>
          </table:table-cell>
          <table:table-cell table:style-name="ce61" table:formula="of:=([.C17]-[.$K17])/[.$K17]" office:value-type="float" office:value="293.429987608426" calcext:value-type="float">
            <text:p>293.43</text:p>
          </table:table-cell>
          <table:table-cell table:style-name="ce61" table:formula="of:=([.D17]-[.$K17])/[.$K17]" office:value-type="float" office:value="0" calcext:value-type="float">
            <text:p>0.00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7" office:value-type="string" calcext:value-type="string">
            <text:p>ld10</text:p>
          </table:table-cell>
          <table:table-cell table:style-name="ce17"/>
          <table:table-cell office:value-type="float" office:value="58.2" calcext:value-type="float">
            <text:p>58</text:p>
          </table:table-cell>
          <table:table-cell table:style-name="ce47" office:value-type="float" office:value="67.8" calcext:value-type="float">
            <text:p>68</text:p>
          </table:table-cell>
          <table:table-cell table:style-name="ce36"/>
          <table:table-cell table:style-name="ce6"/>
          <table:table-cell table:style-name="ce17" office:value-type="string" calcext:value-type="string">
            <text:p>ld10</text:p>
          </table:table-cell>
          <table:table-cell table:style-name="ce29" office:value-type="float" office:value="21.2296961824704" calcext:value-type="float">
            <text:p>21</text:p>
          </table:table-cell>
          <table:table-cell table:style-name="ce47" office:value-type="float" office:value="31.8778920256657" calcext:value-type="float">
            <text:p>32</text:p>
          </table:table-cell>
          <table:table-cell/>
          <table:table-cell table:style-name="ce61" table:formula="of:=MIN([.C18:.D18])" office:value-type="float" office:value="58.2" calcext:value-type="float">
            <text:p>58.20</text:p>
          </table:table-cell>
          <table:table-cell table:style-name="ce61" table:formula="of:=([.C18]-[.$K18])/[.$K18]" office:value-type="float" office:value="0" calcext:value-type="float">
            <text:p>0.00</text:p>
          </table:table-cell>
          <table:table-cell table:style-name="ce61" table:formula="of:=([.D18]-[.$K18])/[.$K18]" office:value-type="float" office:value="0.164948453608247" calcext:value-type="float">
            <text:p>0.16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5" office:value-type="string" calcext:value-type="string">
            <text:p>ld11</text:p>
          </table:table-cell>
          <table:table-cell table:style-name="ce5"/>
          <table:table-cell office:value-type="float" office:value="1030.2" calcext:value-type="float">
            <text:p>1,030</text:p>
          </table:table-cell>
          <table:table-cell table:style-name="ce47" office:value-type="float" office:value="1055.2" calcext:value-type="float">
            <text:p>1,055</text:p>
          </table:table-cell>
          <table:table-cell table:style-name="ce14"/>
          <table:table-cell table:style-name="ce6"/>
          <table:table-cell table:style-name="ce17" office:value-type="string" calcext:value-type="string">
            <text:p>ld11</text:p>
          </table:table-cell>
          <table:table-cell table:style-name="ce29" office:value-type="float" office:value="18.7002673777676" calcext:value-type="float">
            <text:p>19</text:p>
          </table:table-cell>
          <table:table-cell table:style-name="ce47" office:value-type="float" office:value="32.9802971484491" calcext:value-type="float">
            <text:p>33</text:p>
          </table:table-cell>
          <table:table-cell/>
          <table:table-cell table:style-name="ce61" table:formula="of:=MIN([.C19:.D19])" office:value-type="float" office:value="1030.2" calcext:value-type="float">
            <text:p>1,030.20</text:p>
          </table:table-cell>
          <table:table-cell table:style-name="ce61" table:formula="of:=([.C19]-[.$K19])/[.$K19]" office:value-type="float" office:value="0" calcext:value-type="float">
            <text:p>0.00</text:p>
          </table:table-cell>
          <table:table-cell table:style-name="ce61" table:formula="of:=([.D19]-[.$K19])/[.$K19]" office:value-type="float" office:value="0.0242671325956125" calcext:value-type="float">
            <text:p>0.02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40" office:value-type="string" calcext:value-type="string">
            <text:p>ls1</text:p>
          </table:table-cell>
          <table:table-cell table:style-name="ce40"/>
          <table:table-cell office:value-type="float" office:value="106" calcext:value-type="float">
            <text:p>106</text:p>
          </table:table-cell>
          <table:table-cell table:style-name="ce47" office:value-type="float" office:value="118.6" calcext:value-type="float">
            <text:p>119</text:p>
          </table:table-cell>
          <table:table-cell table:style-name="ce38"/>
          <table:table-cell table:style-name="ce6"/>
          <table:table-cell table:style-name="ce40" office:value-type="string" calcext:value-type="string">
            <text:p>ls1</text:p>
          </table:table-cell>
          <table:table-cell table:style-name="ce29" office:value-type="float" office:value="34.2563862659213" calcext:value-type="float">
            <text:p>34</text:p>
          </table:table-cell>
          <table:table-cell table:style-name="ce47" office:value-type="float" office:value="26.9592284756074" calcext:value-type="float">
            <text:p>27</text:p>
          </table:table-cell>
          <table:table-cell/>
          <table:table-cell table:style-name="ce61" table:formula="of:=MIN([.C20:.D20])" office:value-type="float" office:value="106" calcext:value-type="float">
            <text:p>106.00</text:p>
          </table:table-cell>
          <table:table-cell table:style-name="ce61" table:formula="of:=([.C20]-[.$K20])/[.$K20]" office:value-type="float" office:value="0" calcext:value-type="float">
            <text:p>0.00</text:p>
          </table:table-cell>
          <table:table-cell table:style-name="ce61" table:formula="of:=([.D20]-[.$K20])/[.$K20]" office:value-type="float" office:value="0.118867924528302" calcext:value-type="float">
            <text:p>0.12</text:p>
          </table:table-cell>
          <table:table-cell table:style-name="ce117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40" office:value-type="string" calcext:value-type="string">
            <text:p>ls2</text:p>
          </table:table-cell>
          <table:table-cell table:style-name="ce40"/>
          <table:table-cell office:value-type="float" office:value="37.2" calcext:value-type="float">
            <text:p>37</text:p>
          </table:table-cell>
          <table:table-cell table:style-name="ce47" office:value-type="float" office:value="21.6" calcext:value-type="float">
            <text:p>22</text:p>
          </table:table-cell>
          <table:table-cell table:style-name="ce38"/>
          <table:table-cell table:style-name="ce6"/>
          <table:table-cell table:style-name="ce40" office:value-type="string" calcext:value-type="string">
            <text:p>ls2</text:p>
          </table:table-cell>
          <table:table-cell table:style-name="ce29" office:value-type="float" office:value="22.4655291502337" calcext:value-type="float">
            <text:p>22</text:p>
          </table:table-cell>
          <table:table-cell table:style-name="ce47" office:value-type="float" office:value="5.27257053058563" calcext:value-type="float">
            <text:p>5</text:p>
          </table:table-cell>
          <table:table-cell/>
          <table:table-cell table:style-name="ce61" table:formula="of:=MIN([.C21:.D21])" office:value-type="float" office:value="21.6" calcext:value-type="float">
            <text:p>21.60</text:p>
          </table:table-cell>
          <table:table-cell table:style-name="ce61" table:formula="of:=([.C21]-[.$K21])/[.$K21]" office:value-type="float" office:value="0.722222222222222" calcext:value-type="float">
            <text:p>0.72</text:p>
          </table:table-cell>
          <table:table-cell table:style-name="ce61" table:formula="of:=([.D21]-[.$K21])/[.$K21]" office:value-type="float" office:value="0" calcext:value-type="float">
            <text:p>0.00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ls3</text:p>
          </table:table-cell>
          <table:table-cell table:style-name="ce13"/>
          <table:table-cell office:value-type="float" office:value="2647.2" calcext:value-type="float">
            <text:p>2,647</text:p>
          </table:table-cell>
          <table:table-cell table:style-name="ce47" office:value-type="float" office:value="2905.8" calcext:value-type="float">
            <text:p>2,906</text:p>
          </table:table-cell>
          <table:table-cell table:style-name="ce38"/>
          <table:table-cell table:style-name="ce103"/>
          <table:table-cell table:style-name="ce48" office:value-type="string" calcext:value-type="string">
            <text:p>ls3</text:p>
          </table:table-cell>
          <table:table-cell table:style-name="ce29" office:value-type="float" office:value="94.2162406382254" calcext:value-type="float">
            <text:p>94</text:p>
          </table:table-cell>
          <table:table-cell table:style-name="ce47" office:value-type="float" office:value="89.9483184945666" calcext:value-type="float">
            <text:p>90</text:p>
          </table:table-cell>
          <table:table-cell/>
          <table:table-cell table:style-name="ce61" table:formula="of:=MIN([.C22:.D22])" office:value-type="float" office:value="2647.2" calcext:value-type="float">
            <text:p>2,647.20</text:p>
          </table:table-cell>
          <table:table-cell table:style-name="ce61" table:formula="of:=([.C22]-[.$K22])/[.$K22]" office:value-type="float" office:value="0" calcext:value-type="float">
            <text:p>0.00</text:p>
          </table:table-cell>
          <table:table-cell table:style-name="ce61" table:formula="of:=([.D22]-[.$K22])/[.$K22]" office:value-type="float" office:value="0.0976881233000908" calcext:value-type="float">
            <text:p>0.10</text:p>
          </table:table-cell>
          <table:table-cell table:style-name="ce91"/>
          <table:table-cell table:style-name="ce27" table:number-columns-repeated="2"/>
          <table:table-cell table:style-name="ce77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ls4</text:p>
          </table:table-cell>
          <table:table-cell table:style-name="ce13"/>
          <table:table-cell office:value-type="float" office:value="17.8" calcext:value-type="float">
            <text:p>18</text:p>
          </table:table-cell>
          <table:table-cell table:style-name="ce47" office:value-type="float" office:value="20.4" calcext:value-type="float">
            <text:p>20</text:p>
          </table:table-cell>
          <table:table-cell table:style-name="ce36"/>
          <table:table-cell table:style-name="ce6"/>
          <table:table-cell table:style-name="ce48" office:value-type="string" calcext:value-type="string">
            <text:p>ls4</text:p>
          </table:table-cell>
          <table:table-cell table:style-name="ce29" office:value-type="float" office:value="2.94957624075052" calcext:value-type="float">
            <text:p>3</text:p>
          </table:table-cell>
          <table:table-cell table:style-name="ce47" office:value-type="float" office:value="2.60768096208106" calcext:value-type="float">
            <text:p>3</text:p>
          </table:table-cell>
          <table:table-cell/>
          <table:table-cell table:style-name="ce61" table:formula="of:=MIN([.C23:.D23])" office:value-type="float" office:value="17.8" calcext:value-type="float">
            <text:p>17.80</text:p>
          </table:table-cell>
          <table:table-cell table:style-name="ce61" table:formula="of:=([.C23]-[.$K23])/[.$K23]" office:value-type="float" office:value="0" calcext:value-type="float">
            <text:p>0.00</text:p>
          </table:table-cell>
          <table:table-cell table:style-name="ce61" table:formula="of:=([.D23]-[.$K23])/[.$K23]" office:value-type="float" office:value="0.146067415730337" calcext:value-type="float">
            <text:p>0.15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ls5</text:p>
          </table:table-cell>
          <table:table-cell table:style-name="ce13"/>
          <table:table-cell office:value-type="float" office:value="1074.6" calcext:value-type="float">
            <text:p>1,075</text:p>
          </table:table-cell>
          <table:table-cell table:style-name="ce47" office:value-type="float" office:value="1733" calcext:value-type="float">
            <text:p>1,733</text:p>
          </table:table-cell>
          <table:table-cell table:style-name="ce36"/>
          <table:table-cell table:style-name="ce103"/>
          <table:table-cell table:style-name="ce48" office:value-type="string" calcext:value-type="string">
            <text:p>ls5</text:p>
          </table:table-cell>
          <table:table-cell table:style-name="ce29" office:value-type="float" office:value="162.580134087778" calcext:value-type="float">
            <text:p>163</text:p>
          </table:table-cell>
          <table:table-cell table:style-name="ce47" office:value-type="float" office:value="38.2557185267771" calcext:value-type="float">
            <text:p>38</text:p>
          </table:table-cell>
          <table:table-cell/>
          <table:table-cell table:style-name="ce61" table:formula="of:=MIN([.C24:.D24])" office:value-type="float" office:value="1074.6" calcext:value-type="float">
            <text:p>1,074.60</text:p>
          </table:table-cell>
          <table:table-cell table:style-name="ce61" table:formula="of:=([.C24]-[.$K24])/[.$K24]" office:value-type="float" office:value="0" calcext:value-type="float">
            <text:p>0.00</text:p>
          </table:table-cell>
          <table:table-cell table:style-name="ce61" table:formula="of:=([.D24]-[.$K24])/[.$K24]" office:value-type="float" office:value="0.612693095105156" calcext:value-type="float">
            <text:p>0.61</text:p>
          </table:table-cell>
          <table:table-cell table:style-name="ce91"/>
          <table:table-cell table:style-name="ce27" table:number-columns-repeated="2"/>
          <table:table-cell table:style-name="ce77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3" office:value-type="string" calcext:value-type="string">
            <text:p>ls6</text:p>
          </table:table-cell>
          <table:table-cell table:style-name="ce13"/>
          <table:table-cell office:value-type="float" office:value="168" calcext:value-type="float">
            <text:p>168</text:p>
          </table:table-cell>
          <table:table-cell table:style-name="ce47" office:value-type="float" office:value="67.2" calcext:value-type="float">
            <text:p>67</text:p>
          </table:table-cell>
          <table:table-cell table:style-name="ce36"/>
          <table:table-cell table:style-name="ce103"/>
          <table:table-cell table:style-name="ce48" office:value-type="string" calcext:value-type="string">
            <text:p>ls6</text:p>
          </table:table-cell>
          <table:table-cell table:style-name="ce29" office:value-type="float" office:value="17.7623196683316" calcext:value-type="float">
            <text:p>18</text:p>
          </table:table-cell>
          <table:table-cell table:style-name="ce47" office:value-type="float" office:value="18.619881847101" calcext:value-type="float">
            <text:p>19</text:p>
          </table:table-cell>
          <table:table-cell/>
          <table:table-cell table:style-name="ce61" table:formula="of:=MIN([.C25:.D25])" office:value-type="float" office:value="67.2" calcext:value-type="float">
            <text:p>67.20</text:p>
          </table:table-cell>
          <table:table-cell table:style-name="ce61" table:formula="of:=([.C25]-[.$K25])/[.$K25]" office:value-type="float" office:value="1.5" calcext:value-type="float">
            <text:p>1.50</text:p>
          </table:table-cell>
          <table:table-cell table:style-name="ce61" table:formula="of:=([.D25]-[.$K25])/[.$K25]" office:value-type="float" office:value="0" calcext:value-type="float">
            <text:p>0.00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12" office:value-type="string" calcext:value-type="string">
            <text:p>ls7</text:p>
          </table:table-cell>
          <table:table-cell table:style-name="ce12"/>
          <table:table-cell office:value-type="float" office:value="495.6" calcext:value-type="float">
            <text:p>496</text:p>
          </table:table-cell>
          <table:table-cell table:style-name="ce47" office:value-type="float" office:value="539.2" calcext:value-type="float">
            <text:p>539</text:p>
          </table:table-cell>
          <table:table-cell table:style-name="ce36"/>
          <table:table-cell table:style-name="ce6"/>
          <table:table-cell table:style-name="ce48" office:value-type="string" calcext:value-type="string">
            <text:p>ls7</text:p>
          </table:table-cell>
          <table:table-cell table:style-name="ce29" office:value-type="float" office:value="75.2781508805842" calcext:value-type="float">
            <text:p>75</text:p>
          </table:table-cell>
          <table:table-cell table:style-name="ce47" office:value-type="float" office:value="60.2552902241787" calcext:value-type="float">
            <text:p>60</text:p>
          </table:table-cell>
          <table:table-cell/>
          <table:table-cell table:style-name="ce61" table:formula="of:=MIN([.C26:.D26])" office:value-type="float" office:value="495.6" calcext:value-type="float">
            <text:p>495.60</text:p>
          </table:table-cell>
          <table:table-cell table:style-name="ce61" table:formula="of:=([.C26]-[.$K26])/[.$K26]" office:value-type="float" office:value="0" calcext:value-type="float">
            <text:p>0.00</text:p>
          </table:table-cell>
          <table:table-cell table:style-name="ce61" table:formula="of:=([.D26]-[.$K26])/[.$K26]" office:value-type="float" office:value="0.0879741727199355" calcext:value-type="float">
            <text:p>0.09</text:p>
          </table:table-cell>
          <table:table-cell table:style-name="ce92"/>
          <table:table-cell table:style-name="ce27" table:number-columns-repeated="2"/>
          <table:table-cell table:style-name="ce75"/>
          <table:table-cell table:style-name="ce105" table:number-columns-repeated="2"/>
          <table:table-cell table:number-columns-repeated="1005"/>
        </table:table-row>
        <table:table-row table:style-name="ro1">
          <table:table-cell table:style-name="ce22"/>
          <table:table-cell/>
          <table:table-cell table:style-name="ce101" table:number-columns-repeated="2"/>
          <table:table-cell table:style-name="ce22"/>
          <table:table-cell/>
          <table:table-cell table:style-name="ce68"/>
          <table:table-cell table:style-name="ce42"/>
          <table:table-cell table:number-columns-repeated="3"/>
          <table:table-cell table:style-name="ce10" table:number-columns-repeated="4"/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8"/>
          <table:table-cell table:style-name="ce17"/>
          <table:table-cell table:number-columns-repeated="3"/>
          <table:table-cell table:style-name="ce10" table:number-columns-repeated="4"/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7"/>
          <table:table-cell table:number-columns-repeated="3"/>
          <table:table-cell table:style-name="ce10" table:number-columns-repeated="4"/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1"/>
          <table:table-cell table:number-columns-repeated="3"/>
          <table:table-cell table:style-name="ce10" table:number-columns-repeated="4"/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Query</text:p>
          </table:table-cell>
          <table:table-cell table:style-name="Default"/>
          <table:table-cell table:style-name="ce28" office:value-type="string" calcext:value-type="string">
            <text:p>Cardbased-greedy-linear</text:p>
          </table:table-cell>
          <table:table-cell table:style-name="ce20" office:value-type="string" calcext:value-type="string">
            <text:p>MinCost-Greedy-linear-weighted</text:p>
          </table:table-cell>
          <table:table-cell table:style-name="ce28" office:value-type="string" calcext:value-type="string">
            <text:p>Cardbased-greedy-linear</text:p>
          </table:table-cell>
          <table:table-cell table:style-name="ce20" office:value-type="string" calcext:value-type="string">
            <text:p>MinCost-Greedy-linear-weighted</text:p>
          </table:table-cell>
          <table:table-cell table:style-name="ce28"/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expected results size</text:p>
          </table:table-cell>
          <table:table-cell table:number-columns-repeated="2"/>
          <table:table-cell table:style-name="ce10" table:number-columns-repeated="4"/>
          <table:table-cell table:number-columns-repeated="1009"/>
        </table:table-row>
        <table:table-row table:style-name="ro1">
          <table:table-cell table:style-name="ce12" office:value-type="string" calcext:value-type="string">
            <text:p>cd1</text:p>
          </table:table-cell>
          <table:table-cell table:style-name="ce12"/>
          <table:table-cell table:style-name="Default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2" table:formula="of:=[.C36]/[.$H36]" office:value-type="percentage" office:value="1" calcext:value-type="percentage">
            <text:p>100%</text:p>
          </table:table-cell>
          <table:table-cell table:style-name="ce72" table:formula="of:=[.D36]/[.$H36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90" calcext:value-type="float">
            <text:p>90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cd2</text:p>
          </table:table-cell>
          <table:table-cell table:style-name="ce12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2" table:formula="of:=[.C37]/[.$H37]" office:value-type="percentage" office:value="1" calcext:value-type="percentage">
            <text:p>100%</text:p>
          </table:table-cell>
          <table:table-cell table:style-name="ce72" table:formula="of:=[.D37]/[.$H37]" office:value-type="percentage" office:value="1" calcext:value-type="percentage">
            <text:p>100%</text:p>
          </table:table-cell>
          <table:table-cell table:style-name="ce48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cd3</text:p>
          </table:table-cell>
          <table:table-cell table:style-name="ce12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2" table:formula="of:=[.C38]/[.$H38]" office:value-type="percentage" office:value="1" calcext:value-type="percentage">
            <text:p>100%</text:p>
          </table:table-cell>
          <table:table-cell table:style-name="ce72" table:formula="of:=[.D38]/[.$H38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28" table:number-columns-repeated="1015"/>
        </table:table-row>
        <table:table-row table:style-name="ro1">
          <table:table-cell table:style-name="ce12" office:value-type="string" calcext:value-type="string">
            <text:p>cd4</text:p>
          </table:table-cell>
          <table:table-cell table:style-name="ce12"/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2" table:formula="of:=[.C39]/[.$H39]" office:value-type="percentage" office:value="1" calcext:value-type="percentage">
            <text:p>100%</text:p>
          </table:table-cell>
          <table:table-cell table:style-name="ce72" table:formula="of:=[.D39]/[.$H39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8" table:number-columns-repeated="1015"/>
        </table:table-row>
        <table:table-row table:style-name="ro1">
          <table:table-cell table:style-name="ce12" office:value-type="string" calcext:value-type="string">
            <text:p>cd5</text:p>
          </table:table-cell>
          <table:table-cell table:style-name="ce12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2" table:formula="of:=[.C40]/[.$H40]" office:value-type="percentage" office:value="1" calcext:value-type="percentage">
            <text:p>100%</text:p>
          </table:table-cell>
          <table:table-cell table:style-name="ce72" table:formula="of:=[.D40]/[.$H40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27" table:number-columns-repeated="6"/>
          <table:table-cell table:style-name="ce28" table:number-columns-repeated="1009"/>
        </table:table-row>
        <table:table-row table:style-name="ro1">
          <table:table-cell table:style-name="ce12" office:value-type="string" calcext:value-type="string">
            <text:p>cd6</text:p>
          </table:table-cell>
          <table:table-cell table:style-name="ce12"/>
          <table:table-cell table:style-name="Default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2" table:formula="of:=[.C41]/[.$H41]" office:value-type="percentage" office:value="1" calcext:value-type="percentage">
            <text:p>100%</text:p>
          </table:table-cell>
          <table:table-cell table:style-name="ce72" table:formula="of:=[.D41]/[.$H41]" office:value-type="percentage" office:value="1" calcext:value-type="percentage">
            <text:p>100%</text:p>
          </table:table-cell>
          <table:table-cell table:style-name="ce40"/>
          <table:table-cell table:style-name="ce22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27" table:number-columns-repeated="6"/>
          <table:table-cell table:style-name="ce28" table:number-columns-repeated="1009"/>
        </table:table-row>
        <table:table-row table:style-name="ro1">
          <table:table-cell table:style-name="ce12" office:value-type="string" calcext:value-type="string">
            <text:p>cd7</text:p>
          </table:table-cell>
          <table:table-cell table:style-name="ce12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2" table:formula="of:=[.C42]/[.$H42]" office:value-type="percentage" office:value="1" calcext:value-type="percentage">
            <text:p>100%</text:p>
          </table:table-cell>
          <table:table-cell table:style-name="ce72" table:formula="of:=[.D42]/[.$H42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1</text:p>
          </table:table-cell>
          <table:table-cell table:style-name="Default"/>
          <table:table-cell table:style-name="Default" office:value-type="float" office:value="309" calcext:value-type="float">
            <text:p>309</text:p>
          </table:table-cell>
          <table:table-cell office:value-type="float" office:value="309" calcext:value-type="float">
            <text:p>309</text:p>
          </table:table-cell>
          <table:table-cell table:style-name="ce72" table:formula="of:=[.C43]/[.$H43]" office:value-type="percentage" office:value="1" calcext:value-type="percentage">
            <text:p>100%</text:p>
          </table:table-cell>
          <table:table-cell table:style-name="ce72" table:formula="of:=[.D43]/[.$H43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309" calcext:value-type="float">
            <text:p>309</text:p>
          </table:table-cell>
          <table:table-cell table:style-name="ce12" office:value-type="float" office:value="309" calcext:value-type="float">
            <text:p>309</text:p>
          </table:table-cell>
          <table:table-cell table:style-name="ce27" table:number-columns-repeated="6"/>
          <table:table-cell table:style-name="ce28" table:number-columns-repeated="1009"/>
        </table:table-row>
        <table:table-row table:style-name="ro1">
          <table:table-cell office:value-type="string" calcext:value-type="string">
            <text:p>ld2</text:p>
          </table:table-cell>
          <table:table-cell table:style-name="Default"/>
          <table:table-cell table:style-name="Default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style-name="ce72" table:formula="of:=[.C44]/[.$H44]" office:value-type="percentage" office:value="1" calcext:value-type="percentage">
            <text:p>100%</text:p>
          </table:table-cell>
          <table:table-cell table:style-name="ce72" table:formula="of:=[.D44]/[.$H44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185" calcext:value-type="float">
            <text:p>185</text:p>
          </table:table-cell>
          <table:table-cell table:style-name="ce12" office:value-type="float" office:value="185" calcext:value-type="float">
            <text:p>185</text:p>
          </table:table-cell>
          <table:table-cell table:style-name="ce27" table:number-columns-repeated="6"/>
          <table:table-cell table:style-name="ce28" table:number-columns-repeated="1009"/>
        </table:table-row>
        <table:table-row table:style-name="ro1">
          <table:table-cell office:value-type="string" calcext:value-type="string">
            <text:p>ld3</text:p>
          </table:table-cell>
          <table:table-cell table:style-name="Default"/>
          <table:table-cell table:style-name="Default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style-name="ce72" table:formula="of:=[.C45]/[.$H45]" office:value-type="percentage" office:value="1" calcext:value-type="percentage">
            <text:p>100%</text:p>
          </table:table-cell>
          <table:table-cell table:style-name="ce72" table:formula="of:=[.D45]/[.$H45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162" calcext:value-type="float">
            <text:p>162</text:p>
          </table:table-cell>
          <table:table-cell table:style-name="ce12" office:value-type="float" office:value="162" calcext:value-type="float">
            <text:p>162</text:p>
          </table:table-cell>
          <table:table-cell table:style-name="ce112" table:number-columns-repeated="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4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2" table:formula="of:=[.C46]/[.$H46]" office:value-type="percentage" office:value="1" calcext:value-type="percentage">
            <text:p>100%</text:p>
          </table:table-cell>
          <table:table-cell table:style-name="ce72" table:formula="of:=[.D46]/[.$H46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12" table:number-columns-repeated="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5</text:p>
          </table:table-cell>
          <table:table-cell table:style-name="Default"/>
          <table:table-cell table:style-name="Default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72" table:formula="of:=[.C47]/[.$H47]" office:value-type="percentage" office:value="1" calcext:value-type="percentage">
            <text:p>100%</text:p>
          </table:table-cell>
          <table:table-cell table:style-name="ce72" table:formula="of:=[.D47]/[.$H47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28" calcext:value-type="float">
            <text:p>28</text:p>
          </table:table-cell>
          <table:table-cell table:style-name="ce59" office:value-type="float" office:value="10" calcext:value-type="float">
            <text:p>10</text:p>
          </table:table-cell>
          <table:table-cell table:style-name="ce112" office:value-type="float" office:value="28" calcext:value-type="float">
            <text:p>28</text:p>
          </table:table-cell>
          <table:table-cell table:style-name="ce11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6</text:p>
          </table:table-cell>
          <table:table-cell table:style-name="Default"/>
          <table:table-cell table:style-name="Default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style-name="ce72" table:formula="of:=[.C48]/[.$H48]" office:value-type="percentage" office:value="1" calcext:value-type="percentage">
            <text:p>100%</text:p>
          </table:table-cell>
          <table:table-cell table:style-name="ce72" table:formula="of:=[.D48]/[.$H48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39" calcext:value-type="float">
            <text:p>39</text:p>
          </table:table-cell>
          <table:table-cell table:style-name="ce59" office:value-type="float" office:value="11" calcext:value-type="float">
            <text:p>11</text:p>
          </table:table-cell>
          <table:table-cell table:style-name="ce112" office:value-type="float" office:value="39" calcext:value-type="float">
            <text:p>39</text:p>
          </table:table-cell>
          <table:table-cell table:style-name="ce11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7</text:p>
          </table:table-cell>
          <table:table-cell table:style-name="Default"/>
          <table:table-cell table:style-name="ce25" office:value-type="float" office:value="592" calcext:value-type="float">
            <text:p>592</text:p>
          </table:table-cell>
          <table:table-cell office:value-type="float" office:value="1216" calcext:value-type="float">
            <text:p>1216</text:p>
          </table:table-cell>
          <table:table-cell table:style-name="ce78" table:formula="of:=[.C49]/[.$H49]" office:value-type="percentage" office:value="0.486842105263158" calcext:value-type="percentage">
            <text:p>49%</text:p>
          </table:table-cell>
          <table:table-cell table:style-name="ce72" table:formula="of:=[.D49]/[.$H49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1216" calcext:value-type="float">
            <text:p>1216</text:p>
          </table:table-cell>
          <table:table-cell table:style-name="ce59" office:value-type="float" office:value="1024" calcext:value-type="float">
            <text:p>1024</text:p>
          </table:table-cell>
          <table:table-cell table:style-name="ce112" office:value-type="float" office:value="1216" calcext:value-type="float">
            <text:p>1,216</text:p>
          </table:table-cell>
          <table:table-cell table:style-name="ce11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8</text:p>
          </table:table-cell>
          <table:table-cell table:style-name="Default"/>
          <table:table-cell table:style-name="ce25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8" table:formula="of:=[.C50]/[.$H50]" office:value-type="percentage" office:value="0.818181818181818" calcext:value-type="percentage">
            <text:p>82%</text:p>
          </table:table-cell>
          <table:table-cell table:style-name="ce72" table:formula="of:=[.D50]/[.$H50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22" calcext:value-type="float">
            <text:p>22</text:p>
          </table:table-cell>
          <table:table-cell table:style-name="ce12" office:value-type="float" office:value="22" calcext:value-type="float">
            <text:p>22</text:p>
          </table:table-cell>
          <table:table-cell table:style-name="ce112" table:number-columns-repeated="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1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2" table:formula="of:=[.C51]/[.$H51]" office:value-type="percentage" office:value="1" calcext:value-type="percentage">
            <text:p>100%</text:p>
          </table:table-cell>
          <table:table-cell table:style-name="ce72" table:formula="of:=[.D51]/[.$H51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12" table:number-columns-repeated="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office:value-type="string" calcext:value-type="string">
            <text:p>ld11</text:p>
          </table:table-cell>
          <table:table-cell table:style-name="Default"/>
          <table:table-cell table:style-name="Default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table:style-name="ce72" table:formula="of:=[.C52]/[.$H52]" office:value-type="percentage" office:value="1" calcext:value-type="percentage">
            <text:p>100%</text:p>
          </table:table-cell>
          <table:table-cell table:style-name="ce72" table:formula="of:=[.D52]/[.$H52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376" calcext:value-type="float">
            <text:p>376</text:p>
          </table:table-cell>
          <table:table-cell table:style-name="ce60" office:value-type="float" office:value="239" calcext:value-type="float">
            <text:p>239</text:p>
          </table:table-cell>
          <table:table-cell table:style-name="ce112" office:value-type="float" office:value="376" calcext:value-type="float">
            <text:p>376</text:p>
          </table:table-cell>
          <table:table-cell table:style-name="ce11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table:style-name="ce12" office:value-type="string" calcext:value-type="string">
            <text:p>ls1</text:p>
          </table:table-cell>
          <table:table-cell table:style-name="ce12"/>
          <table:table-cell table:style-name="Default" office:value-type="float" office:value="1159" calcext:value-type="float">
            <text:p>1159</text:p>
          </table:table-cell>
          <table:table-cell office:value-type="float" office:value="1159" calcext:value-type="float">
            <text:p>1159</text:p>
          </table:table-cell>
          <table:table-cell table:style-name="ce72" table:formula="of:=[.C53]/[.$H53]" office:value-type="percentage" office:value="1" calcext:value-type="percentage">
            <text:p>100%</text:p>
          </table:table-cell>
          <table:table-cell table:style-name="ce72" table:formula="of:=[.D53]/[.$H53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1159" calcext:value-type="float">
            <text:p>1159</text:p>
          </table:table-cell>
          <table:table-cell table:style-name="ce12" office:value-type="float" office:value="1159" calcext:value-type="float">
            <text:p>1159</text:p>
          </table:table-cell>
          <table:table-cell table:style-name="ce112" table:number-columns-repeated="2"/>
          <table:table-cell table:style-name="ce27" table:number-columns-repeated="4"/>
          <table:table-cell table:style-name="ce28" table:number-columns-repeated="1009"/>
        </table:table-row>
        <table:table-row table:style-name="ro1">
          <table:table-cell table:style-name="ce12" office:value-type="string" calcext:value-type="string">
            <text:p>ls2</text:p>
          </table:table-cell>
          <table:table-cell table:style-name="ce12"/>
          <table:table-cell table:style-name="Default" office:value-type="float" office:value="333" calcext:value-type="float">
            <text:p>333</text:p>
          </table:table-cell>
          <table:table-cell office:value-type="float" office:value="333" calcext:value-type="float">
            <text:p>333</text:p>
          </table:table-cell>
          <table:table-cell table:style-name="ce72" table:formula="of:=[.C54]/[.$H54]" office:value-type="percentage" office:value="1" calcext:value-type="percentage">
            <text:p>100%</text:p>
          </table:table-cell>
          <table:table-cell table:style-name="ce72" table:formula="of:=[.D54]/[.$H54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333" calcext:value-type="float">
            <text:p>333</text:p>
          </table:table-cell>
          <table:table-cell table:style-name="ce12" office:value-type="float" office:value="333" calcext:value-type="float">
            <text:p>333</text:p>
          </table:table-cell>
          <table:table-cell table:style-name="ce48" table:number-columns-repeated="2"/>
          <table:table-cell table:style-name="ce28"/>
          <table:table-cell table:number-columns-repeated="1012"/>
        </table:table-row>
        <table:table-row table:style-name="ro1">
          <table:table-cell table:style-name="ce12" office:value-type="string" calcext:value-type="string">
            <text:p>ls3</text:p>
          </table:table-cell>
          <table:table-cell table:style-name="ce12"/>
          <table:table-cell table:style-name="Default" office:value-type="float" office:value="9054" calcext:value-type="float">
            <text:p>9054</text:p>
          </table:table-cell>
          <table:table-cell office:value-type="float" office:value="9054" calcext:value-type="float">
            <text:p>9054</text:p>
          </table:table-cell>
          <table:table-cell table:style-name="ce72" table:formula="of:=[.C55]/[.$H55]" office:value-type="percentage" office:value="1" calcext:value-type="percentage">
            <text:p>100%</text:p>
          </table:table-cell>
          <table:table-cell table:style-name="ce72" table:formula="of:=[.D55]/[.$H55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9054" calcext:value-type="float">
            <text:p>9054</text:p>
          </table:table-cell>
          <table:table-cell table:style-name="ce12" office:value-type="float" office:value="9054" calcext:value-type="float">
            <text:p>9054</text:p>
          </table:table-cell>
          <table:table-cell table:style-name="ce48" table:number-columns-repeated="2"/>
          <table:table-cell table:style-name="ce28"/>
          <table:table-cell table:number-columns-repeated="1012"/>
        </table:table-row>
        <table:table-row table:style-name="ro1">
          <table:table-cell table:style-name="ce12" office:value-type="string" calcext:value-type="string">
            <text:p>ls4</text:p>
          </table:table-cell>
          <table:table-cell table:style-name="ce12"/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2" table:formula="of:=[.C56]/[.$H56]" office:value-type="percentage" office:value="1" calcext:value-type="percentage">
            <text:p>100%</text:p>
          </table:table-cell>
          <table:table-cell table:style-name="ce72" table:formula="of:=[.D56]/[.$H56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48" table:number-columns-repeated="2"/>
          <table:table-cell table:style-name="ce28"/>
          <table:table-cell table:number-columns-repeated="1012"/>
        </table:table-row>
        <table:table-row table:style-name="ro1">
          <table:table-cell table:style-name="ce12" office:value-type="string" calcext:value-type="string">
            <text:p>ls5</text:p>
          </table:table-cell>
          <table:table-cell table:style-name="ce12"/>
          <table:table-cell table:style-name="Default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table:style-name="ce72" table:formula="of:=[.C57]/[.$H57]" office:value-type="percentage" office:value="1" calcext:value-type="percentage">
            <text:p>100%</text:p>
          </table:table-cell>
          <table:table-cell table:style-name="ce72" table:formula="of:=[.D57]/[.$H57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393" calcext:value-type="float">
            <text:p>393</text:p>
          </table:table-cell>
          <table:table-cell table:style-name="ce12" office:value-type="float" office:value="393" calcext:value-type="float">
            <text:p>393</text:p>
          </table:table-cell>
          <table:table-cell table:style-name="ce48" table:number-columns-repeated="2"/>
          <table:table-cell table:style-name="ce28"/>
          <table:table-cell table:number-columns-repeated="1012"/>
        </table:table-row>
        <table:table-row table:style-name="ro1">
          <table:table-cell table:style-name="ce12" office:value-type="string" calcext:value-type="string">
            <text:p>ls6</text:p>
          </table:table-cell>
          <table:table-cell table:style-name="ce12"/>
          <table:table-cell table:style-name="Default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72" table:formula="of:=[.C58]/[.$H58]" office:value-type="percentage" office:value="1" calcext:value-type="percentage">
            <text:p>100%</text:p>
          </table:table-cell>
          <table:table-cell table:style-name="ce72" table:formula="of:=[.D58]/[.$H58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28" calcext:value-type="float">
            <text:p>28</text:p>
          </table:table-cell>
          <table:table-cell table:style-name="ce12" office:value-type="float" office:value="28" calcext:value-type="float">
            <text:p>28</text:p>
          </table:table-cell>
          <table:table-cell table:style-name="ce28" table:number-columns-repeated="3"/>
          <table:table-cell table:number-columns-repeated="1012"/>
        </table:table-row>
        <table:table-row table:style-name="ro1">
          <table:table-cell table:style-name="ce12" office:value-type="string" calcext:value-type="string">
            <text:p>ls7</text:p>
          </table:table-cell>
          <table:table-cell table:style-name="ce12"/>
          <table:table-cell table:style-name="Default" office:value-type="float" office:value="1620" calcext:value-type="float">
            <text:p>1620</text:p>
          </table:table-cell>
          <table:table-cell office:value-type="float" office:value="1620" calcext:value-type="float">
            <text:p>1620</text:p>
          </table:table-cell>
          <table:table-cell table:style-name="ce72" table:formula="of:=[.C59]/[.$H59]" office:value-type="percentage" office:value="1" calcext:value-type="percentage">
            <text:p>100%</text:p>
          </table:table-cell>
          <table:table-cell table:style-name="ce72" table:formula="of:=[.D59]/[.$H59]" office:value-type="percentage" office:value="1" calcext:value-type="percentage">
            <text:p>100%</text:p>
          </table:table-cell>
          <table:table-cell table:style-name="ce48"/>
          <table:table-cell table:style-name="ce22" office:value-type="float" office:value="1620" calcext:value-type="float">
            <text:p>1620</text:p>
          </table:table-cell>
          <table:table-cell table:style-name="ce12" office:value-type="float" office:value="1620" calcext:value-type="float">
            <text:p>1620</text:p>
          </table:table-cell>
          <table:table-cell table:style-name="ce28" table:number-columns-repeated="3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28"/>
          <table:table-cell/>
          <table:table-cell table:style-name="Default"/>
          <table:table-cell/>
          <table:table-cell table:style-name="ce28"/>
          <table:table-cell/>
          <table:table-cell table:style-name="ce28" table:number-columns-repeated="3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#req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table:style-name="Default"/>
          <table:table-cell table:style-name="ce28" office:value-type="string" calcext:value-type="string">
            <text:p>Cardbased-greedy-linear</text:p>
          </table:table-cell>
          <table:table-cell table:style-name="ce20" office:value-type="string" calcext:value-type="string">
            <text:p>MinCost-Greedy-linear</text:p>
          </table:table-cell>
          <table:table-cell table:style-name="ce28" office:value-type="string" calcext:value-type="string">
            <text:p>Base-line</text:p>
          </table:table-cell>
          <table:table-cell table:style-name="ce20" office:value-type="string" calcext:value-type="string">
            <text:p>Cost-model</text:p>
          </table:table-cell>
          <table:table-cell table:style-name="ce28" office:value-type="string" calcext:value-type="string">
            <text:p>Base-line</text:p>
          </table:table-cell>
          <table:table-cell table:style-name="ce20" office:value-type="string" calcext:value-type="string">
            <text:p>Cost-model</text:p>
          </table:table-cell>
          <table:table-cell table:style-name="ce81" office:value-type="string" calcext:value-type="string">
            <text:p>min</text:p>
          </table:table-cell>
          <table:table-cell office:value-type="string" calcext:value-type="string">
            <text:p>Cardbased-greedy-linear</text:p>
          </table:table-cell>
          <table:table-cell table:style-name="ce20" office:value-type="string" calcext:value-type="string">
            <text:p>Costbased-Greedy-linear-minCard</text:p>
          </table:table-cell>
          <table:table-cell table:style-name="ce20" office:value-type="string" calcext:value-type="string">
            <text:p>Costbased-DP-linear-minCard</text:p>
          </table:table-cell>
          <table:table-cell table:style-name="ce20" office:value-type="string" calcext:value-type="string">
            <text:p>Costbased-DP-bushy-minCard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cd1</text:p>
          </table:table-cell>
          <table:table-cell table:style-name="ce12"/>
          <table:table-cell/>
          <table:table-cell table:style-name="ce29"/>
          <table:table-cell table:style-name="ce47" office:value-type="float" office:value="7.8" calcext:value-type="float">
            <text:p>8</text:p>
          </table:table-cell>
          <table:table-cell table:style-name="ce76" office:value-type="float" office:value="8" calcext:value-type="float">
            <text:p>8</text:p>
          </table:table-cell>
          <table:table-cell table:style-name="ce29"/>
          <table:table-cell table:style-name="ce6"/>
          <table:table-cell table:style-name="ce27" table:formula="of:=MIN([.C66:.F66])" office:value-type="float" office:value="7.8" calcext:value-type="float">
            <text:p>8</text:p>
          </table:table-cell>
          <table:table-cell table:style-name="ce105" table:formula="of:=([.C66]-[.$I66])/[.$I66]" office:value-type="float" office:value="-1" calcext:value-type="float">
            <text:p>-1.0000</text:p>
          </table:table-cell>
          <table:table-cell table:style-name="ce105" table:formula="of:=([.D66]-[.$I66])/[.$I66]" office:value-type="float" office:value="-1" calcext:value-type="float">
            <text:p>-1.0000</text:p>
          </table:table-cell>
          <table:table-cell table:style-name="ce105" table:formula="of:=([.E66]-[.$I66])/[.$I66]" office:value-type="float" office:value="0" calcext:value-type="float">
            <text:p>0.0000</text:p>
          </table:table-cell>
          <table:table-cell table:style-name="ce105" table:formula="of:=([.F66]-[.$I66])/[.$I66]" office:value-type="float" office:value="0.0256410256410257" calcext:value-type="float">
            <text:p>0.02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d2</text:p>
          </table:table-cell>
          <table:table-cell table:style-name="ce2"/>
          <table:table-cell office:value-type="string" calcext:value-type="string">
            <text:p>2+4+0, 1+2+0</text:p>
          </table:table-cell>
          <table:table-cell table:style-name="ce29" office:value-type="string" calcext:value-type="string">
            <text:p>1+7507+0, 1+7466+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29" table:number-columns-repeated="2"/>
          <table:table-cell table:style-name="ce27" table:formula="of:=MIN([.C67:.F67])" office:value-type="float" office:value="3" calcext:value-type="float">
            <text:p>3</text:p>
          </table:table-cell>
          <table:table-cell table:style-name="ce105" table:formula="of:=([.C67]-[.$I67])/[.$I67]" office:value-type="string" office:string-value="" calcext:value-type="error">
            <text:p>#VALUE!</text:p>
          </table:table-cell>
          <table:table-cell table:style-name="ce106" table:formula="of:=([.D67]-[.$I67])/[.$I67]" office:value-type="string" office:string-value="" calcext:value-type="error">
            <text:p>#VALUE!</text:p>
          </table:table-cell>
          <table:table-cell table:style-name="ce105" table:formula="of:=([.E67]-[.$I67])/[.$I67]" office:value-type="float" office:value="0" calcext:value-type="float">
            <text:p>0.0000</text:p>
          </table:table-cell>
          <table:table-cell table:style-name="ce106" table:formula="of:=([.F67]-[.$I67])/[.$I67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cd3</text:p>
          </table:table-cell>
          <table:table-cell table:style-name="ce9"/>
          <table:table-cell/>
          <table:table-cell table:style-name="ce29"/>
          <table:table-cell table:number-columns-repeated="2" table:style-name="ce47" office:value-type="float" office:value="26" calcext:value-type="float">
            <text:p>26</text:p>
          </table:table-cell>
          <table:table-cell table:style-name="ce29" table:number-columns-repeated="2"/>
          <table:table-cell table:style-name="ce27" table:formula="of:=MIN([.C68:.F68])" office:value-type="float" office:value="26" calcext:value-type="float">
            <text:p>26</text:p>
          </table:table-cell>
          <table:table-cell table:style-name="ce105" table:formula="of:=([.C68]-[.$I68])/[.$I68]" office:value-type="float" office:value="-1" calcext:value-type="float">
            <text:p>-1.0000</text:p>
          </table:table-cell>
          <table:table-cell table:style-name="ce106" table:formula="of:=([.D68]-[.$I68])/[.$I68]" office:value-type="float" office:value="-1" calcext:value-type="float">
            <text:p>-1.0000</text:p>
          </table:table-cell>
          <table:table-cell table:style-name="ce105" table:formula="of:=([.E68]-[.$I68])/[.$I68]" office:value-type="float" office:value="0" calcext:value-type="float">
            <text:p>0.0000</text:p>
          </table:table-cell>
          <table:table-cell table:style-name="ce105" table:formula="of:=([.F68]-[.$I68])/[.$I68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cd4</text:p>
          </table:table-cell>
          <table:table-cell table:style-name="ce9"/>
          <table:table-cell/>
          <table:table-cell table:style-name="ce29"/>
          <table:table-cell table:style-name="ce47" office:value-type="float" office:value="36.4" calcext:value-type="float">
            <text:p>36</text:p>
          </table:table-cell>
          <table:table-cell table:style-name="ce47" office:value-type="float" office:value="36.6" calcext:value-type="float">
            <text:p>37</text:p>
          </table:table-cell>
          <table:table-cell table:style-name="ce29" table:number-columns-repeated="2"/>
          <table:table-cell table:style-name="ce27" table:formula="of:=MIN([.C69:.F69])" office:value-type="float" office:value="36.4" calcext:value-type="float">
            <text:p>36</text:p>
          </table:table-cell>
          <table:table-cell table:style-name="ce105" table:formula="of:=([.C69]-[.$I69])/[.$I69]" office:value-type="float" office:value="-1" calcext:value-type="float">
            <text:p>-1.0000</text:p>
          </table:table-cell>
          <table:table-cell table:style-name="ce106" table:formula="of:=([.D69]-[.$I69])/[.$I69]" office:value-type="float" office:value="-1" calcext:value-type="float">
            <text:p>-1.0000</text:p>
          </table:table-cell>
          <table:table-cell table:style-name="ce106" table:formula="of:=([.E69]-[.$I69])/[.$I69]" office:value-type="float" office:value="0" calcext:value-type="float">
            <text:p>0.0000</text:p>
          </table:table-cell>
          <table:table-cell table:style-name="ce106" table:formula="of:=([.F69]-[.$I69])/[.$I69]" office:value-type="float" office:value="0.00549450549450557" calcext:value-type="float">
            <text:p>0.0055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cd5</text:p>
          </table:table-cell>
          <table:table-cell table:style-name="ce9"/>
          <table:table-cell table:style-name="ce100" table:number-columns-repeated="2"/>
          <table:table-cell table:number-columns-repeated="2" table:style-name="ce46" office:value-type="float" office:value="18" calcext:value-type="float">
            <text:p>18</text:p>
          </table:table-cell>
          <table:table-cell table:style-name="ce100" table:number-columns-repeated="2"/>
          <table:table-cell table:style-name="ce27" table:formula="of:=MIN([.C70:.F70])" office:value-type="float" office:value="18" calcext:value-type="float">
            <text:p>18</text:p>
          </table:table-cell>
          <table:table-cell table:style-name="ce105" table:formula="of:=([.C70]-[.$I70])/[.$I70]" office:value-type="float" office:value="-1" calcext:value-type="float">
            <text:p>-1.0000</text:p>
          </table:table-cell>
          <table:table-cell table:style-name="ce106" table:formula="of:=([.D70]-[.$I70])/[.$I70]" office:value-type="float" office:value="-1" calcext:value-type="float">
            <text:p>-1.0000</text:p>
          </table:table-cell>
          <table:table-cell table:style-name="ce105" table:formula="of:=([.E70]-[.$I70])/[.$I70]" office:value-type="float" office:value="0" calcext:value-type="float">
            <text:p>0.0000</text:p>
          </table:table-cell>
          <table:table-cell table:style-name="ce105" table:formula="of:=([.F70]-[.$I70])/[.$I70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cd6</text:p>
          </table:table-cell>
          <table:table-cell table:style-name="ce9"/>
          <table:table-cell/>
          <table:table-cell table:style-name="ce29"/>
          <table:table-cell table:style-name="ce47" office:value-type="float" office:value="2485" calcext:value-type="float">
            <text:p>2,485</text:p>
          </table:table-cell>
          <table:table-cell table:style-name="ce47" office:value-type="float" office:value="2488.4" calcext:value-type="float">
            <text:p>2,488</text:p>
          </table:table-cell>
          <table:table-cell table:style-name="ce29" table:number-columns-repeated="2"/>
          <table:table-cell table:style-name="ce27" table:formula="of:=MIN([.C71:.F71])" office:value-type="float" office:value="2485" calcext:value-type="float">
            <text:p>2,485</text:p>
          </table:table-cell>
          <table:table-cell table:style-name="ce105" table:formula="of:=([.C71]-[.$I71])/[.$I71]" office:value-type="float" office:value="-1" calcext:value-type="float">
            <text:p>-1.0000</text:p>
          </table:table-cell>
          <table:table-cell table:style-name="ce105" table:formula="of:=([.D71]-[.$I71])/[.$I71]" office:value-type="float" office:value="-1" calcext:value-type="float">
            <text:p>-1.0000</text:p>
          </table:table-cell>
          <table:table-cell table:style-name="ce106" table:formula="of:=([.E71]-[.$I71])/[.$I71]" office:value-type="float" office:value="0" calcext:value-type="float">
            <text:p>0.0000</text:p>
          </table:table-cell>
          <table:table-cell table:style-name="ce106" table:formula="of:=([.F71]-[.$I71])/[.$I71]" office:value-type="float" office:value="0.00136820925553324" calcext:value-type="float">
            <text:p>0.0014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cd7</text:p>
          </table:table-cell>
          <table:table-cell table:style-name="ce9"/>
          <table:table-cell/>
          <table:table-cell table:style-name="ce29"/>
          <table:table-cell table:style-name="ce83" office:value-type="float" office:value="1102.6" calcext:value-type="float">
            <text:p>1,103</text:p>
          </table:table-cell>
          <table:table-cell table:style-name="ce83" office:value-type="float" office:value="1105.8" calcext:value-type="float">
            <text:p>1,106</text:p>
          </table:table-cell>
          <table:table-cell table:style-name="ce29" table:number-columns-repeated="2"/>
          <table:table-cell table:style-name="ce27" table:formula="of:=MIN([.C72:.F72])" office:value-type="float" office:value="1102.6" calcext:value-type="float">
            <text:p>1,103</text:p>
          </table:table-cell>
          <table:table-cell table:style-name="ce105" table:formula="of:=([.C72]-[.$I72])/[.$I72]" office:value-type="float" office:value="-1" calcext:value-type="float">
            <text:p>-1.0000</text:p>
          </table:table-cell>
          <table:table-cell table:style-name="ce106" table:formula="of:=([.D72]-[.$I72])/[.$I72]" office:value-type="float" office:value="-1" calcext:value-type="float">
            <text:p>-1.0000</text:p>
          </table:table-cell>
          <table:table-cell table:style-name="ce106" table:formula="of:=([.E72]-[.$I72])/[.$I72]" office:value-type="float" office:value="0" calcext:value-type="float">
            <text:p>0.0000</text:p>
          </table:table-cell>
          <table:table-cell table:style-name="ce106" table:formula="of:=([.F72]-[.$I72])/[.$I72]" office:value-type="float" office:value="0.0029022310901506" calcext:value-type="float">
            <text:p>0.0029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d1</text:p>
          </table:table-cell>
          <table:table-cell table:style-name="ce5"/>
          <table:table-cell office:value-type="string" calcext:value-type="string">
            <text:p>30+844+57, 25+822+56</text:p>
          </table:table-cell>
          <table:table-cell table:style-name="ce29" office:value-type="string" calcext:value-type="string">
            <text:p>27+878+57, 27+875+56</text:p>
          </table:table-cell>
          <table:table-cell table:style-name="ce47" office:value-type="float" office:value="912.2" calcext:value-type="float">
            <text:p>912</text:p>
          </table:table-cell>
          <table:table-cell table:style-name="ce47" office:value-type="float" office:value="957.6" calcext:value-type="float">
            <text:p>958</text:p>
          </table:table-cell>
          <table:table-cell table:style-name="ce29" table:number-columns-repeated="2"/>
          <table:table-cell table:style-name="ce27" table:formula="of:=MIN([.C73:.F73])" office:value-type="float" office:value="912.2" calcext:value-type="float">
            <text:p>912</text:p>
          </table:table-cell>
          <table:table-cell table:style-name="ce105" table:formula="of:=([.C73]-[.$I73])/[.$I73]" office:value-type="string" office:string-value="" calcext:value-type="error">
            <text:p>#VALUE!</text:p>
          </table:table-cell>
          <table:table-cell table:style-name="ce105" table:formula="of:=([.D73]-[.$I73])/[.$I73]" office:value-type="string" office:string-value="" calcext:value-type="error">
            <text:p>#VALUE!</text:p>
          </table:table-cell>
          <table:table-cell table:style-name="ce105" table:formula="of:=([.E73]-[.$I73])/[.$I73]" office:value-type="float" office:value="0" calcext:value-type="float">
            <text:p>0.0000</text:p>
          </table:table-cell>
          <table:table-cell table:style-name="ce105" table:formula="of:=([.F73]-[.$I73])/[.$I73]" office:value-type="float" office:value="0.0497697873273405" calcext:value-type="float">
            <text:p>0.0498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ld2</text:p>
          </table:table-cell>
          <table:table-cell table:style-name="ce11"/>
          <table:table-cell/>
          <table:table-cell table:style-name="ce29"/>
          <table:table-cell table:number-columns-repeated="2" table:style-name="ce47" office:value-type="float" office:value="64" calcext:value-type="float">
            <text:p>64</text:p>
          </table:table-cell>
          <table:table-cell table:style-name="ce29" table:number-columns-repeated="2"/>
          <table:table-cell table:style-name="ce27" table:formula="of:=MIN([.C74:.F74])" office:value-type="float" office:value="64" calcext:value-type="float">
            <text:p>64</text:p>
          </table:table-cell>
          <table:table-cell table:style-name="ce106" table:formula="of:=([.C74]-[.$I74])/[.$I74]" office:value-type="float" office:value="-1" calcext:value-type="float">
            <text:p>-1.0000</text:p>
          </table:table-cell>
          <table:table-cell table:style-name="ce105" table:formula="of:=([.D74]-[.$I74])/[.$I74]" office:value-type="float" office:value="-1" calcext:value-type="float">
            <text:p>-1.0000</text:p>
          </table:table-cell>
          <table:table-cell table:style-name="ce105" table:formula="of:=([.E74]-[.$I74])/[.$I74]" office:value-type="float" office:value="0" calcext:value-type="float">
            <text:p>0.0000</text:p>
          </table:table-cell>
          <table:table-cell table:style-name="ce105" table:formula="of:=([.F74]-[.$I74])/[.$I74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d3</text:p>
          </table:table-cell>
          <table:table-cell table:style-name="ce5"/>
          <table:table-cell office:value-type="string" calcext:value-type="string">
            <text:p>35+1204+69, 29+1171+69</text:p>
          </table:table-cell>
          <table:table-cell table:style-name="ce29" office:value-type="string" calcext:value-type="string">
            <text:p>49+1805+90, 47+1793+89</text:p>
          </table:table-cell>
          <table:table-cell table:style-name="ce47" office:value-type="float" office:value="1273.2" calcext:value-type="float">
            <text:p>1,273</text:p>
          </table:table-cell>
          <table:table-cell table:style-name="ce47" office:value-type="float" office:value="1945.2" calcext:value-type="float">
            <text:p>1,945</text:p>
          </table:table-cell>
          <table:table-cell table:style-name="ce29" table:number-columns-repeated="2"/>
          <table:table-cell table:style-name="ce27" table:formula="of:=MIN([.C75:.F75])" office:value-type="float" office:value="1273.2" calcext:value-type="float">
            <text:p>1,273</text:p>
          </table:table-cell>
          <table:table-cell table:style-name="ce105" table:formula="of:=([.C75]-[.$I75])/[.$I75]" office:value-type="string" office:string-value="" calcext:value-type="error">
            <text:p>#VALUE!</text:p>
          </table:table-cell>
          <table:table-cell table:style-name="ce106" table:formula="of:=([.D75]-[.$I75])/[.$I75]" office:value-type="string" office:string-value="" calcext:value-type="error">
            <text:p>#VALUE!</text:p>
          </table:table-cell>
          <table:table-cell table:style-name="ce106" table:formula="of:=([.E75]-[.$I75])/[.$I75]" office:value-type="float" office:value="0" calcext:value-type="float">
            <text:p>0.0000</text:p>
          </table:table-cell>
          <table:table-cell table:style-name="ce106" table:formula="of:=([.F75]-[.$I75])/[.$I75]" office:value-type="float" office:value="0.527803958529689" calcext:value-type="float">
            <text:p>0.5278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ld4</text:p>
          </table:table-cell>
          <table:table-cell table:style-name="ce11"/>
          <table:table-cell/>
          <table:table-cell table:style-name="ce29"/>
          <table:table-cell table:style-name="ce47" office:value-type="float" office:value="249.2" calcext:value-type="float">
            <text:p>249</text:p>
          </table:table-cell>
          <table:table-cell table:style-name="ce47" office:value-type="float" office:value="465.2" calcext:value-type="float">
            <text:p>465</text:p>
          </table:table-cell>
          <table:table-cell table:style-name="ce29" table:number-columns-repeated="2"/>
          <table:table-cell table:style-name="ce27" table:formula="of:=MIN([.C76:.F76])" office:value-type="float" office:value="249.2" calcext:value-type="float">
            <text:p>249</text:p>
          </table:table-cell>
          <table:table-cell table:style-name="ce105" table:formula="of:=([.C76]-[.$I76])/[.$I76]" office:value-type="float" office:value="-1" calcext:value-type="float">
            <text:p>-1.0000</text:p>
          </table:table-cell>
          <table:table-cell table:style-name="ce105" table:formula="of:=([.D76]-[.$I76])/[.$I76]" office:value-type="float" office:value="-1" calcext:value-type="float">
            <text:p>-1.0000</text:p>
          </table:table-cell>
          <table:table-cell table:style-name="ce106" table:formula="of:=([.E76]-[.$I76])/[.$I76]" office:value-type="float" office:value="0" calcext:value-type="float">
            <text:p>0.0000</text:p>
          </table:table-cell>
          <table:table-cell table:style-name="ce106" table:formula="of:=([.F76]-[.$I76])/[.$I76]" office:value-type="float" office:value="0.86677367576244" calcext:value-type="float">
            <text:p>0.8668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ld5</text:p>
          </table:table-cell>
          <table:table-cell table:style-name="ce17"/>
          <table:table-cell/>
          <table:table-cell table:style-name="ce29"/>
          <table:table-cell table:number-columns-repeated="2" table:style-name="ce47" office:value-type="float" office:value="58" calcext:value-type="float">
            <text:p>58</text:p>
          </table:table-cell>
          <table:table-cell table:style-name="ce29" table:number-columns-repeated="2"/>
          <table:table-cell table:style-name="ce27" table:formula="of:=MIN([.C77:.F77])" office:value-type="float" office:value="58" calcext:value-type="float">
            <text:p>58</text:p>
          </table:table-cell>
          <table:table-cell table:style-name="ce105" table:formula="of:=([.C77]-[.$I77])/[.$I77]" office:value-type="float" office:value="-1" calcext:value-type="float">
            <text:p>-1.0000</text:p>
          </table:table-cell>
          <table:table-cell table:style-name="ce105" table:formula="of:=([.D77]-[.$I77])/[.$I77]" office:value-type="float" office:value="-1" calcext:value-type="float">
            <text:p>-1.0000</text:p>
          </table:table-cell>
          <table:table-cell table:style-name="ce105" table:formula="of:=([.E77]-[.$I77])/[.$I77]" office:value-type="float" office:value="0" calcext:value-type="float">
            <text:p>0.0000</text:p>
          </table:table-cell>
          <table:table-cell table:style-name="ce105" table:formula="of:=([.F77]-[.$I77])/[.$I77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d6</text:p>
          </table:table-cell>
          <table:table-cell table:style-name="ce5"/>
          <table:table-cell office:value-type="string" calcext:value-type="string">
            <text:p>8+35+4, 4+26+4</text:p>
          </table:table-cell>
          <table:table-cell table:style-name="ce29" office:value-type="string" calcext:value-type="string">
            <text:p>4+26+4, 4+26+4</text:p>
          </table:table-cell>
          <table:table-cell table:style-name="ce47" office:value-type="float" office:value="33.6" calcext:value-type="float">
            <text:p>34</text:p>
          </table:table-cell>
          <table:table-cell table:style-name="ce47" office:value-type="float" office:value="33.4" calcext:value-type="float">
            <text:p>33</text:p>
          </table:table-cell>
          <table:table-cell table:style-name="ce29" table:number-columns-repeated="2"/>
          <table:table-cell table:style-name="ce27" table:formula="of:=MIN([.C78:.F78])" office:value-type="float" office:value="33.4" calcext:value-type="float">
            <text:p>33</text:p>
          </table:table-cell>
          <table:table-cell table:style-name="ce105" table:formula="of:=([.C78]-[.$I78])/[.$I78]" office:value-type="string" office:string-value="" calcext:value-type="error">
            <text:p>#VALUE!</text:p>
          </table:table-cell>
          <table:table-cell table:style-name="ce106" table:formula="of:=([.D78]-[.$I78])/[.$I78]" office:value-type="string" office:string-value="" calcext:value-type="error">
            <text:p>#VALUE!</text:p>
          </table:table-cell>
          <table:table-cell table:style-name="ce106" table:formula="of:=([.E78]-[.$I78])/[.$I78]" office:value-type="float" office:value="0.00598802395209589" calcext:value-type="float">
            <text:p>0.0060</text:p>
          </table:table-cell>
          <table:table-cell table:style-name="ce106" table:formula="of:=([.F78]-[.$I78])/[.$I78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d7</text:p>
          </table:table-cell>
          <table:table-cell table:style-name="ce5"/>
          <table:table-cell office:value-type="string" calcext:value-type="string">
            <text:p>4+19+0, 2+18+0</text:p>
          </table:table-cell>
          <table:table-cell table:style-name="ce29" office:value-type="string" calcext:value-type="string">
            <text:p>42+0+41, 42+0+41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83" calcext:value-type="float">
            <text:p>83</text:p>
          </table:table-cell>
          <table:table-cell table:style-name="ce29" table:number-columns-repeated="2"/>
          <table:table-cell table:style-name="ce27" table:formula="of:=MIN([.C79:.F79])" office:value-type="float" office:value="20" calcext:value-type="float">
            <text:p>20</text:p>
          </table:table-cell>
          <table:table-cell table:style-name="ce105" table:formula="of:=([.C79]-[.$I79])/[.$I79]" office:value-type="string" office:string-value="" calcext:value-type="error">
            <text:p>#VALUE!</text:p>
          </table:table-cell>
          <table:table-cell table:style-name="ce105" table:formula="of:=([.D79]-[.$I79])/[.$I79]" office:value-type="string" office:string-value="" calcext:value-type="error">
            <text:p>#VALUE!</text:p>
          </table:table-cell>
          <table:table-cell table:style-name="ce105" table:formula="of:=([.E79]-[.$I79])/[.$I79]" office:value-type="float" office:value="0" calcext:value-type="float">
            <text:p>0.0000</text:p>
          </table:table-cell>
          <table:table-cell table:style-name="ce105" table:formula="of:=([.F79]-[.$I79])/[.$I79]" office:value-type="float" office:value="3.15" calcext:value-type="float">
            <text:p>3.150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d8</text:p>
          </table:table-cell>
          <table:table-cell table:style-name="ce5"/>
          <table:table-cell office:value-type="string" calcext:value-type="string">
            <text:p>10+271+16, 5+260+14</text:p>
          </table:table-cell>
          <table:table-cell table:style-name="ce29" office:value-type="string" calcext:value-type="string">
            <text:p>10+296+24, 10+289+24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322.8" calcext:value-type="float">
            <text:p>323</text:p>
          </table:table-cell>
          <table:table-cell table:style-name="ce29" table:number-columns-repeated="2"/>
          <table:table-cell table:style-name="ce27" table:formula="of:=MIN([.C80:.F80])" office:value-type="float" office:value="280" calcext:value-type="float">
            <text:p>280</text:p>
          </table:table-cell>
          <table:table-cell table:style-name="ce105" table:formula="of:=([.C80]-[.$I80])/[.$I80]" office:value-type="string" office:string-value="" calcext:value-type="error">
            <text:p>#VALUE!</text:p>
          </table:table-cell>
          <table:table-cell table:style-name="ce105" table:formula="of:=([.D80]-[.$I80])/[.$I80]" office:value-type="string" office:string-value="" calcext:value-type="error">
            <text:p>#VALUE!</text:p>
          </table:table-cell>
          <table:table-cell table:style-name="ce106" table:formula="of:=([.E80]-[.$I80])/[.$I80]" office:value-type="float" office:value="0" calcext:value-type="float">
            <text:p>0.0000</text:p>
          </table:table-cell>
          <table:table-cell table:style-name="ce106" table:formula="of:=([.F80]-[.$I80])/[.$I80]" office:value-type="float" office:value="0.152857142857143" calcext:value-type="float">
            <text:p>0.1529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d10</text:p>
          </table:table-cell>
          <table:table-cell table:style-name="ce5"/>
          <table:table-cell/>
          <table:table-cell table:style-name="ce29"/>
          <table:table-cell table:style-name="ce47" office:value-type="float" office:value="128.6" calcext:value-type="float">
            <text:p>129</text:p>
          </table:table-cell>
          <table:table-cell table:style-name="ce47" office:value-type="float" office:value="128.2" calcext:value-type="float">
            <text:p>128</text:p>
          </table:table-cell>
          <table:table-cell table:style-name="ce29" table:number-columns-repeated="2"/>
          <table:table-cell table:style-name="ce27" table:formula="of:=MIN([.C81:.F81])" office:value-type="float" office:value="128.2" calcext:value-type="float">
            <text:p>128</text:p>
          </table:table-cell>
          <table:table-cell table:style-name="ce105" table:formula="of:=([.C81]-[.$I81])/[.$I81]" office:value-type="float" office:value="-1" calcext:value-type="float">
            <text:p>-1.0000</text:p>
          </table:table-cell>
          <table:table-cell table:style-name="ce106" table:formula="of:=([.D81]-[.$I81])/[.$I81]" office:value-type="float" office:value="-1" calcext:value-type="float">
            <text:p>-1.0000</text:p>
          </table:table-cell>
          <table:table-cell table:style-name="ce105" table:formula="of:=([.E81]-[.$I81])/[.$I81]" office:value-type="float" office:value="0.00312012480499224" calcext:value-type="float">
            <text:p>0.0031</text:p>
          </table:table-cell>
          <table:table-cell table:style-name="ce105" table:formula="of:=([.F81]-[.$I81])/[.$I81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ld11</text:p>
          </table:table-cell>
          <table:table-cell table:style-name="ce5"/>
          <table:table-cell office:value-type="string" calcext:value-type="string">
            <text:p>86+2292+78, 79+2256+78</text:p>
          </table:table-cell>
          <table:table-cell table:style-name="ce29" office:value-type="string" calcext:value-type="string">
            <text:p>79+2268+78, 78+2256+78</text:p>
          </table:table-cell>
          <table:table-cell table:style-name="ce47" office:value-type="float" office:value="2419.8" calcext:value-type="float">
            <text:p>2,420</text:p>
          </table:table-cell>
          <table:table-cell table:style-name="ce47" office:value-type="float" office:value="2419.4" calcext:value-type="float">
            <text:p>2,419</text:p>
          </table:table-cell>
          <table:table-cell table:style-name="ce29" table:number-columns-repeated="2"/>
          <table:table-cell table:style-name="ce27" table:formula="of:=MIN([.C82:.F82])" office:value-type="float" office:value="2419.4" calcext:value-type="float">
            <text:p>2,419</text:p>
          </table:table-cell>
          <table:table-cell table:style-name="ce105" table:formula="of:=([.C82]-[.$I82])/[.$I82]" office:value-type="string" office:string-value="" calcext:value-type="error">
            <text:p>#VALUE!</text:p>
          </table:table-cell>
          <table:table-cell table:style-name="ce105" table:formula="of:=([.D82]-[.$I82])/[.$I82]" office:value-type="string" office:string-value="" calcext:value-type="error">
            <text:p>#VALUE!</text:p>
          </table:table-cell>
          <table:table-cell table:style-name="ce105" table:formula="of:=([.E82]-[.$I82])/[.$I82]" office:value-type="float" office:value="0.000165330247168757" calcext:value-type="float">
            <text:p>0.0002</text:p>
          </table:table-cell>
          <table:table-cell table:style-name="ce105" table:formula="of:=([.F82]-[.$I82])/[.$I82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ls1</text:p>
          </table:table-cell>
          <table:table-cell table:style-name="ce40"/>
          <table:table-cell/>
          <table:table-cell table:style-name="ce29"/>
          <table:table-cell table:number-columns-repeated="2" table:style-name="ce47" office:value-type="float" office:value="13" calcext:value-type="float">
            <text:p>13</text:p>
          </table:table-cell>
          <table:table-cell table:style-name="ce29" table:number-columns-repeated="2"/>
          <table:table-cell table:style-name="ce27" table:formula="of:=MIN([.C83:.F83])" office:value-type="float" office:value="13" calcext:value-type="float">
            <text:p>13</text:p>
          </table:table-cell>
          <table:table-cell table:style-name="ce105" table:formula="of:=([.C83]-[.$I83])/[.$I83]" office:value-type="float" office:value="-1" calcext:value-type="float">
            <text:p>-1.0000</text:p>
          </table:table-cell>
          <table:table-cell table:style-name="ce105" table:formula="of:=([.D83]-[.$I83])/[.$I83]" office:value-type="float" office:value="-1" calcext:value-type="float">
            <text:p>-1.0000</text:p>
          </table:table-cell>
          <table:table-cell table:style-name="ce105" table:formula="of:=([.E83]-[.$I83])/[.$I83]" office:value-type="float" office:value="0" calcext:value-type="float">
            <text:p>0.0000</text:p>
          </table:table-cell>
          <table:table-cell table:style-name="ce106" table:formula="of:=([.F83]-[.$I83])/[.$I83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40" office:value-type="string" calcext:value-type="string">
            <text:p>ls2</text:p>
          </table:table-cell>
          <table:table-cell table:style-name="ce40"/>
          <table:table-cell/>
          <table:table-cell table:style-name="ce29"/>
          <table:table-cell table:style-name="ce47" office:value-type="float" office:value="16.8" calcext:value-type="float">
            <text:p>17</text:p>
          </table:table-cell>
          <table:table-cell table:style-name="ce47" office:value-type="float" office:value="17" calcext:value-type="float">
            <text:p>17</text:p>
          </table:table-cell>
          <table:table-cell table:style-name="ce29" table:number-columns-repeated="2"/>
          <table:table-cell table:style-name="ce27" table:formula="of:=MIN([.C84:.F84])" office:value-type="float" office:value="16.8" calcext:value-type="float">
            <text:p>17</text:p>
          </table:table-cell>
          <table:table-cell table:style-name="ce105" table:formula="of:=([.C84]-[.$I84])/[.$I84]" office:value-type="float" office:value="-1" calcext:value-type="float">
            <text:p>-1.0000</text:p>
          </table:table-cell>
          <table:table-cell table:style-name="ce105" table:formula="of:=([.D84]-[.$I84])/[.$I84]" office:value-type="float" office:value="-1" calcext:value-type="float">
            <text:p>-1.0000</text:p>
          </table:table-cell>
          <table:table-cell table:style-name="ce105" table:formula="of:=([.E84]-[.$I84])/[.$I84]" office:value-type="float" office:value="0" calcext:value-type="float">
            <text:p>0.0000</text:p>
          </table:table-cell>
          <table:table-cell table:style-name="ce105" table:formula="of:=([.F84]-[.$I84])/[.$I84]" office:value-type="float" office:value="0.0119047619047619" calcext:value-type="float">
            <text:p>0.0119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ls3</text:p>
          </table:table-cell>
          <table:table-cell table:style-name="ce13"/>
          <table:table-cell office:value-type="string" calcext:value-type="string">
            <text:p>4+706+0, 2+701+0</text:p>
          </table:table-cell>
          <table:table-cell table:style-name="ce29" office:value-type="string" calcext:value-type="string">
            <text:p>146+4652+272, 146+4637+272</text:p>
          </table:table-cell>
          <table:table-cell table:style-name="ce47" office:value-type="float" office:value="703" calcext:value-type="float">
            <text:p>703</text:p>
          </table:table-cell>
          <table:table-cell table:style-name="ce47" office:value-type="float" office:value="5051.2" calcext:value-type="float">
            <text:p>5,051</text:p>
          </table:table-cell>
          <table:table-cell table:style-name="ce29" table:number-columns-repeated="2"/>
          <table:table-cell table:style-name="ce27" table:formula="of:=MIN([.C85:.F85])" office:value-type="float" office:value="703" calcext:value-type="float">
            <text:p>703</text:p>
          </table:table-cell>
          <table:table-cell table:style-name="ce105" table:formula="of:=([.C85]-[.$I85])/[.$I85]" office:value-type="string" office:string-value="" calcext:value-type="error">
            <text:p>#VALUE!</text:p>
          </table:table-cell>
          <table:table-cell table:style-name="ce105" table:formula="of:=([.D85]-[.$I85])/[.$I85]" office:value-type="string" office:string-value="" calcext:value-type="error">
            <text:p>#VALUE!</text:p>
          </table:table-cell>
          <table:table-cell table:style-name="ce106" table:formula="of:=([.E85]-[.$I85])/[.$I85]" office:value-type="float" office:value="0" calcext:value-type="float">
            <text:p>0.0000</text:p>
          </table:table-cell>
          <table:table-cell table:style-name="ce106" table:formula="of:=([.F85]-[.$I85])/[.$I85]" office:value-type="float" office:value="6.18520625889047" calcext:value-type="float">
            <text:p>6.1852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ls4</text:p>
          </table:table-cell>
          <table:table-cell table:style-name="ce13"/>
          <table:table-cell office:value-type="string" calcext:value-type="string">
            <text:p>0+13+4, 0+6+4</text:p>
          </table:table-cell>
          <table:table-cell table:style-name="ce29" office:value-type="string" calcext:value-type="string">
            <text:p>0+7+4, 0+7+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29" table:number-columns-repeated="2"/>
          <table:table-cell table:style-name="ce27" table:formula="of:=MIN([.C86:.F86])" office:value-type="float" office:value="10" calcext:value-type="float">
            <text:p>10</text:p>
          </table:table-cell>
          <table:table-cell table:style-name="ce105" table:formula="of:=([.C86]-[.$I86])/[.$I86]" office:value-type="string" office:string-value="" calcext:value-type="error">
            <text:p>#VALUE!</text:p>
          </table:table-cell>
          <table:table-cell table:style-name="ce105" table:formula="of:=([.D86]-[.$I86])/[.$I86]" office:value-type="string" office:string-value="" calcext:value-type="error">
            <text:p>#VALUE!</text:p>
          </table:table-cell>
          <table:table-cell table:style-name="ce106" table:formula="of:=([.E86]-[.$I86])/[.$I86]" office:value-type="float" office:value="0" calcext:value-type="float">
            <text:p>0.0000</text:p>
          </table:table-cell>
          <table:table-cell table:style-name="ce106" table:formula="of:=([.F86]-[.$I86])/[.$I86]" office:value-type="float" office:value="0.1" calcext:value-type="float">
            <text:p>0.1000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ls5</text:p>
          </table:table-cell>
          <table:table-cell table:style-name="ce13"/>
          <table:table-cell office:value-type="string" calcext:value-type="string">
            <text:p>63+115+59, 60+110+59</text:p>
          </table:table-cell>
          <table:table-cell table:style-name="ce29" office:value-type="string" calcext:value-type="string">
            <text:p>103+2676+59, 103+2664+59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2886.6" calcext:value-type="float">
            <text:p>2,887</text:p>
          </table:table-cell>
          <table:table-cell table:style-name="ce29" table:number-columns-repeated="2"/>
          <table:table-cell table:style-name="ce27" table:formula="of:=MIN([.C87:.F87])" office:value-type="float" office:value="229" calcext:value-type="float">
            <text:p>229</text:p>
          </table:table-cell>
          <table:table-cell table:style-name="ce105" table:formula="of:=([.C87]-[.$I87])/[.$I87]" office:value-type="string" office:string-value="" calcext:value-type="error">
            <text:p>#VALUE!</text:p>
          </table:table-cell>
          <table:table-cell table:style-name="ce105" table:formula="of:=([.D87]-[.$I87])/[.$I87]" office:value-type="string" office:string-value="" calcext:value-type="error">
            <text:p>#VALUE!</text:p>
          </table:table-cell>
          <table:table-cell table:style-name="ce106" table:formula="of:=([.E87]-[.$I87])/[.$I87]" office:value-type="float" office:value="0" calcext:value-type="float">
            <text:p>0.0000</text:p>
          </table:table-cell>
          <table:table-cell table:style-name="ce106" table:formula="of:=([.F87]-[.$I87])/[.$I87]" office:value-type="float" office:value="11.6052401746725" calcext:value-type="float">
            <text:p>11.6052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ls6</text:p>
          </table:table-cell>
          <table:table-cell table:style-name="ce13"/>
          <table:table-cell office:value-type="string" calcext:value-type="string">
            <text:p>5+29+9, 3+24+9</text:p>
          </table:table-cell>
          <table:table-cell table:style-name="ce29" office:value-type="string" calcext:value-type="string">
            <text:p>3+49+9, 3+49+9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61" calcext:value-type="float">
            <text:p>61</text:p>
          </table:table-cell>
          <table:table-cell table:style-name="ce29" table:number-columns-repeated="2"/>
          <table:table-cell table:style-name="ce27" table:formula="of:=MIN([.C88:.F88])" office:value-type="float" office:value="36" calcext:value-type="float">
            <text:p>36</text:p>
          </table:table-cell>
          <table:table-cell table:style-name="ce105" table:formula="of:=([.C88]-[.$I88])/[.$I88]" office:value-type="string" office:string-value="" calcext:value-type="error">
            <text:p>#VALUE!</text:p>
          </table:table-cell>
          <table:table-cell table:style-name="ce105" table:formula="of:=([.D88]-[.$I88])/[.$I88]" office:value-type="string" office:string-value="" calcext:value-type="error">
            <text:p>#VALUE!</text:p>
          </table:table-cell>
          <table:table-cell table:style-name="ce106" table:formula="of:=([.E88]-[.$I88])/[.$I88]" office:value-type="float" office:value="0" calcext:value-type="float">
            <text:p>0.0000</text:p>
          </table:table-cell>
          <table:table-cell table:style-name="ce106" table:formula="of:=([.F88]-[.$I88])/[.$I88]" office:value-type="float" office:value="0.694444444444444" calcext:value-type="float">
            <text:p>0.6944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ls7</text:p>
          </table:table-cell>
          <table:table-cell table:style-name="ce12"/>
          <table:table-cell/>
          <table:table-cell table:style-name="ce29"/>
          <table:table-cell table:style-name="ce73" office:value-type="float" office:value="210" calcext:value-type="float">
            <text:p>210</text:p>
          </table:table-cell>
          <table:table-cell table:style-name="ce76" office:value-type="float" office:value="210" calcext:value-type="float">
            <text:p>210</text:p>
          </table:table-cell>
          <table:table-cell table:style-name="ce29"/>
          <table:table-cell table:style-name="ce75"/>
          <table:table-cell table:style-name="ce27" table:formula="of:=MIN([.C89:.F89])" office:value-type="float" office:value="210" calcext:value-type="float">
            <text:p>210</text:p>
          </table:table-cell>
          <table:table-cell table:style-name="ce105" table:formula="of:=([.C89]-[.$I89])/[.$I89]" office:value-type="float" office:value="-1" calcext:value-type="float">
            <text:p>-1.0000</text:p>
          </table:table-cell>
          <table:table-cell table:style-name="ce105" table:formula="of:=([.D89]-[.$I89])/[.$I89]" office:value-type="float" office:value="-1" calcext:value-type="float">
            <text:p>-1.0000</text:p>
          </table:table-cell>
          <table:table-cell table:style-name="ce106" table:formula="of:=([.E89]-[.$I89])/[.$I89]" office:value-type="float" office:value="0" calcext:value-type="float">
            <text:p>0.0000</text:p>
          </table:table-cell>
          <table:table-cell table:style-name="ce106" table:formula="of:=([.F89]-[.$I89])/[.$I89]" office:value-type="float" office:value="0" calcext:value-type="float">
            <text:p>0.0000</text:p>
          </table:table-cell>
          <table:table-cell table:number-columns-repeated="1011"/>
        </table:table-row>
        <table:table-row table:style-name="ro1">
          <table:table-cell table:style-name="ce22"/>
          <table:table-cell/>
          <table:table-cell table:style-name="ce101" table:number-columns-repeated="2"/>
          <table:table-cell table:style-name="ce22"/>
          <table:table-cell/>
          <table:table-cell table:style-name="ce68" table:number-columns-repeated="2"/>
          <table:table-cell table:number-columns-repeated="3"/>
          <table:table-cell table:style-name="ce10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#data transfer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11" office:value-type="string" calcext:value-type="string">
            <text:p>Query</text:p>
          </table:table-cell>
          <table:table-cell table:style-name="ce11"/>
          <table:table-cell table:style-name="ce28" office:value-type="string" calcext:value-type="string">
            <text:p>Base-line</text:p>
          </table:table-cell>
          <table:table-cell table:style-name="ce20" office:value-type="string" calcext:value-type="string">
            <text:p>Cost-model</text:p>
          </table:table-cell>
          <table:table-cell table:style-name="ce28" office:value-type="string" calcext:value-type="string">
            <text:p>Base-line</text:p>
          </table:table-cell>
          <table:table-cell table:style-name="ce20" office:value-type="string" calcext:value-type="string">
            <text:p>Cost-model</text:p>
          </table:table-cell>
          <table:table-cell table:style-name="ce20"/>
          <table:table-cell table:number-columns-repeated="2"/>
          <table:table-cell office:value-type="string" calcext:value-type="string">
            <text:p>min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d1</text:p>
          </table:table-cell>
          <table:table-cell table:style-name="ce12"/>
          <table:table-cell table:formula="of:=1+13+77" office:value-type="float" office:value="91" calcext:value-type="float">
            <text:p>91</text:p>
          </table:table-cell>
          <table:table-cell table:style-name="ce29" table:formula="of:=1+13+77" office:value-type="float" office:value="91" calcext:value-type="float">
            <text:p>91</text:p>
          </table:table-cell>
          <table:table-cell table:style-name="ce29" table:formula="of:=1*3+13*3+77*2" office:value-type="float" office:value="196" calcext:value-type="float">
            <text:p>196</text:p>
          </table:table-cell>
          <table:table-cell table:style-name="ce29" table:formula="of:=1*3+13*3+77*2" office:value-type="float" office:value="196" calcext:value-type="float">
            <text:p>196</text:p>
          </table:table-cell>
          <table:table-cell table:style-name="ce47"/>
          <table:table-cell table:number-columns-repeated="2"/>
          <table:table-cell table:formula="of:=MIN([.E96:.F96])" office:value-type="float" office:value="196" calcext:value-type="float">
            <text:p>196</text:p>
          </table:table-cell>
          <table:table-cell table:style-name="ce117" table:formula="of:=([.E96]-[.$J96])/[.$J96]" office:value-type="float" office:value="0" calcext:value-type="float">
            <text:p>0.00</text:p>
          </table:table-cell>
          <table:table-cell table:style-name="ce117" table:formula="of:=([.F96]-[.$J96])/[.$J96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cd2</text:p>
          </table:table-cell>
          <table:table-cell table:style-name="ce40"/>
          <table:table-cell table:formula="of:=1+1+1" office:value-type="float" office:value="3" calcext:value-type="float">
            <text:p>3</text:p>
          </table:table-cell>
          <table:table-cell table:style-name="ce29" table:formula="of:=1+1+1" office:value-type="float" office:value="3" calcext:value-type="float">
            <text:p>3</text:p>
          </table:table-cell>
          <table:table-cell table:style-name="ce29" table:formula="of:=1+1*3+1*3" office:value-type="float" office:value="7" calcext:value-type="float">
            <text:p>7</text:p>
          </table:table-cell>
          <table:table-cell table:style-name="ce47" table:formula="of:=1+1*3+1*3" office:value-type="float" office:value="7" calcext:value-type="float">
            <text:p>7</text:p>
          </table:table-cell>
          <table:table-cell table:style-name="ce47"/>
          <table:table-cell table:number-columns-repeated="2"/>
          <table:table-cell table:formula="of:=MIN([.E97:.F97])" office:value-type="float" office:value="7" calcext:value-type="float">
            <text:p>7</text:p>
          </table:table-cell>
          <table:table-cell table:style-name="ce117" table:formula="of:=([.E97]-[.$J97])/[.$J97]" office:value-type="float" office:value="0" calcext:value-type="float">
            <text:p>0.00</text:p>
          </table:table-cell>
          <table:table-cell table:style-name="ce117" table:formula="of:=([.F97]-[.$J97])/[.$J97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cd3</text:p>
          </table:table-cell>
          <table:table-cell table:style-name="ce9"/>
          <table:table-cell table:formula="of:=10+2+2" office:value-type="float" office:value="14" calcext:value-type="float">
            <text:p>14</text:p>
          </table:table-cell>
          <table:table-cell table:style-name="ce29" table:formula="of:=10+2+2" office:value-type="float" office:value="14" calcext:value-type="float">
            <text:p>14</text:p>
          </table:table-cell>
          <table:table-cell table:style-name="ce29" table:formula="of:=10*2+2*3+2*3" office:value-type="float" office:value="32" calcext:value-type="float">
            <text:p>32</text:p>
          </table:table-cell>
          <table:table-cell table:style-name="ce70" table:formula="of:=10*2+2*3+2*3" office:value-type="float" office:value="32" calcext:value-type="float">
            <text:p>32</text:p>
          </table:table-cell>
          <table:table-cell table:style-name="ce70"/>
          <table:table-cell table:number-columns-repeated="2"/>
          <table:table-cell table:formula="of:=MIN([.E98:.F98])" office:value-type="float" office:value="32" calcext:value-type="float">
            <text:p>32</text:p>
          </table:table-cell>
          <table:table-cell table:style-name="ce117" table:formula="of:=([.E98]-[.$J98])/[.$J98]" office:value-type="float" office:value="0" calcext:value-type="float">
            <text:p>0.00</text:p>
          </table:table-cell>
          <table:table-cell table:style-name="ce117" table:formula="of:=([.F98]-[.$J98])/[.$J98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cd4</text:p>
          </table:table-cell>
          <table:table-cell table:style-name="ce9"/>
          <table:table-cell table:formula="of:=1+11+2+1+2+1" office:value-type="float" office:value="18" calcext:value-type="float">
            <text:p>18</text:p>
          </table:table-cell>
          <table:table-cell table:style-name="ce29" table:formula="of:=1+11+2+1+2+1" office:value-type="float" office:value="18" calcext:value-type="float">
            <text:p>18</text:p>
          </table:table-cell>
          <table:table-cell table:style-name="ce29" table:formula="of:=1*3+11*3+2*3+1*3+2*3+1*3" office:value-type="float" office:value="54" calcext:value-type="float">
            <text:p>54</text:p>
          </table:table-cell>
          <table:table-cell table:style-name="ce70" table:formula="of:=1*3+11*3+2*3+1*3+2*3+1*3" office:value-type="float" office:value="54" calcext:value-type="float">
            <text:p>54</text:p>
          </table:table-cell>
          <table:table-cell table:style-name="ce70"/>
          <table:table-cell table:number-columns-repeated="2"/>
          <table:table-cell table:formula="of:=MIN([.E99:.F99])" office:value-type="float" office:value="54" calcext:value-type="float">
            <text:p>54</text:p>
          </table:table-cell>
          <table:table-cell table:style-name="ce117" table:formula="of:=([.E99]-[.$J99])/[.$J99]" office:value-type="float" office:value="0" calcext:value-type="float">
            <text:p>0.00</text:p>
          </table:table-cell>
          <table:table-cell table:style-name="ce117" table:formula="of:=([.F99]-[.$J99])/[.$J99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cd5</text:p>
          </table:table-cell>
          <table:table-cell table:style-name="ce9"/>
          <table:table-cell table:style-name="ce100" table:formula="of:=6+4+2" office:value-type="float" office:value="12" calcext:value-type="float">
            <text:p>12</text:p>
          </table:table-cell>
          <table:table-cell table:style-name="ce100" table:formula="of:=6+4+2" office:value-type="float" office:value="12" calcext:value-type="float">
            <text:p>12</text:p>
          </table:table-cell>
          <table:table-cell table:style-name="ce100" table:formula="of:=6*2+4*3+2*3" office:value-type="float" office:value="30" calcext:value-type="float">
            <text:p>30</text:p>
          </table:table-cell>
          <table:table-cell table:style-name="ce70" table:formula="of:=6*2+4*3+2*3" office:value-type="float" office:value="30" calcext:value-type="float">
            <text:p>30</text:p>
          </table:table-cell>
          <table:table-cell table:style-name="ce70"/>
          <table:table-cell table:number-columns-repeated="2"/>
          <table:table-cell table:formula="of:=MIN([.E100:.F100])" office:value-type="float" office:value="30" calcext:value-type="float">
            <text:p>30</text:p>
          </table:table-cell>
          <table:table-cell table:style-name="ce117" table:formula="of:=([.E100]-[.$J100])/[.$J100]" office:value-type="float" office:value="0" calcext:value-type="float">
            <text:p>0.00</text:p>
          </table:table-cell>
          <table:table-cell table:style-name="ce117" table:formula="of:=([.F100]-[.$J100])/[.$J100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cd6</text:p>
          </table:table-cell>
          <table:table-cell table:style-name="ce9"/>
          <table:table-cell table:formula="of:=1+1216+11+11" office:value-type="float" office:value="1239" calcext:value-type="float">
            <text:p>1,239</text:p>
          </table:table-cell>
          <table:table-cell table:style-name="ce29" table:formula="of:=1+1216+11+11" office:value-type="float" office:value="1239" calcext:value-type="float">
            <text:p>1,239</text:p>
          </table:table-cell>
          <table:table-cell table:style-name="ce29" table:formula="of:=1+1216*2+11*3+11*3" office:value-type="float" office:value="2499" calcext:value-type="float">
            <text:p>2,499</text:p>
          </table:table-cell>
          <table:table-cell table:style-name="ce70" table:formula="of:=1+1216*2+11*3+11*3" office:value-type="float" office:value="2499" calcext:value-type="float">
            <text:p>2,499</text:p>
          </table:table-cell>
          <table:table-cell table:style-name="ce70"/>
          <table:table-cell table:number-columns-repeated="2"/>
          <table:table-cell table:formula="of:=MIN([.E101:.F101])" office:value-type="float" office:value="2499" calcext:value-type="float">
            <text:p>2499</text:p>
          </table:table-cell>
          <table:table-cell table:style-name="ce117" table:formula="of:=([.E101]-[.$J101])/[.$J101]" office:value-type="float" office:value="0" calcext:value-type="float">
            <text:p>0.00</text:p>
          </table:table-cell>
          <table:table-cell table:style-name="ce117" table:formula="of:=([.F101]-[.$J101])/[.$J101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cd7</text:p>
          </table:table-cell>
          <table:table-cell table:style-name="ce9"/>
          <table:table-cell table:formula="of:=1+112+4+510+6+2" office:value-type="float" office:value="635" calcext:value-type="float">
            <text:p>635</text:p>
          </table:table-cell>
          <table:table-cell table:style-name="ce29" table:formula="of:=1+112+4+510+6+2" office:value-type="float" office:value="635" calcext:value-type="float">
            <text:p>635</text:p>
          </table:table-cell>
          <table:table-cell table:style-name="ce29" table:formula="of:=1*3+112*3+4*3+510*3+6*3+2*3" office:value-type="float" office:value="1905" calcext:value-type="float">
            <text:p>1,905</text:p>
          </table:table-cell>
          <table:table-cell table:style-name="ce29" table:formula="of:=1*3+112*3+4*3+510*3+6*3+2*3" office:value-type="float" office:value="1905" calcext:value-type="float">
            <text:p>1,905</text:p>
          </table:table-cell>
          <table:table-cell table:style-name="ce70"/>
          <table:table-cell table:number-columns-repeated="2"/>
          <table:table-cell table:formula="of:=MIN([.E102:.F102])" office:value-type="float" office:value="1905" calcext:value-type="float">
            <text:p>1905</text:p>
          </table:table-cell>
          <table:table-cell table:style-name="ce117" table:formula="of:=([.E102]-[.$J102])/[.$J102]" office:value-type="float" office:value="0" calcext:value-type="float">
            <text:p>0.00</text:p>
          </table:table-cell>
          <table:table-cell table:style-name="ce117" table:formula="of:=([.F102]-[.$J102])/[.$J102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d1</text:p>
          </table:table-cell>
          <table:table-cell table:style-name="ce5"/>
          <table:table-cell table:formula="of:=4208+85+309" office:value-type="float" office:value="4602" calcext:value-type="float">
            <text:p>4,602</text:p>
          </table:table-cell>
          <table:table-cell table:style-name="ce29" table:formula="of:=85+264+309" office:value-type="float" office:value="658" calcext:value-type="float">
            <text:p>658</text:p>
          </table:table-cell>
          <table:table-cell table:style-name="ce29" table:formula="of:=4208*3+85*3+309*3" office:value-type="float" office:value="13806" calcext:value-type="float">
            <text:p>13,806</text:p>
          </table:table-cell>
          <table:table-cell table:style-name="ce70" table:formula="of:=85*3+264*3+309*3" office:value-type="float" office:value="1974" calcext:value-type="float">
            <text:p>1,974</text:p>
          </table:table-cell>
          <table:table-cell table:style-name="ce73"/>
          <table:table-cell table:style-name="ce22" office:value-type="string" calcext:value-type="string">
            <text:p>same order</text:p>
          </table:table-cell>
          <table:table-cell/>
          <table:table-cell table:formula="of:=MIN([.E103:.F103])" office:value-type="float" office:value="1974" calcext:value-type="float">
            <text:p>1974</text:p>
          </table:table-cell>
          <table:table-cell table:style-name="ce117" table:formula="of:=([.E103]-[.$J103])/[.$J103]" office:value-type="float" office:value="5.99392097264438" calcext:value-type="float">
            <text:p>5.99</text:p>
          </table:table-cell>
          <table:table-cell table:style-name="ce117" table:formula="of:=([.F103]-[.$J103])/[.$J103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ld2</text:p>
          </table:table-cell>
          <table:table-cell table:style-name="ce11"/>
          <table:table-cell table:formula="of:=1+62+185" office:value-type="float" office:value="248" calcext:value-type="float">
            <text:p>248</text:p>
          </table:table-cell>
          <table:table-cell table:style-name="ce29" table:formula="of:=1+62+185" office:value-type="float" office:value="248" calcext:value-type="float">
            <text:p>248</text:p>
          </table:table-cell>
          <table:table-cell table:style-name="ce29" table:formula="of:=1*3+62*3+185*3" office:value-type="float" office:value="744" calcext:value-type="float">
            <text:p>744</text:p>
          </table:table-cell>
          <table:table-cell table:style-name="ce70" table:formula="of:=1*3+62*3+185*3" office:value-type="float" office:value="744" calcext:value-type="float">
            <text:p>744</text:p>
          </table:table-cell>
          <table:table-cell table:style-name="ce70"/>
          <table:table-cell table:number-columns-repeated="2"/>
          <table:table-cell table:formula="of:=MIN([.E104:.F104])" office:value-type="float" office:value="744" calcext:value-type="float">
            <text:p>744</text:p>
          </table:table-cell>
          <table:table-cell table:style-name="ce117" table:formula="of:=([.E104]-[.$J104])/[.$J104]" office:value-type="float" office:value="0" calcext:value-type="float">
            <text:p>0.00</text:p>
          </table:table-cell>
          <table:table-cell table:style-name="ce117" table:formula="of:=([.F104]-[.$J104])/[.$J104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d3</text:p>
          </table:table-cell>
          <table:table-cell table:style-name="ce5"/>
          <table:table-cell table:formula="of:=4208+85+118+162" office:value-type="float" office:value="4573" calcext:value-type="float">
            <text:p>4,573</text:p>
          </table:table-cell>
          <table:table-cell table:style-name="ce29" table:formula="of:=85+264+309+162" office:value-type="float" office:value="820" calcext:value-type="float">
            <text:p>820</text:p>
          </table:table-cell>
          <table:table-cell table:style-name="ce29" table:formula="of:=4208*3+85*3+118*3+162*3" office:value-type="float" office:value="13719" calcext:value-type="float">
            <text:p>13,719</text:p>
          </table:table-cell>
          <table:table-cell table:style-name="ce70" table:formula="of:=85*3+264*3+309*3+162*3" office:value-type="float" office:value="2460" calcext:value-type="float">
            <text:p>2,460</text:p>
          </table:table-cell>
          <table:table-cell table:style-name="ce73"/>
          <table:table-cell table:number-columns-repeated="2"/>
          <table:table-cell table:formula="of:=MIN([.E105:.F105])" office:value-type="float" office:value="2460" calcext:value-type="float">
            <text:p>2460</text:p>
          </table:table-cell>
          <table:table-cell table:style-name="ce117" table:formula="of:=([.E105]-[.$J105])/[.$J105]" office:value-type="float" office:value="4.57682926829268" calcext:value-type="float">
            <text:p>4.58</text:p>
          </table:table-cell>
          <table:table-cell table:style-name="ce117" table:formula="of:=([.F105]-[.$J105])/[.$J105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ld4</text:p>
          </table:table-cell>
          <table:table-cell table:style-name="ce11"/>
          <table:table-cell table:formula="of:=1+62+185+217+23" office:value-type="float" office:value="488" calcext:value-type="float">
            <text:p>488</text:p>
          </table:table-cell>
          <table:table-cell table:style-name="ce29" table:formula="of:=1+62+185+217+50" office:value-type="float" office:value="515" calcext:value-type="float">
            <text:p>515</text:p>
          </table:table-cell>
          <table:table-cell table:style-name="ce29" table:formula="of:=1*3+62*3+185*3+217*3+23*3" office:value-type="float" office:value="1464" calcext:value-type="float">
            <text:p>1,464</text:p>
          </table:table-cell>
          <table:table-cell table:style-name="ce70" table:formula="of:=1*3+62*3+185*3+217*3+50*3" office:value-type="float" office:value="1545" calcext:value-type="float">
            <text:p>1,545</text:p>
          </table:table-cell>
          <table:table-cell table:style-name="ce76"/>
          <table:table-cell table:number-columns-repeated="2"/>
          <table:table-cell table:formula="of:=MIN([.E106:.F106])" office:value-type="float" office:value="1464" calcext:value-type="float">
            <text:p>1464</text:p>
          </table:table-cell>
          <table:table-cell table:style-name="ce117" table:formula="of:=([.E106]-[.$J106])/[.$J106]" office:value-type="float" office:value="0" calcext:value-type="float">
            <text:p>0.00</text:p>
          </table:table-cell>
          <table:table-cell table:style-name="ce117" table:formula="of:=([.F106]-[.$J106])/[.$J106]" office:value-type="float" office:value="0.055327868852459" calcext:value-type="float">
            <text:p>0.06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ld5</text:p>
          </table:table-cell>
          <table:table-cell table:style-name="ce17"/>
          <table:table-cell table:formula="of:=28+28" office:value-type="float" office:value="56" calcext:value-type="float">
            <text:p>56</text:p>
          </table:table-cell>
          <table:table-cell table:style-name="ce29" table:formula="of:=28+28" office:value-type="float" office:value="56" calcext:value-type="float">
            <text:p>56</text:p>
          </table:table-cell>
          <table:table-cell table:style-name="ce29" table:formula="of:=28+28*2" office:value-type="float" office:value="84" calcext:value-type="float">
            <text:p>84</text:p>
          </table:table-cell>
          <table:table-cell table:style-name="ce70" table:formula="of:=28+28*2" office:value-type="float" office:value="84" calcext:value-type="float">
            <text:p>84</text:p>
          </table:table-cell>
          <table:table-cell table:style-name="ce70"/>
          <table:table-cell table:number-columns-repeated="2"/>
          <table:table-cell table:formula="of:=MIN([.E107:.F107])" office:value-type="float" office:value="84" calcext:value-type="float">
            <text:p>84</text:p>
          </table:table-cell>
          <table:table-cell table:style-name="ce117" table:formula="of:=([.E107]-[.$J107])/[.$J107]" office:value-type="float" office:value="0" calcext:value-type="float">
            <text:p>0.00</text:p>
          </table:table-cell>
          <table:table-cell table:style-name="ce117" table:formula="of:=([.F107]-[.$J107])/[.$J107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ld6</text:p>
          </table:table-cell>
          <table:table-cell table:style-name="ce17"/>
          <table:table-cell table:formula="of:=6+4+3+39" office:value-type="float" office:value="52" calcext:value-type="float">
            <text:p>52</text:p>
          </table:table-cell>
          <table:table-cell table:style-name="ce29" table:formula="of:=6+4+3+39" office:value-type="float" office:value="52" calcext:value-type="float">
            <text:p>52</text:p>
          </table:table-cell>
          <table:table-cell table:style-name="ce29" table:formula="of:=6*2+4*3+3*3+39*2" office:value-type="float" office:value="111" calcext:value-type="float">
            <text:p>111</text:p>
          </table:table-cell>
          <table:table-cell table:style-name="ce70" table:formula="of:=6*2+4*3+3*3+39*2" office:value-type="float" office:value="111" calcext:value-type="float">
            <text:p>111</text:p>
          </table:table-cell>
          <table:table-cell table:style-name="ce76"/>
          <table:table-cell table:number-columns-repeated="2"/>
          <table:table-cell table:formula="of:=MIN([.E108:.F108])" office:value-type="float" office:value="111" calcext:value-type="float">
            <text:p>111</text:p>
          </table:table-cell>
          <table:table-cell table:style-name="ce117" table:formula="of:=([.E108]-[.$J108])/[.$J108]" office:value-type="float" office:value="0" calcext:value-type="float">
            <text:p>0.00</text:p>
          </table:table-cell>
          <table:table-cell table:style-name="ce117" table:formula="of:=([.F108]-[.$J108])/[.$J108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d7</text:p>
          </table:table-cell>
          <table:table-cell table:style-name="ce5"/>
          <table:table-cell table:formula="of:=1780+1048576+1216" office:value-type="float" office:value="1051572" calcext:value-type="float">
            <text:p>1,051,572</text:p>
          </table:table-cell>
          <table:table-cell table:style-name="ce29" table:formula="of:=1216+1216" office:value-type="float" office:value="2432" calcext:value-type="float">
            <text:p>2,432</text:p>
          </table:table-cell>
          <table:table-cell table:style-name="ce29" table:formula="of:=1780*3+1048576*2+1216" office:value-type="float" office:value="2103708" calcext:value-type="float">
            <text:p>2,103,708</text:p>
          </table:table-cell>
          <table:table-cell table:style-name="ce70" table:formula="of:=1216+1216*2" office:value-type="float" office:value="3648" calcext:value-type="float">
            <text:p>3,648</text:p>
          </table:table-cell>
          <table:table-cell table:style-name="ce73"/>
          <table:table-cell table:style-name="ce86" office:value-type="string" calcext:value-type="string">
            <text:p>motivation example</text:p>
          </table:table-cell>
          <table:table-cell/>
          <table:table-cell table:formula="of:=MIN([.E109:.F109])" office:value-type="float" office:value="3648" calcext:value-type="float">
            <text:p>3648</text:p>
          </table:table-cell>
          <table:table-cell table:style-name="ce117" table:formula="of:=([.E109]-[.$J109])/[.$J109]" office:value-type="float" office:value="575.674342105263" calcext:value-type="float">
            <text:p>575.67</text:p>
          </table:table-cell>
          <table:table-cell table:style-name="ce117" table:formula="of:=([.F109]-[.$J109])/[.$J109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d8</text:p>
          </table:table-cell>
          <table:table-cell table:style-name="ce5"/>
          <table:table-cell table:formula="of:=48+2240+119+1048576+3505+5816+18" office:value-type="float" office:value="1060322" calcext:value-type="float">
            <text:p>1,060,322</text:p>
          </table:table-cell>
          <table:table-cell table:style-name="ce29" table:formula="of:=47+48+119+53+22" office:value-type="float" office:value="289" calcext:value-type="float">
            <text:p>289</text:p>
          </table:table-cell>
          <table:table-cell table:style-name="ce29" table:formula="of:=48*3+2240*3+119*3+1048576*2+3505*3+5816*3+18*2" office:value-type="float" office:value="2132372" calcext:value-type="float">
            <text:p>2,132,372</text:p>
          </table:table-cell>
          <table:table-cell table:style-name="ce70" table:formula="of:=47*3+48*3+119*3+53*2+22*2" office:value-type="float" office:value="792" calcext:value-type="float">
            <text:p>792</text:p>
          </table:table-cell>
          <table:table-cell table:style-name="ce73"/>
          <table:table-cell table:number-columns-repeated="2"/>
          <table:table-cell table:formula="of:=MIN([.E110:.F110])" office:value-type="float" office:value="792" calcext:value-type="float">
            <text:p>792</text:p>
          </table:table-cell>
          <table:table-cell table:style-name="ce117" table:formula="of:=([.E110]-[.$J110])/[.$J110]" office:value-type="float" office:value="2691.38888888889" calcext:value-type="float">
            <text:p>2,691.39</text:p>
          </table:table-cell>
          <table:table-cell table:style-name="ce117" table:formula="of:=([.F110]-[.$J110])/[.$J110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ld10</text:p>
          </table:table-cell>
          <table:table-cell table:style-name="ce17"/>
          <table:table-cell table:formula="of:=37+3+3" office:value-type="float" office:value="43" calcext:value-type="float">
            <text:p>43</text:p>
          </table:table-cell>
          <table:table-cell table:style-name="ce29" table:formula="of:=37+3+3" office:value-type="float" office:value="43" calcext:value-type="float">
            <text:p>43</text:p>
          </table:table-cell>
          <table:table-cell table:style-name="ce38" table:formula="of:=37+3*2+3*3" office:value-type="float" office:value="52" calcext:value-type="float">
            <text:p>52</text:p>
          </table:table-cell>
          <table:table-cell table:style-name="ce70" table:formula="of:=37+3*2+3*3" office:value-type="float" office:value="52" calcext:value-type="float">
            <text:p>52</text:p>
          </table:table-cell>
          <table:table-cell table:style-name="ce76"/>
          <table:table-cell table:number-columns-repeated="2"/>
          <table:table-cell table:formula="of:=MIN([.E111:.F111])" office:value-type="float" office:value="52" calcext:value-type="float">
            <text:p>52</text:p>
          </table:table-cell>
          <table:table-cell table:style-name="ce117" table:formula="of:=([.E111]-[.$J111])/[.$J111]" office:value-type="float" office:value="0" calcext:value-type="float">
            <text:p>0.00</text:p>
          </table:table-cell>
          <table:table-cell table:style-name="ce117" table:formula="of:=([.F111]-[.$J111])/[.$J111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ld11</text:p>
          </table:table-cell>
          <table:table-cell table:style-name="ce17"/>
          <table:table-cell table:formula="of:=380+380+376" office:value-type="float" office:value="1136" calcext:value-type="float">
            <text:p>1,136</text:p>
          </table:table-cell>
          <table:table-cell table:style-name="ce29" table:formula="of:=380+380+376" office:value-type="float" office:value="1136" calcext:value-type="float">
            <text:p>1,136</text:p>
          </table:table-cell>
          <table:table-cell table:style-name="ce29" table:formula="of:=380*3+380*2+376*2" office:value-type="float" office:value="2652" calcext:value-type="float">
            <text:p>2,652</text:p>
          </table:table-cell>
          <table:table-cell table:style-name="ce70" table:formula="of:=380*3+380*2+376*2" office:value-type="float" office:value="2652" calcext:value-type="float">
            <text:p>2,652</text:p>
          </table:table-cell>
          <table:table-cell table:style-name="ce70"/>
          <table:table-cell table:number-columns-repeated="2"/>
          <table:table-cell table:formula="of:=MIN([.E112:.F112])" office:value-type="float" office:value="2652" calcext:value-type="float">
            <text:p>2652</text:p>
          </table:table-cell>
          <table:table-cell table:style-name="ce117" table:formula="of:=([.E112]-[.$J112])/[.$J112]" office:value-type="float" office:value="0" calcext:value-type="float">
            <text:p>0.00</text:p>
          </table:table-cell>
          <table:table-cell table:style-name="ce117" table:formula="of:=([.F112]-[.$J112])/[.$J112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40" office:value-type="string" calcext:value-type="string">
            <text:p>ls1</text:p>
          </table:table-cell>
          <table:table-cell table:style-name="ce40"/>
          <table:table-cell office:value-type="float" office:value="1159" calcext:value-type="float">
            <text:p>1,159</text:p>
          </table:table-cell>
          <table:table-cell table:style-name="ce29" office:value-type="float" office:value="1159" calcext:value-type="float">
            <text:p>1,159</text:p>
          </table:table-cell>
          <table:table-cell table:style-name="ce38" table:formula="of:=1159*3" office:value-type="float" office:value="3477" calcext:value-type="float">
            <text:p>3,477</text:p>
          </table:table-cell>
          <table:table-cell table:style-name="ce70" table:formula="of:=1159*3" office:value-type="float" office:value="3477" calcext:value-type="float">
            <text:p>3,477</text:p>
          </table:table-cell>
          <table:table-cell table:style-name="ce70"/>
          <table:table-cell table:number-columns-repeated="2"/>
          <table:table-cell table:formula="of:=MIN([.E113:.F113])" office:value-type="float" office:value="3477" calcext:value-type="float">
            <text:p>3477</text:p>
          </table:table-cell>
          <table:table-cell table:style-name="ce117" table:formula="of:=([.E113]-[.$J113])/[.$J113]" office:value-type="float" office:value="0" calcext:value-type="float">
            <text:p>0.00</text:p>
          </table:table-cell>
          <table:table-cell table:style-name="ce117" table:formula="of:=([.F113]-[.$J113])/[.$J113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s2</text:p>
          </table:table-cell>
          <table:table-cell table:style-name="ce40"/>
          <table:table-cell table:formula="of:=9+14+319" office:value-type="float" office:value="342" calcext:value-type="float">
            <text:p>342</text:p>
          </table:table-cell>
          <table:table-cell table:style-name="ce29" table:formula="of:=9+14+319" office:value-type="float" office:value="342" calcext:value-type="float">
            <text:p>342</text:p>
          </table:table-cell>
          <table:table-cell table:style-name="ce38" table:formula="of:=9*3+14*3+319*3" office:value-type="float" office:value="1026" calcext:value-type="float">
            <text:p>1,026</text:p>
          </table:table-cell>
          <table:table-cell table:style-name="ce70" table:formula="of:=9*3+14*3+319*3" office:value-type="float" office:value="1026" calcext:value-type="float">
            <text:p>1,026</text:p>
          </table:table-cell>
          <table:table-cell table:style-name="ce70"/>
          <table:table-cell table:number-columns-repeated="2"/>
          <table:table-cell table:formula="of:=MIN([.E114:.F114])" office:value-type="float" office:value="1026" calcext:value-type="float">
            <text:p>1026</text:p>
          </table:table-cell>
          <table:table-cell table:style-name="ce117" table:formula="of:=([.E114]-[.$J114])/[.$J114]" office:value-type="float" office:value="0" calcext:value-type="float">
            <text:p>0.00</text:p>
          </table:table-cell>
          <table:table-cell table:style-name="ce117" table:formula="of:=([.F114]-[.$J114])/[.$J114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ls3</text:p>
          </table:table-cell>
          <table:table-cell table:style-name="ce13"/>
          <table:table-cell table:formula="of:=61455+30015+9621+4348+10096+10096+10122" office:value-type="float" office:value="135753" calcext:value-type="float">
            <text:p>135,753</text:p>
          </table:table-cell>
          <table:table-cell table:style-name="ce29" table:formula="of:=4348+1176+10096+10096+10122" office:value-type="float" office:value="35838" calcext:value-type="float">
            <text:p>35,838</text:p>
          </table:table-cell>
          <table:table-cell table:style-name="ce38" table:formula="of:=61455*2+30015*3+9621*3+4348+10096*3+10096*3+10122*3" office:value-type="float" office:value="337108" calcext:value-type="float">
            <text:p>337,108</text:p>
          </table:table-cell>
          <table:table-cell table:style-name="ce70" table:formula="of:=4348+1176*3+10096*3+10096*3+10122*3" office:value-type="float" office:value="98818" calcext:value-type="float">
            <text:p>98,818</text:p>
          </table:table-cell>
          <table:table-cell table:style-name="ce73"/>
          <table:table-cell table:number-columns-repeated="2"/>
          <table:table-cell table:formula="of:=MIN([.E115:.F115])" office:value-type="float" office:value="98818" calcext:value-type="float">
            <text:p>98818</text:p>
          </table:table-cell>
          <table:table-cell table:style-name="ce117" table:formula="of:=([.E115]-[.$J115])/[.$J115]" office:value-type="float" office:value="2.41140278086988" calcext:value-type="float">
            <text:p>2.41</text:p>
          </table:table-cell>
          <table:table-cell table:style-name="ce117" table:formula="of:=([.F115]-[.$J115])/[.$J115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s4</text:p>
          </table:table-cell>
          <table:table-cell table:style-name="ce40"/>
          <table:table-cell table:formula="of:=3+2+2+2+2+3+3" office:value-type="float" office:value="17" calcext:value-type="float">
            <text:p>17</text:p>
          </table:table-cell>
          <table:table-cell table:style-name="ce29" table:formula="of:=3+2+2+2+3+3+3" office:value-type="float" office:value="18" calcext:value-type="float">
            <text:p>18</text:p>
          </table:table-cell>
          <table:table-cell table:style-name="ce38" table:formula="of:=3*3+2*3+2*3+2*3+2*3+3*3+3*3" office:value-type="float" office:value="51" calcext:value-type="float">
            <text:p>51</text:p>
          </table:table-cell>
          <table:table-cell table:style-name="ce70" table:formula="of:=3*3+2*3+2*3+2*3+3*3+3*3+3*3" office:value-type="float" office:value="54" calcext:value-type="float">
            <text:p>54</text:p>
          </table:table-cell>
          <table:table-cell table:style-name="ce76"/>
          <table:table-cell table:number-columns-repeated="2"/>
          <table:table-cell table:formula="of:=MIN([.E116:.F116])" office:value-type="float" office:value="51" calcext:value-type="float">
            <text:p>51</text:p>
          </table:table-cell>
          <table:table-cell table:style-name="ce117" table:formula="of:=([.E116]-[.$J116])/[.$J116]" office:value-type="float" office:value="0" calcext:value-type="float">
            <text:p>0.00</text:p>
          </table:table-cell>
          <table:table-cell table:style-name="ce117" table:formula="of:=([.F116]-[.$J116])/[.$J116]" office:value-type="float" office:value="0.0588235294117647" calcext:value-type="float">
            <text:p>0.06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ls5</text:p>
          </table:table-cell>
          <table:table-cell table:style-name="ce13"/>
          <table:table-cell table:formula="of:=1331+4772+4772+898+403+34055+393" office:value-type="float" office:value="46624" calcext:value-type="float">
            <text:p>46,624</text:p>
          </table:table-cell>
          <table:table-cell table:style-name="ce29" table:formula="of:=1331+1331+1331+1301+879+393+393" office:value-type="float" office:value="6959" calcext:value-type="float">
            <text:p>6,959</text:p>
          </table:table-cell>
          <table:table-cell table:style-name="ce38" table:formula="of:=1331*3+4772*3+4772*3+898*3+403*2+34055*2+393*3" office:value-type="float" office:value="105414" calcext:value-type="float">
            <text:p>105,414</text:p>
          </table:table-cell>
          <table:table-cell table:style-name="ce70" table:formula="of:=1331*3+1331*3+1331*3+1301*3+879*3+393*2+393*2" office:value-type="float" office:value="20091" calcext:value-type="float">
            <text:p>20,091</text:p>
          </table:table-cell>
          <table:table-cell table:style-name="ce73"/>
          <table:table-cell table:style-name="ce86" office:value-type="string" calcext:value-type="string">
            <text:p>motivation example</text:p>
          </table:table-cell>
          <table:table-cell office:value-type="string" calcext:value-type="string">
            <text:p>order, consider type of interface. Endpoint</text:p>
          </table:table-cell>
          <table:table-cell table:formula="of:=MIN([.E117:.F117])" office:value-type="float" office:value="20091" calcext:value-type="float">
            <text:p>20091</text:p>
          </table:table-cell>
          <table:table-cell table:style-name="ce117" table:formula="of:=([.E117]-[.$J117])/[.$J117]" office:value-type="float" office:value="4.24682693743467" calcext:value-type="float">
            <text:p>4.25</text:p>
          </table:table-cell>
          <table:table-cell table:style-name="ce117" table:formula="of:=([.F117]-[.$J117])/[.$J117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ls6</text:p>
          </table:table-cell>
          <table:table-cell table:style-name="ce13"/>
          <table:table-cell table:formula="of:=48+2240+74+90+28+28" office:value-type="float" office:value="2508" calcext:value-type="float">
            <text:p>2,508</text:p>
          </table:table-cell>
          <table:table-cell table:style-name="ce29" table:formula="of:=47+48+74+90+28+28" office:value-type="float" office:value="315" calcext:value-type="float">
            <text:p>315</text:p>
          </table:table-cell>
          <table:table-cell table:style-name="ce38" table:formula="of:=48*3+2240*3+74*3+90*2+28*3+28*3" office:value-type="float" office:value="7434" calcext:value-type="float">
            <text:p>7,434</text:p>
          </table:table-cell>
          <table:table-cell table:style-name="ce70" table:formula="of:=47*3+48*3+74*3+90*2+28*3+28*3" office:value-type="float" office:value="855" calcext:value-type="float">
            <text:p>855</text:p>
          </table:table-cell>
          <table:table-cell table:style-name="ce73"/>
          <table:table-cell table:number-columns-repeated="2"/>
          <table:table-cell table:formula="of:=MIN([.E118:.F118])" office:value-type="float" office:value="855" calcext:value-type="float">
            <text:p>855</text:p>
          </table:table-cell>
          <table:table-cell table:style-name="ce117" table:formula="of:=([.E118]-[.$J118])/[.$J118]" office:value-type="float" office:value="7.69473684210526" calcext:value-type="float">
            <text:p>7.69</text:p>
          </table:table-cell>
          <table:table-cell table:style-name="ce117" table:formula="of:=([.F118]-[.$J118])/[.$J118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ls7</text:p>
          </table:table-cell>
          <table:table-cell table:style-name="ce12"/>
          <table:table-cell table:formula="of:=1260+2240+1703+685+1620+993" office:value-type="float" office:value="8501" calcext:value-type="float">
            <text:p>8,501</text:p>
          </table:table-cell>
          <table:table-cell table:style-name="ce29" table:formula="of:=1260+2240+1703+685+1620+993" office:value-type="float" office:value="8501" calcext:value-type="float">
            <text:p>8,501</text:p>
          </table:table-cell>
          <table:table-cell table:style-name="ce38" table:formula="of:=1260*3+2240*3+1703*3+685*2+1620*3+993*3" office:value-type="float" office:value="24818" calcext:value-type="float">
            <text:p>24,818</text:p>
          </table:table-cell>
          <table:table-cell table:style-name="ce70" table:formula="of:=1260*3+2240*3+1703*3+685*2+1620*3+993*3" office:value-type="float" office:value="24818" calcext:value-type="float">
            <text:p>24,818</text:p>
          </table:table-cell>
          <table:table-cell table:style-name="ce70"/>
          <table:table-cell table:number-columns-repeated="2"/>
          <table:table-cell table:formula="of:=MIN([.E119:.F119])" office:value-type="float" office:value="24818" calcext:value-type="float">
            <text:p>24818</text:p>
          </table:table-cell>
          <table:table-cell table:style-name="ce117" table:formula="of:=([.E119]-[.$J119])/[.$J119]" office:value-type="float" office:value="0" calcext:value-type="float">
            <text:p>0.00</text:p>
          </table:table-cell>
          <table:table-cell table:style-name="ce117" table:formula="of:=([.F119]-[.$J119])/[.$J119]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ce22"/>
          <table:table-cell/>
          <table:table-cell table:style-name="ce101" table:number-columns-repeated="2"/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amount of work need to be done on clien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UNION: a +b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HJ: a + b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struct queries: a/block size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Query processing time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101" office:value-type="string" calcext:value-type="string">
            <text:p>query</text:p>
          </table:table-cell>
          <table:table-cell table:style-name="ce101" office:value-type="string" calcext:value-type="string">
            <text:p>approach</text:p>
          </table:table-cell>
          <table:table-cell table:style-name="ce68" office:value-type="string" calcext:value-type="string">
            <text:p>avg_total</text:p>
          </table:table-cell>
          <table:table-cell table:style-name="ce52" office:value-type="string" calcext:value-type="string">
            <text:p>QPT</text:p>
          </table:table-cell>
          <table:table-cell table:style-name="ce22" office:value-type="string" calcext:value-type="string">
            <text:p>QCT</text:p>
          </table:table-cell>
          <table:table-cell office:value-type="string" calcext:value-type="string">
            <text:p>QET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1" table:number-rows-spanned="2">
            <text:p>cd1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136.6" calcext:value-type="float">
            <text:p>137</text:p>
          </table:table-cell>
          <table:table-cell table:style-name="ce47" office:value-type="float" office:value="116.4" calcext:value-type="float">
            <text:p>116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19.8" calcext:value-type="float">
            <text:p>19.8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46.2" calcext:value-type="float">
            <text:p>146.2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cd2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23.4" calcext:value-type="float">
            <text:p>23</text:p>
          </table:table-cell>
          <table:table-cell table:style-name="ce47" office:value-type="float" office:value="14.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42.8" calcext:value-type="float">
            <text:p>42.8</text:p>
          </table:table-cell>
          <table:table-cell table:style-name="ce22" office:value-type="float" office:value="32.8" calcext:value-type="float">
            <text:p>32.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cd3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60.4" calcext:value-type="float">
            <text:p>60</text:p>
          </table:table-cell>
          <table:table-cell table:style-name="ce47" office:value-type="float" office:value="32.4" calcext:value-type="float">
            <text:p>32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27.8" calcext:value-type="float">
            <text:p>27.8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70.8" calcext:value-type="float">
            <text:p>70.8</text:p>
          </table:table-cell>
          <table:table-cell table:style-name="ce22" office:value-type="float" office:value="39.2" calcext:value-type="float">
            <text:p>39.2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31.2" calcext:value-type="float">
            <text:p>31.2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cd4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46.6" calcext:value-type="float">
            <text:p>47</text:p>
          </table:table-cell>
          <table:table-cell table:style-name="ce47" office:value-type="float" office:value="18.8" calcext:value-type="float">
            <text:p>19</text:p>
          </table:table-cell>
          <table:table-cell table:style-name="ce22" office:value-type="float" office:value="0.8" calcext:value-type="float">
            <text:p>0.8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89.4" calcext:value-type="float">
            <text:p>89.4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0.6" calcext:value-type="float">
            <text:p>0.6</text:p>
          </table:table-cell>
          <table:table-cell office:value-type="float" office:value="25.8" calcext:value-type="float">
            <text:p>25.8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cd5</text:p>
          </table:table-cell>
          <table:table-cell office:value-type="string" calcext:value-type="string">
            <text:p>Base-line</text:p>
          </table:table-cell>
          <table:table-cell table:style-name="ce46" office:value-type="float" office:value="39.2" calcext:value-type="float">
            <text:p>39</text:p>
          </table:table-cell>
          <table:table-cell table:style-name="ce46" office:value-type="float" office:value="14.4" calcext:value-type="float">
            <text:p>14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24.6" calcext:value-type="float">
            <text:p>24.6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34.6" calcext:value-type="float">
            <text:p>34.6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cd6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1194.2" calcext:value-type="float">
            <text:p>1,194</text:p>
          </table:table-cell>
          <table:table-cell table:style-name="ce47" office:value-type="float" office:value="27.8" calcext:value-type="float">
            <text:p>28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1166.2" calcext:value-type="float">
            <text:p>1166.2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285.8" calcext:value-type="float">
            <text:p>1285.8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226.8" calcext:value-type="float">
            <text:p>1226.8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cd7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23.4" calcext:value-type="float">
            <text:p>23</text:p>
          </table:table-cell>
          <table:table-cell table:style-name="ce22" office:value-type="float" office:value="0.6" calcext:value-type="float">
            <text:p>0.6</text:p>
          </table:table-cell>
          <table:table-cell office:value-type="float" office:value="497" calcext:value-type="float">
            <text:p>497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572.8" calcext:value-type="float">
            <text:p>572.8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518.6" calcext:value-type="float">
            <text:p>518.6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1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43.6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477.4" calcext:value-type="float">
            <text:p>477.4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555.8" calcext:value-type="float">
            <text:p>555.8</text:p>
          </table:table-cell>
          <table:table-cell table:style-name="ce22" office:value-type="float" office:value="51.2" calcext:value-type="float">
            <text:p>51.2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504.2" calcext:value-type="float">
            <text:p>504.2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2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80.8" calcext:value-type="float">
            <text:p>81</text:p>
          </table:table-cell>
          <table:table-cell table:style-name="ce47" office:value-type="float" office:value="20.6" calcext:value-type="float">
            <text:p>21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21.6" calcext:value-type="float">
            <text:p>21.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3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695.8" calcext:value-type="float">
            <text:p>696</text:p>
          </table:table-cell>
          <table:table-cell table:style-name="ce47" office:value-type="float" office:value="45.4" calcext:value-type="float">
            <text:p>45</text:p>
          </table:table-cell>
          <table:table-cell table:style-name="ce22" office:value-type="float" office:value="0.8" calcext:value-type="float">
            <text:p>0.8</text:p>
          </table:table-cell>
          <table:table-cell office:value-type="float" office:value="649.6" calcext:value-type="float">
            <text:p>649.6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942" calcext:value-type="float">
            <text:p>942</text:p>
          </table:table-cell>
          <table:table-cell table:style-name="ce22" office:value-type="float" office:value="82.4" calcext:value-type="float">
            <text:p>82.4</text:p>
          </table:table-cell>
          <table:table-cell table:style-name="ce22" office:value-type="float" office:value="0.6" calcext:value-type="float">
            <text:p>0.6</text:p>
          </table:table-cell>
          <table:table-cell office:value-type="float" office:value="859" calcext:value-type="float">
            <text:p>859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4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177.8" calcext:value-type="float">
            <text:p>178</text:p>
          </table:table-cell>
          <table:table-cell table:style-name="ce47" office:value-type="float" office:value="21.2" calcext:value-type="float">
            <text:p>21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156.2" calcext:value-type="float">
            <text:p>156.2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271.6" calcext:value-type="float">
            <text:p>271.6</text:p>
          </table:table-cell>
          <table:table-cell table:style-name="ce22" office:value-type="float" office:value="33.2" calcext:value-type="float">
            <text:p>33.2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238.2" calcext:value-type="float">
            <text:p>238.2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5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79.6" calcext:value-type="float">
            <text:p>80</text:p>
          </table:table-cell>
          <table:table-cell table:style-name="ce47" office:value-type="float" office:value="44.4" calcext:value-type="float">
            <text:p>44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75.8" calcext:value-type="float">
            <text:p>75.8</text:p>
          </table:table-cell>
          <table:table-cell table:style-name="ce22" office:value-type="float" office:value="38.2" calcext:value-type="float">
            <text:p>38.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6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25.6" calcext:value-type="float">
            <text:p>26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70.2" calcext:value-type="float">
            <text:p>70.2</text:p>
          </table:table-cell>
          <table:table-cell table:style-name="ce22" office:value-type="float" office:value="47.4" calcext:value-type="float">
            <text:p>47.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7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43236" calcext:value-type="float">
            <text:p>43,236</text:p>
          </table:table-cell>
          <table:table-cell table:style-name="ce47" office:value-type="float" office:value="41.4" calcext:value-type="float">
            <text:p>41</text:p>
          </table:table-cell>
          <table:table-cell table:style-name="ce22" office:value-type="float" office:value="1.2" calcext:value-type="float">
            <text:p>1.2</text:p>
          </table:table-cell>
          <table:table-cell office:value-type="float" office:value="43193.4" calcext:value-type="float">
            <text:p>43193.4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326.6" calcext:value-type="float">
            <text:p>326.6</text:p>
          </table:table-cell>
          <table:table-cell table:style-name="ce22" office:value-type="float" office:value="57.4" calcext:value-type="float">
            <text:p>57.4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8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48107" calcext:value-type="float">
            <text:p>48,107</text:p>
          </table:table-cell>
          <table:table-cell table:style-name="ce47" office:value-type="float" office:value="57" calcext:value-type="float">
            <text:p>57</text:p>
          </table:table-cell>
          <table:table-cell table:style-name="ce22" office:value-type="float" office:value="0.8" calcext:value-type="float">
            <text:p>0.8</text:p>
          </table:table-cell>
          <table:table-cell office:value-type="float" office:value="48049.2" calcext:value-type="float">
            <text:p>48049.2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281.4" calcext:value-type="float">
            <text:p>281.4</text:p>
          </table:table-cell>
          <table:table-cell table:style-name="ce22" office:value-type="float" office:value="110.6" calcext:value-type="float">
            <text:p>110.6</text:p>
          </table:table-cell>
          <table:table-cell table:style-name="ce22" office:value-type="float" office:value="0.8" calcext:value-type="float">
            <text:p>0.8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10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86.2" calcext:value-type="float">
            <text:p>86</text:p>
          </table:table-cell>
          <table:table-cell table:style-name="ce47" office:value-type="float" office:value="18.4" calcext:value-type="float">
            <text:p>18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67.6" calcext:value-type="float">
            <text:p>67.6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13.4" calcext:value-type="float">
            <text:p>113.4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79.4" calcext:value-type="float">
            <text:p>79.4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d11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1134.8" calcext:value-type="float">
            <text:p>1,135</text:p>
          </table:table-cell>
          <table:table-cell table:style-name="ce47" office:value-type="float" office:value="45.8" calcext:value-type="float">
            <text:p>46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177.4" calcext:value-type="float">
            <text:p>1177.4</text:p>
          </table:table-cell>
          <table:table-cell table:style-name="ce22" office:value-type="float" office:value="76.8" calcext:value-type="float">
            <text:p>76.8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099.6" calcext:value-type="float">
            <text:p>1099.6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s1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0.4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08.4" calcext:value-type="float">
            <text:p>108.4</text:p>
          </table:table-cell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07.8" calcext:value-type="float">
            <text:p>107.8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s2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112.2" calcext:value-type="float">
            <text:p>112</text:p>
          </table:table-cell>
          <table:table-cell table:style-name="ce47" office:value-type="float" office:value="85.2" calcext:value-type="float">
            <text:p>85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26.8" calcext:value-type="float">
            <text:p>26.8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01.4" calcext:value-type="float">
            <text:p>101.4</text:p>
          </table:table-cell>
          <table:table-cell table:style-name="ce22" office:value-type="float" office:value="78.4" calcext:value-type="float">
            <text:p>78.4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1" table:number-rows-spanned="2">
            <text:p>ls3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2739.2" calcext:value-type="float">
            <text:p>2,739</text:p>
          </table:table-cell>
          <table:table-cell table:style-name="ce47" office:value-type="float" office:value="17.6" calcext:value-type="float">
            <text:p>18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721.6" calcext:value-type="float">
            <text:p>2721.6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3014.8" calcext:value-type="float">
            <text:p>3014.8</text:p>
          </table:table-cell>
          <table:table-cell table:style-name="ce22" office:value-type="float" office:value="46.6" calcext:value-type="float">
            <text:p>46.6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2967.8" calcext:value-type="float">
            <text:p>2967.8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ls4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29.6" calcext:value-type="float">
            <text:p>30</text:p>
          </table:table-cell>
          <table:table-cell table:style-name="ce47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79.6" calcext:value-type="float">
            <text:p>79.6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20.6" calcext:value-type="float">
            <text:p>20.6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1" table:number-rows-spanned="2">
            <text:p>ls5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1182.8" calcext:value-type="float">
            <text:p>1,183</text:p>
          </table:table-cell>
          <table:table-cell table:style-name="ce47" office:value-type="float" office:value="13" calcext:value-type="float">
            <text:p>13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1169.4" calcext:value-type="float">
            <text:p>1169.4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840.8" calcext:value-type="float">
            <text:p>1840.8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1789.6" calcext:value-type="float">
            <text:p>1789.6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1" table:number-rows-spanned="2">
            <text:p>ls6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174.6" calcext:value-type="float">
            <text:p>175</text:p>
          </table:table-cell>
          <table:table-cell table:style-name="ce47" office:value-type="float" office:value="12.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62.4" calcext:value-type="float">
            <text:p>162.4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113.6" calcext:value-type="float">
            <text:p>113.6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0.2" calcext:value-type="float">
            <text:p>0.2</text:p>
          </table:table-cell>
          <table:table-cell office:value-type="float" office:value="74.4" calcext:value-type="float">
            <text:p>74.4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1" table:number-rows-spanned="2">
            <text:p>ls7</text:p>
          </table:table-cell>
          <table:table-cell office:value-type="string" calcext:value-type="string">
            <text:p>Base-line</text:p>
          </table:table-cell>
          <table:table-cell table:style-name="ce47" office:value-type="float" office:value="500.2" calcext:value-type="float">
            <text:p>500</text:p>
          </table:table-cell>
          <table:table-cell table:style-name="ce47" office:value-type="float" office:value="11.4" calcext:value-type="float">
            <text:p>11</text:p>
          </table:table-cell>
          <table:table-cell table:style-name="ce22" office:value-type="float" office:value="0.6" calcext:value-type="float">
            <text:p>0.6</text:p>
          </table:table-cell>
          <table:table-cell office:value-type="float" office:value="488.2" calcext:value-type="float">
            <text:p>488.2</text:p>
          </table:table-cell>
          <table:table-cell table:number-columns-repeated="1018"/>
        </table:table-row>
        <table:table-row table:style-name="ro1">
          <table:covered-table-cell table:style-name="ce22"/>
          <table:table-cell office:value-type="string" calcext:value-type="string">
            <text:p>Cost-model</text:p>
          </table:table-cell>
          <table:table-cell table:style-name="ce22" office:value-type="float" office:value="562.8" calcext:value-type="float">
            <text:p>562.8</text:p>
          </table:table-cell>
          <table:table-cell table:style-name="ce22" office:value-type="float" office:value="32.6" calcext:value-type="float">
            <text:p>32.6</text:p>
          </table:table-cell>
          <table:table-cell table:style-name="ce22" office:value-type="float" office:value="0.4" calcext:value-type="float">
            <text:p>0.4</text:p>
          </table:table-cell>
          <table:table-cell office:value-type="float" office:value="529.8" calcext:value-type="float">
            <text:p>529.8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#req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query</text:p>
          </table:table-cell>
          <table:table-cell table:style-name="ce28" office:value-type="string" calcext:value-type="string">
            <text:p>Base-line</text:p>
          </table:table-cell>
          <table:table-cell table:style-name="ce20" office:value-type="string" calcext:value-type="string">
            <text:p>Cost-model</text:p>
          </table:table-cell>
          <table:table-cell/>
          <table:table-cell office:value-type="string" calcext:value-type="string">
            <text:p>m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2" office:value-type="string" calcext:value-type="string">
            <text:p>cd1</text:p>
          </table:table-cell>
          <table:table-cell table:style-name="ce76" office:value-type="float" office:value="7.8" calcext:value-type="float">
            <text:p>8</text:p>
          </table:table-cell>
          <table:table-cell table:style-name="ce76" office:value-type="float" office:value="8" calcext:value-type="float">
            <text:p>8</text:p>
          </table:table-cell>
          <table:table-cell/>
          <table:table-cell table:formula="of:=MIN([.B183:.C183])" office:value-type="float" office:value="7.8" calcext:value-type="float">
            <text:p>7.8</text:p>
          </table:table-cell>
          <table:table-cell table:style-name="ce117" table:formula="of:=([.B183]-[.$E183])/[.$E183]" office:value-type="float" office:value="0" calcext:value-type="float">
            <text:p>0.00</text:p>
          </table:table-cell>
          <table:table-cell table:style-name="ce117" table:formula="of:=([.C183]-[.$E183])/[.$E183]" office:value-type="float" office:value="0.0256410256410257" calcext:value-type="float">
            <text:p>0.0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2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/>
          <table:table-cell table:formula="of:=MIN([.B184:.C184])" office:value-type="float" office:value="3" calcext:value-type="float">
            <text:p>3</text:p>
          </table:table-cell>
          <table:table-cell table:style-name="ce117" table:formula="of:=([.B184]-[.$E184])/[.$E184]" office:value-type="float" office:value="0" calcext:value-type="float">
            <text:p>0.00</text:p>
          </table:table-cell>
          <table:table-cell table:style-name="ce117" table:formula="of:=([.C184]-[.$E184])/[.$E184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3</text:p>
          </table:table-cell>
          <table:table-cell table:number-columns-repeated="2" table:style-name="ce76" office:value-type="float" office:value="26" calcext:value-type="float">
            <text:p>26</text:p>
          </table:table-cell>
          <table:table-cell/>
          <table:table-cell table:formula="of:=MIN([.B185:.C185])" office:value-type="float" office:value="26" calcext:value-type="float">
            <text:p>26</text:p>
          </table:table-cell>
          <table:table-cell table:style-name="ce117" table:formula="of:=([.B185]-[.$E185])/[.$E185]" office:value-type="float" office:value="0" calcext:value-type="float">
            <text:p>0.00</text:p>
          </table:table-cell>
          <table:table-cell table:style-name="ce117" table:formula="of:=([.C185]-[.$E185])/[.$E185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4</text:p>
          </table:table-cell>
          <table:table-cell table:style-name="ce76" office:value-type="float" office:value="36.4" calcext:value-type="float">
            <text:p>36</text:p>
          </table:table-cell>
          <table:table-cell table:style-name="ce76" office:value-type="float" office:value="36.6" calcext:value-type="float">
            <text:p>37</text:p>
          </table:table-cell>
          <table:table-cell/>
          <table:table-cell table:formula="of:=MIN([.B186:.C186])" office:value-type="float" office:value="36.4" calcext:value-type="float">
            <text:p>36.4</text:p>
          </table:table-cell>
          <table:table-cell table:style-name="ce117" table:formula="of:=([.B186]-[.$E186])/[.$E186]" office:value-type="float" office:value="0" calcext:value-type="float">
            <text:p>0.00</text:p>
          </table:table-cell>
          <table:table-cell table:style-name="ce117" table:formula="of:=([.C186]-[.$E186])/[.$E186]" office:value-type="float" office:value="0.00549450549450557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5</text:p>
          </table:table-cell>
          <table:table-cell table:number-columns-repeated="2" table:style-name="ce76" office:value-type="float" office:value="18" calcext:value-type="float">
            <text:p>18</text:p>
          </table:table-cell>
          <table:table-cell/>
          <table:table-cell table:formula="of:=MIN([.B187:.C187])" office:value-type="float" office:value="18" calcext:value-type="float">
            <text:p>18</text:p>
          </table:table-cell>
          <table:table-cell table:style-name="ce117" table:formula="of:=([.B187]-[.$E187])/[.$E187]" office:value-type="float" office:value="0" calcext:value-type="float">
            <text:p>0.00</text:p>
          </table:table-cell>
          <table:table-cell table:style-name="ce117" table:formula="of:=([.C187]-[.$E187])/[.$E187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6</text:p>
          </table:table-cell>
          <table:table-cell table:style-name="ce76" office:value-type="float" office:value="2485" calcext:value-type="float">
            <text:p>2,485</text:p>
          </table:table-cell>
          <table:table-cell table:style-name="ce76" office:value-type="float" office:value="2488.4" calcext:value-type="float">
            <text:p>2,488</text:p>
          </table:table-cell>
          <table:table-cell/>
          <table:table-cell table:formula="of:=MIN([.B188:.C188])" office:value-type="float" office:value="2485" calcext:value-type="float">
            <text:p>2485</text:p>
          </table:table-cell>
          <table:table-cell table:style-name="ce117" table:formula="of:=([.B188]-[.$E188])/[.$E188]" office:value-type="float" office:value="0" calcext:value-type="float">
            <text:p>0.00</text:p>
          </table:table-cell>
          <table:table-cell table:style-name="ce117" table:formula="of:=([.C188]-[.$E188])/[.$E188]" office:value-type="float" office:value="0.00136820925553324" calcext:value-type="float">
            <text:p>0.0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7</text:p>
          </table:table-cell>
          <table:table-cell table:style-name="ce76" office:value-type="float" office:value="1102.6" calcext:value-type="float">
            <text:p>1,103</text:p>
          </table:table-cell>
          <table:table-cell table:style-name="ce76" office:value-type="float" office:value="1105.8" calcext:value-type="float">
            <text:p>1,106</text:p>
          </table:table-cell>
          <table:table-cell/>
          <table:table-cell table:formula="of:=MIN([.B189:.C189])" office:value-type="float" office:value="1102.6" calcext:value-type="float">
            <text:p>1102.6</text:p>
          </table:table-cell>
          <table:table-cell table:style-name="ce117" table:formula="of:=([.B189]-[.$E189])/[.$E189]" office:value-type="float" office:value="0" calcext:value-type="float">
            <text:p>0.00</text:p>
          </table:table-cell>
          <table:table-cell table:style-name="ce117" table:formula="of:=([.C189]-[.$E189])/[.$E189]" office:value-type="float" office:value="0.0029022310901506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1</text:p>
          </table:table-cell>
          <table:table-cell table:style-name="ce76" office:value-type="float" office:value="912.2" calcext:value-type="float">
            <text:p>912</text:p>
          </table:table-cell>
          <table:table-cell table:style-name="ce76" office:value-type="float" office:value="957.6" calcext:value-type="float">
            <text:p>958</text:p>
          </table:table-cell>
          <table:table-cell/>
          <table:table-cell table:formula="of:=MIN([.B190:.C190])" office:value-type="float" office:value="912.2" calcext:value-type="float">
            <text:p>912.2</text:p>
          </table:table-cell>
          <table:table-cell table:style-name="ce117" table:formula="of:=([.B190]-[.$E190])/[.$E190]" office:value-type="float" office:value="0" calcext:value-type="float">
            <text:p>0.00</text:p>
          </table:table-cell>
          <table:table-cell table:style-name="ce117" table:formula="of:=([.C190]-[.$E190])/[.$E190]" office:value-type="float" office:value="0.04976978732734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2</text:p>
          </table:table-cell>
          <table:table-cell table:number-columns-repeated="2" table:style-name="ce76" office:value-type="float" office:value="64" calcext:value-type="float">
            <text:p>64</text:p>
          </table:table-cell>
          <table:table-cell/>
          <table:table-cell table:formula="of:=MIN([.B191:.C191])" office:value-type="float" office:value="64" calcext:value-type="float">
            <text:p>64</text:p>
          </table:table-cell>
          <table:table-cell table:style-name="ce117" table:formula="of:=([.B191]-[.$E191])/[.$E191]" office:value-type="float" office:value="0" calcext:value-type="float">
            <text:p>0.00</text:p>
          </table:table-cell>
          <table:table-cell table:style-name="ce117" table:formula="of:=([.C191]-[.$E191])/[.$E191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3</text:p>
          </table:table-cell>
          <table:table-cell table:style-name="ce76" office:value-type="float" office:value="1273.2" calcext:value-type="float">
            <text:p>1,273</text:p>
          </table:table-cell>
          <table:table-cell table:style-name="ce76" office:value-type="float" office:value="1945.2" calcext:value-type="float">
            <text:p>1,945</text:p>
          </table:table-cell>
          <table:table-cell/>
          <table:table-cell table:formula="of:=MIN([.B192:.C192])" office:value-type="float" office:value="1273.2" calcext:value-type="float">
            <text:p>1273.2</text:p>
          </table:table-cell>
          <table:table-cell table:style-name="ce117" table:formula="of:=([.B192]-[.$E192])/[.$E192]" office:value-type="float" office:value="0" calcext:value-type="float">
            <text:p>0.00</text:p>
          </table:table-cell>
          <table:table-cell table:style-name="ce117" table:formula="of:=([.C192]-[.$E192])/[.$E192]" office:value-type="float" office:value="0.527803958529689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4</text:p>
          </table:table-cell>
          <table:table-cell table:style-name="ce76" office:value-type="float" office:value="249.2" calcext:value-type="float">
            <text:p>249</text:p>
          </table:table-cell>
          <table:table-cell table:style-name="ce76" office:value-type="float" office:value="465.2" calcext:value-type="float">
            <text:p>465</text:p>
          </table:table-cell>
          <table:table-cell/>
          <table:table-cell table:formula="of:=MIN([.B193:.C193])" office:value-type="float" office:value="249.2" calcext:value-type="float">
            <text:p>249.2</text:p>
          </table:table-cell>
          <table:table-cell table:style-name="ce117" table:formula="of:=([.B193]-[.$E193])/[.$E193]" office:value-type="float" office:value="0" calcext:value-type="float">
            <text:p>0.00</text:p>
          </table:table-cell>
          <table:table-cell table:style-name="ce117" table:formula="of:=([.C193]-[.$E193])/[.$E193]" office:value-type="float" office:value="0.86677367576244" calcext:value-type="float">
            <text:p>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5</text:p>
          </table:table-cell>
          <table:table-cell table:number-columns-repeated="2" table:style-name="ce76" office:value-type="float" office:value="58" calcext:value-type="float">
            <text:p>58</text:p>
          </table:table-cell>
          <table:table-cell/>
          <table:table-cell table:formula="of:=MIN([.B194:.C194])" office:value-type="float" office:value="58" calcext:value-type="float">
            <text:p>58</text:p>
          </table:table-cell>
          <table:table-cell table:style-name="ce117" table:formula="of:=([.B194]-[.$E194])/[.$E194]" office:value-type="float" office:value="0" calcext:value-type="float">
            <text:p>0.00</text:p>
          </table:table-cell>
          <table:table-cell table:style-name="ce117" table:formula="of:=([.C194]-[.$E194])/[.$E194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6</text:p>
          </table:table-cell>
          <table:table-cell table:style-name="ce76" office:value-type="float" office:value="33.6" calcext:value-type="float">
            <text:p>34</text:p>
          </table:table-cell>
          <table:table-cell table:style-name="ce76" office:value-type="float" office:value="33.4" calcext:value-type="float">
            <text:p>33</text:p>
          </table:table-cell>
          <table:table-cell/>
          <table:table-cell table:formula="of:=MIN([.B195:.C195])" office:value-type="float" office:value="33.4" calcext:value-type="float">
            <text:p>33.4</text:p>
          </table:table-cell>
          <table:table-cell table:style-name="ce117" table:formula="of:=([.B195]-[.$E195])/[.$E195]" office:value-type="float" office:value="0.00598802395209589" calcext:value-type="float">
            <text:p>0.01</text:p>
          </table:table-cell>
          <table:table-cell table:style-name="ce117" table:formula="of:=([.C195]-[.$E195])/[.$E195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83" calcext:value-type="float">
            <text:p>83</text:p>
          </table:table-cell>
          <table:table-cell/>
          <table:table-cell table:formula="of:=MIN([.B196:.C196])" office:value-type="float" office:value="20" calcext:value-type="float">
            <text:p>20</text:p>
          </table:table-cell>
          <table:table-cell table:style-name="ce117" table:formula="of:=([.B196]-[.$E196])/[.$E196]" office:value-type="float" office:value="0" calcext:value-type="float">
            <text:p>0.00</text:p>
          </table:table-cell>
          <table:table-cell table:style-name="ce97" table:formula="of:=([.C196]-[.$E196])/[.$E196]" office:value-type="float" office:value="3.15" calcext:value-type="float">
            <text:p>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8</text:p>
          </table:table-cell>
          <table:table-cell table:style-name="ce76" office:value-type="float" office:value="280" calcext:value-type="float">
            <text:p>280</text:p>
          </table:table-cell>
          <table:table-cell table:style-name="ce76" office:value-type="float" office:value="322.8" calcext:value-type="float">
            <text:p>323</text:p>
          </table:table-cell>
          <table:table-cell/>
          <table:table-cell table:formula="of:=MIN([.B197:.C197])" office:value-type="float" office:value="280" calcext:value-type="float">
            <text:p>280</text:p>
          </table:table-cell>
          <table:table-cell table:style-name="ce117" table:formula="of:=([.B197]-[.$E197])/[.$E197]" office:value-type="float" office:value="0" calcext:value-type="float">
            <text:p>0.00</text:p>
          </table:table-cell>
          <table:table-cell table:style-name="ce117" table:formula="of:=([.C197]-[.$E197])/[.$E197]" office:value-type="float" office:value="0.152857142857143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10</text:p>
          </table:table-cell>
          <table:table-cell table:style-name="ce76" office:value-type="float" office:value="128.6" calcext:value-type="float">
            <text:p>129</text:p>
          </table:table-cell>
          <table:table-cell table:style-name="ce76" office:value-type="float" office:value="128.2" calcext:value-type="float">
            <text:p>128</text:p>
          </table:table-cell>
          <table:table-cell/>
          <table:table-cell table:formula="of:=MIN([.B198:.C198])" office:value-type="float" office:value="128.2" calcext:value-type="float">
            <text:p>128.2</text:p>
          </table:table-cell>
          <table:table-cell table:style-name="ce117" table:formula="of:=([.B198]-[.$E198])/[.$E198]" office:value-type="float" office:value="0.00312012480499224" calcext:value-type="float">
            <text:p>0.00</text:p>
          </table:table-cell>
          <table:table-cell table:style-name="ce117" table:formula="of:=([.C198]-[.$E198])/[.$E198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11</text:p>
          </table:table-cell>
          <table:table-cell table:style-name="ce76" office:value-type="float" office:value="2419.8" calcext:value-type="float">
            <text:p>2,420</text:p>
          </table:table-cell>
          <table:table-cell table:style-name="ce76" office:value-type="float" office:value="2419.4" calcext:value-type="float">
            <text:p>2,419</text:p>
          </table:table-cell>
          <table:table-cell/>
          <table:table-cell table:formula="of:=MIN([.B199:.C199])" office:value-type="float" office:value="2419.4" calcext:value-type="float">
            <text:p>2419.4</text:p>
          </table:table-cell>
          <table:table-cell table:style-name="ce117" table:formula="of:=([.B199]-[.$E199])/[.$E199]" office:value-type="float" office:value="0.000165330247168757" calcext:value-type="float">
            <text:p>0.00</text:p>
          </table:table-cell>
          <table:table-cell table:style-name="ce117" table:formula="of:=([.C199]-[.$E199])/[.$E199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s1</text:p>
          </table:table-cell>
          <table:table-cell table:number-columns-repeated="2" table:style-name="ce76" office:value-type="float" office:value="13" calcext:value-type="float">
            <text:p>13</text:p>
          </table:table-cell>
          <table:table-cell/>
          <table:table-cell table:formula="of:=MIN([.B200:.C200])" office:value-type="float" office:value="13" calcext:value-type="float">
            <text:p>13</text:p>
          </table:table-cell>
          <table:table-cell table:style-name="ce117" table:formula="of:=([.B200]-[.$E200])/[.$E200]" office:value-type="float" office:value="0" calcext:value-type="float">
            <text:p>0.00</text:p>
          </table:table-cell>
          <table:table-cell table:style-name="ce117" table:formula="of:=([.C200]-[.$E200])/[.$E200]" office:value-type="float" office:value="0" calcext:value-type="float">
            <text:p>0.0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s2</text:p>
          </table:table-cell>
          <table:table-cell table:style-name="ce76" office:value-type="float" office:value="16.8" calcext:value-type="float">
            <text:p>17</text:p>
          </table:table-cell>
          <table:table-cell table:style-name="ce76" office:value-type="float" office:value="17" calcext:value-type="float">
            <text:p>17</text:p>
          </table:table-cell>
          <table:table-cell/>
          <table:table-cell table:formula="of:=MIN([.B201:.C201])" office:value-type="float" office:value="16.8" calcext:value-type="float">
            <text:p>16.8</text:p>
          </table:table-cell>
          <table:table-cell table:style-name="ce117" table:formula="of:=([.B201]-[.$E201])/[.$E201]" office:value-type="float" office:value="0" calcext:value-type="float">
            <text:p>0.00</text:p>
          </table:table-cell>
          <table:table-cell table:style-name="ce117" table:formula="of:=([.C201]-[.$E201])/[.$E201]" office:value-type="float" office:value="0.0119047619047619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s3</text:p>
          </table:table-cell>
          <table:table-cell table:style-name="ce76" office:value-type="float" office:value="703" calcext:value-type="float">
            <text:p>703</text:p>
          </table:table-cell>
          <table:table-cell table:style-name="ce76" office:value-type="float" office:value="5051.2" calcext:value-type="float">
            <text:p>5,051</text:p>
          </table:table-cell>
          <table:table-cell/>
          <table:table-cell table:formula="of:=MIN([.B202:.C202])" office:value-type="float" office:value="703" calcext:value-type="float">
            <text:p>703</text:p>
          </table:table-cell>
          <table:table-cell table:style-name="ce117" table:formula="of:=([.B202]-[.$E202])/[.$E202]" office:value-type="float" office:value="0" calcext:value-type="float">
            <text:p>0.00</text:p>
          </table:table-cell>
          <table:table-cell table:style-name="ce97" table:formula="of:=([.C202]-[.$E202])/[.$E202]" office:value-type="float" office:value="6.18520625889047" calcext:value-type="float">
            <text:p>6.19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s4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/>
          <table:table-cell table:formula="of:=MIN([.B203:.C203])" office:value-type="float" office:value="10" calcext:value-type="float">
            <text:p>10</text:p>
          </table:table-cell>
          <table:table-cell table:style-name="ce117" table:formula="of:=([.B203]-[.$E203])/[.$E203]" office:value-type="float" office:value="0" calcext:value-type="float">
            <text:p>0.00</text:p>
          </table:table-cell>
          <table:table-cell table:style-name="ce117" table:formula="of:=([.C203]-[.$E203])/[.$E203]" office:value-type="float" office:value="0.1" calcext:value-type="float">
            <text:p>0.1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s5</text:p>
          </table:table-cell>
          <table:table-cell table:style-name="ce76" office:value-type="float" office:value="229" calcext:value-type="float">
            <text:p>229</text:p>
          </table:table-cell>
          <table:table-cell table:style-name="ce76" office:value-type="float" office:value="2886.6" calcext:value-type="float">
            <text:p>2,887</text:p>
          </table:table-cell>
          <table:table-cell/>
          <table:table-cell table:formula="of:=MIN([.B204:.C204])" office:value-type="float" office:value="229" calcext:value-type="float">
            <text:p>229</text:p>
          </table:table-cell>
          <table:table-cell table:style-name="ce117" table:formula="of:=([.B204]-[.$E204])/[.$E204]" office:value-type="float" office:value="0" calcext:value-type="float">
            <text:p>0.00</text:p>
          </table:table-cell>
          <table:table-cell table:style-name="ce97" table:formula="of:=([.C204]-[.$E204])/[.$E204]" office:value-type="float" office:value="11.6052401746725" calcext:value-type="float">
            <text:p>11.6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s6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61" calcext:value-type="float">
            <text:p>61</text:p>
          </table:table-cell>
          <table:table-cell/>
          <table:table-cell table:formula="of:=MIN([.B205:.C205])" office:value-type="float" office:value="36" calcext:value-type="float">
            <text:p>36</text:p>
          </table:table-cell>
          <table:table-cell table:style-name="ce117" table:formula="of:=([.B205]-[.$E205])/[.$E205]" office:value-type="float" office:value="0" calcext:value-type="float">
            <text:p>0.00</text:p>
          </table:table-cell>
          <table:table-cell table:style-name="ce117" table:formula="of:=([.C205]-[.$E205])/[.$E205]" office:value-type="float" office:value="0.694444444444444" calcext:value-type="float">
            <text:p>0.69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ls7</text:p>
          </table:table-cell>
          <table:table-cell table:number-columns-repeated="2" table:style-name="ce76" office:value-type="float" office:value="210" calcext:value-type="float">
            <text:p>210</text:p>
          </table:table-cell>
          <table:table-cell/>
          <table:table-cell table:formula="of:=MIN([.B206:.C206])" office:value-type="float" office:value="210" calcext:value-type="float">
            <text:p>210</text:p>
          </table:table-cell>
          <table:table-cell table:style-name="ce117" table:formula="of:=([.B206]-[.$E206])/[.$E206]" office:value-type="float" office:value="0" calcext:value-type="float">
            <text:p>0.00</text:p>
          </table:table-cell>
          <table:table-cell table:style-name="ce117" table:formula="of:=([.C206]-[.$E206])/[.$E206]" office:value-type="float" office:value="0" calcext:value-type="float">
            <text:p>0.00</text:p>
          </table:table-cell>
          <table:table-cell table:number-columns-repeated="1017"/>
        </table:table-row>
      </table:table>
      <table:table table:name="cardbased-greedy-nodelay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#SPARQLreq</text:p>
          </table:table-cell>
          <table:table-cell office:value-type="string" calcext:value-type="string">
            <text:p>#TPFreq</text:p>
          </table:table-cell>
          <table:table-cell office:value-type="string" calcext:value-type="string">
            <text:p>#brTPFreq</text:p>
          </table:table-cell>
          <table:table-cell table:number-columns-repeated="3"/>
          <table:table-cell table:style-name="ce12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2" office:value-type="string" calcext:value-type="string">
            <text:p>avg_QET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#SPARQLreq</text:p>
          </table:table-cell>
          <table:table-cell office:value-type="string" calcext:value-type="string">
            <text:p>#TPFreq</text:p>
          </table:table-cell>
          <table:table-cell office:value-type="string" calcext:value-type="string">
            <text:p>#brTPFreq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1</text:p>
          </table:table-cell>
          <table:table-cell table:style-name="ce122" table:formula="of:=AVERAGEIF([.$A$2:.$A$200]; &quot;=*cd1&quot;; [.C$2:.C$200])" office:value-type="float" office:value="127.2" calcext:value-type="float">
            <text:p>127</text:p>
          </table:table-cell>
          <table:table-cell table:style-name="ce122" table:formula="of:=AVERAGEIF([.$A$2:.$A$200]; &quot;=*cd1&quot;; [.D$2:.D$200])" office:value-type="float" office:value="117" calcext:value-type="float">
            <text:p>117</text:p>
          </table:table-cell>
          <table:table-cell table:style-name="ce122" table:formula="of:=AVERAGEIF([.$A$2:.$A$200]; &quot;=*cd1&quot;; [.E$2:.E$200])" office:value-type="float" office:value="0" calcext:value-type="float">
            <text:p>0</text:p>
          </table:table-cell>
          <table:table-cell table:style-name="ce122" table:formula="of:=AVERAGEIF([.$A$2:.$A$200]; &quot;=*cd1&quot;; [.F$2:.F$200])" office:value-type="float" office:value="10.2" calcext:value-type="float">
            <text:p>10</text:p>
          </table:table-cell>
          <table:table-cell table:style-name="ce122" table:formula="of:=AVERAGEIF([.$A$2:.$A$200]; &quot;=*cd1&quot;; [.G$2:.G$200])" office:value-type="float" office:value="7.8" calcext:value-type="float">
            <text:p>8</text:p>
          </table:table-cell>
          <table:table-cell table:style-name="ce122" table:formula="of:=AVERAGEIF([.$A$2:.$A$200]; &quot;=*cd1&quot;; [.H$2:.H$200])" office:value-type="float" office:value="2.8" calcext:value-type="float">
            <text:p>3</text:p>
          </table:table-cell>
          <table:table-cell table:style-name="ce122" table:formula="of:=AVERAGEIF([.$A$2:.$A$200]; &quot;=*cd1&quot;; [.I$2:.I$200])" office:value-type="float" office:value="5" calcext:value-type="float">
            <text:p>5</text:p>
          </table:table-cell>
          <table:table-cell table:style-name="ce122" table:formula="of:=AVERAGEIF([.$A$2:.$A$200]; &quot;=*cd1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2</text:p>
          </table:table-cell>
          <table:table-cell table:style-name="ce122" table:formula="of:=AVERAGEIF([.$A$2:.$A$200]; &quot;=*cd2&quot;; [.C$2:.C$200])" office:value-type="float" office:value="23.8" calcext:value-type="float">
            <text:p>24</text:p>
          </table:table-cell>
          <table:table-cell table:style-name="ce122" table:formula="of:=AVERAGEIF([.$A$2:.$A$200]; &quot;=*cd2&quot;; [.D$2:.D$200])" office:value-type="float" office:value="14.6" calcext:value-type="float">
            <text:p>15</text:p>
          </table:table-cell>
          <table:table-cell table:style-name="ce122" table:formula="of:=AVERAGEIF([.$A$2:.$A$200]; &quot;=*cd2&quot;; [.E$2:.E$200])" office:value-type="float" office:value="0" calcext:value-type="float">
            <text:p>0</text:p>
          </table:table-cell>
          <table:table-cell table:style-name="ce122" table:formula="of:=AVERAGEIF([.$A$2:.$A$200]; &quot;=*cd2&quot;; [.F$2:.F$200])" office:value-type="float" office:value="9.2" calcext:value-type="float">
            <text:p>9</text:p>
          </table:table-cell>
          <table:table-cell table:style-name="ce122" table:formula="of:=AVERAGEIF([.$A$2:.$A$200]; &quot;=*cd2&quot;; [.G$2:.G$200])" office:value-type="float" office:value="3" calcext:value-type="float">
            <text:p>3</text:p>
          </table:table-cell>
          <table:table-cell table:style-name="ce122" table:formula="of:=AVERAGEIF([.$A$2:.$A$200]; &quot;=*cd2&quot;; [.H$2:.H$200])" office:value-type="float" office:value="1" calcext:value-type="float">
            <text:p>1</text:p>
          </table:table-cell>
          <table:table-cell table:style-name="ce122" table:formula="of:=AVERAGEIF([.$A$2:.$A$200]; &quot;=*cd2&quot;; [.I$2:.I$200])" office:value-type="float" office:value="2" calcext:value-type="float">
            <text:p>2</text:p>
          </table:table-cell>
          <table:table-cell table:style-name="ce122" table:formula="of:=AVERAGEIF([.$A$2:.$A$200]; &quot;=*cd2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3</text:p>
          </table:table-cell>
          <table:table-cell table:style-name="ce122" table:formula="of:=AVERAGEIF([.$A$2:.$A$200]; &quot;=*cd3&quot;; [.C$2:.C$200])" office:value-type="float" office:value="50.6" calcext:value-type="float">
            <text:p>51</text:p>
          </table:table-cell>
          <table:table-cell table:style-name="ce122" table:formula="of:=AVERAGEIF([.$A$2:.$A$200]; &quot;=*cd3&quot;; [.D$2:.D$200])" office:value-type="float" office:value="24.8" calcext:value-type="float">
            <text:p>25</text:p>
          </table:table-cell>
          <table:table-cell table:style-name="ce122" table:formula="of:=AVERAGEIF([.$A$2:.$A$200]; &quot;=*cd3&quot;; [.E$2:.E$200])" office:value-type="float" office:value="0" calcext:value-type="float">
            <text:p>0</text:p>
          </table:table-cell>
          <table:table-cell table:style-name="ce122" table:formula="of:=AVERAGEIF([.$A$2:.$A$200]; &quot;=*cd3&quot;; [.F$2:.F$200])" office:value-type="float" office:value="25.8" calcext:value-type="float">
            <text:p>26</text:p>
          </table:table-cell>
          <table:table-cell table:style-name="ce122" table:formula="of:=AVERAGEIF([.$A$2:.$A$200]; &quot;=*cd3&quot;; [.G$2:.G$200])" office:value-type="float" office:value="26" calcext:value-type="float">
            <text:p>26</text:p>
          </table:table-cell>
          <table:table-cell table:style-name="ce122" table:formula="of:=AVERAGEIF([.$A$2:.$A$200]; &quot;=*cd3&quot;; [.H$2:.H$200])" office:value-type="float" office:value="3" calcext:value-type="float">
            <text:p>3</text:p>
          </table:table-cell>
          <table:table-cell table:style-name="ce122" table:formula="of:=AVERAGEIF([.$A$2:.$A$200]; &quot;=*cd3&quot;; [.I$2:.I$200])" office:value-type="float" office:value="20" calcext:value-type="float">
            <text:p>20</text:p>
          </table:table-cell>
          <table:table-cell table:style-name="ce122" table:formula="of:=AVERAGEIF([.$A$2:.$A$200]; &quot;=*cd3&quot;; [.J$2:.J$2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4</text:p>
          </table:table-cell>
          <table:table-cell table:style-name="ce122" table:formula="of:=AVERAGEIF([.$A$2:.$A$200]; &quot;=*cd4&quot;; [.C$2:.C$200])" office:value-type="float" office:value="51.4" calcext:value-type="float">
            <text:p>51</text:p>
          </table:table-cell>
          <table:table-cell table:style-name="ce122" table:formula="of:=AVERAGEIF([.$A$2:.$A$200]; &quot;=*cd4&quot;; [.D$2:.D$200])" office:value-type="float" office:value="23.8" calcext:value-type="float">
            <text:p>24</text:p>
          </table:table-cell>
          <table:table-cell table:style-name="ce122" table:formula="of:=AVERAGEIF([.$A$2:.$A$200]; &quot;=*cd4&quot;; [.E$2:.E$200])" office:value-type="float" office:value="0.2" calcext:value-type="float">
            <text:p>0</text:p>
          </table:table-cell>
          <table:table-cell table:style-name="ce122" table:formula="of:=AVERAGEIF([.$A$2:.$A$200]; &quot;=*cd4&quot;; [.F$2:.F$200])" office:value-type="float" office:value="27.4" calcext:value-type="float">
            <text:p>27</text:p>
          </table:table-cell>
          <table:table-cell table:style-name="ce122" table:formula="of:=AVERAGEIF([.$A$2:.$A$200]; &quot;=*cd4&quot;; [.G$2:.G$200])" office:value-type="float" office:value="36.4" calcext:value-type="float">
            <text:p>36</text:p>
          </table:table-cell>
          <table:table-cell table:style-name="ce122" table:formula="of:=AVERAGEIF([.$A$2:.$A$200]; &quot;=*cd4&quot;; [.H$2:.H$200])" office:value-type="float" office:value="3.6" calcext:value-type="float">
            <text:p>4</text:p>
          </table:table-cell>
          <table:table-cell table:style-name="ce122" table:formula="of:=AVERAGEIF([.$A$2:.$A$200]; &quot;=*cd4&quot;; [.I$2:.I$200])" office:value-type="float" office:value="28" calcext:value-type="float">
            <text:p>28</text:p>
          </table:table-cell>
          <table:table-cell table:style-name="ce122" table:formula="of:=AVERAGEIF([.$A$2:.$A$200]; &quot;=*cd4&quot;; [.J$2:.J$200])"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5</text:p>
          </table:table-cell>
          <table:table-cell table:style-name="ce122" table:formula="of:=AVERAGEIF([.$A$2:.$A$200]; &quot;=*cd5&quot;; [.C$2:.C$200])" office:value-type="float" office:value="32.2" calcext:value-type="float">
            <text:p>32</text:p>
          </table:table-cell>
          <table:table-cell table:style-name="ce122" table:formula="of:=AVERAGEIF([.$A$2:.$A$200]; &quot;=*cd5&quot;; [.D$2:.D$200])" office:value-type="float" office:value="12.4" calcext:value-type="float">
            <text:p>12</text:p>
          </table:table-cell>
          <table:table-cell table:style-name="ce122" table:formula="of:=AVERAGEIF([.$A$2:.$A$200]; &quot;=*cd5&quot;; [.E$2:.E$200])" office:value-type="float" office:value="0.2" calcext:value-type="float">
            <text:p>0</text:p>
          </table:table-cell>
          <table:table-cell table:style-name="ce122" table:formula="of:=AVERAGEIF([.$A$2:.$A$200]; &quot;=*cd5&quot;; [.F$2:.F$200])" office:value-type="float" office:value="19.6" calcext:value-type="float">
            <text:p>20</text:p>
          </table:table-cell>
          <table:table-cell table:style-name="ce122" table:formula="of:=AVERAGEIF([.$A$2:.$A$200]; &quot;=*cd5&quot;; [.G$2:.G$200])" office:value-type="float" office:value="18" calcext:value-type="float">
            <text:p>18</text:p>
          </table:table-cell>
          <table:table-cell table:style-name="ce122" table:formula="of:=AVERAGEIF([.$A$2:.$A$200]; &quot;=*cd5&quot;; [.H$2:.H$200])" office:value-type="float" office:value="3" calcext:value-type="float">
            <text:p>3</text:p>
          </table:table-cell>
          <table:table-cell table:style-name="ce122" table:formula="of:=AVERAGEIF([.$A$2:.$A$200]; &quot;=*cd5&quot;; [.I$2:.I$200])" office:value-type="float" office:value="12" calcext:value-type="float">
            <text:p>12</text:p>
          </table:table-cell>
          <table:table-cell table:style-name="ce122" table:formula="of:=AVERAGEIF([.$A$2:.$A$200]; &quot;=*cd5&quot;; [.J$2:.J$2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6</text:p>
          </table:table-cell>
          <table:table-cell table:style-name="ce122" table:formula="of:=AVERAGEIF([.$A$2:.$A$200]; &quot;=*cd6&quot;; [.C$2:.C$200])" office:value-type="float" office:value="1180" calcext:value-type="float">
            <text:p>1,180</text:p>
          </table:table-cell>
          <table:table-cell table:style-name="ce122" table:formula="of:=AVERAGEIF([.$A$2:.$A$200]; &quot;=*cd6&quot;; [.D$2:.D$200])" office:value-type="float" office:value="27.4" calcext:value-type="float">
            <text:p>27</text:p>
          </table:table-cell>
          <table:table-cell table:style-name="ce122" table:formula="of:=AVERAGEIF([.$A$2:.$A$200]; &quot;=*cd6&quot;; [.E$2:.E$200])" office:value-type="float" office:value="0.2" calcext:value-type="float">
            <text:p>0</text:p>
          </table:table-cell>
          <table:table-cell table:style-name="ce122" table:formula="of:=AVERAGEIF([.$A$2:.$A$200]; &quot;=*cd6&quot;; [.F$2:.F$200])" office:value-type="float" office:value="1152.4" calcext:value-type="float">
            <text:p>1,152</text:p>
          </table:table-cell>
          <table:table-cell table:style-name="ce122" table:formula="of:=AVERAGEIF([.$A$2:.$A$200]; &quot;=*cd6&quot;; [.G$2:.G$200])" office:value-type="float" office:value="2485" calcext:value-type="float">
            <text:p>2,485</text:p>
          </table:table-cell>
          <table:table-cell table:style-name="ce122" table:formula="of:=AVERAGEIF([.$A$2:.$A$200]; &quot;=*cd6&quot;; [.H$2:.H$200])" office:value-type="float" office:value="3" calcext:value-type="float">
            <text:p>3</text:p>
          </table:table-cell>
          <table:table-cell table:style-name="ce122" table:formula="of:=AVERAGEIF([.$A$2:.$A$200]; &quot;=*cd6&quot;; [.I$2:.I$200])" office:value-type="float" office:value="2441" calcext:value-type="float">
            <text:p>2,441</text:p>
          </table:table-cell>
          <table:table-cell table:style-name="ce122" table:formula="of:=AVERAGEIF([.$A$2:.$A$200]; &quot;=*cd6&quot;; [.J$2:.J$20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7</text:p>
          </table:table-cell>
          <table:table-cell table:style-name="ce122" table:formula="of:=AVERAGEIF([.$A$2:.$A$200]; &quot;=*cd7&quot;; [.C$2:.C$200])" office:value-type="float" office:value="519" calcext:value-type="float">
            <text:p>519</text:p>
          </table:table-cell>
          <table:table-cell table:style-name="ce122" table:formula="of:=AVERAGEIF([.$A$2:.$A$200]; &quot;=*cd7&quot;; [.D$2:.D$200])" office:value-type="float" office:value="22" calcext:value-type="float">
            <text:p>22</text:p>
          </table:table-cell>
          <table:table-cell table:style-name="ce122" table:formula="of:=AVERAGEIF([.$A$2:.$A$200]; &quot;=*cd7&quot;; [.E$2:.E$200])" office:value-type="float" office:value="0.4" calcext:value-type="float">
            <text:p>0</text:p>
          </table:table-cell>
          <table:table-cell table:style-name="ce122" table:formula="of:=AVERAGEIF([.$A$2:.$A$200]; &quot;=*cd7&quot;; [.F$2:.F$200])" office:value-type="float" office:value="496.6" calcext:value-type="float">
            <text:p>497</text:p>
          </table:table-cell>
          <table:table-cell table:style-name="ce122" table:formula="of:=AVERAGEIF([.$A$2:.$A$200]; &quot;=*cd7&quot;; [.G$2:.G$200])" office:value-type="float" office:value="1102.6" calcext:value-type="float">
            <text:p>1,103</text:p>
          </table:table-cell>
          <table:table-cell table:style-name="ce122" table:formula="of:=AVERAGEIF([.$A$2:.$A$200]; &quot;=*cd7&quot;; [.H$2:.H$200])" office:value-type="float" office:value="40.8" calcext:value-type="float">
            <text:p>41</text:p>
          </table:table-cell>
          <table:table-cell table:style-name="ce122" table:formula="of:=AVERAGEIF([.$A$2:.$A$200]; &quot;=*cd7&quot;; [.I$2:.I$200])" office:value-type="float" office:value="1020.8" calcext:value-type="float">
            <text:p>1,021</text:p>
          </table:table-cell>
          <table:table-cell table:style-name="ce122" table:formula="of:=AVERAGEIF([.$A$2:.$A$200]; &quot;=*cd7&quot;; [.J$2:.J$20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1</text:p>
          </table:table-cell>
          <table:table-cell table:style-name="ce122" table:formula="of:=AVERAGEIF([.$A$2:.$A$200]; &quot;=*ld1&quot;; [.C$2:.C$200])" office:value-type="float" office:value="521.4" calcext:value-type="float">
            <text:p>521</text:p>
          </table:table-cell>
          <table:table-cell table:style-name="ce122" table:formula="of:=AVERAGEIF([.$A$2:.$A$200]; &quot;=*ld1&quot;; [.D$2:.D$200])" office:value-type="float" office:value="30.6" calcext:value-type="float">
            <text:p>31</text:p>
          </table:table-cell>
          <table:table-cell table:style-name="ce122" table:formula="of:=AVERAGEIF([.$A$2:.$A$200]; &quot;=*ld1&quot;; [.E$2:.E$200])" office:value-type="float" office:value="0.2" calcext:value-type="float">
            <text:p>0</text:p>
          </table:table-cell>
          <table:table-cell table:style-name="ce122" table:formula="of:=AVERAGEIF([.$A$2:.$A$200]; &quot;=*ld1&quot;; [.F$2:.F$200])" office:value-type="float" office:value="490.6" calcext:value-type="float">
            <text:p>491</text:p>
          </table:table-cell>
          <table:table-cell table:style-name="ce122" table:formula="of:=AVERAGEIF([.$A$2:.$A$200]; &quot;=*ld1&quot;; [.G$2:.G$200])" office:value-type="float" office:value="912.2" calcext:value-type="float">
            <text:p>912</text:p>
          </table:table-cell>
          <table:table-cell table:style-name="ce122" table:formula="of:=AVERAGEIF([.$A$2:.$A$200]; &quot;=*ld1&quot;; [.H$2:.H$200])" office:value-type="float" office:value="26" calcext:value-type="float">
            <text:p>26</text:p>
          </table:table-cell>
          <table:table-cell table:style-name="ce122" table:formula="of:=AVERAGEIF([.$A$2:.$A$200]; &quot;=*ld1&quot;; [.I$2:.I$200])" office:value-type="float" office:value="829.8" calcext:value-type="float">
            <text:p>830</text:p>
          </table:table-cell>
          <table:table-cell table:style-name="ce122" table:formula="of:=AVERAGEIF([.$A$2:.$A$200]; &quot;=*ld1&quot;; [.J$2:.J$200])" office:value-type="float" office:value="56.4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2</text:p>
          </table:table-cell>
          <table:table-cell table:style-name="ce122" table:formula="of:=AVERAGEIF([.$A$2:.$A$200]; &quot;=*ld2&quot;; [.C$2:.C$200])" office:value-type="float" office:value="65.8" calcext:value-type="float">
            <text:p>66</text:p>
          </table:table-cell>
          <table:table-cell table:style-name="ce122" table:formula="of:=AVERAGEIF([.$A$2:.$A$200]; &quot;=*ld2&quot;; [.D$2:.D$200])" office:value-type="float" office:value="11" calcext:value-type="float">
            <text:p>11</text:p>
          </table:table-cell>
          <table:table-cell table:style-name="ce122" table:formula="of:=AVERAGEIF([.$A$2:.$A$200]; &quot;=*ld2&quot;; [.E$2:.E$200])" office:value-type="float" office:value="0.2" calcext:value-type="float">
            <text:p>0</text:p>
          </table:table-cell>
          <table:table-cell table:style-name="ce122" table:formula="of:=AVERAGEIF([.$A$2:.$A$200]; &quot;=*ld2&quot;; [.F$2:.F$200])" office:value-type="float" office:value="54.6" calcext:value-type="float">
            <text:p>55</text:p>
          </table:table-cell>
          <table:table-cell table:style-name="ce122" table:formula="of:=AVERAGEIF([.$A$2:.$A$200]; &quot;=*ld2&quot;; [.G$2:.G$200])" office:value-type="float" office:value="64" calcext:value-type="float">
            <text:p>64</text:p>
          </table:table-cell>
          <table:table-cell table:style-name="ce122" table:formula="of:=AVERAGEIF([.$A$2:.$A$200]; &quot;=*ld2&quot;; [.H$2:.H$200])" office:value-type="float" office:value="0" calcext:value-type="float">
            <text:p>0</text:p>
          </table:table-cell>
          <table:table-cell table:style-name="ce122" table:formula="of:=AVERAGEIF([.$A$2:.$A$200]; &quot;=*ld2&quot;; [.I$2:.I$200])" office:value-type="float" office:value="64" calcext:value-type="float">
            <text:p>64</text:p>
          </table:table-cell>
          <table:table-cell table:style-name="ce122" table:formula="of:=AVERAGEIF([.$A$2:.$A$200]; &quot;=*ld2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3</text:p>
          </table:table-cell>
          <table:table-cell table:style-name="ce122" table:formula="of:=AVERAGEIF([.$A$2:.$A$200]; &quot;=*ld3&quot;; [.C$2:.C$200])" office:value-type="float" office:value="662.8" calcext:value-type="float">
            <text:p>663</text:p>
          </table:table-cell>
          <table:table-cell table:style-name="ce122" table:formula="of:=AVERAGEIF([.$A$2:.$A$200]; &quot;=*ld3&quot;; [.D$2:.D$200])" office:value-type="float" office:value="40.8" calcext:value-type="float">
            <text:p>41</text:p>
          </table:table-cell>
          <table:table-cell table:style-name="ce122" table:formula="of:=AVERAGEIF([.$A$2:.$A$200]; &quot;=*ld3&quot;; [.E$2:.E$200])" office:value-type="float" office:value="0.8" calcext:value-type="float">
            <text:p>1</text:p>
          </table:table-cell>
          <table:table-cell table:style-name="ce122" table:formula="of:=AVERAGEIF([.$A$2:.$A$200]; &quot;=*ld3&quot;; [.F$2:.F$200])" office:value-type="float" office:value="621.2" calcext:value-type="float">
            <text:p>621</text:p>
          </table:table-cell>
          <table:table-cell table:style-name="ce122" table:formula="of:=AVERAGEIF([.$A$2:.$A$200]; &quot;=*ld3&quot;; [.G$2:.G$200])" office:value-type="float" office:value="1273.2" calcext:value-type="float">
            <text:p>1,273</text:p>
          </table:table-cell>
          <table:table-cell table:style-name="ce122" table:formula="of:=AVERAGEIF([.$A$2:.$A$200]; &quot;=*ld3&quot;; [.H$2:.H$200])" office:value-type="float" office:value="29.2" calcext:value-type="float">
            <text:p>29</text:p>
          </table:table-cell>
          <table:table-cell table:style-name="ce122" table:formula="of:=AVERAGEIF([.$A$2:.$A$200]; &quot;=*ld3&quot;; [.I$2:.I$200])" office:value-type="float" office:value="1176" calcext:value-type="float">
            <text:p>1,176</text:p>
          </table:table-cell>
          <table:table-cell table:style-name="ce122" table:formula="of:=AVERAGEIF([.$A$2:.$A$200]; &quot;=*ld3&quot;; [.J$2:.J$200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4</text:p>
          </table:table-cell>
          <table:table-cell table:style-name="ce122" table:formula="of:=AVERAGEIF([.$A$2:.$A$200]; &quot;=*ld4&quot;; [.C$2:.C$200])" office:value-type="float" office:value="177.8" calcext:value-type="float">
            <text:p>178</text:p>
          </table:table-cell>
          <table:table-cell table:style-name="ce122" table:formula="of:=AVERAGEIF([.$A$2:.$A$200]; &quot;=*ld4&quot;; [.D$2:.D$200])" office:value-type="float" office:value="21.2" calcext:value-type="float">
            <text:p>21</text:p>
          </table:table-cell>
          <table:table-cell table:style-name="ce122" table:formula="of:=AVERAGEIF([.$A$2:.$A$200]; &quot;=*ld4&quot;; [.E$2:.E$200])" office:value-type="float" office:value="0.4" calcext:value-type="float">
            <text:p>0</text:p>
          </table:table-cell>
          <table:table-cell table:style-name="ce122" table:formula="of:=AVERAGEIF([.$A$2:.$A$200]; &quot;=*ld4&quot;; [.F$2:.F$200])" office:value-type="float" office:value="156.2" calcext:value-type="float">
            <text:p>156</text:p>
          </table:table-cell>
          <table:table-cell table:style-name="ce122" table:formula="of:=AVERAGEIF([.$A$2:.$A$200]; &quot;=*ld4&quot;; [.G$2:.G$200])" office:value-type="float" office:value="249.2" calcext:value-type="float">
            <text:p>249</text:p>
          </table:table-cell>
          <table:table-cell table:style-name="ce122" table:formula="of:=AVERAGEIF([.$A$2:.$A$200]; &quot;=*ld4&quot;; [.H$2:.H$200])" office:value-type="float" office:value="0" calcext:value-type="float">
            <text:p>0</text:p>
          </table:table-cell>
          <table:table-cell table:style-name="ce122" table:formula="of:=AVERAGEIF([.$A$2:.$A$200]; &quot;=*ld4&quot;; [.I$2:.I$200])" office:value-type="float" office:value="249.2" calcext:value-type="float">
            <text:p>249</text:p>
          </table:table-cell>
          <table:table-cell table:style-name="ce122" table:formula="of:=AVERAGEIF([.$A$2:.$A$200]; &quot;=*ld4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5</text:p>
          </table:table-cell>
          <table:table-cell table:style-name="ce122" table:formula="of:=AVERAGEIF([.$A$2:.$A$200]; &quot;=*ld5&quot;; [.C$2:.C$200])" office:value-type="float" office:value="59" calcext:value-type="float">
            <text:p>59</text:p>
          </table:table-cell>
          <table:table-cell table:style-name="ce122" table:formula="of:=AVERAGEIF([.$A$2:.$A$200]; &quot;=*ld5&quot;; [.D$2:.D$200])" office:value-type="float" office:value="26.8" calcext:value-type="float">
            <text:p>27</text:p>
          </table:table-cell>
          <table:table-cell table:style-name="ce122" table:formula="of:=AVERAGEIF([.$A$2:.$A$200]; &quot;=*ld5&quot;; [.E$2:.E$200])" office:value-type="float" office:value="0.2" calcext:value-type="float">
            <text:p>0</text:p>
          </table:table-cell>
          <table:table-cell table:style-name="ce122" table:formula="of:=AVERAGEIF([.$A$2:.$A$200]; &quot;=*ld5&quot;; [.F$2:.F$200])" office:value-type="float" office:value="32" calcext:value-type="float">
            <text:p>32</text:p>
          </table:table-cell>
          <table:table-cell table:style-name="ce122" table:formula="of:=AVERAGEIF([.$A$2:.$A$200]; &quot;=*ld5&quot;; [.G$2:.G$200])" office:value-type="float" office:value="58" calcext:value-type="float">
            <text:p>58</text:p>
          </table:table-cell>
          <table:table-cell table:style-name="ce122" table:formula="of:=AVERAGEIF([.$A$2:.$A$200]; &quot;=*ld5&quot;; [.H$2:.H$200])" office:value-type="float" office:value="2" calcext:value-type="float">
            <text:p>2</text:p>
          </table:table-cell>
          <table:table-cell table:style-name="ce122" table:formula="of:=AVERAGEIF([.$A$2:.$A$200]; &quot;=*ld5&quot;; [.I$2:.I$200])" office:value-type="float" office:value="56" calcext:value-type="float">
            <text:p>56</text:p>
          </table:table-cell>
          <table:table-cell table:style-name="ce122" table:formula="of:=AVERAGEIF([.$A$2:.$A$200]; &quot;=*ld5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6</text:p>
          </table:table-cell>
          <table:table-cell table:style-name="ce122" table:formula="of:=AVERAGEIF([.$A$2:.$A$200]; &quot;=*ld6&quot;; [.C$2:.C$200])" office:value-type="float" office:value="39.4" calcext:value-type="float">
            <text:p>39</text:p>
          </table:table-cell>
          <table:table-cell table:style-name="ce122" table:formula="of:=AVERAGEIF([.$A$2:.$A$200]; &quot;=*ld6&quot;; [.D$2:.D$200])" office:value-type="float" office:value="15.8" calcext:value-type="float">
            <text:p>16</text:p>
          </table:table-cell>
          <table:table-cell table:style-name="ce122" table:formula="of:=AVERAGEIF([.$A$2:.$A$200]; &quot;=*ld6&quot;; [.E$2:.E$200])" office:value-type="float" office:value="0.6" calcext:value-type="float">
            <text:p>1</text:p>
          </table:table-cell>
          <table:table-cell table:style-name="ce122" table:formula="of:=AVERAGEIF([.$A$2:.$A$200]; &quot;=*ld6&quot;; [.F$2:.F$200])" office:value-type="float" office:value="23" calcext:value-type="float">
            <text:p>23</text:p>
          </table:table-cell>
          <table:table-cell table:style-name="ce122" table:formula="of:=AVERAGEIF([.$A$2:.$A$200]; &quot;=*ld6&quot;; [.G$2:.G$200])" office:value-type="float" office:value="33.6" calcext:value-type="float">
            <text:p>34</text:p>
          </table:table-cell>
          <table:table-cell table:style-name="ce122" table:formula="of:=AVERAGEIF([.$A$2:.$A$200]; &quot;=*ld6&quot;; [.H$2:.H$200])" office:value-type="float" office:value="4" calcext:value-type="float">
            <text:p>4</text:p>
          </table:table-cell>
          <table:table-cell table:style-name="ce122" table:formula="of:=AVERAGEIF([.$A$2:.$A$200]; &quot;=*ld6&quot;; [.I$2:.I$200])" office:value-type="float" office:value="25.8" calcext:value-type="float">
            <text:p>26</text:p>
          </table:table-cell>
          <table:table-cell table:style-name="ce122" table:formula="of:=AVERAGEIF([.$A$2:.$A$200]; &quot;=*ld6&quot;; [.J$2:.J$200])" office:value-type="float" office:value="3.8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7</text:p>
          </table:table-cell>
          <table:table-cell table:style-name="ce122" table:formula="of:=AVERAGEIF([.$A$2:.$A$200]; &quot;=*ld7&quot;; [.C$2:.C$200])" office:value-type="float" office:value="41795.2" calcext:value-type="float">
            <text:p>41,795</text:p>
          </table:table-cell>
          <table:table-cell table:style-name="ce122" table:formula="of:=AVERAGEIF([.$A$2:.$A$200]; &quot;=*ld7&quot;; [.D$2:.D$200])" office:value-type="float" office:value="43.6" calcext:value-type="float">
            <text:p>44</text:p>
          </table:table-cell>
          <table:table-cell table:style-name="ce122" table:formula="of:=AVERAGEIF([.$A$2:.$A$200]; &quot;=*ld7&quot;; [.E$2:.E$200])" office:value-type="float" office:value="0" calcext:value-type="float">
            <text:p>0</text:p>
          </table:table-cell>
          <table:table-cell table:style-name="ce122" table:formula="of:=AVERAGEIF([.$A$2:.$A$200]; &quot;=*ld7&quot;; [.F$2:.F$200])" office:value-type="float" office:value="41751.6" calcext:value-type="float">
            <text:p>41,752</text:p>
          </table:table-cell>
          <table:table-cell table:style-name="ce122" table:formula="of:=AVERAGEIF([.$A$2:.$A$200]; &quot;=*ld7&quot;; [.G$2:.G$200])" office:value-type="float" office:value="20" calcext:value-type="float">
            <text:p>20</text:p>
          </table:table-cell>
          <table:table-cell table:style-name="ce122" table:formula="of:=AVERAGEIF([.$A$2:.$A$200]; &quot;=*ld7&quot;; [.H$2:.H$200])" office:value-type="float" office:value="2" calcext:value-type="float">
            <text:p>2</text:p>
          </table:table-cell>
          <table:table-cell table:style-name="ce122" table:formula="of:=AVERAGEIF([.$A$2:.$A$200]; &quot;=*ld7&quot;; [.I$2:.I$200])" office:value-type="float" office:value="18" calcext:value-type="float">
            <text:p>18</text:p>
          </table:table-cell>
          <table:table-cell table:style-name="ce122" table:formula="of:=AVERAGEIF([.$A$2:.$A$200]; &quot;=*ld7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8</text:p>
          </table:table-cell>
          <table:table-cell table:style-name="ce122" table:formula="of:=AVERAGEIF([.$A$2:.$A$200]; &quot;=*ld8&quot;; [.C$2:.C$200])" office:value-type="float" office:value="47583.2" calcext:value-type="float">
            <text:p>47,583</text:p>
          </table:table-cell>
          <table:table-cell table:style-name="ce122" table:formula="of:=AVERAGEIF([.$A$2:.$A$200]; &quot;=*ld8&quot;; [.D$2:.D$200])" office:value-type="float" office:value="62" calcext:value-type="float">
            <text:p>62</text:p>
          </table:table-cell>
          <table:table-cell table:style-name="ce122" table:formula="of:=AVERAGEIF([.$A$2:.$A$200]; &quot;=*ld8&quot;; [.E$2:.E$200])" office:value-type="float" office:value="0.2" calcext:value-type="float">
            <text:p>0</text:p>
          </table:table-cell>
          <table:table-cell table:style-name="ce122" table:formula="of:=AVERAGEIF([.$A$2:.$A$200]; &quot;=*ld8&quot;; [.F$2:.F$200])" office:value-type="float" office:value="47521" calcext:value-type="float">
            <text:p>47,521</text:p>
          </table:table-cell>
          <table:table-cell table:style-name="ce122" table:formula="of:=AVERAGEIF([.$A$2:.$A$200]; &quot;=*ld8&quot;; [.G$2:.G$200])" office:value-type="float" office:value="280" calcext:value-type="float">
            <text:p>280</text:p>
          </table:table-cell>
          <table:table-cell table:style-name="ce122" table:formula="of:=AVERAGEIF([.$A$2:.$A$200]; &quot;=*ld8&quot;; [.H$2:.H$200])" office:value-type="float" office:value="5.2" calcext:value-type="float">
            <text:p>5</text:p>
          </table:table-cell>
          <table:table-cell table:style-name="ce122" table:formula="of:=AVERAGEIF([.$A$2:.$A$200]; &quot;=*ld8&quot;; [.I$2:.I$200])" office:value-type="float" office:value="260" calcext:value-type="float">
            <text:p>260</text:p>
          </table:table-cell>
          <table:table-cell table:style-name="ce122" table:formula="of:=AVERAGEIF([.$A$2:.$A$200]; &quot;=*ld8&quot;; [.J$2:.J$200])" office:value-type="float" office:value="14.8" calcext:value-type="float">
            <text:p>15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d10</text:p>
          </table:table-cell>
          <table:table-cell table:style-name="ce122" table:formula="of:=AVERAGEIF([.$A$2:.$A$200]; &quot;=*ld10&quot;; [.C$2:.C$200])" office:value-type="float" office:value="72.4" calcext:value-type="float">
            <text:p>72</text:p>
          </table:table-cell>
          <table:table-cell table:style-name="ce122" table:formula="of:=AVERAGEIF([.$A$2:.$A$200]; &quot;=*ld10&quot;; [.D$2:.D$200])" office:value-type="float" office:value="13.8" calcext:value-type="float">
            <text:p>14</text:p>
          </table:table-cell>
          <table:table-cell table:style-name="ce122" table:formula="of:=AVERAGEIF([.$A$2:.$A$200]; &quot;=*ld10&quot;; [.E$2:.E$200])" office:value-type="float" office:value="0.4" calcext:value-type="float">
            <text:p>0</text:p>
          </table:table-cell>
          <table:table-cell table:style-name="ce122" table:formula="of:=AVERAGEIF([.$A$2:.$A$200]; &quot;=*ld10&quot;; [.F$2:.F$200])" office:value-type="float" office:value="58.2" calcext:value-type="float">
            <text:p>58</text:p>
          </table:table-cell>
          <table:table-cell table:style-name="ce122" table:formula="of:=AVERAGEIF([.$A$2:.$A$200]; &quot;=*ld10&quot;; [.G$2:.G$200])" office:value-type="float" office:value="128.6" calcext:value-type="float">
            <text:p>129</text:p>
          </table:table-cell>
          <table:table-cell table:style-name="ce122" table:formula="of:=AVERAGEIF([.$A$2:.$A$200]; &quot;=*ld10&quot;; [.H$2:.H$200])" office:value-type="float" office:value="4.8" calcext:value-type="float">
            <text:p>5</text:p>
          </table:table-cell>
          <table:table-cell table:style-name="ce122" table:formula="of:=AVERAGEIF([.$A$2:.$A$200]; &quot;=*ld10&quot;; [.I$2:.I$200])" office:value-type="float" office:value="111" calcext:value-type="float">
            <text:p>111</text:p>
          </table:table-cell>
          <table:table-cell table:style-name="ce122" table:formula="of:=AVERAGEIF([.$A$2:.$A$200]; &quot;=*ld10&quot;; [.J$2:.J$200])" office:value-type="float" office:value="12.8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d11</text:p>
          </table:table-cell>
          <table:table-cell table:style-name="ce122" table:formula="of:=AVERAGEIF([.$A$2:.$A$200]; &quot;=*ld11&quot;; [.C$2:.C$200])" office:value-type="float" office:value="1079.4" calcext:value-type="float">
            <text:p>1,079</text:p>
          </table:table-cell>
          <table:table-cell table:style-name="ce122" table:formula="of:=AVERAGEIF([.$A$2:.$A$200]; &quot;=*ld11&quot;; [.D$2:.D$200])" office:value-type="float" office:value="48.2" calcext:value-type="float">
            <text:p>48</text:p>
          </table:table-cell>
          <table:table-cell table:style-name="ce122" table:formula="of:=AVERAGEIF([.$A$2:.$A$200]; &quot;=*ld11&quot;; [.E$2:.E$200])" office:value-type="float" office:value="1" calcext:value-type="float">
            <text:p>1</text:p>
          </table:table-cell>
          <table:table-cell table:style-name="ce122" table:formula="of:=AVERAGEIF([.$A$2:.$A$200]; &quot;=*ld11&quot;; [.F$2:.F$200])" office:value-type="float" office:value="1030.2" calcext:value-type="float">
            <text:p>1,030</text:p>
          </table:table-cell>
          <table:table-cell table:style-name="ce122" table:formula="of:=AVERAGEIF([.$A$2:.$A$200]; &quot;=*ld11&quot;; [.G$2:.G$200])" office:value-type="float" office:value="2419.8" calcext:value-type="float">
            <text:p>2,420</text:p>
          </table:table-cell>
          <table:table-cell table:style-name="ce122" table:formula="of:=AVERAGEIF([.$A$2:.$A$200]; &quot;=*ld11&quot;; [.H$2:.H$200])" office:value-type="float" office:value="77.6" calcext:value-type="float">
            <text:p>78</text:p>
          </table:table-cell>
          <table:table-cell table:style-name="ce122" table:formula="of:=AVERAGEIF([.$A$2:.$A$200]; &quot;=*ld11&quot;; [.I$2:.I$200])" office:value-type="float" office:value="2265.4" calcext:value-type="float">
            <text:p>2,265</text:p>
          </table:table-cell>
          <table:table-cell table:style-name="ce122" table:formula="of:=AVERAGEIF([.$A$2:.$A$200]; &quot;=*ld11&quot;; [.J$2:.J$200])" office:value-type="float" office:value="76.8" calcext:value-type="float">
            <text:p>77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string" calcext:value-type="string">
            <text:p>ls1</text:p>
          </table:table-cell>
          <table:table-cell table:style-name="ce122" table:formula="of:=AVERAGEIF([.$A$2:.$A$200]; &quot;=*ls1&quot;; [.C$2:.C$200])" office:value-type="float" office:value="106.6" calcext:value-type="float">
            <text:p>107</text:p>
          </table:table-cell>
          <table:table-cell table:style-name="ce122" table:formula="of:=AVERAGEIF([.$A$2:.$A$200]; &quot;=*ls1&quot;; [.D$2:.D$200])" office:value-type="float" office:value="0.6" calcext:value-type="float">
            <text:p>1</text:p>
          </table:table-cell>
          <table:table-cell table:style-name="ce122" table:formula="of:=AVERAGEIF([.$A$2:.$A$200]; &quot;=*ls1&quot;; [.E$2:.E$200])" office:value-type="float" office:value="0" calcext:value-type="float">
            <text:p>0</text:p>
          </table:table-cell>
          <table:table-cell table:style-name="ce122" table:formula="of:=AVERAGEIF([.$A$2:.$A$200]; &quot;=*ls1&quot;; [.F$2:.F$200])" office:value-type="float" office:value="106" calcext:value-type="float">
            <text:p>106</text:p>
          </table:table-cell>
          <table:table-cell table:style-name="ce122" table:formula="of:=AVERAGEIF([.$A$2:.$A$200]; &quot;=*ls1&quot;; [.G$2:.G$200])" office:value-type="float" office:value="13" calcext:value-type="float">
            <text:p>13</text:p>
          </table:table-cell>
          <table:table-cell table:style-name="ce122" table:formula="of:=AVERAGEIF([.$A$2:.$A$200]; &quot;=*ls1&quot;; [.H$2:.H$200])" office:value-type="float" office:value="1" calcext:value-type="float">
            <text:p>1</text:p>
          </table:table-cell>
          <table:table-cell table:style-name="ce122" table:formula="of:=AVERAGEIF([.$A$2:.$A$200]; &quot;=*ls1&quot;; [.I$2:.I$200])" office:value-type="float" office:value="12" calcext:value-type="float">
            <text:p>12</text:p>
          </table:table-cell>
          <table:table-cell table:style-name="ce122" table:formula="of:=AVERAGEIF([.$A$2:.$A$200]; &quot;=*ls1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2" office:value-type="string" calcext:value-type="string">
            <text:p>ls2</text:p>
          </table:table-cell>
          <table:table-cell table:style-name="ce122" table:formula="of:=AVERAGEIF([.$A$2:.$A$200]; &quot;=*ls2&quot;; [.C$2:.C$200])" office:value-type="float" office:value="126.4" calcext:value-type="float">
            <text:p>126</text:p>
          </table:table-cell>
          <table:table-cell table:style-name="ce122" table:formula="of:=AVERAGEIF([.$A$2:.$A$200]; &quot;=*ls2&quot;; [.D$2:.D$200])" office:value-type="float" office:value="89.2" calcext:value-type="float">
            <text:p>89</text:p>
          </table:table-cell>
          <table:table-cell table:style-name="ce122" table:formula="of:=AVERAGEIF([.$A$2:.$A$200]; &quot;=*ls2&quot;; [.E$2:.E$200])" office:value-type="float" office:value="0" calcext:value-type="float">
            <text:p>0</text:p>
          </table:table-cell>
          <table:table-cell table:style-name="ce122" table:formula="of:=AVERAGEIF([.$A$2:.$A$200]; &quot;=*ls2&quot;; [.F$2:.F$200])" office:value-type="float" office:value="37.2" calcext:value-type="float">
            <text:p>37</text:p>
          </table:table-cell>
          <table:table-cell table:style-name="ce122" table:formula="of:=AVERAGEIF([.$A$2:.$A$200]; &quot;=*ls2&quot;; [.G$2:.G$200])" office:value-type="float" office:value="16.8" calcext:value-type="float">
            <text:p>17</text:p>
          </table:table-cell>
          <table:table-cell table:style-name="ce122" table:formula="of:=AVERAGEIF([.$A$2:.$A$200]; &quot;=*ls2&quot;; [.H$2:.H$200])" office:value-type="float" office:value="1.8" calcext:value-type="float">
            <text:p>2</text:p>
          </table:table-cell>
          <table:table-cell table:style-name="ce122" table:formula="of:=AVERAGEIF([.$A$2:.$A$200]; &quot;=*ls2&quot;; [.I$2:.I$200])" office:value-type="float" office:value="14" calcext:value-type="float">
            <text:p>14</text:p>
          </table:table-cell>
          <table:table-cell table:style-name="ce122" table:formula="of:=AVERAGEIF([.$A$2:.$A$200]; &quot;=*ls2&quot;; [.J$2:.J$2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2" office:value-type="string" calcext:value-type="string">
            <text:p>ls3</text:p>
          </table:table-cell>
          <table:table-cell table:style-name="ce122" table:formula="of:=AVERAGEIF([.$A$2:.$A$200]; &quot;=*ls3&quot;; [.C$2:.C$200])" office:value-type="float" office:value="2664.4" calcext:value-type="float">
            <text:p>2,664</text:p>
          </table:table-cell>
          <table:table-cell table:style-name="ce122" table:formula="of:=AVERAGEIF([.$A$2:.$A$200]; &quot;=*ls3&quot;; [.D$2:.D$200])" office:value-type="float" office:value="16.8" calcext:value-type="float">
            <text:p>17</text:p>
          </table:table-cell>
          <table:table-cell table:style-name="ce122" table:formula="of:=AVERAGEIF([.$A$2:.$A$200]; &quot;=*ls3&quot;; [.E$2:.E$200])" office:value-type="float" office:value="0.4" calcext:value-type="float">
            <text:p>0</text:p>
          </table:table-cell>
          <table:table-cell table:style-name="ce122" table:formula="of:=AVERAGEIF([.$A$2:.$A$200]; &quot;=*ls3&quot;; [.F$2:.F$200])" office:value-type="float" office:value="2647.2" calcext:value-type="float">
            <text:p>2,647</text:p>
          </table:table-cell>
          <table:table-cell table:style-name="ce122" table:formula="of:=AVERAGEIF([.$A$2:.$A$200]; &quot;=*ls3&quot;; [.G$2:.G$200])" office:value-type="float" office:value="703" calcext:value-type="float">
            <text:p>703</text:p>
          </table:table-cell>
          <table:table-cell table:style-name="ce122" table:formula="of:=AVERAGEIF([.$A$2:.$A$200]; &quot;=*ls3&quot;; [.H$2:.H$200])" office:value-type="float" office:value="2" calcext:value-type="float">
            <text:p>2</text:p>
          </table:table-cell>
          <table:table-cell table:style-name="ce122" table:formula="of:=AVERAGEIF([.$A$2:.$A$200]; &quot;=*ls3&quot;; [.I$2:.I$200])" office:value-type="float" office:value="701" calcext:value-type="float">
            <text:p>701</text:p>
          </table:table-cell>
          <table:table-cell table:style-name="ce122" table:formula="of:=AVERAGEIF([.$A$2:.$A$200]; &quot;=*ls3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4</text:p>
          </table:table-cell>
          <table:table-cell table:style-name="ce122" table:formula="of:=AVERAGEIF([.$A$2:.$A$200]; &quot;=*ls4&quot;; [.C$2:.C$200])" office:value-type="float" office:value="31.6" calcext:value-type="float">
            <text:p>32</text:p>
          </table:table-cell>
          <table:table-cell table:style-name="ce122" table:formula="of:=AVERAGEIF([.$A$2:.$A$200]; &quot;=*ls4&quot;; [.D$2:.D$200])" office:value-type="float" office:value="13.6" calcext:value-type="float">
            <text:p>14</text:p>
          </table:table-cell>
          <table:table-cell table:style-name="ce122" table:formula="of:=AVERAGEIF([.$A$2:.$A$200]; &quot;=*ls4&quot;; [.E$2:.E$200])" office:value-type="float" office:value="0.2" calcext:value-type="float">
            <text:p>0</text:p>
          </table:table-cell>
          <table:table-cell table:style-name="ce122" table:formula="of:=AVERAGEIF([.$A$2:.$A$200]; &quot;=*ls4&quot;; [.F$2:.F$200])" office:value-type="float" office:value="17.8" calcext:value-type="float">
            <text:p>18</text:p>
          </table:table-cell>
          <table:table-cell table:style-name="ce122" table:formula="of:=AVERAGEIF([.$A$2:.$A$200]; &quot;=*ls4&quot;; [.G$2:.G$200])" office:value-type="float" office:value="10" calcext:value-type="float">
            <text:p>10</text:p>
          </table:table-cell>
          <table:table-cell table:style-name="ce122" table:formula="of:=AVERAGEIF([.$A$2:.$A$200]; &quot;=*ls4&quot;; [.H$2:.H$200])" office:value-type="float" office:value="0" calcext:value-type="float">
            <text:p>0</text:p>
          </table:table-cell>
          <table:table-cell table:style-name="ce122" table:formula="of:=AVERAGEIF([.$A$2:.$A$200]; &quot;=*ls4&quot;; [.I$2:.I$200])" office:value-type="float" office:value="6" calcext:value-type="float">
            <text:p>6</text:p>
          </table:table-cell>
          <table:table-cell table:style-name="ce122" table:formula="of:=AVERAGEIF([.$A$2:.$A$200]; &quot;=*ls4&quot;; [.J$2:.J$2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5</text:p>
          </table:table-cell>
          <table:table-cell table:style-name="ce122" table:formula="of:=AVERAGEIF([.$A$2:.$A$200]; &quot;=*ls5&quot;; [.C$2:.C$200])" office:value-type="float" office:value="1088.4" calcext:value-type="float">
            <text:p>1,088</text:p>
          </table:table-cell>
          <table:table-cell table:style-name="ce122" table:formula="of:=AVERAGEIF([.$A$2:.$A$200]; &quot;=*ls5&quot;; [.D$2:.D$200])" office:value-type="float" office:value="13.2" calcext:value-type="float">
            <text:p>13</text:p>
          </table:table-cell>
          <table:table-cell table:style-name="ce122" table:formula="of:=AVERAGEIF([.$A$2:.$A$200]; &quot;=*ls5&quot;; [.E$2:.E$200])" office:value-type="float" office:value="0.6" calcext:value-type="float">
            <text:p>1</text:p>
          </table:table-cell>
          <table:table-cell table:style-name="ce122" table:formula="of:=AVERAGEIF([.$A$2:.$A$200]; &quot;=*ls5&quot;; [.F$2:.F$200])" office:value-type="float" office:value="1074.6" calcext:value-type="float">
            <text:p>1,075</text:p>
          </table:table-cell>
          <table:table-cell table:style-name="ce122" table:formula="of:=AVERAGEIF([.$A$2:.$A$200]; &quot;=*ls5&quot;; [.G$2:.G$200])" office:value-type="float" office:value="229" calcext:value-type="float">
            <text:p>229</text:p>
          </table:table-cell>
          <table:table-cell table:style-name="ce122" table:formula="of:=AVERAGEIF([.$A$2:.$A$200]; &quot;=*ls5&quot;; [.H$2:.H$200])" office:value-type="float" office:value="60" calcext:value-type="float">
            <text:p>60</text:p>
          </table:table-cell>
          <table:table-cell table:style-name="ce122" table:formula="of:=AVERAGEIF([.$A$2:.$A$200]; &quot;=*ls5&quot;; [.I$2:.I$200])" office:value-type="float" office:value="110" calcext:value-type="float">
            <text:p>110</text:p>
          </table:table-cell>
          <table:table-cell table:style-name="ce122" table:formula="of:=AVERAGEIF([.$A$2:.$A$200]; &quot;=*ls5&quot;; [.J$2:.J$200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6</text:p>
          </table:table-cell>
          <table:table-cell table:style-name="ce122" table:formula="of:=AVERAGEIF([.$A$2:.$A$200]; &quot;=*ls6&quot;; [.C$2:.C$200])" office:value-type="float" office:value="180.2" calcext:value-type="float">
            <text:p>180</text:p>
          </table:table-cell>
          <table:table-cell table:style-name="ce122" table:formula="of:=AVERAGEIF([.$A$2:.$A$200]; &quot;=*ls6&quot;; [.D$2:.D$200])" office:value-type="float" office:value="12.2" calcext:value-type="float">
            <text:p>12</text:p>
          </table:table-cell>
          <table:table-cell table:style-name="ce122" table:formula="of:=AVERAGEIF([.$A$2:.$A$200]; &quot;=*ls6&quot;; [.E$2:.E$200])" office:value-type="float" office:value="0" calcext:value-type="float">
            <text:p>0</text:p>
          </table:table-cell>
          <table:table-cell table:style-name="ce122" table:formula="of:=AVERAGEIF([.$A$2:.$A$200]; &quot;=*ls6&quot;; [.F$2:.F$200])" office:value-type="float" office:value="168" calcext:value-type="float">
            <text:p>168</text:p>
          </table:table-cell>
          <table:table-cell table:style-name="ce122" table:formula="of:=AVERAGEIF([.$A$2:.$A$200]; &quot;=*ls6&quot;; [.G$2:.G$200])" office:value-type="float" office:value="36" calcext:value-type="float">
            <text:p>36</text:p>
          </table:table-cell>
          <table:table-cell table:style-name="ce122" table:formula="of:=AVERAGEIF([.$A$2:.$A$200]; &quot;=*ls6&quot;; [.H$2:.H$200])" office:value-type="float" office:value="3" calcext:value-type="float">
            <text:p>3</text:p>
          </table:table-cell>
          <table:table-cell table:style-name="ce122" table:formula="of:=AVERAGEIF([.$A$2:.$A$200]; &quot;=*ls6&quot;; [.I$2:.I$200])" office:value-type="float" office:value="24" calcext:value-type="float">
            <text:p>24</text:p>
          </table:table-cell>
          <table:table-cell table:style-name="ce122" table:formula="of:=AVERAGEIF([.$A$2:.$A$200]; &quot;=*ls6&quot;; [.J$2:.J$20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7</text:p>
          </table:table-cell>
          <table:table-cell table:style-name="ce122" table:formula="of:=AVERAGEIF([.$A$2:.$A$200]; &quot;=*ls7&quot;; [.C$2:.C$200])" office:value-type="float" office:value="507" calcext:value-type="float">
            <text:p>507</text:p>
          </table:table-cell>
          <table:table-cell table:style-name="ce122" table:formula="of:=AVERAGEIF([.$A$2:.$A$200]; &quot;=*ls7&quot;; [.D$2:.D$200])" office:value-type="float" office:value="11.4" calcext:value-type="float">
            <text:p>11</text:p>
          </table:table-cell>
          <table:table-cell table:style-name="ce122" table:formula="of:=AVERAGEIF([.$A$2:.$A$200]; &quot;=*ls7&quot;; [.E$2:.E$200])" office:value-type="float" office:value="0" calcext:value-type="float">
            <text:p>0</text:p>
          </table:table-cell>
          <table:table-cell table:style-name="ce122" table:formula="of:=AVERAGEIF([.$A$2:.$A$200]; &quot;=*ls7&quot;; [.F$2:.F$200])" office:value-type="float" office:value="495.6" calcext:value-type="float">
            <text:p>496</text:p>
          </table:table-cell>
          <table:table-cell table:style-name="ce122" table:formula="of:=AVERAGEIF([.$A$2:.$A$200]; &quot;=*ls7&quot;; [.G$2:.G$200])" office:value-type="float" office:value="210" calcext:value-type="float">
            <text:p>210</text:p>
          </table:table-cell>
          <table:table-cell table:style-name="ce122" table:formula="of:=AVERAGEIF([.$A$2:.$A$200]; &quot;=*ls7&quot;; [.H$2:.H$200])" office:value-type="float" office:value="42" calcext:value-type="float">
            <text:p>42</text:p>
          </table:table-cell>
          <table:table-cell table:style-name="ce122" table:formula="of:=AVERAGEIF([.$A$2:.$A$200]; &quot;=*ls7&quot;; [.I$2:.I$200])" office:value-type="float" office:value="46" calcext:value-type="float">
            <text:p>46</text:p>
          </table:table-cell>
          <table:table-cell table:style-name="ce122" table:formula="of:=AVERAGEIF([.$A$2:.$A$200]; &quot;=*ls7&quot;; [.J$2:.J$200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2" calcext:value-type="float">
            <text:p>2</text:p>
          </table:table-cell>
          <table:table-cell office:value-type="float" office:value="1195" calcext:value-type="float">
            <text:p>119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office:value-type="float" office:value="2482" calcext:value-type="float">
            <text:p>2482</text:p>
          </table:table-cell>
          <table:table-cell office:value-type="float" office:value="3" calcext:value-type="float">
            <text:p>3</text:p>
          </table:table-cell>
          <table:table-cell office:value-type="float" office:value="2438" calcext:value-type="float">
            <text:p>2438</text:p>
          </table:table-cell>
          <table:table-cell office:value-type="float" office:value="41" calcext:value-type="float">
            <text:p>41</text:p>
          </table:table-cell>
          <table:table-cell table:style-name="ce12"/>
          <table:table-cell table:style-name="ce112"/>
          <table:table-cell table:number-columns-repeated="10"/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3" calcext:value-type="float">
            <text:p>3</text:p>
          </table:table-cell>
          <table:table-cell office:value-type="float" office:value="1314" calcext:value-type="float">
            <text:p>13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2485" calcext:value-type="float">
            <text:p>2485</text:p>
          </table:table-cell>
          <table:table-cell office:value-type="float" office:value="3" calcext:value-type="float">
            <text:p>3</text:p>
          </table:table-cell>
          <table:table-cell office:value-type="float" office:value="2441" calcext:value-type="float">
            <text:p>2441</text:p>
          </table:table-cell>
          <table:table-cell office:value-type="float" office:value="41" calcext:value-type="float">
            <text:p>41</text:p>
          </table:table-cell>
          <table:table-cell table:style-name="ce12"/>
          <table:table-cell table:style-name="ce122"/>
          <table:table-cell/>
          <table:table-cell table:style-name="ce12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2" office:value-type="string" calcext:value-type="string">
            <text:p>avg_QET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#SPARQLreq</text:p>
          </table:table-cell>
          <table:table-cell office:value-type="string" calcext:value-type="string">
            <text:p>#TPFreq</text:p>
          </table:table-cell>
          <table:table-cell office:value-type="string" calcext:value-type="string">
            <text:p>#brTPFreq</text:p>
          </table:table-cell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4" calcext:value-type="float">
            <text:p>4</text:p>
          </table:table-cell>
          <table:table-cell office:value-type="float" office:value="1094" calcext:value-type="float">
            <text:p>10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 office:value-type="float" office:value="2489" calcext:value-type="float">
            <text:p>2489</text:p>
          </table:table-cell>
          <table:table-cell office:value-type="float" office:value="3" calcext:value-type="float">
            <text:p>3</text:p>
          </table:table-cell>
          <table:table-cell office:value-type="float" office:value="2445" calcext:value-type="float">
            <text:p>2445</text:p>
          </table:table-cell>
          <table:table-cell office:value-type="float" office:value="41" calcext:value-type="float">
            <text:p>41</text:p>
          </table:table-cell>
          <table:table-cell table:style-name="ce12"/>
          <table:table-cell table:style-name="ce122"/>
          <table:table-cell/>
          <table:table-cell table:style-name="ce12" office:value-type="string" calcext:value-type="string">
            <text:p>cd1</text:p>
          </table:table-cell>
          <table:table-cell table:style-name="ce122" table:formula="of:=STDEV([.C2:.C6])" office:value-type="float" office:value="4.20713679359253" calcext:value-type="float">
            <text:p>4</text:p>
          </table:table-cell>
          <table:table-cell table:style-name="ce122" table:formula="of:=STDEV([.D2:.D6])" office:value-type="float" office:value="4.47213595499958" calcext:value-type="float">
            <text:p>4</text:p>
          </table:table-cell>
          <table:table-cell table:style-name="ce122" table:formula="of:=STDEV([.E2:.E6])" office:value-type="float" office:value="0" calcext:value-type="float">
            <text:p>0</text:p>
          </table:table-cell>
          <table:table-cell table:style-name="ce122" table:formula="of:=STDEV([.F2:.F6])" office:value-type="float" office:value="0.836660026534076" calcext:value-type="float">
            <text:p>1</text:p>
          </table:table-cell>
          <table:table-cell table:style-name="ce122" table:formula="of:=STDEV([.G2:.G6])" office:value-type="float" office:value="0.447213595499958" calcext:value-type="float">
            <text:p>0</text:p>
          </table:table-cell>
          <table:table-cell table:style-name="ce122" table:formula="of:=STDEV([.H2:.H6])" office:value-type="float" office:value="0.447213595499958" calcext:value-type="float">
            <text:p>0</text:p>
          </table:table-cell>
          <table:table-cell table:style-name="ce122" table:formula="of:=STDEV([.I2:.I6])" office:value-type="float" office:value="0" calcext:value-type="float">
            <text:p>0</text:p>
          </table:table-cell>
          <table:table-cell table:style-name="ce122" table:formula="of:=STDEV([.J2:.J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5" calcext:value-type="float">
            <text:p>5</text:p>
          </table:table-cell>
          <table:table-cell office:value-type="float" office:value="1179" calcext:value-type="float">
            <text:p>117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2486" calcext:value-type="float">
            <text:p>2486</text:p>
          </table:table-cell>
          <table:table-cell office:value-type="float" office:value="3" calcext:value-type="float">
            <text:p>3</text:p>
          </table:table-cell>
          <table:table-cell office:value-type="float" office:value="2442" calcext:value-type="float">
            <text:p>244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ce12" office:value-type="string" calcext:value-type="string">
            <text:p>cd2</text:p>
          </table:table-cell>
          <table:table-cell table:style-name="ce122" table:formula="of:=STDEV([.C7:.C11])" office:value-type="float" office:value="1.78885438199983" calcext:value-type="float">
            <text:p>2</text:p>
          </table:table-cell>
          <table:table-cell table:style-name="ce122" table:formula="of:=STDEV([.D7:.D11])" office:value-type="float" office:value="1.67332005306815" calcext:value-type="float">
            <text:p>2</text:p>
          </table:table-cell>
          <table:table-cell table:style-name="ce122" table:formula="of:=STDEV([.E7:.E11])" office:value-type="float" office:value="0" calcext:value-type="float">
            <text:p>0</text:p>
          </table:table-cell>
          <table:table-cell table:style-name="ce122" table:formula="of:=STDEV([.F7:.F11])" office:value-type="float" office:value="0.836660026534076" calcext:value-type="float">
            <text:p>1</text:p>
          </table:table-cell>
          <table:table-cell table:style-name="ce122" table:formula="of:=STDEV([.G7:.G11])" office:value-type="float" office:value="0" calcext:value-type="float">
            <text:p>0</text:p>
          </table:table-cell>
          <table:table-cell table:style-name="ce122" table:formula="of:=STDEV([.H7:.H11])" office:value-type="float" office:value="0" calcext:value-type="float">
            <text:p>0</text:p>
          </table:table-cell>
          <table:table-cell table:style-name="ce122" table:formula="of:=STDEV([.I7:.I11])" office:value-type="float" office:value="0" calcext:value-type="float">
            <text:p>0</text:p>
          </table:table-cell>
          <table:table-cell table:style-name="ce122" table:formula="of:=STDEV([.J7:.J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6" calcext:value-type="float">
            <text:p>6</text:p>
          </table:table-cell>
          <table:table-cell office:value-type="float" office:value="1118" calcext:value-type="float">
            <text:p>11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 office:value-type="float" office:value="2439" calcext:value-type="float">
            <text:p>243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ce12" office:value-type="string" calcext:value-type="string">
            <text:p>cd3</text:p>
          </table:table-cell>
          <table:table-cell table:style-name="ce122" table:formula="of:=STDEV([.C12:.C16])" office:value-type="float" office:value="4.15932686861708" calcext:value-type="float">
            <text:p>4</text:p>
          </table:table-cell>
          <table:table-cell table:style-name="ce122" table:formula="of:=STDEV([.D12:.D16])" office:value-type="float" office:value="3.70135110466435" calcext:value-type="float">
            <text:p>4</text:p>
          </table:table-cell>
          <table:table-cell table:style-name="ce122" table:formula="of:=STDEV([.E12:.E16])" office:value-type="float" office:value="0" calcext:value-type="float">
            <text:p>0</text:p>
          </table:table-cell>
          <table:table-cell table:style-name="ce122" table:formula="of:=STDEV([.F12:.F16])" office:value-type="float" office:value="3.19374388453426" calcext:value-type="float">
            <text:p>3</text:p>
          </table:table-cell>
          <table:table-cell table:style-name="ce122" table:formula="of:=STDEV([.G12:.G16])" office:value-type="float" office:value="0" calcext:value-type="float">
            <text:p>0</text:p>
          </table:table-cell>
          <table:table-cell table:style-name="ce122" table:formula="of:=STDEV([.H12:.H16])" office:value-type="float" office:value="0" calcext:value-type="float">
            <text:p>0</text:p>
          </table:table-cell>
          <table:table-cell table:style-name="ce122" table:formula="of:=STDEV([.I12:.I16])" office:value-type="float" office:value="0" calcext:value-type="float">
            <text:p>0</text:p>
          </table:table-cell>
          <table:table-cell table:style-name="ce122" table:formula="of:=STDEV([.J12:.J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float" office:value="1103" calcext:value-type="float">
            <text:p>1103</text:p>
          </table:table-cell>
          <table:table-cell office:value-type="float" office:value="41" calcext:value-type="float">
            <text:p>41</text:p>
          </table:table-cell>
          <table:table-cell office:value-type="float" office:value="1021" calcext:value-type="float">
            <text:p>10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ce12" office:value-type="string" calcext:value-type="string">
            <text:p>cd4</text:p>
          </table:table-cell>
          <table:table-cell table:style-name="ce122" table:formula="of:=STDEV([.C17:.C21])" office:value-type="float" office:value="7.66811580507233" calcext:value-type="float">
            <text:p>8</text:p>
          </table:table-cell>
          <table:table-cell table:style-name="ce122" table:formula="of:=STDEV([.D17:.D21])" office:value-type="float" office:value="5.54075807087803" calcext:value-type="float">
            <text:p>6</text:p>
          </table:table-cell>
          <table:table-cell table:style-name="ce122" table:formula="of:=STDEV([.E17:.E21])" office:value-type="float" office:value="0.447213595499958" calcext:value-type="float">
            <text:p>0</text:p>
          </table:table-cell>
          <table:table-cell table:style-name="ce122" table:formula="of:=STDEV([.F17:.F21])" office:value-type="float" office:value="6.87749954561976" calcext:value-type="float">
            <text:p>7</text:p>
          </table:table-cell>
          <table:table-cell table:style-name="ce122" table:formula="of:=STDEV([.G17:.G21])" office:value-type="float" office:value="0.894427190999916" calcext:value-type="float">
            <text:p>1</text:p>
          </table:table-cell>
          <table:table-cell table:style-name="ce122" table:formula="of:=STDEV([.H17:.H21])" office:value-type="float" office:value="0.547722557505166" calcext:value-type="float">
            <text:p>1</text:p>
          </table:table-cell>
          <table:table-cell table:style-name="ce122" table:formula="of:=STDEV([.I17:.I21])" office:value-type="float" office:value="0" calcext:value-type="float">
            <text:p>0</text:p>
          </table:table-cell>
          <table:table-cell table:style-name="ce122" table:formula="of:=STDEV([.J17:.J21])" office:value-type="float" office:value="0.447213595499958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1099" calcext:value-type="float">
            <text:p>1099</text:p>
          </table:table-cell>
          <table:table-cell office:value-type="float" office:value="41" calcext:value-type="float">
            <text:p>41</text:p>
          </table:table-cell>
          <table:table-cell office:value-type="float" office:value="1017" calcext:value-type="float">
            <text:p>1017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ce12" office:value-type="string" calcext:value-type="string">
            <text:p>cd5</text:p>
          </table:table-cell>
          <table:table-cell table:style-name="ce122" table:formula="of:=STDEV([.C22:.C26])" office:value-type="float" office:value="3.11448230047949" calcext:value-type="float">
            <text:p>3</text:p>
          </table:table-cell>
          <table:table-cell table:style-name="ce122" table:formula="of:=STDEV([.D22:.D26])" office:value-type="float" office:value="1.94935886896179" calcext:value-type="float">
            <text:p>2</text:p>
          </table:table-cell>
          <table:table-cell table:style-name="ce122" table:formula="of:=STDEV([.E22:.E26])" office:value-type="float" office:value="0.447213595499958" calcext:value-type="float">
            <text:p>0</text:p>
          </table:table-cell>
          <table:table-cell table:style-name="ce122" table:formula="of:=STDEV([.F22:.F26])" office:value-type="float" office:value="1.67332005306815" calcext:value-type="float">
            <text:p>2</text:p>
          </table:table-cell>
          <table:table-cell table:style-name="ce122" table:formula="of:=STDEV([.G22:.G26])" office:value-type="float" office:value="0" calcext:value-type="float">
            <text:p>0</text:p>
          </table:table-cell>
          <table:table-cell table:style-name="ce122" table:formula="of:=STDEV([.H22:.H26])" office:value-type="float" office:value="0" calcext:value-type="float">
            <text:p>0</text:p>
          </table:table-cell>
          <table:table-cell table:style-name="ce122" table:formula="of:=STDEV([.I22:.I26])" office:value-type="float" office:value="0" calcext:value-type="float">
            <text:p>0</text:p>
          </table:table-cell>
          <table:table-cell table:style-name="ce122" table:formula="of:=STDEV([.J22:.J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1105" calcext:value-type="float">
            <text:p>1105</text:p>
          </table:table-cell>
          <table:table-cell office:value-type="float" office:value="41" calcext:value-type="float">
            <text:p>41</text:p>
          </table:table-cell>
          <table:table-cell office:value-type="float" office:value="1023" calcext:value-type="float">
            <text:p>1023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ce12" office:value-type="string" calcext:value-type="string">
            <text:p>cd6</text:p>
          </table:table-cell>
          <table:table-cell table:style-name="ce122" table:formula="of:=STDEV([.C27:.C31])" office:value-type="float" office:value="85.7642116503149" calcext:value-type="float">
            <text:p>86</text:p>
          </table:table-cell>
          <table:table-cell table:style-name="ce122" table:formula="of:=STDEV([.D27:.D31])" office:value-type="float" office:value="10.5498815159223" calcext:value-type="float">
            <text:p>11</text:p>
          </table:table-cell>
          <table:table-cell table:style-name="ce122" table:formula="of:=STDEV([.E27:.E31])" office:value-type="float" office:value="0.447213595499958" calcext:value-type="float">
            <text:p>0</text:p>
          </table:table-cell>
          <table:table-cell table:style-name="ce122" table:formula="of:=STDEV([.F27:.F31])" office:value-type="float" office:value="86.8694422682683" calcext:value-type="float">
            <text:p>87</text:p>
          </table:table-cell>
          <table:table-cell table:style-name="ce122" table:formula="of:=STDEV([.G27:.G31])" office:value-type="float" office:value="2.73861278752583" calcext:value-type="float">
            <text:p>3</text:p>
          </table:table-cell>
          <table:table-cell table:style-name="ce122" table:formula="of:=STDEV([.H27:.H31])" office:value-type="float" office:value="0" calcext:value-type="float">
            <text:p>0</text:p>
          </table:table-cell>
          <table:table-cell table:style-name="ce122" table:formula="of:=STDEV([.I27:.I31])" office:value-type="float" office:value="2.73861278752583" calcext:value-type="float">
            <text:p>3</text:p>
          </table:table-cell>
          <table:table-cell table:style-name="ce122" table:formula="of:=STDEV([.J27:.J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1105" calcext:value-type="float">
            <text:p>1105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ce12" office:value-type="string" calcext:value-type="string">
            <text:p>cd7</text:p>
          </table:table-cell>
          <table:table-cell table:style-name="ce122" table:formula="of:=STDEV([.C32:.C36])" office:value-type="float" office:value="43.2377150182569" calcext:value-type="float">
            <text:p>43</text:p>
          </table:table-cell>
          <table:table-cell table:style-name="ce122" table:formula="of:=STDEV([.D32:.D36])" office:value-type="float" office:value="2.73861278752583" calcext:value-type="float">
            <text:p>3</text:p>
          </table:table-cell>
          <table:table-cell table:style-name="ce122" table:formula="of:=STDEV([.E32:.E36])" office:value-type="float" office:value="0.547722557505166" calcext:value-type="float">
            <text:p>1</text:p>
          </table:table-cell>
          <table:table-cell table:style-name="ce122" table:formula="of:=STDEV([.F32:.F36])" office:value-type="float" office:value="43.6898157469221" calcext:value-type="float">
            <text:p>44</text:p>
          </table:table-cell>
          <table:table-cell table:style-name="ce122" table:formula="of:=STDEV([.G32:.G36])" office:value-type="float" office:value="2.60768096208106" calcext:value-type="float">
            <text:p>3</text:p>
          </table:table-cell>
          <table:table-cell table:style-name="ce122" table:formula="of:=STDEV([.H32:.H36])" office:value-type="float" office:value="0.447213595499958" calcext:value-type="float">
            <text:p>0</text:p>
          </table:table-cell>
          <table:table-cell table:style-name="ce122" table:formula="of:=STDEV([.I32:.I36])" office:value-type="float" office:value="2.86356421265527" calcext:value-type="float">
            <text:p>3</text:p>
          </table:table-cell>
          <table:table-cell table:style-name="ce122" table:formula="of:=STDEV([.J32:.J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101" calcext:value-type="float">
            <text:p>1101</text:p>
          </table:table-cell>
          <table:table-cell office:value-type="float" office:value="41" calcext:value-type="float">
            <text:p>41</text:p>
          </table:table-cell>
          <table:table-cell office:value-type="float" office:value="1019" calcext:value-type="float">
            <text:p>101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ld1</text:p>
          </table:table-cell>
          <table:table-cell table:style-name="ce122" table:formula="of:=STDEV([.C37:.C41])" office:value-type="float" office:value="25.8514989894203" calcext:value-type="float">
            <text:p>26</text:p>
          </table:table-cell>
          <table:table-cell table:style-name="ce122" table:formula="of:=STDEV([.D37:.D41])" office:value-type="float" office:value="2.79284800875379" calcext:value-type="float">
            <text:p>3</text:p>
          </table:table-cell>
          <table:table-cell table:style-name="ce122" table:formula="of:=STDEV([.E37:.E41])" office:value-type="float" office:value="0.447213595499958" calcext:value-type="float">
            <text:p>0</text:p>
          </table:table-cell>
          <table:table-cell table:style-name="ce122" table:formula="of:=STDEV([.F37:.F41])" office:value-type="float" office:value="26.8663358126857" calcext:value-type="float">
            <text:p>27</text:p>
          </table:table-cell>
          <table:table-cell table:style-name="ce122" table:formula="of:=STDEV([.G37:.G41])" office:value-type="float" office:value="4.86826457785524" calcext:value-type="float">
            <text:p>5</text:p>
          </table:table-cell>
          <table:table-cell table:style-name="ce122" table:formula="of:=STDEV([.H37:.H41])" office:value-type="float" office:value="0.707106781186548" calcext:value-type="float">
            <text:p>1</text:p>
          </table:table-cell>
          <table:table-cell table:style-name="ce122" table:formula="of:=STDEV([.I37:.I41])" office:value-type="float" office:value="3.96232255123179" calcext:value-type="float">
            <text:p>4</text:p>
          </table:table-cell>
          <table:table-cell table:style-name="ce122" table:formula="of:=STDEV([.J37:.J41])" office:value-type="float" office:value="0.894427190999916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2" calcext:value-type="float">
            <text:p>2</text:p>
          </table:table-cell>
          <table:table-cell office:value-type="float" office:value="529" calcext:value-type="float">
            <text:p>5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float" office:value="824" calcext:value-type="float">
            <text:p>824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ld2</text:p>
          </table:table-cell>
          <table:table-cell table:style-name="ce122" table:formula="of:=STDEV([.C42:.C46])" office:value-type="float" office:value="11.7558496077485" calcext:value-type="float">
            <text:p>12</text:p>
          </table:table-cell>
          <table:table-cell table:style-name="ce122" table:formula="of:=STDEV([.D42:.D46])" office:value-type="float" office:value="2.54950975679639" calcext:value-type="float">
            <text:p>3</text:p>
          </table:table-cell>
          <table:table-cell table:style-name="ce122" table:formula="of:=STDEV([.E42:.E46])" office:value-type="float" office:value="0.447213595499958" calcext:value-type="float">
            <text:p>0</text:p>
          </table:table-cell>
          <table:table-cell table:style-name="ce122" table:formula="of:=STDEV([.F42:.F46])" office:value-type="float" office:value="10.9909053312273" calcext:value-type="float">
            <text:p>11</text:p>
          </table:table-cell>
          <table:table-cell table:style-name="ce122" table:formula="of:=STDEV([.G42:.G46])" office:value-type="float" office:value="0" calcext:value-type="float">
            <text:p>0</text:p>
          </table:table-cell>
          <table:table-cell table:style-name="ce122" table:formula="of:=STDEV([.H42:.H46])" office:value-type="float" office:value="0" calcext:value-type="float">
            <text:p>0</text:p>
          </table:table-cell>
          <table:table-cell table:style-name="ce122" table:formula="of:=STDEV([.I42:.I46])" office:value-type="float" office:value="0" calcext:value-type="float">
            <text:p>0</text:p>
          </table:table-cell>
          <table:table-cell table:style-name="ce122" table:formula="of:=STDEV([.J42:.J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917" calcext:value-type="float">
            <text:p>917</text:p>
          </table:table-cell>
          <table:table-cell office:value-type="float" office:value="27" calcext:value-type="float">
            <text:p>27</text:p>
          </table:table-cell>
          <table:table-cell office:value-type="float" office:value="833" calcext:value-type="float">
            <text:p>83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ld3</text:p>
          </table:table-cell>
          <table:table-cell table:style-name="ce122" table:formula="of:=STDEV([.C47:.C51])" office:value-type="float" office:value="34.8381974275363" calcext:value-type="float">
            <text:p>35</text:p>
          </table:table-cell>
          <table:table-cell table:style-name="ce122" table:formula="of:=STDEV([.D47:.D51])" office:value-type="float" office:value="8.98331787259028" calcext:value-type="float">
            <text:p>9</text:p>
          </table:table-cell>
          <table:table-cell table:style-name="ce122" table:formula="of:=STDEV([.E47:.E51])" office:value-type="float" office:value="0.447213595499958" calcext:value-type="float">
            <text:p>0</text:p>
          </table:table-cell>
          <table:table-cell table:style-name="ce122" table:formula="of:=STDEV([.F47:.F51])" office:value-type="float" office:value="26.404545063303" calcext:value-type="float">
            <text:p>26</text:p>
          </table:table-cell>
          <table:table-cell table:style-name="ce122" table:formula="of:=STDEV([.G47:.G51])" office:value-type="float" office:value="5.80517010948" calcext:value-type="float">
            <text:p>6</text:p>
          </table:table-cell>
          <table:table-cell table:style-name="ce122" table:formula="of:=STDEV([.H47:.H51])" office:value-type="float" office:value="0.836660026534076" calcext:value-type="float">
            <text:p>1</text:p>
          </table:table-cell>
          <table:table-cell table:style-name="ce122" table:formula="of:=STDEV([.I47:.I51])" office:value-type="float" office:value="5.70087712549569" calcext:value-type="float">
            <text:p>6</text:p>
          </table:table-cell>
          <table:table-cell table:style-name="ce122" table:formula="of:=STDEV([.J47:.J51])" office:value-type="float" office:value="0.707106781186548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909" calcext:value-type="float">
            <text:p>909</text:p>
          </table:table-cell>
          <table:table-cell office:value-type="float" office:value="25" calcext:value-type="float">
            <text:p>25</text:p>
          </table:table-cell>
          <table:table-cell office:value-type="float" office:value="829" calcext:value-type="float">
            <text:p>82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ld4</text:p>
          </table:table-cell>
          <table:table-cell table:style-name="ce122" table:formula="of:=STDEV([.C52:.C56])" office:value-type="float" office:value="31.0837578165832" calcext:value-type="float">
            <text:p>31</text:p>
          </table:table-cell>
          <table:table-cell table:style-name="ce122" table:formula="of:=STDEV([.D52:.D56])" office:value-type="float" office:value="22.3091909310939" calcext:value-type="float">
            <text:p>22</text:p>
          </table:table-cell>
          <table:table-cell table:style-name="ce122" table:formula="of:=STDEV([.E52:.E56])" office:value-type="float" office:value="0.894427190999916" calcext:value-type="float">
            <text:p>1</text:p>
          </table:table-cell>
          <table:table-cell table:style-name="ce122" table:formula="of:=STDEV([.F52:.F56])" office:value-type="float" office:value="18.6735106501161" calcext:value-type="float">
            <text:p>19</text:p>
          </table:table-cell>
          <table:table-cell table:style-name="ce122" table:formula="of:=STDEV([.G52:.G56])" office:value-type="float" office:value="1.30384048104053" calcext:value-type="float">
            <text:p>1</text:p>
          </table:table-cell>
          <table:table-cell table:style-name="ce122" table:formula="of:=STDEV([.H52:.H56])" office:value-type="float" office:value="0" calcext:value-type="float">
            <text:p>0</text:p>
          </table:table-cell>
          <table:table-cell table:style-name="ce122" table:formula="of:=STDEV([.I52:.I56])" office:value-type="float" office:value="1.30384048104053" calcext:value-type="float">
            <text:p>1</text:p>
          </table:table-cell>
          <table:table-cell table:style-name="ce122" table:formula="of:=STDEV([.J52:.J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5" calcext:value-type="float">
            <text:p>5</text:p>
          </table:table-cell>
          <table:table-cell office:value-type="float" office:value="518" calcext:value-type="float">
            <text:p>5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float" office:value="829" calcext:value-type="float">
            <text:p>82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ld5</text:p>
          </table:table-cell>
          <table:table-cell table:style-name="ce122" table:formula="of:=STDEV([.C57:.C61])" office:value-type="float" office:value="10.4163333279998" calcext:value-type="float">
            <text:p>10</text:p>
          </table:table-cell>
          <table:table-cell table:style-name="ce122" table:formula="of:=STDEV([.D57:.D61])" office:value-type="float" office:value="8.61394218694321" calcext:value-type="float">
            <text:p>9</text:p>
          </table:table-cell>
          <table:table-cell table:style-name="ce122" table:formula="of:=STDEV([.E57:.E61])" office:value-type="float" office:value="0.447213595499958" calcext:value-type="float">
            <text:p>0</text:p>
          </table:table-cell>
          <table:table-cell table:style-name="ce122" table:formula="of:=STDEV([.F57:.F61])" office:value-type="float" office:value="6.89202437604511" calcext:value-type="float">
            <text:p>7</text:p>
          </table:table-cell>
          <table:table-cell table:style-name="ce122" table:formula="of:=STDEV([.G57:.G61])" office:value-type="float" office:value="0" calcext:value-type="float">
            <text:p>0</text:p>
          </table:table-cell>
          <table:table-cell table:style-name="ce122" table:formula="of:=STDEV([.H57:.H61])" office:value-type="float" office:value="0" calcext:value-type="float">
            <text:p>0</text:p>
          </table:table-cell>
          <table:table-cell table:style-name="ce122" table:formula="of:=STDEV([.I57:.I61])" office:value-type="float" office:value="0" calcext:value-type="float">
            <text:p>0</text:p>
          </table:table-cell>
          <table:table-cell table:style-name="ce122" table:formula="of:=STDEV([.J57:.J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6" calcext:value-type="float">
            <text:p>6</text:p>
          </table:table-cell>
          <table:table-cell office:value-type="float" office:value="557" calcext:value-type="float">
            <text:p>5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float" office:value="834" calcext:value-type="float">
            <text:p>83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ld6</text:p>
          </table:table-cell>
          <table:table-cell table:style-name="ce122" table:formula="of:=STDEV([.C62:.C66])" office:value-type="float" office:value="4.82700735445887" calcext:value-type="float">
            <text:p>5</text:p>
          </table:table-cell>
          <table:table-cell table:style-name="ce122" table:formula="of:=STDEV([.D62:.D66])" office:value-type="float" office:value="1.92353840616713" calcext:value-type="float">
            <text:p>2</text:p>
          </table:table-cell>
          <table:table-cell table:style-name="ce122" table:formula="of:=STDEV([.E62:.E66])" office:value-type="float" office:value="0.547722557505166" calcext:value-type="float">
            <text:p>1</text:p>
          </table:table-cell>
          <table:table-cell table:style-name="ce122" table:formula="of:=STDEV([.F62:.F66])" office:value-type="float" office:value="3.67423461417477" calcext:value-type="float">
            <text:p>4</text:p>
          </table:table-cell>
          <table:table-cell table:style-name="ce122" table:formula="of:=STDEV([.G62:.G66])" office:value-type="float" office:value="0.547722557505166" calcext:value-type="float">
            <text:p>1</text:p>
          </table:table-cell>
          <table:table-cell table:style-name="ce122" table:formula="of:=STDEV([.H62:.H66])" office:value-type="float" office:value="0" calcext:value-type="float">
            <text:p>0</text:p>
          </table:table-cell>
          <table:table-cell table:style-name="ce122" table:formula="of:=STDEV([.I62:.I66])" office:value-type="float" office:value="0.447213595499958" calcext:value-type="float">
            <text:p>0</text:p>
          </table:table-cell>
          <table:table-cell table:style-name="ce122" table:formula="of:=STDEV([.J62:.J66])" office:value-type="float" office:value="0.447213595499958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7</text:p>
          </table:table-cell>
          <table:table-cell table:style-name="ce122" table:formula="of:=STDEV([.C67:.C71])" office:value-type="float" office:value="654.364730100882" calcext:value-type="float">
            <text:p>654</text:p>
          </table:table-cell>
          <table:table-cell table:style-name="ce122" table:formula="of:=STDEV([.D67:.D71])" office:value-type="float" office:value="9.78774744259373" calcext:value-type="float">
            <text:p>10</text:p>
          </table:table-cell>
          <table:table-cell table:style-name="ce122" table:formula="of:=STDEV([.E67:.E71])" office:value-type="float" office:value="0" calcext:value-type="float">
            <text:p>0</text:p>
          </table:table-cell>
          <table:table-cell table:style-name="ce122" table:formula="of:=STDEV([.F67:.F71])" office:value-type="float" office:value="649.9817689751" calcext:value-type="float">
            <text:p>650</text:p>
          </table:table-cell>
          <table:table-cell table:style-name="ce122" table:formula="of:=STDEV([.G67:.G71])" office:value-type="float" office:value="0" calcext:value-type="float">
            <text:p>0</text:p>
          </table:table-cell>
          <table:table-cell table:style-name="ce122" table:formula="of:=STDEV([.H67:.H71])" office:value-type="float" office:value="0" calcext:value-type="float">
            <text:p>0</text:p>
          </table:table-cell>
          <table:table-cell table:style-name="ce122" table:formula="of:=STDEV([.I67:.I71])" office:value-type="float" office:value="0" calcext:value-type="float">
            <text:p>0</text:p>
          </table:table-cell>
          <table:table-cell table:style-name="ce122" table:formula="of:=STDEV([.J67:.J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8</text:p>
          </table:table-cell>
          <table:table-cell table:style-name="ce122" table:formula="of:=STDEV([.C72:.C76])" office:value-type="float" office:value="366.593371462169" calcext:value-type="float">
            <text:p>367</text:p>
          </table:table-cell>
          <table:table-cell table:style-name="ce122" table:formula="of:=STDEV([.D72:.D76])" office:value-type="float" office:value="26.1916017074176" calcext:value-type="float">
            <text:p>26</text:p>
          </table:table-cell>
          <table:table-cell table:style-name="ce122" table:formula="of:=STDEV([.E72:.E76])" office:value-type="float" office:value="0.447213595499958" calcext:value-type="float">
            <text:p>0</text:p>
          </table:table-cell>
          <table:table-cell table:style-name="ce122" table:formula="of:=STDEV([.F72:.F76])" office:value-type="float" office:value="356.798963002977" calcext:value-type="float">
            <text:p>357</text:p>
          </table:table-cell>
          <table:table-cell table:style-name="ce122" table:formula="of:=STDEV([.G72:.G76])" office:value-type="float" office:value="1.22474487139159" calcext:value-type="float">
            <text:p>1</text:p>
          </table:table-cell>
          <table:table-cell table:style-name="ce122" table:formula="of:=STDEV([.H72:.H76])" office:value-type="float" office:value="0.447213595499958" calcext:value-type="float">
            <text:p>0</text:p>
          </table:table-cell>
          <table:table-cell table:style-name="ce122" table:formula="of:=STDEV([.I72:.I76])" office:value-type="float" office:value="0" calcext:value-type="float">
            <text:p>0</text:p>
          </table:table-cell>
          <table:table-cell table:style-name="ce122" table:formula="of:=STDEV([.J72:.J76])" office:value-type="float" office:value="0.836660026534076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10</text:p>
          </table:table-cell>
          <table:table-cell table:style-name="ce122" table:formula="of:=STDEV([.C77:.C81])" office:value-type="float" office:value="21.4196171767845" calcext:value-type="float">
            <text:p>21</text:p>
          </table:table-cell>
          <table:table-cell table:style-name="ce122" table:formula="of:=STDEV([.D77:.D81])" office:value-type="float" office:value="2.77488738510232" calcext:value-type="float">
            <text:p>3</text:p>
          </table:table-cell>
          <table:table-cell table:style-name="ce122" table:formula="of:=STDEV([.E77:.E81])" office:value-type="float" office:value="0.547722557505166" calcext:value-type="float">
            <text:p>1</text:p>
          </table:table-cell>
          <table:table-cell table:style-name="ce122" table:formula="of:=STDEV([.F77:.F81])" office:value-type="float" office:value="21.2296961824704" calcext:value-type="float">
            <text:p>21</text:p>
          </table:table-cell>
          <table:table-cell table:style-name="ce122" table:formula="of:=STDEV([.G77:.G81])" office:value-type="float" office:value="0.547722557505166" calcext:value-type="float">
            <text:p>1</text:p>
          </table:table-cell>
          <table:table-cell table:style-name="ce122" table:formula="of:=STDEV([.H77:.H81])" office:value-type="float" office:value="0.447213595499958" calcext:value-type="float">
            <text:p>0</text:p>
          </table:table-cell>
          <table:table-cell table:style-name="ce122" table:formula="of:=STDEV([.I77:.I81])" office:value-type="float" office:value="0" calcext:value-type="float">
            <text:p>0</text:p>
          </table:table-cell>
          <table:table-cell table:style-name="ce122" table:formula="of:=STDEV([.J77:.J81])" office:value-type="float" office:value="0.447213595499958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11</text:p>
          </table:table-cell>
          <table:table-cell table:style-name="ce122" table:formula="of:=STDEV([.C82:.C86])" office:value-type="float" office:value="19.2431806102837" calcext:value-type="float">
            <text:p>19</text:p>
          </table:table-cell>
          <table:table-cell table:style-name="ce122" table:formula="of:=STDEV([.D82:.D86])" office:value-type="float" office:value="8.04363102087608" calcext:value-type="float">
            <text:p>8</text:p>
          </table:table-cell>
          <table:table-cell table:style-name="ce122" table:formula="of:=STDEV([.E82:.E86])" office:value-type="float" office:value="0" calcext:value-type="float">
            <text:p>0</text:p>
          </table:table-cell>
          <table:table-cell table:style-name="ce122" table:formula="of:=STDEV([.F82:.F86])" office:value-type="float" office:value="18.7002673777676" calcext:value-type="float">
            <text:p>19</text:p>
          </table:table-cell>
          <table:table-cell table:style-name="ce122" table:formula="of:=STDEV([.G82:.G86])" office:value-type="float" office:value="6.30079360080935" calcext:value-type="float">
            <text:p>6</text:p>
          </table:table-cell>
          <table:table-cell table:style-name="ce122" table:formula="of:=STDEV([.H82:.H86])" office:value-type="float" office:value="0.894427190999916" calcext:value-type="float">
            <text:p>1</text:p>
          </table:table-cell>
          <table:table-cell table:style-name="ce122" table:formula="of:=STDEV([.I82:.I86])" office:value-type="float" office:value="5.45893762558247" calcext:value-type="float">
            <text:p>5</text:p>
          </table:table-cell>
          <table:table-cell table:style-name="ce122" table:formula="of:=STDEV([.J82:.J86])" office:value-type="float" office:value="0.836660026534076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ls1</text:p>
          </table:table-cell>
          <table:table-cell table:style-name="ce122" table:formula="of:=STDEV([.C87:.C91])" office:value-type="float" office:value="33.9749908020591" calcext:value-type="float">
            <text:p>34</text:p>
          </table:table-cell>
          <table:table-cell table:style-name="ce122" table:formula="of:=STDEV([.D87:.D91])" office:value-type="float" office:value="0.547722557505166" calcext:value-type="float">
            <text:p>1</text:p>
          </table:table-cell>
          <table:table-cell table:style-name="ce122" table:formula="of:=STDEV([.E87:.E91])" office:value-type="float" office:value="0" calcext:value-type="float">
            <text:p>0</text:p>
          </table:table-cell>
          <table:table-cell table:style-name="ce122" table:formula="of:=STDEV([.F87:.F91])" office:value-type="float" office:value="34.2563862659213" calcext:value-type="float">
            <text:p>34</text:p>
          </table:table-cell>
          <table:table-cell table:style-name="ce122" table:formula="of:=STDEV([.G87:.G91])" office:value-type="float" office:value="0" calcext:value-type="float">
            <text:p>0</text:p>
          </table:table-cell>
          <table:table-cell table:style-name="ce122" table:formula="of:=STDEV([.H87:.H91])" office:value-type="float" office:value="0" calcext:value-type="float">
            <text:p>0</text:p>
          </table:table-cell>
          <table:table-cell table:style-name="ce122" table:formula="of:=STDEV([.I87:.I91])" office:value-type="float" office:value="0" calcext:value-type="float">
            <text:p>0</text:p>
          </table:table-cell>
          <table:table-cell table:style-name="ce122" table:formula="of:=STDEV([.J87:.J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2" calcext:value-type="float">
            <text:p>2</text:p>
          </table:table-cell>
          <table:table-cell office:value-type="float" office:value="709" calcext:value-type="float">
            <text:p>70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1274" calcext:value-type="float">
            <text:p>1274</text:p>
          </table:table-cell>
          <table:table-cell office:value-type="float" office:value="29" calcext:value-type="float">
            <text:p>29</text:p>
          </table:table-cell>
          <table:table-cell office:value-type="float" office:value="1178" calcext:value-type="float">
            <text:p>1178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12" office:value-type="string" calcext:value-type="string">
            <text:p>ls2</text:p>
          </table:table-cell>
          <table:table-cell table:style-name="ce122" table:formula="of:=STDEV([.C92:.C96])" office:value-type="float" office:value="16.5317875621483" calcext:value-type="float">
            <text:p>17</text:p>
          </table:table-cell>
          <table:table-cell table:style-name="ce122" table:formula="of:=STDEV([.D92:.D96])" office:value-type="float" office:value="10.3295692068934" calcext:value-type="float">
            <text:p>10</text:p>
          </table:table-cell>
          <table:table-cell table:style-name="ce122" table:formula="of:=STDEV([.E92:.E96])" office:value-type="float" office:value="0" calcext:value-type="float">
            <text:p>0</text:p>
          </table:table-cell>
          <table:table-cell table:style-name="ce122" table:formula="of:=STDEV([.F92:.F96])" office:value-type="float" office:value="22.4655291502337" calcext:value-type="float">
            <text:p>22</text:p>
          </table:table-cell>
          <table:table-cell table:style-name="ce122" table:formula="of:=STDEV([.G92:.G96])" office:value-type="float" office:value="0.447213595499958" calcext:value-type="float">
            <text:p>0</text:p>
          </table:table-cell>
          <table:table-cell table:style-name="ce122" table:formula="of:=STDEV([.H92:.H96])" office:value-type="float" office:value="0.447213595499958" calcext:value-type="float">
            <text:p>0</text:p>
          </table:table-cell>
          <table:table-cell table:style-name="ce122" table:formula="of:=STDEV([.I92:.I96])" office:value-type="float" office:value="0" calcext:value-type="float">
            <text:p>0</text:p>
          </table:table-cell>
          <table:table-cell table:style-name="ce122" table:formula="of:=STDEV([.J92:.J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3" calcext:value-type="float">
            <text:p>3</text:p>
          </table:table-cell>
          <table:table-cell office:value-type="float" office:value="670" calcext:value-type="float">
            <text:p>67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1278" calcext:value-type="float">
            <text:p>1278</text:p>
          </table:table-cell>
          <table:table-cell office:value-type="float" office:value="30" calcext:value-type="float">
            <text:p>30</text:p>
          </table:table-cell>
          <table:table-cell office:value-type="float" office:value="1180" calcext:value-type="float">
            <text:p>118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ce12" office:value-type="string" calcext:value-type="string">
            <text:p>ls3</text:p>
          </table:table-cell>
          <table:table-cell table:style-name="ce122" table:formula="of:=STDEV([.C97:.C101])" office:value-type="float" office:value="94.0095739805261" calcext:value-type="float">
            <text:p>94</text:p>
          </table:table-cell>
          <table:table-cell table:style-name="ce122" table:formula="of:=STDEV([.D97:.D101])" office:value-type="float" office:value="0.836660026534076" calcext:value-type="float">
            <text:p>1</text:p>
          </table:table-cell>
          <table:table-cell table:style-name="ce122" table:formula="of:=STDEV([.E97:.E101])" office:value-type="float" office:value="0.547722557505166" calcext:value-type="float">
            <text:p>1</text:p>
          </table:table-cell>
          <table:table-cell table:style-name="ce122" table:formula="of:=STDEV([.F97:.F101])" office:value-type="float" office:value="94.2162406382254" calcext:value-type="float">
            <text:p>94</text:p>
          </table:table-cell>
          <table:table-cell table:style-name="ce122" table:formula="of:=STDEV([.G97:.G101])" office:value-type="float" office:value="0" calcext:value-type="float">
            <text:p>0</text:p>
          </table:table-cell>
          <table:table-cell table:style-name="ce122" table:formula="of:=STDEV([.H97:.H101])" office:value-type="float" office:value="0" calcext:value-type="float">
            <text:p>0</text:p>
          </table:table-cell>
          <table:table-cell table:style-name="ce122" table:formula="of:=STDEV([.I97:.I101])" office:value-type="float" office:value="0" calcext:value-type="float">
            <text:p>0</text:p>
          </table:table-cell>
          <table:table-cell table:style-name="ce122" table:formula="of:=STDEV([.J97:.J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4" calcext:value-type="float">
            <text:p>4</text:p>
          </table:table-cell>
          <table:table-cell office:value-type="float" office:value="635" calcext:value-type="float">
            <text:p>6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 office:value-type="float" office:value="1265" calcext:value-type="float">
            <text:p>1265</text:p>
          </table:table-cell>
          <table:table-cell office:value-type="float" office:value="29" calcext:value-type="float">
            <text:p>29</text:p>
          </table:table-cell>
          <table:table-cell office:value-type="float" office:value="1167" calcext:value-type="float">
            <text:p>1167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style-name="ce12" office:value-type="string" calcext:value-type="string">
            <text:p>ls4</text:p>
          </table:table-cell>
          <table:table-cell table:style-name="ce122" table:formula="of:=STDEV([.C102:.C106])" office:value-type="float" office:value="3.84707681233427" calcext:value-type="float">
            <text:p>4</text:p>
          </table:table-cell>
          <table:table-cell table:style-name="ce122" table:formula="of:=STDEV([.D102:.D106])" office:value-type="float" office:value="1.8165902124585" calcext:value-type="float">
            <text:p>2</text:p>
          </table:table-cell>
          <table:table-cell table:style-name="ce122" table:formula="of:=STDEV([.E102:.E106])" office:value-type="float" office:value="0.447213595499958" calcext:value-type="float">
            <text:p>0</text:p>
          </table:table-cell>
          <table:table-cell table:style-name="ce122" table:formula="of:=STDEV([.F102:.F106])" office:value-type="float" office:value="2.94957624075053" calcext:value-type="float">
            <text:p>3</text:p>
          </table:table-cell>
          <table:table-cell table:style-name="ce122" table:formula="of:=STDEV([.G102:.G106])" office:value-type="float" office:value="0" calcext:value-type="float">
            <text:p>0</text:p>
          </table:table-cell>
          <table:table-cell table:style-name="ce122" table:formula="of:=STDEV([.H102:.H106])" office:value-type="float" office:value="0" calcext:value-type="float">
            <text:p>0</text:p>
          </table:table-cell>
          <table:table-cell table:style-name="ce122" table:formula="of:=STDEV([.I102:.I106])" office:value-type="float" office:value="0" calcext:value-type="float">
            <text:p>0</text:p>
          </table:table-cell>
          <table:table-cell table:style-name="ce122" table:formula="of:=STDEV([.J102:.J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5" calcext:value-type="float">
            <text:p>5</text:p>
          </table:table-cell>
          <table:table-cell office:value-type="float" office:value="678" calcext:value-type="float">
            <text:p>67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36" calcext:value-type="float">
            <text:p>636</text:p>
          </table:table-cell>
          <table:table-cell office:value-type="float" office:value="1279" calcext:value-type="float">
            <text:p>1279</text:p>
          </table:table-cell>
          <table:table-cell office:value-type="float" office:value="30" calcext:value-type="float">
            <text:p>30</text:p>
          </table:table-cell>
          <table:table-cell office:value-type="float" office:value="1181" calcext:value-type="float">
            <text:p>118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ce12" office:value-type="string" calcext:value-type="string">
            <text:p>ls5</text:p>
          </table:table-cell>
          <table:table-cell table:style-name="ce122" table:formula="of:=STDEV([.C107:.C111])" office:value-type="float" office:value="160.935701446261" calcext:value-type="float">
            <text:p>161</text:p>
          </table:table-cell>
          <table:table-cell table:style-name="ce122" table:formula="of:=STDEV([.D107:.D111])" office:value-type="float" office:value="3.27108544675923" calcext:value-type="float">
            <text:p>3</text:p>
          </table:table-cell>
          <table:table-cell table:style-name="ce122" table:formula="of:=STDEV([.E107:.E111])" office:value-type="float" office:value="0.547722557505166" calcext:value-type="float">
            <text:p>1</text:p>
          </table:table-cell>
          <table:table-cell table:style-name="ce122" table:formula="of:=STDEV([.F107:.F111])" office:value-type="float" office:value="162.580134087778" calcext:value-type="float">
            <text:p>163</text:p>
          </table:table-cell>
          <table:table-cell table:style-name="ce122" table:formula="of:=STDEV([.G107:.G111])" office:value-type="float" office:value="0" calcext:value-type="float">
            <text:p>0</text:p>
          </table:table-cell>
          <table:table-cell table:style-name="ce122" table:formula="of:=STDEV([.H107:.H111])" office:value-type="float" office:value="0" calcext:value-type="float">
            <text:p>0</text:p>
          </table:table-cell>
          <table:table-cell table:style-name="ce122" table:formula="of:=STDEV([.I107:.I111])" office:value-type="float" office:value="0" calcext:value-type="float">
            <text:p>0</text:p>
          </table:table-cell>
          <table:table-cell table:style-name="ce122" table:formula="of:=STDEV([.J107:.J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6" calcext:value-type="float">
            <text:p>6</text:p>
          </table:table-cell>
          <table:table-cell office:value-type="float" office:value="622" calcext:value-type="float">
            <text:p>6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1270" calcext:value-type="float">
            <text:p>1270</text:p>
          </table:table-cell>
          <table:table-cell office:value-type="float" office:value="28" calcext:value-type="float">
            <text:p>28</text:p>
          </table:table-cell>
          <table:table-cell office:value-type="float" office:value="1174" calcext:value-type="float">
            <text:p>1174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ce12" office:value-type="string" calcext:value-type="string">
            <text:p>ls6</text:p>
          </table:table-cell>
          <table:table-cell table:style-name="ce122" table:formula="of:=STDEV([.C112:.C116])" office:value-type="float" office:value="18.3357574154983" calcext:value-type="float">
            <text:p>18</text:p>
          </table:table-cell>
          <table:table-cell table:style-name="ce122" table:formula="of:=STDEV([.D112:.D116])" office:value-type="float" office:value="1.30384048104053" calcext:value-type="float">
            <text:p>1</text:p>
          </table:table-cell>
          <table:table-cell table:style-name="ce122" table:formula="of:=STDEV([.E112:.E116])" office:value-type="float" office:value="0" calcext:value-type="float">
            <text:p>0</text:p>
          </table:table-cell>
          <table:table-cell table:style-name="ce122" table:formula="of:=STDEV([.F112:.F116])" office:value-type="float" office:value="17.7623196683316" calcext:value-type="float">
            <text:p>18</text:p>
          </table:table-cell>
          <table:table-cell table:style-name="ce122" table:formula="of:=STDEV([.G112:.G116])" office:value-type="float" office:value="0" calcext:value-type="float">
            <text:p>0</text:p>
          </table:table-cell>
          <table:table-cell table:style-name="ce122" table:formula="of:=STDEV([.H112:.H116])" office:value-type="float" office:value="0" calcext:value-type="float">
            <text:p>0</text:p>
          </table:table-cell>
          <table:table-cell table:style-name="ce122" table:formula="of:=STDEV([.I112:.I116])" office:value-type="float" office:value="0" calcext:value-type="float">
            <text:p>0</text:p>
          </table:table-cell>
          <table:table-cell table:style-name="ce122" table:formula="of:=STDEV([.J112:.J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ls7</text:p>
          </table:table-cell>
          <table:table-cell table:style-name="ce122" table:formula="of:=STDEV([.C117:.C121])" office:value-type="float" office:value="75.8485332752058" calcext:value-type="float">
            <text:p>76</text:p>
          </table:table-cell>
          <table:table-cell table:style-name="ce122" table:formula="of:=STDEV([.D117:.D121])" office:value-type="float" office:value="0.894427190999916" calcext:value-type="float">
            <text:p>1</text:p>
          </table:table-cell>
          <table:table-cell table:style-name="ce122" table:formula="of:=STDEV([.E117:.E121])" office:value-type="float" office:value="0" calcext:value-type="float">
            <text:p>0</text:p>
          </table:table-cell>
          <table:table-cell table:style-name="ce122" table:formula="of:=STDEV([.F117:.F121])" office:value-type="float" office:value="75.2781508805842" calcext:value-type="float">
            <text:p>75</text:p>
          </table:table-cell>
          <table:table-cell table:style-name="ce122" table:formula="of:=STDEV([.G117:.G121])" office:value-type="float" office:value="0" calcext:value-type="float">
            <text:p>0</text:p>
          </table:table-cell>
          <table:table-cell table:style-name="ce122" table:formula="of:=STDEV([.H117:.H121])" office:value-type="float" office:value="0" calcext:value-type="float">
            <text:p>0</text:p>
          </table:table-cell>
          <table:table-cell table:style-name="ce122" table:formula="of:=STDEV([.I117:.I121])" office:value-type="float" office:value="0" calcext:value-type="float">
            <text:p>0</text:p>
          </table:table-cell>
          <table:table-cell table:style-name="ce122" table:formula="of:=STDEV([.J117:.J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2" calcext:value-type="float">
            <text:p>2</text:p>
          </table:table-cell>
          <table:table-cell office:value-type="float" office:value="42929" calcext:value-type="float">
            <text:p>4292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2878" calcext:value-type="float">
            <text:p>4287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3" calcext:value-type="float">
            <text:p>3</text:p>
          </table:table-cell>
          <table:table-cell office:value-type="float" office:value="41357" calcext:value-type="float">
            <text:p>4135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1320" calcext:value-type="float">
            <text:p>413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4" calcext:value-type="float">
            <text:p>4</text:p>
          </table:table-cell>
          <table:table-cell office:value-type="float" office:value="41543" calcext:value-type="float">
            <text:p>4154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1486" calcext:value-type="float">
            <text:p>4148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5" calcext:value-type="float">
            <text:p>5</text:p>
          </table:table-cell>
          <table:table-cell office:value-type="float" office:value="41765" calcext:value-type="float">
            <text:p>4176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1727" calcext:value-type="float">
            <text:p>417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6" calcext:value-type="float">
            <text:p>6</text:p>
          </table:table-cell>
          <table:table-cell office:value-type="float" office:value="41382" calcext:value-type="float">
            <text:p>4138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1347" calcext:value-type="float">
            <text:p>4134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2" calcext:value-type="float">
            <text:p>2</text:p>
          </table:table-cell>
          <table:table-cell office:value-type="float" office:value="47735" calcext:value-type="float">
            <text:p>477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7692" calcext:value-type="float">
            <text:p>47692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3" calcext:value-type="float">
            <text:p>3</text:p>
          </table:table-cell>
          <table:table-cell office:value-type="float" office:value="47668" calcext:value-type="float">
            <text:p>4766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7563" calcext:value-type="float">
            <text:p>47563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4" calcext:value-type="float">
            <text:p>4</text:p>
          </table:table-cell>
          <table:table-cell office:value-type="float" office:value="47306" calcext:value-type="float">
            <text:p>4730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7261" calcext:value-type="float">
            <text:p>47261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5" calcext:value-type="float">
            <text:p>5</text:p>
          </table:table-cell>
          <table:table-cell office:value-type="float" office:value="48067" calcext:value-type="float">
            <text:p>48067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7997" calcext:value-type="float">
            <text:p>47997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6" calcext:value-type="float">
            <text:p>6</text:p>
          </table:table-cell>
          <table:table-cell office:value-type="float" office:value="47140" calcext:value-type="float">
            <text:p>4714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092" calcext:value-type="float">
            <text:p>47092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float" office:value="2413" calcext:value-type="float">
            <text:p>2413</text:p>
          </table:table-cell>
          <table:table-cell office:value-type="float" office:value="78" calcext:value-type="float">
            <text:p>78</text:p>
          </table:table-cell>
          <table:table-cell office:value-type="float" office:value="2259" calcext:value-type="float">
            <text:p>2259</text:p>
          </table:table-cell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3" calcext:value-type="float">
            <text:p>3</text:p>
          </table:table-cell>
          <table:table-cell office:value-type="float" office:value="1094" calcext:value-type="float">
            <text:p>109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  <table:table-cell office:value-type="float" office:value="2416" calcext:value-type="float">
            <text:p>2416</text:p>
          </table:table-cell>
          <table:table-cell office:value-type="float" office:value="78" calcext:value-type="float">
            <text:p>78</text:p>
          </table:table-cell>
          <table:table-cell office:value-type="float" office:value="2262" calcext:value-type="float">
            <text:p>2262</text:p>
          </table:table-cell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4" calcext:value-type="float">
            <text:p>4</text:p>
          </table:table-cell>
          <table:table-cell office:value-type="float" office:value="1063" calcext:value-type="float">
            <text:p>106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2426" calcext:value-type="float">
            <text:p>2426</text:p>
          </table:table-cell>
          <table:table-cell office:value-type="float" office:value="78" calcext:value-type="float">
            <text:p>78</text:p>
          </table:table-cell>
          <table:table-cell office:value-type="float" office:value="2270" calcext:value-type="float">
            <text:p>2270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5" calcext:value-type="float">
            <text:p>5</text:p>
          </table:table-cell>
          <table:table-cell office:value-type="float" office:value="1062" calcext:value-type="float">
            <text:p>106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2417" calcext:value-type="float">
            <text:p>2417</text:p>
          </table:table-cell>
          <table:table-cell office:value-type="float" office:value="76" calcext:value-type="float">
            <text:p>76</text:p>
          </table:table-cell>
          <table:table-cell office:value-type="float" office:value="2264" calcext:value-type="float">
            <text:p>2264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6" calcext:value-type="float">
            <text:p>6</text:p>
          </table:table-cell>
          <table:table-cell office:value-type="float" office:value="1073" calcext:value-type="float">
            <text:p>107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  <table:table-cell office:value-type="float" office:value="2427" calcext:value-type="float">
            <text:p>2427</text:p>
          </table:table-cell>
          <table:table-cell office:value-type="float" office:value="78" calcext:value-type="float">
            <text:p>78</text:p>
          </table:table-cell>
          <table:table-cell office:value-type="float" office:value="2272" calcext:value-type="float">
            <text:p>2272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2" calcext:value-type="float">
            <text:p>2</text:p>
          </table:table-cell>
          <table:table-cell office:value-type="float" office:value="2573" calcext:value-type="float">
            <text:p>25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3" calcext:value-type="float">
            <text:p>3</text:p>
          </table:table-cell>
          <table:table-cell office:value-type="float" office:value="2805" calcext:value-type="float">
            <text:p>28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788" calcext:value-type="float">
            <text:p>2788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4" calcext:value-type="float">
            <text:p>4</text:p>
          </table:table-cell>
          <table:table-cell office:value-type="float" office:value="2658" calcext:value-type="float">
            <text:p>265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41" calcext:value-type="float">
            <text:p>2641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5" calcext:value-type="float">
            <text:p>5</text:p>
          </table:table-cell>
          <table:table-cell office:value-type="float" office:value="2699" calcext:value-type="float">
            <text:p>26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6" calcext:value-type="float">
            <text:p>6</text:p>
          </table:table-cell>
          <table:table-cell office:value-type="float" office:value="2587" calcext:value-type="float">
            <text:p>258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69" calcext:value-type="float">
            <text:p>2569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4" calcext:value-type="float">
            <text:p>4</text:p>
          </table:table-cell>
          <table:table-cell office:value-type="float" office:value="1066" calcext:value-type="float">
            <text:p>106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5" calcext:value-type="float">
            <text:p>5</text:p>
          </table:table-cell>
          <table:table-cell office:value-type="float" office:value="1370" calcext:value-type="float">
            <text:p>13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3" calcext:value-type="float">
            <text:p>3</text:p>
          </table:table-cell>
          <table:table-cell office:value-type="float" office:value="594" calcext:value-type="float">
            <text:p>5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4" calcext:value-type="float">
            <text:p>4</text:p>
          </table:table-cell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</table:table>
      <table:table table:name="mincost-Greedy-nodelay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#SPARQLreq</text:p>
          </table:table-cell>
          <table:table-cell office:value-type="string" calcext:value-type="string">
            <text:p>#TPFreq</text:p>
          </table:table-cell>
          <table:table-cell office:value-type="string" calcext:value-type="string">
            <text:p>#brTPFreq</text:p>
          </table:table-cell>
          <table:table-cell table:number-columns-repeated="3"/>
          <table:table-cell table:style-name="ce12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2" office:value-type="string" calcext:value-type="string">
            <text:p>avg_QET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#SPARQLreq</text:p>
          </table:table-cell>
          <table:table-cell office:value-type="string" calcext:value-type="string">
            <text:p>#TPFreq</text:p>
          </table:table-cell>
          <table:table-cell office:value-type="string" calcext:value-type="string">
            <text:p>#brTPFreq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1</text:p>
          </table:table-cell>
          <table:table-cell table:style-name="ce122" table:formula="of:=AVERAGEIF([.$A$2:.$A$200]; &quot;=*cd1&quot;; [.C$2:.C$200])" office:value-type="float" office:value="144.6" calcext:value-type="float">
            <text:p>145</text:p>
          </table:table-cell>
          <table:table-cell table:style-name="ce122" table:formula="of:=AVERAGEIF([.$A$2:.$A$200]; &quot;=*cd1&quot;; [.D$2:.D$200])" office:value-type="float" office:value="136.4" calcext:value-type="float">
            <text:p>136</text:p>
          </table:table-cell>
          <table:table-cell table:style-name="ce122" table:formula="of:=AVERAGEIF([.$A$2:.$A$200]; &quot;=*cd1&quot;; [.E$2:.E$200])" office:value-type="float" office:value="0" calcext:value-type="float">
            <text:p>0</text:p>
          </table:table-cell>
          <table:table-cell table:style-name="ce122" table:formula="of:=AVERAGEIF([.$A$2:.$A$200]; &quot;=*cd1&quot;; [.F$2:.F$200])" office:value-type="float" office:value="8.2" calcext:value-type="float">
            <text:p>8</text:p>
          </table:table-cell>
          <table:table-cell table:style-name="ce122" table:formula="of:=AVERAGEIF([.$A$2:.$A$200]; &quot;=*cd1&quot;; [.G$2:.G$200])" office:value-type="float" office:value="8" calcext:value-type="float">
            <text:p>8</text:p>
          </table:table-cell>
          <table:table-cell table:style-name="ce122" table:formula="of:=AVERAGEIF([.$A$2:.$A$200]; &quot;=*cd1&quot;; [.H$2:.H$200])" office:value-type="float" office:value="3" calcext:value-type="float">
            <text:p>3</text:p>
          </table:table-cell>
          <table:table-cell table:style-name="ce122" table:formula="of:=AVERAGEIF([.$A$2:.$A$200]; &quot;=*cd1&quot;; [.I$2:.I$200])" office:value-type="float" office:value="5" calcext:value-type="float">
            <text:p>5</text:p>
          </table:table-cell>
          <table:table-cell table:style-name="ce122" table:formula="of:=AVERAGEIF([.$A$2:.$A$200]; &quot;=*cd1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2</text:p>
          </table:table-cell>
          <table:table-cell table:style-name="ce122" table:formula="of:=AVERAGEIF([.$A$2:.$A$200]; &quot;=*cd2&quot;; [.C$2:.C$200])" office:value-type="float" office:value="43.4" calcext:value-type="float">
            <text:p>43</text:p>
          </table:table-cell>
          <table:table-cell table:style-name="ce122" table:formula="of:=AVERAGEIF([.$A$2:.$A$200]; &quot;=*cd2&quot;; [.D$2:.D$200])" office:value-type="float" office:value="33.4" calcext:value-type="float">
            <text:p>33</text:p>
          </table:table-cell>
          <table:table-cell table:style-name="ce122" table:formula="of:=AVERAGEIF([.$A$2:.$A$200]; &quot;=*cd2&quot;; [.E$2:.E$200])" office:value-type="float" office:value="0" calcext:value-type="float">
            <text:p>0</text:p>
          </table:table-cell>
          <table:table-cell table:style-name="ce122" table:formula="of:=AVERAGEIF([.$A$2:.$A$200]; &quot;=*cd2&quot;; [.F$2:.F$200])" office:value-type="float" office:value="10" calcext:value-type="float">
            <text:p>10</text:p>
          </table:table-cell>
          <table:table-cell table:style-name="ce122" table:formula="of:=AVERAGEIF([.$A$2:.$A$200]; &quot;=*cd2&quot;; [.G$2:.G$200])" office:value-type="float" office:value="3" calcext:value-type="float">
            <text:p>3</text:p>
          </table:table-cell>
          <table:table-cell table:style-name="ce122" table:formula="of:=AVERAGEIF([.$A$2:.$A$200]; &quot;=*cd2&quot;; [.H$2:.H$200])" office:value-type="float" office:value="1" calcext:value-type="float">
            <text:p>1</text:p>
          </table:table-cell>
          <table:table-cell table:style-name="ce122" table:formula="of:=AVERAGEIF([.$A$2:.$A$200]; &quot;=*cd2&quot;; [.I$2:.I$200])" office:value-type="float" office:value="2" calcext:value-type="float">
            <text:p>2</text:p>
          </table:table-cell>
          <table:table-cell table:style-name="ce122" table:formula="of:=AVERAGEIF([.$A$2:.$A$200]; &quot;=*cd2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3</text:p>
          </table:table-cell>
          <table:table-cell table:style-name="ce122" table:formula="of:=AVERAGEIF([.$A$2:.$A$200]; &quot;=*cd3&quot;; [.C$2:.C$200])" office:value-type="float" office:value="58.4" calcext:value-type="float">
            <text:p>58</text:p>
          </table:table-cell>
          <table:table-cell table:style-name="ce122" table:formula="of:=AVERAGEIF([.$A$2:.$A$200]; &quot;=*cd3&quot;; [.D$2:.D$200])" office:value-type="float" office:value="31" calcext:value-type="float">
            <text:p>31</text:p>
          </table:table-cell>
          <table:table-cell table:style-name="ce122" table:formula="of:=AVERAGEIF([.$A$2:.$A$200]; &quot;=*cd3&quot;; [.E$2:.E$200])" office:value-type="float" office:value="0.2" calcext:value-type="float">
            <text:p>0</text:p>
          </table:table-cell>
          <table:table-cell table:style-name="ce122" table:formula="of:=AVERAGEIF([.$A$2:.$A$200]; &quot;=*cd3&quot;; [.F$2:.F$200])" office:value-type="float" office:value="27.2" calcext:value-type="float">
            <text:p>27</text:p>
          </table:table-cell>
          <table:table-cell table:style-name="ce122" table:formula="of:=AVERAGEIF([.$A$2:.$A$200]; &quot;=*cd3&quot;; [.G$2:.G$200])" office:value-type="float" office:value="26" calcext:value-type="float">
            <text:p>26</text:p>
          </table:table-cell>
          <table:table-cell table:style-name="ce122" table:formula="of:=AVERAGEIF([.$A$2:.$A$200]; &quot;=*cd3&quot;; [.H$2:.H$200])" office:value-type="float" office:value="3" calcext:value-type="float">
            <text:p>3</text:p>
          </table:table-cell>
          <table:table-cell table:style-name="ce122" table:formula="of:=AVERAGEIF([.$A$2:.$A$200]; &quot;=*cd3&quot;; [.I$2:.I$200])" office:value-type="float" office:value="20" calcext:value-type="float">
            <text:p>20</text:p>
          </table:table-cell>
          <table:table-cell table:style-name="ce122" table:formula="of:=AVERAGEIF([.$A$2:.$A$200]; &quot;=*cd3&quot;; [.J$2:.J$2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4</text:p>
          </table:table-cell>
          <table:table-cell table:style-name="ce122" table:formula="of:=AVERAGEIF([.$A$2:.$A$200]; &quot;=*cd4&quot;; [.C$2:.C$200])" office:value-type="float" office:value="84" calcext:value-type="float">
            <text:p>84</text:p>
          </table:table-cell>
          <table:table-cell table:style-name="ce122" table:formula="of:=AVERAGEIF([.$A$2:.$A$200]; &quot;=*cd4&quot;; [.D$2:.D$200])" office:value-type="float" office:value="56.8" calcext:value-type="float">
            <text:p>57</text:p>
          </table:table-cell>
          <table:table-cell table:style-name="ce122" table:formula="of:=AVERAGEIF([.$A$2:.$A$200]; &quot;=*cd4&quot;; [.E$2:.E$200])" office:value-type="float" office:value="0.4" calcext:value-type="float">
            <text:p>0</text:p>
          </table:table-cell>
          <table:table-cell table:style-name="ce122" table:formula="of:=AVERAGEIF([.$A$2:.$A$200]; &quot;=*cd4&quot;; [.F$2:.F$200])" office:value-type="float" office:value="26.8" calcext:value-type="float">
            <text:p>27</text:p>
          </table:table-cell>
          <table:table-cell table:style-name="ce122" table:formula="of:=AVERAGEIF([.$A$2:.$A$200]; &quot;=*cd4&quot;; [.G$2:.G$200])" office:value-type="float" office:value="36.6" calcext:value-type="float">
            <text:p>37</text:p>
          </table:table-cell>
          <table:table-cell table:style-name="ce122" table:formula="of:=AVERAGEIF([.$A$2:.$A$200]; &quot;=*cd4&quot;; [.H$2:.H$200])" office:value-type="float" office:value="4" calcext:value-type="float">
            <text:p>4</text:p>
          </table:table-cell>
          <table:table-cell table:style-name="ce122" table:formula="of:=AVERAGEIF([.$A$2:.$A$200]; &quot;=*cd4&quot;; [.I$2:.I$200])" office:value-type="float" office:value="27.8" calcext:value-type="float">
            <text:p>28</text:p>
          </table:table-cell>
          <table:table-cell table:style-name="ce122" table:formula="of:=AVERAGEIF([.$A$2:.$A$200]; &quot;=*cd4&quot;; [.J$2:.J$200])"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cd1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5</text:p>
          </table:table-cell>
          <table:table-cell table:style-name="ce122" table:formula="of:=AVERAGEIF([.$A$2:.$A$200]; &quot;=*cd5&quot;; [.C$2:.C$200])" office:value-type="float" office:value="49.4" calcext:value-type="float">
            <text:p>49</text:p>
          </table:table-cell>
          <table:table-cell table:style-name="ce122" table:formula="of:=AVERAGEIF([.$A$2:.$A$200]; &quot;=*cd5&quot;; [.D$2:.D$200])" office:value-type="float" office:value="30.8" calcext:value-type="float">
            <text:p>31</text:p>
          </table:table-cell>
          <table:table-cell table:style-name="ce122" table:formula="of:=AVERAGEIF([.$A$2:.$A$200]; &quot;=*cd5&quot;; [.E$2:.E$200])" office:value-type="float" office:value="0.2" calcext:value-type="float">
            <text:p>0</text:p>
          </table:table-cell>
          <table:table-cell table:style-name="ce122" table:formula="of:=AVERAGEIF([.$A$2:.$A$200]; &quot;=*cd5&quot;; [.F$2:.F$200])" office:value-type="float" office:value="18.4" calcext:value-type="float">
            <text:p>18</text:p>
          </table:table-cell>
          <table:table-cell table:style-name="ce122" table:formula="of:=AVERAGEIF([.$A$2:.$A$200]; &quot;=*cd5&quot;; [.G$2:.G$200])" office:value-type="float" office:value="18" calcext:value-type="float">
            <text:p>18</text:p>
          </table:table-cell>
          <table:table-cell table:style-name="ce122" table:formula="of:=AVERAGEIF([.$A$2:.$A$200]; &quot;=*cd5&quot;; [.H$2:.H$200])" office:value-type="float" office:value="3" calcext:value-type="float">
            <text:p>3</text:p>
          </table:table-cell>
          <table:table-cell table:style-name="ce122" table:formula="of:=AVERAGEIF([.$A$2:.$A$200]; &quot;=*cd5&quot;; [.I$2:.I$200])" office:value-type="float" office:value="12" calcext:value-type="float">
            <text:p>12</text:p>
          </table:table-cell>
          <table:table-cell table:style-name="ce122" table:formula="of:=AVERAGEIF([.$A$2:.$A$200]; &quot;=*cd5&quot;; [.J$2:.J$20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6</text:p>
          </table:table-cell>
          <table:table-cell table:style-name="ce122" table:formula="of:=AVERAGEIF([.$A$2:.$A$200]; &quot;=*cd6&quot;; [.C$2:.C$200])" office:value-type="float" office:value="1214.2" calcext:value-type="float">
            <text:p>1,214</text:p>
          </table:table-cell>
          <table:table-cell table:style-name="ce122" table:formula="of:=AVERAGEIF([.$A$2:.$A$200]; &quot;=*cd6&quot;; [.D$2:.D$200])" office:value-type="float" office:value="53" calcext:value-type="float">
            <text:p>53</text:p>
          </table:table-cell>
          <table:table-cell table:style-name="ce122" table:formula="of:=AVERAGEIF([.$A$2:.$A$200]; &quot;=*cd6&quot;; [.E$2:.E$200])" office:value-type="float" office:value="0.6" calcext:value-type="float">
            <text:p>1</text:p>
          </table:table-cell>
          <table:table-cell table:style-name="ce122" table:formula="of:=AVERAGEIF([.$A$2:.$A$200]; &quot;=*cd6&quot;; [.F$2:.F$200])" office:value-type="float" office:value="1160.6" calcext:value-type="float">
            <text:p>1,161</text:p>
          </table:table-cell>
          <table:table-cell table:style-name="ce122" table:formula="of:=AVERAGEIF([.$A$2:.$A$200]; &quot;=*cd6&quot;; [.G$2:.G$200])" office:value-type="float" office:value="2488.4" calcext:value-type="float">
            <text:p>2,488</text:p>
          </table:table-cell>
          <table:table-cell table:style-name="ce122" table:formula="of:=AVERAGEIF([.$A$2:.$A$200]; &quot;=*cd6&quot;; [.H$2:.H$200])" office:value-type="float" office:value="3" calcext:value-type="float">
            <text:p>3</text:p>
          </table:table-cell>
          <table:table-cell table:style-name="ce122" table:formula="of:=AVERAGEIF([.$A$2:.$A$200]; &quot;=*cd6&quot;; [.I$2:.I$200])" office:value-type="float" office:value="2444.4" calcext:value-type="float">
            <text:p>2,444</text:p>
          </table:table-cell>
          <table:table-cell table:style-name="ce122" table:formula="of:=AVERAGEIF([.$A$2:.$A$200]; &quot;=*cd6&quot;; [.J$2:.J$20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2" office:value-type="string" calcext:value-type="string">
            <text:p>cd7</text:p>
          </table:table-cell>
          <table:table-cell table:style-name="ce122" table:formula="of:=AVERAGEIF([.$A$2:.$A$200]; &quot;=*cd7&quot;; [.C$2:.C$200])" office:value-type="float" office:value="563" calcext:value-type="float">
            <text:p>563</text:p>
          </table:table-cell>
          <table:table-cell table:style-name="ce122" table:formula="of:=AVERAGEIF([.$A$2:.$A$200]; &quot;=*cd7&quot;; [.D$2:.D$200])" office:value-type="float" office:value="50.6" calcext:value-type="float">
            <text:p>51</text:p>
          </table:table-cell>
          <table:table-cell table:style-name="ce122" table:formula="of:=AVERAGEIF([.$A$2:.$A$200]; &quot;=*cd7&quot;; [.E$2:.E$200])" office:value-type="float" office:value="0.6" calcext:value-type="float">
            <text:p>1</text:p>
          </table:table-cell>
          <table:table-cell table:style-name="ce122" table:formula="of:=AVERAGEIF([.$A$2:.$A$200]; &quot;=*cd7&quot;; [.F$2:.F$200])" office:value-type="float" office:value="511.8" calcext:value-type="float">
            <text:p>512</text:p>
          </table:table-cell>
          <table:table-cell table:style-name="ce122" table:formula="of:=AVERAGEIF([.$A$2:.$A$200]; &quot;=*cd7&quot;; [.G$2:.G$200])" office:value-type="float" office:value="1105.8" calcext:value-type="float">
            <text:p>1,106</text:p>
          </table:table-cell>
          <table:table-cell table:style-name="ce122" table:formula="of:=AVERAGEIF([.$A$2:.$A$200]; &quot;=*cd7&quot;; [.H$2:.H$200])" office:value-type="float" office:value="41" calcext:value-type="float">
            <text:p>41</text:p>
          </table:table-cell>
          <table:table-cell table:style-name="ce122" table:formula="of:=AVERAGEIF([.$A$2:.$A$200]; &quot;=*cd7&quot;; [.I$2:.I$200])" office:value-type="float" office:value="1023.8" calcext:value-type="float">
            <text:p>1,024</text:p>
          </table:table-cell>
          <table:table-cell table:style-name="ce122" table:formula="of:=AVERAGEIF([.$A$2:.$A$200]; &quot;=*cd7&quot;; [.J$2:.J$20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1</text:p>
          </table:table-cell>
          <table:table-cell table:style-name="ce122" table:formula="of:=AVERAGEIF([.$A$2:.$A$200]; &quot;=*ld1&quot;; [.C$2:.C$200])" office:value-type="float" office:value="525" calcext:value-type="float">
            <text:p>525</text:p>
          </table:table-cell>
          <table:table-cell table:style-name="ce122" table:formula="of:=AVERAGEIF([.$A$2:.$A$200]; &quot;=*ld1&quot;; [.D$2:.D$200])" office:value-type="float" office:value="48.4" calcext:value-type="float">
            <text:p>48</text:p>
          </table:table-cell>
          <table:table-cell table:style-name="ce122" table:formula="of:=AVERAGEIF([.$A$2:.$A$200]; &quot;=*ld1&quot;; [.E$2:.E$200])" office:value-type="float" office:value="0.2" calcext:value-type="float">
            <text:p>0</text:p>
          </table:table-cell>
          <table:table-cell table:style-name="ce122" table:formula="of:=AVERAGEIF([.$A$2:.$A$200]; &quot;=*ld1&quot;; [.F$2:.F$200])" office:value-type="float" office:value="476.4" calcext:value-type="float">
            <text:p>476</text:p>
          </table:table-cell>
          <table:table-cell table:style-name="ce122" table:formula="of:=AVERAGEIF([.$A$2:.$A$200]; &quot;=*ld1&quot;; [.G$2:.G$200])" office:value-type="float" office:value="957.6" calcext:value-type="float">
            <text:p>958</text:p>
          </table:table-cell>
          <table:table-cell table:style-name="ce122" table:formula="of:=AVERAGEIF([.$A$2:.$A$200]; &quot;=*ld1&quot;; [.H$2:.H$200])" office:value-type="float" office:value="26" calcext:value-type="float">
            <text:p>26</text:p>
          </table:table-cell>
          <table:table-cell table:style-name="ce122" table:formula="of:=AVERAGEIF([.$A$2:.$A$200]; &quot;=*ld1&quot;; [.I$2:.I$200])" office:value-type="float" office:value="875" calcext:value-type="float">
            <text:p>875</text:p>
          </table:table-cell>
          <table:table-cell table:style-name="ce122" table:formula="of:=AVERAGEIF([.$A$2:.$A$200]; &quot;=*ld1&quot;; [.J$2:.J$200])" office:value-type="float" office:value="56.6" calcext:value-type="float">
            <text:p>57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2</text:p>
          </table:table-cell>
          <table:table-cell table:style-name="ce122" table:formula="of:=AVERAGEIF([.$A$2:.$A$200]; &quot;=*ld2&quot;; [.C$2:.C$200])" office:value-type="float" office:value="72.4" calcext:value-type="float">
            <text:p>72</text:p>
          </table:table-cell>
          <table:table-cell table:style-name="ce122" table:formula="of:=AVERAGEIF([.$A$2:.$A$200]; &quot;=*ld2&quot;; [.D$2:.D$200])" office:value-type="float" office:value="22.6" calcext:value-type="float">
            <text:p>23</text:p>
          </table:table-cell>
          <table:table-cell table:style-name="ce122" table:formula="of:=AVERAGEIF([.$A$2:.$A$200]; &quot;=*ld2&quot;; [.E$2:.E$200])" office:value-type="float" office:value="0" calcext:value-type="float">
            <text:p>0</text:p>
          </table:table-cell>
          <table:table-cell table:style-name="ce122" table:formula="of:=AVERAGEIF([.$A$2:.$A$200]; &quot;=*ld2&quot;; [.F$2:.F$200])" office:value-type="float" office:value="49.8" calcext:value-type="float">
            <text:p>50</text:p>
          </table:table-cell>
          <table:table-cell table:style-name="ce122" table:formula="of:=AVERAGEIF([.$A$2:.$A$200]; &quot;=*ld2&quot;; [.G$2:.G$200])" office:value-type="float" office:value="64" calcext:value-type="float">
            <text:p>64</text:p>
          </table:table-cell>
          <table:table-cell table:style-name="ce122" table:formula="of:=AVERAGEIF([.$A$2:.$A$200]; &quot;=*ld2&quot;; [.H$2:.H$200])" office:value-type="float" office:value="0" calcext:value-type="float">
            <text:p>0</text:p>
          </table:table-cell>
          <table:table-cell table:style-name="ce122" table:formula="of:=AVERAGEIF([.$A$2:.$A$200]; &quot;=*ld2&quot;; [.I$2:.I$200])" office:value-type="float" office:value="64" calcext:value-type="float">
            <text:p>64</text:p>
          </table:table-cell>
          <table:table-cell table:style-name="ce122" table:formula="of:=AVERAGEIF([.$A$2:.$A$200]; &quot;=*ld2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3</text:p>
          </table:table-cell>
          <table:table-cell table:style-name="ce122" table:formula="of:=AVERAGEIF([.$A$2:.$A$200]; &quot;=*ld3&quot;; [.C$2:.C$200])" office:value-type="float" office:value="941.6" calcext:value-type="float">
            <text:p>942</text:p>
          </table:table-cell>
          <table:table-cell table:style-name="ce122" table:formula="of:=AVERAGEIF([.$A$2:.$A$200]; &quot;=*ld3&quot;; [.D$2:.D$200])" office:value-type="float" office:value="79.4" calcext:value-type="float">
            <text:p>79</text:p>
          </table:table-cell>
          <table:table-cell table:style-name="ce122" table:formula="of:=AVERAGEIF([.$A$2:.$A$200]; &quot;=*ld3&quot;; [.E$2:.E$200])" office:value-type="float" office:value="0.6" calcext:value-type="float">
            <text:p>1</text:p>
          </table:table-cell>
          <table:table-cell table:style-name="ce122" table:formula="of:=AVERAGEIF([.$A$2:.$A$200]; &quot;=*ld3&quot;; [.F$2:.F$200])" office:value-type="float" office:value="861.6" calcext:value-type="float">
            <text:p>862</text:p>
          </table:table-cell>
          <table:table-cell table:style-name="ce122" table:formula="of:=AVERAGEIF([.$A$2:.$A$200]; &quot;=*ld3&quot;; [.G$2:.G$200])" office:value-type="float" office:value="1945.2" calcext:value-type="float">
            <text:p>1,945</text:p>
          </table:table-cell>
          <table:table-cell table:style-name="ce122" table:formula="of:=AVERAGEIF([.$A$2:.$A$200]; &quot;=*ld3&quot;; [.H$2:.H$200])" office:value-type="float" office:value="48.6" calcext:value-type="float">
            <text:p>49</text:p>
          </table:table-cell>
          <table:table-cell table:style-name="ce122" table:formula="of:=AVERAGEIF([.$A$2:.$A$200]; &quot;=*ld3&quot;; [.I$2:.I$200])" office:value-type="float" office:value="1787.8" calcext:value-type="float">
            <text:p>1,788</text:p>
          </table:table-cell>
          <table:table-cell table:style-name="ce122" table:formula="of:=AVERAGEIF([.$A$2:.$A$200]; &quot;=*ld3&quot;; [.J$2:.J$200])" office:value-type="float" office:value="108.8" calcext:value-type="float">
            <text:p>109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4</text:p>
          </table:table-cell>
          <table:table-cell table:style-name="ce122" table:formula="of:=AVERAGEIF([.$A$2:.$A$200]; &quot;=*ld4&quot;; [.C$2:.C$200])" office:value-type="float" office:value="305" calcext:value-type="float">
            <text:p>305</text:p>
          </table:table-cell>
          <table:table-cell table:style-name="ce122" table:formula="of:=AVERAGEIF([.$A$2:.$A$200]; &quot;=*ld4&quot;; [.D$2:.D$200])" office:value-type="float" office:value="32.6" calcext:value-type="float">
            <text:p>33</text:p>
          </table:table-cell>
          <table:table-cell table:style-name="ce122" table:formula="of:=AVERAGEIF([.$A$2:.$A$200]; &quot;=*ld4&quot;; [.E$2:.E$200])" office:value-type="float" office:value="0" calcext:value-type="float">
            <text:p>0</text:p>
          </table:table-cell>
          <table:table-cell table:style-name="ce122" table:formula="of:=AVERAGEIF([.$A$2:.$A$200]; &quot;=*ld4&quot;; [.F$2:.F$200])" office:value-type="float" office:value="272.4" calcext:value-type="float">
            <text:p>272</text:p>
          </table:table-cell>
          <table:table-cell table:style-name="ce122" table:formula="of:=AVERAGEIF([.$A$2:.$A$200]; &quot;=*ld4&quot;; [.G$2:.G$200])" office:value-type="float" office:value="465.2" calcext:value-type="float">
            <text:p>465</text:p>
          </table:table-cell>
          <table:table-cell table:style-name="ce122" table:formula="of:=AVERAGEIF([.$A$2:.$A$200]; &quot;=*ld4&quot;; [.H$2:.H$200])" office:value-type="float" office:value="0" calcext:value-type="float">
            <text:p>0</text:p>
          </table:table-cell>
          <table:table-cell table:style-name="ce122" table:formula="of:=AVERAGEIF([.$A$2:.$A$200]; &quot;=*ld4&quot;; [.I$2:.I$200])" office:value-type="float" office:value="465.2" calcext:value-type="float">
            <text:p>465</text:p>
          </table:table-cell>
          <table:table-cell table:style-name="ce122" table:formula="of:=AVERAGEIF([.$A$2:.$A$200]; &quot;=*ld4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5</text:p>
          </table:table-cell>
          <table:table-cell table:style-name="ce122" table:formula="of:=AVERAGEIF([.$A$2:.$A$200]; &quot;=*ld5&quot;; [.C$2:.C$200])" office:value-type="float" office:value="68" calcext:value-type="float">
            <text:p>68</text:p>
          </table:table-cell>
          <table:table-cell table:style-name="ce122" table:formula="of:=AVERAGEIF([.$A$2:.$A$200]; &quot;=*ld5&quot;; [.D$2:.D$200])" office:value-type="float" office:value="34" calcext:value-type="float">
            <text:p>34</text:p>
          </table:table-cell>
          <table:table-cell table:style-name="ce122" table:formula="of:=AVERAGEIF([.$A$2:.$A$200]; &quot;=*ld5&quot;; [.E$2:.E$200])" office:value-type="float" office:value="0" calcext:value-type="float">
            <text:p>0</text:p>
          </table:table-cell>
          <table:table-cell table:style-name="ce122" table:formula="of:=AVERAGEIF([.$A$2:.$A$200]; &quot;=*ld5&quot;; [.F$2:.F$200])" office:value-type="float" office:value="34" calcext:value-type="float">
            <text:p>34</text:p>
          </table:table-cell>
          <table:table-cell table:style-name="ce122" table:formula="of:=AVERAGEIF([.$A$2:.$A$200]; &quot;=*ld5&quot;; [.G$2:.G$200])" office:value-type="float" office:value="58" calcext:value-type="float">
            <text:p>58</text:p>
          </table:table-cell>
          <table:table-cell table:style-name="ce122" table:formula="of:=AVERAGEIF([.$A$2:.$A$200]; &quot;=*ld5&quot;; [.H$2:.H$200])" office:value-type="float" office:value="2" calcext:value-type="float">
            <text:p>2</text:p>
          </table:table-cell>
          <table:table-cell table:style-name="ce122" table:formula="of:=AVERAGEIF([.$A$2:.$A$200]; &quot;=*ld5&quot;; [.I$2:.I$200])" office:value-type="float" office:value="56" calcext:value-type="float">
            <text:p>56</text:p>
          </table:table-cell>
          <table:table-cell table:style-name="ce122" table:formula="of:=AVERAGEIF([.$A$2:.$A$200]; &quot;=*ld5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6</text:p>
          </table:table-cell>
          <table:table-cell table:style-name="ce122" table:formula="of:=AVERAGEIF([.$A$2:.$A$200]; &quot;=*ld6&quot;; [.C$2:.C$200])" office:value-type="float" office:value="63.2" calcext:value-type="float">
            <text:p>63</text:p>
          </table:table-cell>
          <table:table-cell table:style-name="ce122" table:formula="of:=AVERAGEIF([.$A$2:.$A$200]; &quot;=*ld6&quot;; [.D$2:.D$200])" office:value-type="float" office:value="41.2" calcext:value-type="float">
            <text:p>41</text:p>
          </table:table-cell>
          <table:table-cell table:style-name="ce122" table:formula="of:=AVERAGEIF([.$A$2:.$A$200]; &quot;=*ld6&quot;; [.E$2:.E$200])" office:value-type="float" office:value="0.6" calcext:value-type="float">
            <text:p>1</text:p>
          </table:table-cell>
          <table:table-cell table:style-name="ce122" table:formula="of:=AVERAGEIF([.$A$2:.$A$200]; &quot;=*ld6&quot;; [.F$2:.F$200])" office:value-type="float" office:value="21.4" calcext:value-type="float">
            <text:p>21</text:p>
          </table:table-cell>
          <table:table-cell table:style-name="ce122" table:formula="of:=AVERAGEIF([.$A$2:.$A$200]; &quot;=*ld6&quot;; [.G$2:.G$200])" office:value-type="float" office:value="33.4" calcext:value-type="float">
            <text:p>33</text:p>
          </table:table-cell>
          <table:table-cell table:style-name="ce122" table:formula="of:=AVERAGEIF([.$A$2:.$A$200]; &quot;=*ld6&quot;; [.H$2:.H$200])" office:value-type="float" office:value="4" calcext:value-type="float">
            <text:p>4</text:p>
          </table:table-cell>
          <table:table-cell table:style-name="ce122" table:formula="of:=AVERAGEIF([.$A$2:.$A$200]; &quot;=*ld6&quot;; [.I$2:.I$200])" office:value-type="float" office:value="25.4" calcext:value-type="float">
            <text:p>25</text:p>
          </table:table-cell>
          <table:table-cell table:style-name="ce122" table:formula="of:=AVERAGEIF([.$A$2:.$A$200]; &quot;=*ld6&quot;; [.J$2:.J$2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7</text:p>
          </table:table-cell>
          <table:table-cell table:style-name="ce122" table:formula="of:=AVERAGEIF([.$A$2:.$A$200]; &quot;=*ld7&quot;; [.C$2:.C$200])" office:value-type="float" office:value="308" calcext:value-type="float">
            <text:p>308</text:p>
          </table:table-cell>
          <table:table-cell table:style-name="ce122" table:formula="of:=AVERAGEIF([.$A$2:.$A$200]; &quot;=*ld7&quot;; [.D$2:.D$200])" office:value-type="float" office:value="55.2" calcext:value-type="float">
            <text:p>55</text:p>
          </table:table-cell>
          <table:table-cell table:style-name="ce122" table:formula="of:=AVERAGEIF([.$A$2:.$A$200]; &quot;=*ld7&quot;; [.E$2:.E$200])" office:value-type="float" office:value="0.2" calcext:value-type="float">
            <text:p>0</text:p>
          </table:table-cell>
          <table:table-cell table:style-name="ce122" table:formula="of:=AVERAGEIF([.$A$2:.$A$200]; &quot;=*ld7&quot;; [.F$2:.F$200])" office:value-type="float" office:value="252.6" calcext:value-type="float">
            <text:p>253</text:p>
          </table:table-cell>
          <table:table-cell table:style-name="ce122" table:formula="of:=AVERAGEIF([.$A$2:.$A$200]; &quot;=*ld7&quot;; [.G$2:.G$200])" office:value-type="float" office:value="83" calcext:value-type="float">
            <text:p>83</text:p>
          </table:table-cell>
          <table:table-cell table:style-name="ce122" table:formula="of:=AVERAGEIF([.$A$2:.$A$200]; &quot;=*ld7&quot;; [.H$2:.H$200])" office:value-type="float" office:value="42" calcext:value-type="float">
            <text:p>42</text:p>
          </table:table-cell>
          <table:table-cell table:style-name="ce122" table:formula="of:=AVERAGEIF([.$A$2:.$A$200]; &quot;=*ld7&quot;; [.I$2:.I$200])" office:value-type="float" office:value="0" calcext:value-type="float">
            <text:p>0</text:p>
          </table:table-cell>
          <table:table-cell table:style-name="ce122" table:formula="of:=AVERAGEIF([.$A$2:.$A$200]; &quot;=*ld7&quot;; [.J$2:.J$20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cd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d8</text:p>
          </table:table-cell>
          <table:table-cell table:style-name="ce122" table:formula="of:=AVERAGEIF([.$A$2:.$A$200]; &quot;=*ld8&quot;; [.C$2:.C$200])" office:value-type="float" office:value="256.4" calcext:value-type="float">
            <text:p>256</text:p>
          </table:table-cell>
          <table:table-cell table:style-name="ce122" table:formula="of:=AVERAGEIF([.$A$2:.$A$200]; &quot;=*ld8&quot;; [.D$2:.D$200])" office:value-type="float" office:value="94" calcext:value-type="float">
            <text:p>94</text:p>
          </table:table-cell>
          <table:table-cell table:style-name="ce122" table:formula="of:=AVERAGEIF([.$A$2:.$A$200]; &quot;=*ld8&quot;; [.E$2:.E$200])" office:value-type="float" office:value="1" calcext:value-type="float">
            <text:p>1</text:p>
          </table:table-cell>
          <table:table-cell table:style-name="ce122" table:formula="of:=AVERAGEIF([.$A$2:.$A$200]; &quot;=*ld8&quot;; [.F$2:.F$200])" office:value-type="float" office:value="161.4" calcext:value-type="float">
            <text:p>161</text:p>
          </table:table-cell>
          <table:table-cell table:style-name="ce122" table:formula="of:=AVERAGEIF([.$A$2:.$A$200]; &quot;=*ld8&quot;; [.G$2:.G$200])" office:value-type="float" office:value="322.8" calcext:value-type="float">
            <text:p>323</text:p>
          </table:table-cell>
          <table:table-cell table:style-name="ce122" table:formula="of:=AVERAGEIF([.$A$2:.$A$200]; &quot;=*ld8&quot;; [.H$2:.H$200])" office:value-type="float" office:value="10" calcext:value-type="float">
            <text:p>10</text:p>
          </table:table-cell>
          <table:table-cell table:style-name="ce122" table:formula="of:=AVERAGEIF([.$A$2:.$A$200]; &quot;=*ld8&quot;; [.I$2:.I$200])" office:value-type="float" office:value="289" calcext:value-type="float">
            <text:p>289</text:p>
          </table:table-cell>
          <table:table-cell table:style-name="ce122" table:formula="of:=AVERAGEIF([.$A$2:.$A$200]; &quot;=*ld8&quot;; [.J$2:.J$200])" office:value-type="float" office:value="23.8" calcext:value-type="float">
            <text:p>24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d10</text:p>
          </table:table-cell>
          <table:table-cell table:style-name="ce122" table:formula="of:=AVERAGEIF([.$A$2:.$A$200]; &quot;=*ld10&quot;; [.C$2:.C$200])" office:value-type="float" office:value="104.4" calcext:value-type="float">
            <text:p>104</text:p>
          </table:table-cell>
          <table:table-cell table:style-name="ce122" table:formula="of:=AVERAGEIF([.$A$2:.$A$200]; &quot;=*ld10&quot;; [.D$2:.D$200])" office:value-type="float" office:value="36.6" calcext:value-type="float">
            <text:p>37</text:p>
          </table:table-cell>
          <table:table-cell table:style-name="ce122" table:formula="of:=AVERAGEIF([.$A$2:.$A$200]; &quot;=*ld10&quot;; [.E$2:.E$200])" office:value-type="float" office:value="0" calcext:value-type="float">
            <text:p>0</text:p>
          </table:table-cell>
          <table:table-cell table:style-name="ce122" table:formula="of:=AVERAGEIF([.$A$2:.$A$200]; &quot;=*ld10&quot;; [.F$2:.F$200])" office:value-type="float" office:value="67.8" calcext:value-type="float">
            <text:p>68</text:p>
          </table:table-cell>
          <table:table-cell table:style-name="ce122" table:formula="of:=AVERAGEIF([.$A$2:.$A$200]; &quot;=*ld10&quot;; [.G$2:.G$200])" office:value-type="float" office:value="128.2" calcext:value-type="float">
            <text:p>128</text:p>
          </table:table-cell>
          <table:table-cell table:style-name="ce122" table:formula="of:=AVERAGEIF([.$A$2:.$A$200]; &quot;=*ld10&quot;; [.H$2:.H$200])" office:value-type="float" office:value="5" calcext:value-type="float">
            <text:p>5</text:p>
          </table:table-cell>
          <table:table-cell table:style-name="ce122" table:formula="of:=AVERAGEIF([.$A$2:.$A$200]; &quot;=*ld10&quot;; [.I$2:.I$200])" office:value-type="float" office:value="110.8" calcext:value-type="float">
            <text:p>111</text:p>
          </table:table-cell>
          <table:table-cell table:style-name="ce122" table:formula="of:=AVERAGEIF([.$A$2:.$A$200]; &quot;=*ld10&quot;; [.J$2:.J$200])"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d11</text:p>
          </table:table-cell>
          <table:table-cell table:style-name="ce122" table:formula="of:=AVERAGEIF([.$A$2:.$A$200]; &quot;=*ld11&quot;; [.C$2:.C$200])" office:value-type="float" office:value="1127.8" calcext:value-type="float">
            <text:p>1,128</text:p>
          </table:table-cell>
          <table:table-cell table:style-name="ce122" table:formula="of:=AVERAGEIF([.$A$2:.$A$200]; &quot;=*ld11&quot;; [.D$2:.D$200])" office:value-type="float" office:value="71.8" calcext:value-type="float">
            <text:p>72</text:p>
          </table:table-cell>
          <table:table-cell table:style-name="ce122" table:formula="of:=AVERAGEIF([.$A$2:.$A$200]; &quot;=*ld11&quot;; [.E$2:.E$200])" office:value-type="float" office:value="0.8" calcext:value-type="float">
            <text:p>1</text:p>
          </table:table-cell>
          <table:table-cell table:style-name="ce122" table:formula="of:=AVERAGEIF([.$A$2:.$A$200]; &quot;=*ld11&quot;; [.F$2:.F$200])" office:value-type="float" office:value="1055.2" calcext:value-type="float">
            <text:p>1,055</text:p>
          </table:table-cell>
          <table:table-cell table:style-name="ce122" table:formula="of:=AVERAGEIF([.$A$2:.$A$200]; &quot;=*ld11&quot;; [.G$2:.G$200])" office:value-type="float" office:value="2419.4" calcext:value-type="float">
            <text:p>2,419</text:p>
          </table:table-cell>
          <table:table-cell table:style-name="ce122" table:formula="of:=AVERAGEIF([.$A$2:.$A$200]; &quot;=*ld11&quot;; [.H$2:.H$200])" office:value-type="float" office:value="78.2" calcext:value-type="float">
            <text:p>78</text:p>
          </table:table-cell>
          <table:table-cell table:style-name="ce122" table:formula="of:=AVERAGEIF([.$A$2:.$A$200]; &quot;=*ld11&quot;; [.I$2:.I$200])" office:value-type="float" office:value="2264" calcext:value-type="float">
            <text:p>2,264</text:p>
          </table:table-cell>
          <table:table-cell table:style-name="ce122" table:formula="of:=AVERAGEIF([.$A$2:.$A$200]; &quot;=*ld11&quot;; [.J$2:.J$200])" office:value-type="float" office:value="77.2" calcext:value-type="float">
            <text:p>77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2" office:value-type="string" calcext:value-type="string">
            <text:p>ls1</text:p>
          </table:table-cell>
          <table:table-cell table:style-name="ce122" table:formula="of:=AVERAGEIF([.$A$2:.$A$200]; &quot;=*ls1&quot;; [.C$2:.C$200])" office:value-type="float" office:value="119.4" calcext:value-type="float">
            <text:p>119</text:p>
          </table:table-cell>
          <table:table-cell table:style-name="ce122" table:formula="of:=AVERAGEIF([.$A$2:.$A$200]; &quot;=*ls1&quot;; [.D$2:.D$200])" office:value-type="float" office:value="0.8" calcext:value-type="float">
            <text:p>1</text:p>
          </table:table-cell>
          <table:table-cell table:style-name="ce122" table:formula="of:=AVERAGEIF([.$A$2:.$A$200]; &quot;=*ls1&quot;; [.E$2:.E$200])" office:value-type="float" office:value="0" calcext:value-type="float">
            <text:p>0</text:p>
          </table:table-cell>
          <table:table-cell table:style-name="ce122" table:formula="of:=AVERAGEIF([.$A$2:.$A$200]; &quot;=*ls1&quot;; [.F$2:.F$200])" office:value-type="float" office:value="118.6" calcext:value-type="float">
            <text:p>119</text:p>
          </table:table-cell>
          <table:table-cell table:style-name="ce122" table:formula="of:=AVERAGEIF([.$A$2:.$A$200]; &quot;=*ls1&quot;; [.G$2:.G$200])" office:value-type="float" office:value="13" calcext:value-type="float">
            <text:p>13</text:p>
          </table:table-cell>
          <table:table-cell table:style-name="ce122" table:formula="of:=AVERAGEIF([.$A$2:.$A$200]; &quot;=*ls1&quot;; [.H$2:.H$200])" office:value-type="float" office:value="1" calcext:value-type="float">
            <text:p>1</text:p>
          </table:table-cell>
          <table:table-cell table:style-name="ce122" table:formula="of:=AVERAGEIF([.$A$2:.$A$200]; &quot;=*ls1&quot;; [.I$2:.I$200])" office:value-type="float" office:value="12" calcext:value-type="float">
            <text:p>12</text:p>
          </table:table-cell>
          <table:table-cell table:style-name="ce122" table:formula="of:=AVERAGEIF([.$A$2:.$A$200]; &quot;=*ls1&quot;; [.J$2:.J$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2" office:value-type="string" calcext:value-type="string">
            <text:p>ls2</text:p>
          </table:table-cell>
          <table:table-cell table:style-name="ce122" table:formula="of:=AVERAGEIF([.$A$2:.$A$200]; &quot;=*ls2&quot;; [.C$2:.C$200])" office:value-type="float" office:value="95.8" calcext:value-type="float">
            <text:p>96</text:p>
          </table:table-cell>
          <table:table-cell table:style-name="ce122" table:formula="of:=AVERAGEIF([.$A$2:.$A$200]; &quot;=*ls2&quot;; [.D$2:.D$200])" office:value-type="float" office:value="74.2" calcext:value-type="float">
            <text:p>74</text:p>
          </table:table-cell>
          <table:table-cell table:style-name="ce122" table:formula="of:=AVERAGEIF([.$A$2:.$A$200]; &quot;=*ls2&quot;; [.E$2:.E$200])" office:value-type="float" office:value="0" calcext:value-type="float">
            <text:p>0</text:p>
          </table:table-cell>
          <table:table-cell table:style-name="ce122" table:formula="of:=AVERAGEIF([.$A$2:.$A$200]; &quot;=*ls2&quot;; [.F$2:.F$200])" office:value-type="float" office:value="21.6" calcext:value-type="float">
            <text:p>22</text:p>
          </table:table-cell>
          <table:table-cell table:style-name="ce122" table:formula="of:=AVERAGEIF([.$A$2:.$A$200]; &quot;=*ls2&quot;; [.G$2:.G$200])" office:value-type="float" office:value="17" calcext:value-type="float">
            <text:p>17</text:p>
          </table:table-cell>
          <table:table-cell table:style-name="ce122" table:formula="of:=AVERAGEIF([.$A$2:.$A$200]; &quot;=*ls2&quot;; [.H$2:.H$200])" office:value-type="float" office:value="2" calcext:value-type="float">
            <text:p>2</text:p>
          </table:table-cell>
          <table:table-cell table:style-name="ce122" table:formula="of:=AVERAGEIF([.$A$2:.$A$200]; &quot;=*ls2&quot;; [.I$2:.I$200])" office:value-type="float" office:value="14" calcext:value-type="float">
            <text:p>14</text:p>
          </table:table-cell>
          <table:table-cell table:style-name="ce122" table:formula="of:=AVERAGEIF([.$A$2:.$A$200]; &quot;=*ls2&quot;; [.J$2:.J$2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cd4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string" calcext:value-type="string">
            <text:p>ls3</text:p>
          </table:table-cell>
          <table:table-cell table:style-name="ce122" table:formula="of:=AVERAGEIF([.$A$2:.$A$200]; &quot;=*ls3&quot;; [.C$2:.C$200])" office:value-type="float" office:value="2948" calcext:value-type="float">
            <text:p>2,948</text:p>
          </table:table-cell>
          <table:table-cell table:style-name="ce122" table:formula="of:=AVERAGEIF([.$A$2:.$A$200]; &quot;=*ls3&quot;; [.D$2:.D$200])" office:value-type="float" office:value="42" calcext:value-type="float">
            <text:p>42</text:p>
          </table:table-cell>
          <table:table-cell table:style-name="ce122" table:formula="of:=AVERAGEIF([.$A$2:.$A$200]; &quot;=*ls3&quot;; [.E$2:.E$200])" office:value-type="float" office:value="0.2" calcext:value-type="float">
            <text:p>0</text:p>
          </table:table-cell>
          <table:table-cell table:style-name="ce122" table:formula="of:=AVERAGEIF([.$A$2:.$A$200]; &quot;=*ls3&quot;; [.F$2:.F$200])" office:value-type="float" office:value="2905.8" calcext:value-type="float">
            <text:p>2,906</text:p>
          </table:table-cell>
          <table:table-cell table:style-name="ce122" table:formula="of:=AVERAGEIF([.$A$2:.$A$200]; &quot;=*ls3&quot;; [.G$2:.G$200])" office:value-type="float" office:value="5051.2" calcext:value-type="float">
            <text:p>5,051</text:p>
          </table:table-cell>
          <table:table-cell table:style-name="ce122" table:formula="of:=AVERAGEIF([.$A$2:.$A$200]; &quot;=*ls3&quot;; [.H$2:.H$200])" office:value-type="float" office:value="146" calcext:value-type="float">
            <text:p>146</text:p>
          </table:table-cell>
          <table:table-cell table:style-name="ce122" table:formula="of:=AVERAGEIF([.$A$2:.$A$200]; &quot;=*ls3&quot;; [.I$2:.I$200])" office:value-type="float" office:value="4633.2" calcext:value-type="float">
            <text:p>4,633</text:p>
          </table:table-cell>
          <table:table-cell table:style-name="ce122" table:formula="of:=AVERAGEIF([.$A$2:.$A$200]; &quot;=*ls3&quot;; [.J$2:.J$200])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4</text:p>
          </table:table-cell>
          <table:table-cell table:style-name="ce122" table:formula="of:=AVERAGEIF([.$A$2:.$A$200]; &quot;=*ls4&quot;; [.C$2:.C$200])" office:value-type="float" office:value="69.8" calcext:value-type="float">
            <text:p>70</text:p>
          </table:table-cell>
          <table:table-cell table:style-name="ce122" table:formula="of:=AVERAGEIF([.$A$2:.$A$200]; &quot;=*ls4&quot;; [.D$2:.D$200])" office:value-type="float" office:value="49.4" calcext:value-type="float">
            <text:p>49</text:p>
          </table:table-cell>
          <table:table-cell table:style-name="ce122" table:formula="of:=AVERAGEIF([.$A$2:.$A$200]; &quot;=*ls4&quot;; [.E$2:.E$200])" office:value-type="float" office:value="0" calcext:value-type="float">
            <text:p>0</text:p>
          </table:table-cell>
          <table:table-cell table:style-name="ce122" table:formula="of:=AVERAGEIF([.$A$2:.$A$200]; &quot;=*ls4&quot;; [.F$2:.F$200])" office:value-type="float" office:value="20.4" calcext:value-type="float">
            <text:p>20</text:p>
          </table:table-cell>
          <table:table-cell table:style-name="ce122" table:formula="of:=AVERAGEIF([.$A$2:.$A$200]; &quot;=*ls4&quot;; [.G$2:.G$200])" office:value-type="float" office:value="11" calcext:value-type="float">
            <text:p>11</text:p>
          </table:table-cell>
          <table:table-cell table:style-name="ce122" table:formula="of:=AVERAGEIF([.$A$2:.$A$200]; &quot;=*ls4&quot;; [.H$2:.H$200])" office:value-type="float" office:value="0" calcext:value-type="float">
            <text:p>0</text:p>
          </table:table-cell>
          <table:table-cell table:style-name="ce122" table:formula="of:=AVERAGEIF([.$A$2:.$A$200]; &quot;=*ls4&quot;; [.I$2:.I$200])" office:value-type="float" office:value="7" calcext:value-type="float">
            <text:p>7</text:p>
          </table:table-cell>
          <table:table-cell table:style-name="ce122" table:formula="of:=AVERAGEIF([.$A$2:.$A$200]; &quot;=*ls4&quot;; [.J$2:.J$20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5</text:p>
          </table:table-cell>
          <table:table-cell table:style-name="ce122" table:formula="of:=AVERAGEIF([.$A$2:.$A$200]; &quot;=*ls5&quot;; [.C$2:.C$200])" office:value-type="float" office:value="1777.6" calcext:value-type="float">
            <text:p>1,778</text:p>
          </table:table-cell>
          <table:table-cell table:style-name="ce122" table:formula="of:=AVERAGEIF([.$A$2:.$A$200]; &quot;=*ls5&quot;; [.D$2:.D$200])" office:value-type="float" office:value="44.6" calcext:value-type="float">
            <text:p>45</text:p>
          </table:table-cell>
          <table:table-cell table:style-name="ce122" table:formula="of:=AVERAGEIF([.$A$2:.$A$200]; &quot;=*ls5&quot;; [.E$2:.E$200])" office:value-type="float" office:value="0" calcext:value-type="float">
            <text:p>0</text:p>
          </table:table-cell>
          <table:table-cell table:style-name="ce122" table:formula="of:=AVERAGEIF([.$A$2:.$A$200]; &quot;=*ls5&quot;; [.F$2:.F$200])" office:value-type="float" office:value="1733" calcext:value-type="float">
            <text:p>1,733</text:p>
          </table:table-cell>
          <table:table-cell table:style-name="ce122" table:formula="of:=AVERAGEIF([.$A$2:.$A$200]; &quot;=*ls5&quot;; [.G$2:.G$200])" office:value-type="float" office:value="2886.6" calcext:value-type="float">
            <text:p>2,887</text:p>
          </table:table-cell>
          <table:table-cell table:style-name="ce122" table:formula="of:=AVERAGEIF([.$A$2:.$A$200]; &quot;=*ls5&quot;; [.H$2:.H$200])" office:value-type="float" office:value="132" calcext:value-type="float">
            <text:p>132</text:p>
          </table:table-cell>
          <table:table-cell table:style-name="ce122" table:formula="of:=AVERAGEIF([.$A$2:.$A$200]; &quot;=*ls5&quot;; [.I$2:.I$200])" office:value-type="float" office:value="2665.6" calcext:value-type="float">
            <text:p>2,666</text:p>
          </table:table-cell>
          <table:table-cell table:style-name="ce122" table:formula="of:=AVERAGEIF([.$A$2:.$A$200]; &quot;=*ls5&quot;; [.J$2:.J$200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6</text:p>
          </table:table-cell>
          <table:table-cell table:style-name="ce122" table:formula="of:=AVERAGEIF([.$A$2:.$A$200]; &quot;=*ls6&quot;; [.C$2:.C$200])" office:value-type="float" office:value="100.4" calcext:value-type="float">
            <text:p>100</text:p>
          </table:table-cell>
          <table:table-cell table:style-name="ce122" table:formula="of:=AVERAGEIF([.$A$2:.$A$200]; &quot;=*ls6&quot;; [.D$2:.D$200])" office:value-type="float" office:value="33.2" calcext:value-type="float">
            <text:p>33</text:p>
          </table:table-cell>
          <table:table-cell table:style-name="ce122" table:formula="of:=AVERAGEIF([.$A$2:.$A$200]; &quot;=*ls6&quot;; [.E$2:.E$200])" office:value-type="float" office:value="0" calcext:value-type="float">
            <text:p>0</text:p>
          </table:table-cell>
          <table:table-cell table:style-name="ce122" table:formula="of:=AVERAGEIF([.$A$2:.$A$200]; &quot;=*ls6&quot;; [.F$2:.F$200])" office:value-type="float" office:value="67.2" calcext:value-type="float">
            <text:p>67</text:p>
          </table:table-cell>
          <table:table-cell table:style-name="ce122" table:formula="of:=AVERAGEIF([.$A$2:.$A$200]; &quot;=*ls6&quot;; [.G$2:.G$200])" office:value-type="float" office:value="61" calcext:value-type="float">
            <text:p>61</text:p>
          </table:table-cell>
          <table:table-cell table:style-name="ce122" table:formula="of:=AVERAGEIF([.$A$2:.$A$200]; &quot;=*ls6&quot;; [.H$2:.H$200])" office:value-type="float" office:value="3" calcext:value-type="float">
            <text:p>3</text:p>
          </table:table-cell>
          <table:table-cell table:style-name="ce122" table:formula="of:=AVERAGEIF([.$A$2:.$A$200]; &quot;=*ls6&quot;; [.I$2:.I$200])" office:value-type="float" office:value="49" calcext:value-type="float">
            <text:p>49</text:p>
          </table:table-cell>
          <table:table-cell table:style-name="ce122" table:formula="of:=AVERAGEIF([.$A$2:.$A$200]; &quot;=*ls6&quot;; [.J$2:.J$20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2" office:value-type="string" calcext:value-type="string">
            <text:p>ls7</text:p>
          </table:table-cell>
          <table:table-cell table:style-name="ce122" table:formula="of:=AVERAGEIF([.$A$2:.$A$200]; &quot;=*ls7&quot;; [.C$2:.C$200])" office:value-type="float" office:value="568" calcext:value-type="float">
            <text:p>568</text:p>
          </table:table-cell>
          <table:table-cell table:style-name="ce122" table:formula="of:=AVERAGEIF([.$A$2:.$A$200]; &quot;=*ls7&quot;; [.D$2:.D$200])" office:value-type="float" office:value="28.4" calcext:value-type="float">
            <text:p>28</text:p>
          </table:table-cell>
          <table:table-cell table:style-name="ce122" table:formula="of:=AVERAGEIF([.$A$2:.$A$200]; &quot;=*ls7&quot;; [.E$2:.E$200])" office:value-type="float" office:value="0.4" calcext:value-type="float">
            <text:p>0</text:p>
          </table:table-cell>
          <table:table-cell table:style-name="ce122" table:formula="of:=AVERAGEIF([.$A$2:.$A$200]; &quot;=*ls7&quot;; [.F$2:.F$200])" office:value-type="float" office:value="539.2" calcext:value-type="float">
            <text:p>539</text:p>
          </table:table-cell>
          <table:table-cell table:style-name="ce122" table:formula="of:=AVERAGEIF([.$A$2:.$A$200]; &quot;=*ls7&quot;; [.G$2:.G$200])" office:value-type="float" office:value="210" calcext:value-type="float">
            <text:p>210</text:p>
          </table:table-cell>
          <table:table-cell table:style-name="ce122" table:formula="of:=AVERAGEIF([.$A$2:.$A$200]; &quot;=*ls7&quot;; [.H$2:.H$200])" office:value-type="float" office:value="42" calcext:value-type="float">
            <text:p>42</text:p>
          </table:table-cell>
          <table:table-cell table:style-name="ce122" table:formula="of:=AVERAGEIF([.$A$2:.$A$200]; &quot;=*ls7&quot;; [.I$2:.I$200])" office:value-type="float" office:value="46" calcext:value-type="float">
            <text:p>46</text:p>
          </table:table-cell>
          <table:table-cell table:style-name="ce122" table:formula="of:=AVERAGEIF([.$A$2:.$A$200]; &quot;=*ls7&quot;; [.J$2:.J$200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cd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2" calcext:value-type="float">
            <text:p>2</text:p>
          </table:table-cell>
          <table:table-cell office:value-type="float" office:value="1149" calcext:value-type="float">
            <text:p>114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2492" calcext:value-type="float">
            <text:p>2492</text:p>
          </table:table-cell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41" calcext:value-type="float">
            <text:p>41</text:p>
          </table:table-cell>
          <table:table-cell table:style-name="ce12"/>
          <table:table-cell table:style-name="ce112"/>
          <table:table-cell table:number-columns-repeated="10"/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3" calcext:value-type="float">
            <text:p>3</text:p>
          </table:table-cell>
          <table:table-cell office:value-type="float" office:value="1335" calcext:value-type="float">
            <text:p>133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 office:value-type="float" office:value="2439" calcext:value-type="float">
            <text:p>2439</text:p>
          </table:table-cell>
          <table:table-cell office:value-type="float" office:value="41" calcext:value-type="float">
            <text:p>41</text:p>
          </table:table-cell>
          <table:table-cell table:style-name="ce12"/>
          <table:table-cell table:style-name="ce122"/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office:value-type="string" calcext:value-type="string">
            <text:p>avg_QET</text:p>
          </table:table-cell>
          <table:table-cell office:value-type="string" calcext:value-type="string">
            <text:p>#requests</text:p>
          </table:table-cell>
          <table:table-cell office:value-type="string" calcext:value-type="string">
            <text:p>#SPARQLreq</text:p>
          </table:table-cell>
          <table:table-cell office:value-type="string" calcext:value-type="string">
            <text:p>#TPFreq</text:p>
          </table:table-cell>
          <table:table-cell office:value-type="string" calcext:value-type="string">
            <text:p>#brTPFreq</text:p>
          </table:table-cell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office:value-type="float" office:value="2490" calcext:value-type="float">
            <text:p>2490</text:p>
          </table:table-cell>
          <table:table-cell office:value-type="float" office:value="3" calcext:value-type="float">
            <text:p>3</text:p>
          </table:table-cell>
          <table:table-cell office:value-type="float" office:value="2446" calcext:value-type="float">
            <text:p>2446</text:p>
          </table:table-cell>
          <table:table-cell office:value-type="float" office:value="41" calcext:value-type="float">
            <text:p>41</text:p>
          </table:table-cell>
          <table:table-cell table:style-name="ce12"/>
          <table:table-cell table:style-name="ce122"/>
          <table:table-cell/>
          <table:table-cell office:value-type="string" calcext:value-type="string">
            <text:p>cd1</text:p>
          </table:table-cell>
          <table:table-cell table:style-name="ce117" table:formula="of:=STDEV([.C2:.C6])" office:value-type="float" office:value="5.63914887194867" calcext:value-type="float">
            <text:p>5.64</text:p>
          </table:table-cell>
          <table:table-cell table:style-name="ce117" table:formula="of:=STDEV([.D2:.D6])" office:value-type="float" office:value="4.82700735445887" calcext:value-type="float">
            <text:p>4.83</text:p>
          </table:table-cell>
          <table:table-cell table:style-name="ce117" table:formula="of:=STDEV([.E2:.E6])" office:value-type="float" office:value="0" calcext:value-type="float">
            <text:p>0.00</text:p>
          </table:table-cell>
          <table:table-cell table:style-name="ce117" table:formula="of:=STDEV([.F2:.F6])" office:value-type="float" office:value="1.30384048104053" calcext:value-type="float">
            <text:p>1.30</text:p>
          </table:table-cell>
          <table:table-cell table:style-name="ce117" table:formula="of:=STDEV([.G2:.G6])" office:value-type="float" office:value="0" calcext:value-type="float">
            <text:p>0.00</text:p>
          </table:table-cell>
          <table:table-cell table:style-name="ce117" table:formula="of:=STDEV([.H2:.H6])" office:value-type="float" office:value="0" calcext:value-type="float">
            <text:p>0.00</text:p>
          </table:table-cell>
          <table:table-cell table:style-name="ce117" table:formula="of:=STDEV([.I2:.I6])" office:value-type="float" office:value="0" calcext:value-type="float">
            <text:p>0.00</text:p>
          </table:table-cell>
          <table:table-cell table:style-name="ce117" table:formula="of:=STDEV([.J2:.J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5" calcext:value-type="float">
            <text:p>5</text:p>
          </table:table-cell>
          <table:table-cell office:value-type="float" office:value="1209" calcext:value-type="float">
            <text:p>120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 office:value-type="float" office:value="2492" calcext:value-type="float">
            <text:p>2492</text:p>
          </table:table-cell>
          <table:table-cell office:value-type="float" office:value="3" calcext:value-type="float">
            <text:p>3</text:p>
          </table:table-cell>
          <table:table-cell office:value-type="float" office:value="2448" calcext:value-type="float">
            <text:p>2448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d2</text:p>
          </table:table-cell>
          <table:table-cell table:style-name="ce117" table:formula="of:=STDEV([.C7:.C11])" office:value-type="float" office:value="1.14017542509914" calcext:value-type="float">
            <text:p>1.14</text:p>
          </table:table-cell>
          <table:table-cell table:style-name="ce117" table:formula="of:=STDEV([.D7:.D11])" office:value-type="float" office:value="1.34164078649987" calcext:value-type="float">
            <text:p>1.34</text:p>
          </table:table-cell>
          <table:table-cell table:style-name="ce117" table:formula="of:=STDEV([.E7:.E11])" office:value-type="float" office:value="0" calcext:value-type="float">
            <text:p>0.00</text:p>
          </table:table-cell>
          <table:table-cell table:style-name="ce117" table:formula="of:=STDEV([.F7:.F11])" office:value-type="float" office:value="0.707106781186548" calcext:value-type="float">
            <text:p>0.71</text:p>
          </table:table-cell>
          <table:table-cell table:style-name="ce117" table:formula="of:=STDEV([.G7:.G11])" office:value-type="float" office:value="0" calcext:value-type="float">
            <text:p>0.00</text:p>
          </table:table-cell>
          <table:table-cell table:style-name="ce117" table:formula="of:=STDEV([.H7:.H11])" office:value-type="float" office:value="0" calcext:value-type="float">
            <text:p>0.00</text:p>
          </table:table-cell>
          <table:table-cell table:style-name="ce117" table:formula="of:=STDEV([.I7:.I11])" office:value-type="float" office:value="0" calcext:value-type="float">
            <text:p>0.00</text:p>
          </table:table-cell>
          <table:table-cell table:style-name="ce117" table:formula="of:=STDEV([.J7:.J1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d6</text:p>
          </table:table-cell>
          <table:table-cell office:value-type="float" office:value="6" calcext:value-type="float">
            <text:p>6</text:p>
          </table:table-cell>
          <table:table-cell office:value-type="float" office:value="1196" calcext:value-type="float">
            <text:p>119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37" calcext:value-type="float">
            <text:p>1137</text:p>
          </table:table-cell>
          <table:table-cell office:value-type="float" office:value="2485" calcext:value-type="float">
            <text:p>2485</text:p>
          </table:table-cell>
          <table:table-cell office:value-type="float" office:value="3" calcext:value-type="float">
            <text:p>3</text:p>
          </table:table-cell>
          <table:table-cell office:value-type="float" office:value="2441" calcext:value-type="float">
            <text:p>244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d3</text:p>
          </table:table-cell>
          <table:table-cell table:style-name="ce117" table:formula="of:=STDEV([.C12:.C16])" office:value-type="float" office:value="8.01872807869178" calcext:value-type="float">
            <text:p>8.02</text:p>
          </table:table-cell>
          <table:table-cell table:style-name="ce117" table:formula="of:=STDEV([.D12:.D16])" office:value-type="float" office:value="7.03562363973514" calcext:value-type="float">
            <text:p>7.04</text:p>
          </table:table-cell>
          <table:table-cell table:style-name="ce117" table:formula="of:=STDEV([.E12:.E16])" office:value-type="float" office:value="0.447213595499958" calcext:value-type="float">
            <text:p>0.45</text:p>
          </table:table-cell>
          <table:table-cell table:style-name="ce117" table:formula="of:=STDEV([.F12:.F16])" office:value-type="float" office:value="1.48323969741913" calcext:value-type="float">
            <text:p>1.48</text:p>
          </table:table-cell>
          <table:table-cell table:style-name="ce117" table:formula="of:=STDEV([.G12:.G16])" office:value-type="float" office:value="0" calcext:value-type="float">
            <text:p>0.00</text:p>
          </table:table-cell>
          <table:table-cell table:style-name="ce117" table:formula="of:=STDEV([.H12:.H16])" office:value-type="float" office:value="0" calcext:value-type="float">
            <text:p>0.00</text:p>
          </table:table-cell>
          <table:table-cell table:style-name="ce117" table:formula="of:=STDEV([.I12:.I16])" office:value-type="float" office:value="0" calcext:value-type="float">
            <text:p>0.00</text:p>
          </table:table-cell>
          <table:table-cell table:style-name="ce117" table:formula="of:=STDEV([.J12:.J1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1105" calcext:value-type="float">
            <text:p>1105</text:p>
          </table:table-cell>
          <table:table-cell office:value-type="float" office:value="41" calcext:value-type="float">
            <text:p>41</text:p>
          </table:table-cell>
          <table:table-cell office:value-type="float" office:value="1023" calcext:value-type="float">
            <text:p>1023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d4</text:p>
          </table:table-cell>
          <table:table-cell table:style-name="ce117" table:formula="of:=STDEV([.C17:.C21])" office:value-type="float" office:value="3.74165738677394" calcext:value-type="float">
            <text:p>3.74</text:p>
          </table:table-cell>
          <table:table-cell table:style-name="ce117" table:formula="of:=STDEV([.D17:.D21])" office:value-type="float" office:value="4.49444101084885" calcext:value-type="float">
            <text:p>4.49</text:p>
          </table:table-cell>
          <table:table-cell table:style-name="ce117" table:formula="of:=STDEV([.E17:.E21])" office:value-type="float" office:value="0.547722557505166" calcext:value-type="float">
            <text:p>0.55</text:p>
          </table:table-cell>
          <table:table-cell table:style-name="ce117" table:formula="of:=STDEV([.F17:.F21])" office:value-type="float" office:value="3.27108544675923" calcext:value-type="float">
            <text:p>3.27</text:p>
          </table:table-cell>
          <table:table-cell table:style-name="ce117" table:formula="of:=STDEV([.G17:.G21])" office:value-type="float" office:value="0.894427190999916" calcext:value-type="float">
            <text:p>0.89</text:p>
          </table:table-cell>
          <table:table-cell table:style-name="ce117" table:formula="of:=STDEV([.H17:.H21])" office:value-type="float" office:value="0" calcext:value-type="float">
            <text:p>0.00</text:p>
          </table:table-cell>
          <table:table-cell table:style-name="ce117" table:formula="of:=STDEV([.I17:.I21])" office:value-type="float" office:value="0.447213595499958" calcext:value-type="float">
            <text:p>0.45</text:p>
          </table:table-cell>
          <table:table-cell table:style-name="ce117" table:formula="of:=STDEV([.J17:.J21])" office:value-type="float" office:value="0.447213595499958" calcext:value-type="float">
            <text:p>0.45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1108" calcext:value-type="float">
            <text:p>1108</text:p>
          </table:table-cell>
          <table:table-cell office:value-type="float" office:value="41" calcext:value-type="float">
            <text:p>41</text:p>
          </table:table-cell>
          <table:table-cell office:value-type="float" office:value="1026" calcext:value-type="float">
            <text:p>1026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d5</text:p>
          </table:table-cell>
          <table:table-cell table:style-name="ce117" table:formula="of:=STDEV([.C22:.C26])" office:value-type="float" office:value="5.22494019104525" calcext:value-type="float">
            <text:p>5.22</text:p>
          </table:table-cell>
          <table:table-cell table:style-name="ce117" table:formula="of:=STDEV([.D22:.D26])" office:value-type="float" office:value="3.70135110466435" calcext:value-type="float">
            <text:p>3.70</text:p>
          </table:table-cell>
          <table:table-cell table:style-name="ce117" table:formula="of:=STDEV([.E22:.E26])" office:value-type="float" office:value="0.447213595499958" calcext:value-type="float">
            <text:p>0.45</text:p>
          </table:table-cell>
          <table:table-cell table:style-name="ce117" table:formula="of:=STDEV([.F22:.F26])" office:value-type="float" office:value="3.43511280746353" calcext:value-type="float">
            <text:p>3.44</text:p>
          </table:table-cell>
          <table:table-cell table:style-name="ce117" table:formula="of:=STDEV([.G22:.G26])" office:value-type="float" office:value="0" calcext:value-type="float">
            <text:p>0.00</text:p>
          </table:table-cell>
          <table:table-cell table:style-name="ce117" table:formula="of:=STDEV([.H22:.H26])" office:value-type="float" office:value="0" calcext:value-type="float">
            <text:p>0.00</text:p>
          </table:table-cell>
          <table:table-cell table:style-name="ce117" table:formula="of:=STDEV([.I22:.I26])" office:value-type="float" office:value="0" calcext:value-type="float">
            <text:p>0.00</text:p>
          </table:table-cell>
          <table:table-cell table:style-name="ce117" table:formula="of:=STDEV([.J22:.J2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1104" calcext:value-type="float">
            <text:p>1104</text:p>
          </table:table-cell>
          <table:table-cell office:value-type="float" office:value="41" calcext:value-type="float">
            <text:p>41</text:p>
          </table:table-cell>
          <table:table-cell office:value-type="float" office:value="1022" calcext:value-type="float">
            <text:p>102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d6</text:p>
          </table:table-cell>
          <table:table-cell table:style-name="ce117" table:formula="of:=STDEV([.C27:.C31])" office:value-type="float" office:value="71.1315682380193" calcext:value-type="float">
            <text:p>71.13</text:p>
          </table:table-cell>
          <table:table-cell table:style-name="ce117" table:formula="of:=STDEV([.D27:.D31])" office:value-type="float" office:value="7.3824115301167" calcext:value-type="float">
            <text:p>7.38</text:p>
          </table:table-cell>
          <table:table-cell table:style-name="ce117" table:formula="of:=STDEV([.E27:.E31])" office:value-type="float" office:value="0.547722557505166" calcext:value-type="float">
            <text:p>0.55</text:p>
          </table:table-cell>
          <table:table-cell table:style-name="ce117" table:formula="of:=STDEV([.F27:.F31])" office:value-type="float" office:value="72.6243760730514" calcext:value-type="float">
            <text:p>72.62</text:p>
          </table:table-cell>
          <table:table-cell table:style-name="ce117" table:formula="of:=STDEV([.G27:.G31])" office:value-type="float" office:value="4.15932686861708" calcext:value-type="float">
            <text:p>4.16</text:p>
          </table:table-cell>
          <table:table-cell table:style-name="ce117" table:formula="of:=STDEV([.H27:.H31])" office:value-type="float" office:value="0" calcext:value-type="float">
            <text:p>0.00</text:p>
          </table:table-cell>
          <table:table-cell table:style-name="ce117" table:formula="of:=STDEV([.I27:.I31])" office:value-type="float" office:value="4.15932686861708" calcext:value-type="float">
            <text:p>4.16</text:p>
          </table:table-cell>
          <table:table-cell table:style-name="ce117" table:formula="of:=STDEV([.J27:.J3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5" calcext:value-type="float">
            <text:p>5</text:p>
          </table:table-cell>
          <table:table-cell office:value-type="float" office:value="576" calcext:value-type="float">
            <text:p>57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108" calcext:value-type="float">
            <text:p>1108</text:p>
          </table:table-cell>
          <table:table-cell office:value-type="float" office:value="41" calcext:value-type="float">
            <text:p>41</text:p>
          </table:table-cell>
          <table:table-cell office:value-type="float" office:value="1026" calcext:value-type="float">
            <text:p>1026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d7</text:p>
          </table:table-cell>
          <table:table-cell table:style-name="ce117" table:formula="of:=STDEV([.C32:.C36])" office:value-type="float" office:value="18.9868375460475" calcext:value-type="float">
            <text:p>18.99</text:p>
          </table:table-cell>
          <table:table-cell table:style-name="ce117" table:formula="of:=STDEV([.D32:.D36])" office:value-type="float" office:value="4.15932686861708" calcext:value-type="float">
            <text:p>4.16</text:p>
          </table:table-cell>
          <table:table-cell table:style-name="ce117" table:formula="of:=STDEV([.E32:.E36])" office:value-type="float" office:value="0.547722557505166" calcext:value-type="float">
            <text:p>0.55</text:p>
          </table:table-cell>
          <table:table-cell table:style-name="ce117" table:formula="of:=STDEV([.F32:.F36])" office:value-type="float" office:value="17.0645832061612" calcext:value-type="float">
            <text:p>17.06</text:p>
          </table:table-cell>
          <table:table-cell table:style-name="ce117" table:formula="of:=STDEV([.G32:.G36])" office:value-type="float" office:value="2.04939015319192" calcext:value-type="float">
            <text:p>2.05</text:p>
          </table:table-cell>
          <table:table-cell table:style-name="ce117" table:formula="of:=STDEV([.H32:.H36])" office:value-type="float" office:value="0" calcext:value-type="float">
            <text:p>0.00</text:p>
          </table:table-cell>
          <table:table-cell table:style-name="ce117" table:formula="of:=STDEV([.I32:.I36])" office:value-type="float" office:value="2.04939015319192" calcext:value-type="float">
            <text:p>2.05</text:p>
          </table:table-cell>
          <table:table-cell table:style-name="ce117" table:formula="of:=STDEV([.J32:.J3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d7</text:p>
          </table:table-cell>
          <table:table-cell office:value-type="float" office:value="6" calcext:value-type="float">
            <text:p>6</text:p>
          </table:table-cell>
          <table:table-cell office:value-type="float" office:value="563" calcext:value-type="float">
            <text:p>56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09" calcext:value-type="float">
            <text:p>509</text:p>
          </table:table-cell>
          <table:table-cell office:value-type="float" office:value="1104" calcext:value-type="float">
            <text:p>1104</text:p>
          </table:table-cell>
          <table:table-cell office:value-type="float" office:value="41" calcext:value-type="float">
            <text:p>41</text:p>
          </table:table-cell>
          <table:table-cell office:value-type="float" office:value="1022" calcext:value-type="float">
            <text:p>102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ld1</text:p>
          </table:table-cell>
          <table:table-cell table:style-name="ce117" table:formula="of:=STDEV([.C37:.C41])" office:value-type="float" office:value="40.5154291597658" calcext:value-type="float">
            <text:p>40.52</text:p>
          </table:table-cell>
          <table:table-cell table:style-name="ce117" table:formula="of:=STDEV([.D37:.D41])" office:value-type="float" office:value="3.78153408023781" calcext:value-type="float">
            <text:p>3.78</text:p>
          </table:table-cell>
          <table:table-cell table:style-name="ce117" table:formula="of:=STDEV([.E37:.E41])" office:value-type="float" office:value="0.447213595499958" calcext:value-type="float">
            <text:p>0.45</text:p>
          </table:table-cell>
          <table:table-cell table:style-name="ce117" table:formula="of:=STDEV([.F37:.F41])" office:value-type="float" office:value="43.8440417844888" calcext:value-type="float">
            <text:p>43.84</text:p>
          </table:table-cell>
          <table:table-cell table:style-name="ce117" table:formula="of:=STDEV([.G37:.G41])" office:value-type="float" office:value="2.07364413533277" calcext:value-type="float">
            <text:p>2.07</text:p>
          </table:table-cell>
          <table:table-cell table:style-name="ce117" table:formula="of:=STDEV([.H37:.H41])" office:value-type="float" office:value="0.707106781186548" calcext:value-type="float">
            <text:p>0.71</text:p>
          </table:table-cell>
          <table:table-cell table:style-name="ce117" table:formula="of:=STDEV([.I37:.I41])" office:value-type="float" office:value="1.87082869338697" calcext:value-type="float">
            <text:p>1.87</text:p>
          </table:table-cell>
          <table:table-cell table:style-name="ce117" table:formula="of:=STDEV([.J37:.J41])" office:value-type="float" office:value="0.547722557505166" calcext:value-type="float">
            <text:p>0.55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955" calcext:value-type="float">
            <text:p>955</text:p>
          </table:table-cell>
          <table:table-cell office:value-type="float" office:value="26" calcext:value-type="float">
            <text:p>26</text:p>
          </table:table-cell>
          <table:table-cell office:value-type="float" office:value="873" calcext:value-type="float">
            <text:p>873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ld2</text:p>
          </table:table-cell>
          <table:table-cell table:style-name="ce117" table:formula="of:=STDEV([.C42:.C46])" office:value-type="float" office:value="10.6207344378814" calcext:value-type="float">
            <text:p>10.62</text:p>
          </table:table-cell>
          <table:table-cell table:style-name="ce117" table:formula="of:=STDEV([.D42:.D46])" office:value-type="float" office:value="1.14017542509914" calcext:value-type="float">
            <text:p>1.14</text:p>
          </table:table-cell>
          <table:table-cell table:style-name="ce117" table:formula="of:=STDEV([.E42:.E46])" office:value-type="float" office:value="0" calcext:value-type="float">
            <text:p>0.00</text:p>
          </table:table-cell>
          <table:table-cell table:style-name="ce117" table:formula="of:=STDEV([.F42:.F46])" office:value-type="float" office:value="10.4976187776086" calcext:value-type="float">
            <text:p>10.50</text:p>
          </table:table-cell>
          <table:table-cell table:style-name="ce117" table:formula="of:=STDEV([.G42:.G46])" office:value-type="float" office:value="0" calcext:value-type="float">
            <text:p>0.00</text:p>
          </table:table-cell>
          <table:table-cell table:style-name="ce117" table:formula="of:=STDEV([.H42:.H46])" office:value-type="float" office:value="0" calcext:value-type="float">
            <text:p>0.00</text:p>
          </table:table-cell>
          <table:table-cell table:style-name="ce117" table:formula="of:=STDEV([.I42:.I46])" office:value-type="float" office:value="0" calcext:value-type="float">
            <text:p>0.00</text:p>
          </table:table-cell>
          <table:table-cell table:style-name="ce117" table:formula="of:=STDEV([.J42:.J4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956" calcext:value-type="float">
            <text:p>956</text:p>
          </table:table-cell>
          <table:table-cell office:value-type="float" office:value="26" calcext:value-type="float">
            <text:p>26</text:p>
          </table:table-cell>
          <table:table-cell office:value-type="float" office:value="873" calcext:value-type="float">
            <text:p>87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ld3</text:p>
          </table:table-cell>
          <table:table-cell table:style-name="ce117" table:formula="of:=STDEV([.C47:.C51])" office:value-type="float" office:value="19.1520233917986" calcext:value-type="float">
            <text:p>19.15</text:p>
          </table:table-cell>
          <table:table-cell table:style-name="ce117" table:formula="of:=STDEV([.D47:.D51])" office:value-type="float" office:value="6.308724118235" calcext:value-type="float">
            <text:p>6.31</text:p>
          </table:table-cell>
          <table:table-cell table:style-name="ce117" table:formula="of:=STDEV([.E47:.E51])" office:value-type="float" office:value="0.547722557505166" calcext:value-type="float">
            <text:p>0.55</text:p>
          </table:table-cell>
          <table:table-cell table:style-name="ce117" table:formula="of:=STDEV([.F47:.F51])" office:value-type="float" office:value="20.0074985942771" calcext:value-type="float">
            <text:p>20.01</text:p>
          </table:table-cell>
          <table:table-cell table:style-name="ce117" table:formula="of:=STDEV([.G47:.G51])" office:value-type="float" office:value="18.0471604414656" calcext:value-type="float">
            <text:p>18.05</text:p>
          </table:table-cell>
          <table:table-cell table:style-name="ce117" table:formula="of:=STDEV([.H47:.H51])" office:value-type="float" office:value="0.547722557505166" calcext:value-type="float">
            <text:p>0.55</text:p>
          </table:table-cell>
          <table:table-cell table:style-name="ce117" table:formula="of:=STDEV([.I47:.I51])" office:value-type="float" office:value="1.30384048104053" calcext:value-type="float">
            <text:p>1.30</text:p>
          </table:table-cell>
          <table:table-cell table:style-name="ce117" table:formula="of:=STDEV([.J47:.J51])" office:value-type="float" office:value="17.626684316683" calcext:value-type="float">
            <text:p>17.63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959" calcext:value-type="float">
            <text:p>959</text:p>
          </table:table-cell>
          <table:table-cell office:value-type="float" office:value="26" calcext:value-type="float">
            <text:p>26</text:p>
          </table:table-cell>
          <table:table-cell office:value-type="float" office:value="876" calcext:value-type="float">
            <text:p>876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ld4</text:p>
          </table:table-cell>
          <table:table-cell table:style-name="ce117" table:formula="of:=STDEV([.C52:.C56])" office:value-type="float" office:value="33.9705755029261" calcext:value-type="float">
            <text:p>33.97</text:p>
          </table:table-cell>
          <table:table-cell table:style-name="ce117" table:formula="of:=STDEV([.D52:.D56])" office:value-type="float" office:value="2.30217288664427" calcext:value-type="float">
            <text:p>2.30</text:p>
          </table:table-cell>
          <table:table-cell table:style-name="ce117" table:formula="of:=STDEV([.E52:.E56])" office:value-type="float" office:value="0" calcext:value-type="float">
            <text:p>0.00</text:p>
          </table:table-cell>
          <table:table-cell table:style-name="ce117" table:formula="of:=STDEV([.F52:.F56])" office:value-type="float" office:value="33.9602709058688" calcext:value-type="float">
            <text:p>33.96</text:p>
          </table:table-cell>
          <table:table-cell table:style-name="ce117" table:formula="of:=STDEV([.G52:.G56])" office:value-type="float" office:value="0.836660026534076" calcext:value-type="float">
            <text:p>0.84</text:p>
          </table:table-cell>
          <table:table-cell table:style-name="ce117" table:formula="of:=STDEV([.H52:.H56])" office:value-type="float" office:value="0" calcext:value-type="float">
            <text:p>0.00</text:p>
          </table:table-cell>
          <table:table-cell table:style-name="ce117" table:formula="of:=STDEV([.I52:.I56])" office:value-type="float" office:value="0.836660026534076" calcext:value-type="float">
            <text:p>0.84</text:p>
          </table:table-cell>
          <table:table-cell table:style-name="ce117" table:formula="of:=STDEV([.J52:.J5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5" calcext:value-type="float">
            <text:p>5</text:p>
          </table:table-cell>
          <table:table-cell office:value-type="float" office:value="483" calcext:value-type="float">
            <text:p>48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float" office:value="876" calcext:value-type="float">
            <text:p>876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ld5</text:p>
          </table:table-cell>
          <table:table-cell table:style-name="ce117" table:formula="of:=STDEV([.C57:.C61])" office:value-type="float" office:value="7.07106781186548" calcext:value-type="float">
            <text:p>7.07</text:p>
          </table:table-cell>
          <table:table-cell table:style-name="ce117" table:formula="of:=STDEV([.D57:.D61])" office:value-type="float" office:value="5.8309518948453" calcext:value-type="float">
            <text:p>5.83</text:p>
          </table:table-cell>
          <table:table-cell table:style-name="ce117" table:formula="of:=STDEV([.E57:.E61])" office:value-type="float" office:value="0" calcext:value-type="float">
            <text:p>0.00</text:p>
          </table:table-cell>
          <table:table-cell table:style-name="ce117" table:formula="of:=STDEV([.F57:.F61])" office:value-type="float" office:value="3.80788655293195" calcext:value-type="float">
            <text:p>3.81</text:p>
          </table:table-cell>
          <table:table-cell table:style-name="ce117" table:formula="of:=STDEV([.G57:.G61])" office:value-type="float" office:value="0" calcext:value-type="float">
            <text:p>0.00</text:p>
          </table:table-cell>
          <table:table-cell table:style-name="ce117" table:formula="of:=STDEV([.H57:.H61])" office:value-type="float" office:value="0" calcext:value-type="float">
            <text:p>0.00</text:p>
          </table:table-cell>
          <table:table-cell table:style-name="ce117" table:formula="of:=STDEV([.I57:.I61])" office:value-type="float" office:value="0" calcext:value-type="float">
            <text:p>0.00</text:p>
          </table:table-cell>
          <table:table-cell table:style-name="ce117" table:formula="of:=STDEV([.J57:.J6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1</text:p>
          </table:table-cell>
          <table:table-cell office:value-type="float" office:value="6" calcext:value-type="float">
            <text:p>6</text:p>
          </table:table-cell>
          <table:table-cell office:value-type="float" office:value="588" calcext:value-type="float">
            <text:p>5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958" calcext:value-type="float">
            <text:p>958</text:p>
          </table:table-cell>
          <table:table-cell office:value-type="float" office:value="25" calcext:value-type="float">
            <text:p>25</text:p>
          </table:table-cell>
          <table:table-cell office:value-type="float" office:value="877" calcext:value-type="float">
            <text:p>87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ld6</text:p>
          </table:table-cell>
          <table:table-cell table:style-name="ce117" table:formula="of:=STDEV([.C62:.C66])" office:value-type="float" office:value="9.54986910905066" calcext:value-type="float">
            <text:p>9.55</text:p>
          </table:table-cell>
          <table:table-cell table:style-name="ce117" table:formula="of:=STDEV([.D62:.D66])" office:value-type="float" office:value="8.28854631404084" calcext:value-type="float">
            <text:p>8.29</text:p>
          </table:table-cell>
          <table:table-cell table:style-name="ce117" table:formula="of:=STDEV([.E62:.E66])" office:value-type="float" office:value="0.547722557505166" calcext:value-type="float">
            <text:p>0.55</text:p>
          </table:table-cell>
          <table:table-cell table:style-name="ce117" table:formula="of:=STDEV([.F62:.F66])" office:value-type="float" office:value="1.8165902124585" calcext:value-type="float">
            <text:p>1.82</text:p>
          </table:table-cell>
          <table:table-cell table:style-name="ce117" table:formula="of:=STDEV([.G62:.G66])" office:value-type="float" office:value="0.894427190999916" calcext:value-type="float">
            <text:p>0.89</text:p>
          </table:table-cell>
          <table:table-cell table:style-name="ce117" table:formula="of:=STDEV([.H62:.H66])" office:value-type="float" office:value="0" calcext:value-type="float">
            <text:p>0.00</text:p>
          </table:table-cell>
          <table:table-cell table:style-name="ce117" table:formula="of:=STDEV([.I62:.I66])" office:value-type="float" office:value="0.894427190999916" calcext:value-type="float">
            <text:p>0.89</text:p>
          </table:table-cell>
          <table:table-cell table:style-name="ce117" table:formula="of:=STDEV([.J62:.J6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7</text:p>
          </table:table-cell>
          <table:table-cell table:style-name="ce117" table:formula="of:=STDEV([.C67:.C71])" office:value-type="float" office:value="19.2093727122985" calcext:value-type="float">
            <text:p>19.21</text:p>
          </table:table-cell>
          <table:table-cell table:style-name="ce117" table:formula="of:=STDEV([.D67:.D71])" office:value-type="float" office:value="3.76828873628335" calcext:value-type="float">
            <text:p>3.77</text:p>
          </table:table-cell>
          <table:table-cell table:style-name="ce117" table:formula="of:=STDEV([.E67:.E71])" office:value-type="float" office:value="0.447213595499958" calcext:value-type="float">
            <text:p>0.45</text:p>
          </table:table-cell>
          <table:table-cell table:style-name="ce117" table:formula="of:=STDEV([.F67:.F71])" office:value-type="float" office:value="16.4711869639076" calcext:value-type="float">
            <text:p>16.47</text:p>
          </table:table-cell>
          <table:table-cell table:style-name="ce117" table:formula="of:=STDEV([.G67:.G71])" office:value-type="float" office:value="0" calcext:value-type="float">
            <text:p>0.00</text:p>
          </table:table-cell>
          <table:table-cell table:style-name="ce117" table:formula="of:=STDEV([.H67:.H71])" office:value-type="float" office:value="0" calcext:value-type="float">
            <text:p>0.00</text:p>
          </table:table-cell>
          <table:table-cell table:style-name="ce117" table:formula="of:=STDEV([.I67:.I71])" office:value-type="float" office:value="0" calcext:value-type="float">
            <text:p>0.00</text:p>
          </table:table-cell>
          <table:table-cell table:style-name="ce117" table:formula="of:=STDEV([.J67:.J7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8</text:p>
          </table:table-cell>
          <table:table-cell table:style-name="ce117" table:formula="of:=STDEV([.C72:.C76])" office:value-type="float" office:value="29.4838939083697" calcext:value-type="float">
            <text:p>29.48</text:p>
          </table:table-cell>
          <table:table-cell table:style-name="ce117" table:formula="of:=STDEV([.D72:.D76])" office:value-type="float" office:value="17.7482393492989" calcext:value-type="float">
            <text:p>17.75</text:p>
          </table:table-cell>
          <table:table-cell table:style-name="ce117" table:formula="of:=STDEV([.E72:.E76])" office:value-type="float" office:value="0" calcext:value-type="float">
            <text:p>0.00</text:p>
          </table:table-cell>
          <table:table-cell table:style-name="ce117" table:formula="of:=STDEV([.F72:.F76])" office:value-type="float" office:value="12.934450123604" calcext:value-type="float">
            <text:p>12.93</text:p>
          </table:table-cell>
          <table:table-cell table:style-name="ce117" table:formula="of:=STDEV([.G72:.G76])" office:value-type="float" office:value="4.38178046004133" calcext:value-type="float">
            <text:p>4.38</text:p>
          </table:table-cell>
          <table:table-cell table:style-name="ce117" table:formula="of:=STDEV([.H72:.H76])" office:value-type="float" office:value="0" calcext:value-type="float">
            <text:p>0.00</text:p>
          </table:table-cell>
          <table:table-cell table:style-name="ce117" table:formula="of:=STDEV([.I72:.I76])" office:value-type="float" office:value="4.18330013267038" calcext:value-type="float">
            <text:p>4.18</text:p>
          </table:table-cell>
          <table:table-cell table:style-name="ce117" table:formula="of:=STDEV([.J72:.J76])" office:value-type="float" office:value="0.447213595499958" calcext:value-type="float">
            <text:p>0.45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10</text:p>
          </table:table-cell>
          <table:table-cell table:style-name="ce117" table:formula="of:=STDEV([.C77:.C81])" office:value-type="float" office:value="30.8512560522258" calcext:value-type="float">
            <text:p>30.85</text:p>
          </table:table-cell>
          <table:table-cell table:style-name="ce117" table:formula="of:=STDEV([.D77:.D81])" office:value-type="float" office:value="1.51657508881031" calcext:value-type="float">
            <text:p>1.52</text:p>
          </table:table-cell>
          <table:table-cell table:style-name="ce117" table:formula="of:=STDEV([.E77:.E81])" office:value-type="float" office:value="0" calcext:value-type="float">
            <text:p>0.00</text:p>
          </table:table-cell>
          <table:table-cell table:style-name="ce117" table:formula="of:=STDEV([.F77:.F81])" office:value-type="float" office:value="31.8778920256657" calcext:value-type="float">
            <text:p>31.88</text:p>
          </table:table-cell>
          <table:table-cell table:style-name="ce117" table:formula="of:=STDEV([.G77:.G81])" office:value-type="float" office:value="1.30384048104053" calcext:value-type="float">
            <text:p>1.30</text:p>
          </table:table-cell>
          <table:table-cell table:style-name="ce117" table:formula="of:=STDEV([.H77:.H81])" office:value-type="float" office:value="0" calcext:value-type="float">
            <text:p>0.00</text:p>
          </table:table-cell>
          <table:table-cell table:style-name="ce117" table:formula="of:=STDEV([.I77:.I81])" office:value-type="float" office:value="0.447213595499958" calcext:value-type="float">
            <text:p>0.45</text:p>
          </table:table-cell>
          <table:table-cell table:style-name="ce117" table:formula="of:=STDEV([.J77:.J81])" office:value-type="float" office:value="0.894427190999916" calcext:value-type="float">
            <text:p>0.89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d11</text:p>
          </table:table-cell>
          <table:table-cell table:style-name="ce117" table:formula="of:=STDEV([.C82:.C86])" office:value-type="float" office:value="28.7001742154991" calcext:value-type="float">
            <text:p>28.70</text:p>
          </table:table-cell>
          <table:table-cell table:style-name="ce117" table:formula="of:=STDEV([.D82:.D86])" office:value-type="float" office:value="8.67179335547152" calcext:value-type="float">
            <text:p>8.67</text:p>
          </table:table-cell>
          <table:table-cell table:style-name="ce117" table:formula="of:=STDEV([.E82:.E86])" office:value-type="float" office:value="0.447213595499958" calcext:value-type="float">
            <text:p>0.45</text:p>
          </table:table-cell>
          <table:table-cell table:style-name="ce117" table:formula="of:=STDEV([.F82:.F86])" office:value-type="float" office:value="32.9802971484491" calcext:value-type="float">
            <text:p>32.98</text:p>
          </table:table-cell>
          <table:table-cell table:style-name="ce117" table:formula="of:=STDEV([.G82:.G86])" office:value-type="float" office:value="4.61519230368573" calcext:value-type="float">
            <text:p>4.62</text:p>
          </table:table-cell>
          <table:table-cell table:style-name="ce117" table:formula="of:=STDEV([.H82:.H86])" office:value-type="float" office:value="0.836660026534076" calcext:value-type="float">
            <text:p>0.84</text:p>
          </table:table-cell>
          <table:table-cell table:style-name="ce117" table:formula="of:=STDEV([.I82:.I86])" office:value-type="float" office:value="5.61248608016091" calcext:value-type="float">
            <text:p>5.61</text:p>
          </table:table-cell>
          <table:table-cell table:style-name="ce117" table:formula="of:=STDEV([.J82:.J86])" office:value-type="float" office:value="0.447213595499958" calcext:value-type="float">
            <text:p>0.45</text:p>
          </table:table-cell>
        </table:table-row>
        <table:table-row table:style-name="ro1">
          <table:table-cell office:value-type="string" calcext:value-type="string">
            <text:p><text:s/>ld2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s1</text:p>
          </table:table-cell>
          <table:table-cell table:style-name="ce117" table:formula="of:=STDEV([.C87:.C91])" office:value-type="float" office:value="27.0702789051018" calcext:value-type="float">
            <text:p>27.07</text:p>
          </table:table-cell>
          <table:table-cell table:style-name="ce117" table:formula="of:=STDEV([.D87:.D91])" office:value-type="float" office:value="0.447213595499958" calcext:value-type="float">
            <text:p>0.45</text:p>
          </table:table-cell>
          <table:table-cell table:style-name="ce117" table:formula="of:=STDEV([.E87:.E91])" office:value-type="float" office:value="0" calcext:value-type="float">
            <text:p>0.00</text:p>
          </table:table-cell>
          <table:table-cell table:style-name="ce117" table:formula="of:=STDEV([.F87:.F91])" office:value-type="float" office:value="26.9592284756074" calcext:value-type="float">
            <text:p>26.96</text:p>
          </table:table-cell>
          <table:table-cell table:style-name="ce117" table:formula="of:=STDEV([.G87:.G91])" office:value-type="float" office:value="0" calcext:value-type="float">
            <text:p>0.00</text:p>
          </table:table-cell>
          <table:table-cell table:style-name="ce117" table:formula="of:=STDEV([.H87:.H91])" office:value-type="float" office:value="0" calcext:value-type="float">
            <text:p>0.00</text:p>
          </table:table-cell>
          <table:table-cell table:style-name="ce117" table:formula="of:=STDEV([.I87:.I91])" office:value-type="float" office:value="0" calcext:value-type="float">
            <text:p>0.00</text:p>
          </table:table-cell>
          <table:table-cell table:style-name="ce117" table:formula="of:=STDEV([.J87:.J9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1926" calcext:value-type="float">
            <text:p>1926</text:p>
          </table:table-cell>
          <table:table-cell office:value-type="float" office:value="49" calcext:value-type="float">
            <text:p>49</text:p>
          </table:table-cell>
          <table:table-cell office:value-type="float" office:value="1787" calcext:value-type="float">
            <text:p>178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ls2</text:p>
          </table:table-cell>
          <table:table-cell table:style-name="ce117" table:formula="of:=STDEV([.C92:.C96])" office:value-type="float" office:value="9.5236547606473" calcext:value-type="float">
            <text:p>9.52</text:p>
          </table:table-cell>
          <table:table-cell table:style-name="ce117" table:formula="of:=STDEV([.D92:.D96])" office:value-type="float" office:value="6.1400325732035" calcext:value-type="float">
            <text:p>6.14</text:p>
          </table:table-cell>
          <table:table-cell table:style-name="ce117" table:formula="of:=STDEV([.E92:.E96])" office:value-type="float" office:value="0" calcext:value-type="float">
            <text:p>0.00</text:p>
          </table:table-cell>
          <table:table-cell table:style-name="ce117" table:formula="of:=STDEV([.F92:.F96])" office:value-type="float" office:value="5.27257053058563" calcext:value-type="float">
            <text:p>5.27</text:p>
          </table:table-cell>
          <table:table-cell table:style-name="ce117" table:formula="of:=STDEV([.G92:.G96])" office:value-type="float" office:value="0" calcext:value-type="float">
            <text:p>0.00</text:p>
          </table:table-cell>
          <table:table-cell table:style-name="ce117" table:formula="of:=STDEV([.H92:.H96])" office:value-type="float" office:value="0" calcext:value-type="float">
            <text:p>0.00</text:p>
          </table:table-cell>
          <table:table-cell table:style-name="ce117" table:formula="of:=STDEV([.I92:.I96])" office:value-type="float" office:value="0" calcext:value-type="float">
            <text:p>0.00</text:p>
          </table:table-cell>
          <table:table-cell table:style-name="ce117" table:formula="of:=STDEV([.J92:.J9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84" calcext:value-type="float">
            <text:p>884</text:p>
          </table:table-cell>
          <table:table-cell office:value-type="float" office:value="1925" calcext:value-type="float">
            <text:p>1925</text:p>
          </table:table-cell>
          <table:table-cell office:value-type="float" office:value="48" calcext:value-type="float">
            <text:p>48</text:p>
          </table:table-cell>
          <table:table-cell office:value-type="float" office:value="1788" calcext:value-type="float">
            <text:p>1788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ls3</text:p>
          </table:table-cell>
          <table:table-cell table:style-name="ce117" table:formula="of:=STDEV([.C97:.C101])" office:value-type="float" office:value="90.7524104363074" calcext:value-type="float">
            <text:p>90.75</text:p>
          </table:table-cell>
          <table:table-cell table:style-name="ce117" table:formula="of:=STDEV([.D97:.D101])" office:value-type="float" office:value="2.34520787991172" calcext:value-type="float">
            <text:p>2.35</text:p>
          </table:table-cell>
          <table:table-cell table:style-name="ce117" table:formula="of:=STDEV([.E97:.E101])" office:value-type="float" office:value="0.447213595499958" calcext:value-type="float">
            <text:p>0.45</text:p>
          </table:table-cell>
          <table:table-cell table:style-name="ce117" table:formula="of:=STDEV([.F97:.F101])" office:value-type="float" office:value="89.9483184945666" calcext:value-type="float">
            <text:p>89.95</text:p>
          </table:table-cell>
          <table:table-cell table:style-name="ce117" table:formula="of:=STDEV([.G97:.G101])" office:value-type="float" office:value="3.56370593624109" calcext:value-type="float">
            <text:p>3.56</text:p>
          </table:table-cell>
          <table:table-cell table:style-name="ce117" table:formula="of:=STDEV([.H97:.H101])" office:value-type="float" office:value="0" calcext:value-type="float">
            <text:p>0.00</text:p>
          </table:table-cell>
          <table:table-cell table:style-name="ce117" table:formula="of:=STDEV([.I97:.I101])" office:value-type="float" office:value="3.56370593624109" calcext:value-type="float">
            <text:p>3.56</text:p>
          </table:table-cell>
          <table:table-cell table:style-name="ce117" table:formula="of:=STDEV([.J97:.J10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1960" calcext:value-type="float">
            <text:p>1960</text:p>
          </table:table-cell>
          <table:table-cell office:value-type="float" office:value="49" calcext:value-type="float">
            <text:p>49</text:p>
          </table:table-cell>
          <table:table-cell office:value-type="float" office:value="1789" calcext:value-type="float">
            <text:p>1789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ls4</text:p>
          </table:table-cell>
          <table:table-cell table:style-name="ce117" table:formula="of:=STDEV([.C102:.C106])" office:value-type="float" office:value="5.44977063737549" calcext:value-type="float">
            <text:p>5.45</text:p>
          </table:table-cell>
          <table:table-cell table:style-name="ce117" table:formula="of:=STDEV([.D102:.D106])" office:value-type="float" office:value="3.286335345031" calcext:value-type="float">
            <text:p>3.29</text:p>
          </table:table-cell>
          <table:table-cell table:style-name="ce117" table:formula="of:=STDEV([.E102:.E106])" office:value-type="float" office:value="0" calcext:value-type="float">
            <text:p>0.00</text:p>
          </table:table-cell>
          <table:table-cell table:style-name="ce117" table:formula="of:=STDEV([.F102:.F106])" office:value-type="float" office:value="2.60768096208106" calcext:value-type="float">
            <text:p>2.61</text:p>
          </table:table-cell>
          <table:table-cell table:style-name="ce117" table:formula="of:=STDEV([.G102:.G106])" office:value-type="float" office:value="0" calcext:value-type="float">
            <text:p>0.00</text:p>
          </table:table-cell>
          <table:table-cell table:style-name="ce117" table:formula="of:=STDEV([.H102:.H106])" office:value-type="float" office:value="0" calcext:value-type="float">
            <text:p>0.00</text:p>
          </table:table-cell>
          <table:table-cell table:style-name="ce117" table:formula="of:=STDEV([.I102:.I106])" office:value-type="float" office:value="0" calcext:value-type="float">
            <text:p>0.00</text:p>
          </table:table-cell>
          <table:table-cell table:style-name="ce117" table:formula="of:=STDEV([.J102:.J10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1956" calcext:value-type="float">
            <text:p>1956</text:p>
          </table:table-cell>
          <table:table-cell office:value-type="float" office:value="48" calcext:value-type="float">
            <text:p>48</text:p>
          </table:table-cell>
          <table:table-cell office:value-type="float" office:value="1786" calcext:value-type="float">
            <text:p>1786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ls5</text:p>
          </table:table-cell>
          <table:table-cell table:style-name="ce117" table:formula="of:=STDEV([.C107:.C111])" office:value-type="float" office:value="37.6337614383681" calcext:value-type="float">
            <text:p>37.63</text:p>
          </table:table-cell>
          <table:table-cell table:style-name="ce117" table:formula="of:=STDEV([.D107:.D111])" office:value-type="float" office:value="4.33589667773576" calcext:value-type="float">
            <text:p>4.34</text:p>
          </table:table-cell>
          <table:table-cell table:style-name="ce117" table:formula="of:=STDEV([.E107:.E111])" office:value-type="float" office:value="0" calcext:value-type="float">
            <text:p>0.00</text:p>
          </table:table-cell>
          <table:table-cell table:style-name="ce117" table:formula="of:=STDEV([.F107:.F111])" office:value-type="float" office:value="38.2557185267771" calcext:value-type="float">
            <text:p>38.26</text:p>
          </table:table-cell>
          <table:table-cell table:style-name="ce117" table:formula="of:=STDEV([.G107:.G111])" office:value-type="float" office:value="2.70185121722126" calcext:value-type="float">
            <text:p>2.70</text:p>
          </table:table-cell>
          <table:table-cell table:style-name="ce117" table:formula="of:=STDEV([.H107:.H111])" office:value-type="float" office:value="0" calcext:value-type="float">
            <text:p>0.00</text:p>
          </table:table-cell>
          <table:table-cell table:style-name="ce117" table:formula="of:=STDEV([.I107:.I111])" office:value-type="float" office:value="2.70185121722126" calcext:value-type="float">
            <text:p>2.70</text:p>
          </table:table-cell>
          <table:table-cell table:style-name="ce117" table:formula="of:=STDEV([.J107:.J11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3</text:p>
          </table:table-cell>
          <table:table-cell office:value-type="float" office:value="6" calcext:value-type="float">
            <text:p>6</text:p>
          </table:table-cell>
          <table:table-cell office:value-type="float" office:value="965" calcext:value-type="float">
            <text:p>9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959" calcext:value-type="float">
            <text:p>1959</text:p>
          </table:table-cell>
          <table:table-cell office:value-type="float" office:value="49" calcext:value-type="float">
            <text:p>49</text:p>
          </table:table-cell>
          <table:table-cell office:value-type="float" office:value="1789" calcext:value-type="float">
            <text:p>1789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ls6</text:p>
          </table:table-cell>
          <table:table-cell table:style-name="ce117" table:formula="of:=STDEV([.C112:.C116])" office:value-type="float" office:value="19.8947229184023" calcext:value-type="float">
            <text:p>19.89</text:p>
          </table:table-cell>
          <table:table-cell table:style-name="ce117" table:formula="of:=STDEV([.D112:.D116])" office:value-type="float" office:value="2.48997991959775" calcext:value-type="float">
            <text:p>2.49</text:p>
          </table:table-cell>
          <table:table-cell table:style-name="ce117" table:formula="of:=STDEV([.E112:.E116])" office:value-type="float" office:value="0" calcext:value-type="float">
            <text:p>0.00</text:p>
          </table:table-cell>
          <table:table-cell table:style-name="ce117" table:formula="of:=STDEV([.F112:.F116])" office:value-type="float" office:value="18.619881847101" calcext:value-type="float">
            <text:p>18.62</text:p>
          </table:table-cell>
          <table:table-cell table:style-name="ce117" table:formula="of:=STDEV([.G112:.G116])" office:value-type="float" office:value="0" calcext:value-type="float">
            <text:p>0.00</text:p>
          </table:table-cell>
          <table:table-cell table:style-name="ce117" table:formula="of:=STDEV([.H112:.H116])" office:value-type="float" office:value="0" calcext:value-type="float">
            <text:p>0.00</text:p>
          </table:table-cell>
          <table:table-cell table:style-name="ce117" table:formula="of:=STDEV([.I112:.I116])" office:value-type="float" office:value="0" calcext:value-type="float">
            <text:p>0.00</text:p>
          </table:table-cell>
          <table:table-cell table:style-name="ce117" table:formula="of:=STDEV([.J112:.J116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s7</text:p>
          </table:table-cell>
          <table:table-cell table:style-name="ce117" table:formula="of:=STDEV([.C117:.C121])" office:value-type="float" office:value="61.3392207319265" calcext:value-type="float">
            <text:p>61.34</text:p>
          </table:table-cell>
          <table:table-cell table:style-name="ce117" table:formula="of:=STDEV([.D117:.D121])" office:value-type="float" office:value="1.8165902124585" calcext:value-type="float">
            <text:p>1.82</text:p>
          </table:table-cell>
          <table:table-cell table:style-name="ce117" table:formula="of:=STDEV([.E117:.E121])" office:value-type="float" office:value="0.547722557505166" calcext:value-type="float">
            <text:p>0.55</text:p>
          </table:table-cell>
          <table:table-cell table:style-name="ce117" table:formula="of:=STDEV([.F117:.F121])" office:value-type="float" office:value="60.2552902241787" calcext:value-type="float">
            <text:p>60.26</text:p>
          </table:table-cell>
          <table:table-cell table:style-name="ce117" table:formula="of:=STDEV([.G117:.G121])" office:value-type="float" office:value="0" calcext:value-type="float">
            <text:p>0.00</text:p>
          </table:table-cell>
          <table:table-cell table:style-name="ce117" table:formula="of:=STDEV([.H117:.H121])" office:value-type="float" office:value="0" calcext:value-type="float">
            <text:p>0.00</text:p>
          </table:table-cell>
          <table:table-cell table:style-name="ce117" table:formula="of:=STDEV([.I117:.I121])" office:value-type="float" office:value="0" calcext:value-type="float">
            <text:p>0.00</text:p>
          </table:table-cell>
          <table:table-cell table:style-name="ce117" table:formula="of:=STDEV([.J117:.J121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4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7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5" calcext:value-type="float">
            <text:p>5</text:p>
          </table:table-cell>
          <table:table-cell office:value-type="float" office:value="227" calcext:value-type="float">
            <text:p>22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office:value-type="float" office:value="293" calcext:value-type="float">
            <text:p>293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8</text:p>
          </table:table-cell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0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float" office:value="2417" calcext:value-type="float">
            <text:p>2417</text:p>
          </table:table-cell>
          <table:table-cell office:value-type="float" office:value="78" calcext:value-type="float">
            <text:p>78</text:p>
          </table:table-cell>
          <table:table-cell office:value-type="float" office:value="2262" calcext:value-type="float">
            <text:p>2262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3" calcext:value-type="float">
            <text:p>3</text:p>
          </table:table-cell>
          <table:table-cell office:value-type="float" office:value="1163" calcext:value-type="float">
            <text:p>116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2420" calcext:value-type="float">
            <text:p>2420</text:p>
          </table:table-cell>
          <table:table-cell office:value-type="float" office:value="78" calcext:value-type="float">
            <text:p>78</text:p>
          </table:table-cell>
          <table:table-cell office:value-type="float" office:value="2265" calcext:value-type="float">
            <text:p>2265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4" calcext:value-type="float">
            <text:p>4</text:p>
          </table:table-cell>
          <table:table-cell office:value-type="float" office:value="1110" calcext:value-type="float">
            <text:p>111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2415" calcext:value-type="float">
            <text:p>2415</text:p>
          </table:table-cell>
          <table:table-cell office:value-type="float" office:value="79" calcext:value-type="float">
            <text:p>79</text:p>
          </table:table-cell>
          <table:table-cell office:value-type="float" office:value="2258" calcext:value-type="float">
            <text:p>2258</text:p>
          </table:table-cell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5" calcext:value-type="float">
            <text:p>5</text:p>
          </table:table-cell>
          <table:table-cell office:value-type="float" office:value="1092" calcext:value-type="float">
            <text:p>109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  <table:table-cell office:value-type="float" office:value="2427" calcext:value-type="float">
            <text:p>2427</text:p>
          </table:table-cell>
          <table:table-cell office:value-type="float" office:value="77" calcext:value-type="float">
            <text:p>77</text:p>
          </table:table-cell>
          <table:table-cell office:value-type="float" office:value="2273" calcext:value-type="float">
            <text:p>2273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d11</text:p>
          </table:table-cell>
          <table:table-cell office:value-type="float" office:value="6" calcext:value-type="float">
            <text:p>6</text:p>
          </table:table-cell>
          <table:table-cell office:value-type="float" office:value="1149" calcext:value-type="float">
            <text:p>114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2418" calcext:value-type="float">
            <text:p>2418</text:p>
          </table:table-cell>
          <table:table-cell office:value-type="float" office:value="79" calcext:value-type="float">
            <text:p>79</text:p>
          </table:table-cell>
          <table:table-cell office:value-type="float" office:value="2262" calcext:value-type="float">
            <text:p>2262</text:p>
          </table:table-cell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1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2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2" calcext:value-type="float">
            <text:p>2</text:p>
          </table:table-cell>
          <table:table-cell office:value-type="float" office:value="2865" calcext:value-type="float">
            <text:p>286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820" calcext:value-type="float">
            <text:p>2820</text:p>
          </table:table-cell>
          <table:table-cell office:value-type="float" office:value="5052" calcext:value-type="float">
            <text:p>5052</text:p>
          </table:table-cell>
          <table:table-cell office:value-type="float" office:value="146" calcext:value-type="float">
            <text:p>146</text:p>
          </table:table-cell>
          <table:table-cell office:value-type="float" office:value="4634" calcext:value-type="float">
            <text:p>4634</text:p>
          </table:table-cell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3" calcext:value-type="float">
            <text:p>3</text:p>
          </table:table-cell>
          <table:table-cell office:value-type="float" office:value="2851" calcext:value-type="float">
            <text:p>28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5047" calcext:value-type="float">
            <text:p>5047</text:p>
          </table:table-cell>
          <table:table-cell office:value-type="float" office:value="146" calcext:value-type="float">
            <text:p>146</text:p>
          </table:table-cell>
          <table:table-cell office:value-type="float" office:value="4629" calcext:value-type="float">
            <text:p>4629</text:p>
          </table:table-cell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4" calcext:value-type="float">
            <text:p>4</text:p>
          </table:table-cell>
          <table:table-cell office:value-type="float" office:value="3050" calcext:value-type="float">
            <text:p>305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office:value-type="float" office:value="5055" calcext:value-type="float">
            <text:p>5055</text:p>
          </table:table-cell>
          <table:table-cell office:value-type="float" office:value="146" calcext:value-type="float">
            <text:p>146</text:p>
          </table:table-cell>
          <table:table-cell office:value-type="float" office:value="4637" calcext:value-type="float">
            <text:p>4637</text:p>
          </table:table-cell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5" calcext:value-type="float">
            <text:p>5</text:p>
          </table:table-cell>
          <table:table-cell office:value-type="float" office:value="2947" calcext:value-type="float">
            <text:p>29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5048" calcext:value-type="float">
            <text:p>5048</text:p>
          </table:table-cell>
          <table:table-cell office:value-type="float" office:value="146" calcext:value-type="float">
            <text:p>146</text:p>
          </table:table-cell>
          <table:table-cell office:value-type="float" office:value="4630" calcext:value-type="float">
            <text:p>4630</text:p>
          </table:table-cell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3</text:p>
          </table:table-cell>
          <table:table-cell office:value-type="float" office:value="6" calcext:value-type="float">
            <text:p>6</text:p>
          </table:table-cell>
          <table:table-cell office:value-type="float" office:value="3027" calcext:value-type="float">
            <text:p>302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  <table:table-cell office:value-type="float" office:value="5054" calcext:value-type="float">
            <text:p>5054</text:p>
          </table:table-cell>
          <table:table-cell office:value-type="float" office:value="146" calcext:value-type="float">
            <text:p>146</text:p>
          </table:table-cell>
          <table:table-cell office:value-type="float" office:value="4636" calcext:value-type="float">
            <text:p>4636</text:p>
          </table:table-cell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4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2" calcext:value-type="float">
            <text:p>2</text:p>
          </table:table-cell>
          <table:table-cell office:value-type="float" office:value="1768" calcext:value-type="float">
            <text:p>17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28" calcext:value-type="float">
            <text:p>1728</text:p>
          </table:table-cell>
          <table:table-cell office:value-type="float" office:value="2887" calcext:value-type="float">
            <text:p>2887</text:p>
          </table:table-cell>
          <table:table-cell office:value-type="float" office:value="132" calcext:value-type="float">
            <text:p>132</text:p>
          </table:table-cell>
          <table:table-cell office:value-type="float" office:value="2666" calcext:value-type="float">
            <text:p>2666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3" calcext:value-type="float">
            <text:p>3</text:p>
          </table:table-cell>
          <table:table-cell office:value-type="float" office:value="1743" calcext:value-type="float">
            <text:p>17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2891" calcext:value-type="float">
            <text:p>2891</text:p>
          </table:table-cell>
          <table:table-cell office:value-type="float" office:value="132" calcext:value-type="float">
            <text:p>132</text:p>
          </table:table-cell>
          <table:table-cell office:value-type="float" office:value="2670" calcext:value-type="float">
            <text:p>2670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884" calcext:value-type="float">
            <text:p>2884</text:p>
          </table:table-cell>
          <table:table-cell office:value-type="float" office:value="132" calcext:value-type="float">
            <text:p>132</text:p>
          </table:table-cell>
          <table:table-cell office:value-type="float" office:value="2663" calcext:value-type="float">
            <text:p>2663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5" calcext:value-type="float">
            <text:p>5</text:p>
          </table:table-cell>
          <table:table-cell office:value-type="float" office:value="1806" calcext:value-type="float">
            <text:p>18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65" calcext:value-type="float">
            <text:p>1765</text:p>
          </table:table-cell>
          <table:table-cell office:value-type="float" office:value="2885" calcext:value-type="float">
            <text:p>2885</text:p>
          </table:table-cell>
          <table:table-cell office:value-type="float" office:value="132" calcext:value-type="float">
            <text:p>132</text:p>
          </table:table-cell>
          <table:table-cell office:value-type="float" office:value="2664" calcext:value-type="float">
            <text:p>2664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5</text:p>
          </table:table-cell>
          <table:table-cell office:value-type="float" office:value="6" calcext:value-type="float">
            <text:p>6</text:p>
          </table:table-cell>
          <table:table-cell office:value-type="float" office:value="1827" calcext:value-type="float">
            <text:p>18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2886" calcext:value-type="float">
            <text:p>2886</text:p>
          </table:table-cell>
          <table:table-cell office:value-type="float" office:value="132" calcext:value-type="float">
            <text:p>132</text:p>
          </table:table-cell>
          <table:table-cell office:value-type="float" office:value="2665" calcext:value-type="float">
            <text:p>2665</text:p>
          </table:table-cell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6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3" calcext:value-type="float">
            <text:p>3</text:p>
          </table:table-cell>
          <table:table-cell office:value-type="float" office:value="484" calcext:value-type="float">
            <text:p>4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4" calcext:value-type="float">
            <text:p>4</text:p>
          </table:table-cell>
          <table:table-cell office:value-type="float" office:value="547" calcext:value-type="float">
            <text:p>54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5" calcext:value-type="float">
            <text:p>5</text:p>
          </table:table-cell>
          <table:table-cell office:value-type="float" office:value="601" calcext:value-type="float">
            <text:p>60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ls7</text:p>
          </table:table-cell>
          <table:table-cell office:value-type="float" office:value="6" calcext:value-type="float">
            <text:p>6</text:p>
          </table:table-cell>
          <table:table-cell office:value-type="float" office:value="648" calcext:value-type="float">
            <text:p>64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overview_v2_minCard.A129:overview_v2_minCard.F17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cardbased-greedy-nodelay'.A1:'cardbased-greedy-nodelay'.F145">
          <table:sort>
            <table:sort-by table:field-number="0" table:data-type="automatic"/>
          </table:sort>
        </table:database-range>
        <table:database-range table:name="__Anonymous_Sheet_DB__3" table:target-range-address="'mincost-Greedy-nodelay'.A1:'mincost-Greedy-nodelay'.F1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1:17:45.0129252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4:53.389159308</meta:creation-date>
    <dc:date>2024-06-18T11:19:14.407814552</dc:date>
    <meta:editing-duration>P8DT3H22M59S</meta:editing-duration>
    <meta:editing-cycles>503</meta:editing-cycles>
    <meta:generator>LibreOffice/24.2.3.2$MacOSX_X86_64 LibreOffice_project/433d9c2ded56988e8a90e6b2e771ee4e6a5ab2ba</meta:generator>
    <meta:document-statistic meta:table-count="4" meta:cell-count="4766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cm" svg:y="0.334cm" style:legend-expansion="custom" svg:width="2.315cm" svg:height="1.072cm" style:legend-expansion-aspect-ratio="2.15951492537313" chart:style-name="ch2"/>
        <chart:plot-area chart:style-name="ch3" table:cell-range-address="overview_v2_minCard.A96:overview_v2_minCard.A119 overview_v2_minCard.C95:overview_v2_minCard.D119" chart:data-source-has-labels="both" svg:x="0.127cm" svg:y="0.143cm" svg:width="15.461cm" svg:height="8.639cm">
          <chart:coordinate-region svg:x="2.11cm" svg:y="0.336cm" svg:width="13.478cm" svg:height="7.462cm"/>
          <chart:axis chart:dimension="x" chart:name="primary-x" chart:style-name="ch4" chartooo:axis-type="auto">
            <chartooo:date-scale/>
            <chart:title svg:x="7.357cm" svg:y="8.444cm" chart:style-name="ch5">
              <text:p>Query</text:p>
            </chart:title>
            <chart:categories table:cell-range-address="overview_v2_minCard.A96:overview_v2_minCard.A119"/>
          </chart:axis>
          <chart:axis chart:dimension="y" chart:name="primary-y" chart:style-name="ch6">
            <chart:title svg:x="0cm" svg:y="6.328cm" chart:style-name="ch7">
              <text:p>Size Of Data Transferred</text:p>
            </chart:title>
            <chart:grid chart:style-name="ch8" chart:class="major"/>
          </chart:axis>
          <chart:series chart:style-name="ch9" chart:values-cell-range-address="overview_v2_minCard.C96:overview_v2_minCard.C119" chart:label-cell-address="overview_v2_minCard.C95:overview_v2_minCard.C95" chart:class="chart:bar">
            <chart:data-point chart:repeated="24"/>
          </chart:series>
          <chart:series chart:style-name="ch10" chart:values-cell-range-address="overview_v2_minCard.D96:overview_v2_minCard.D119" chart:label-cell-address="overview_v2_minCard.D95:overview_v2_minCard.D95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-line</text:p>
                <draw:g>
                  <svg:desc>overview_v2_minCard.C95:overview_v2_minCard.C95</svg:desc>
                </draw:g>
              </table:table-cell>
              <table:table-cell office:value-type="string">
                <text:p>Cost-model</text:p>
                <draw:g>
                  <svg:desc>overview_v2_minCard.D95:overview_v2_minCard.D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d1</text:p>
                <draw:g>
                  <svg:desc>overview_v2_minCard.A96:overview_v2_minCard.A119</svg:desc>
                </draw:g>
              </table:table-cell>
              <table:table-cell office:value-type="float" office:value="91">
                <text:p>91</text:p>
                <draw:g>
                  <svg:desc>overview_v2_minCard.C96:overview_v2_minCard.C119</svg:desc>
                </draw:g>
              </table:table-cell>
              <table:table-cell office:value-type="float" office:value="91">
                <text:p>91</text:p>
                <draw:g>
                  <svg:desc>overview_v2_minCard.D96:overview_v2_minCard.D119</svg:desc>
                </draw:g>
              </table:table-cell>
            </table:table-row>
            <table:table-row>
              <table:table-cell office:value-type="string">
                <text:p>cd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d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d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d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d6</text:p>
              </table:table-cell>
              <table:table-cell office:value-type="float" office:value="1239">
                <text:p>1239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cd7</text:p>
              </table:table-cell>
              <table:table-cell office:value-type="float" office:value="635">
                <text:p>63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ld1</text:p>
              </table:table-cell>
              <table:table-cell office:value-type="float" office:value="4602">
                <text:p>460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ld2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ld3</text:p>
              </table:table-cell>
              <table:table-cell office:value-type="float" office:value="4573">
                <text:p>457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ld4</text:p>
              </table:table-cell>
              <table:table-cell office:value-type="float" office:value="488">
                <text:p>48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ld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ld6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d7</text:p>
              </table:table-cell>
              <table:table-cell office:value-type="float" office:value="1051572">
                <text:p>1051572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ld8</text:p>
              </table:table-cell>
              <table:table-cell office:value-type="float" office:value="1060322">
                <text:p>10603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ld1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d11</text:p>
              </table:table-cell>
              <table:table-cell office:value-type="float" office:value="1136">
                <text:p>1136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ls1</text:p>
              </table:table-cell>
              <table:table-cell office:value-type="float" office:value="1159">
                <text:p>115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ls2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ls3</text:p>
              </table:table-cell>
              <table:table-cell office:value-type="float" office:value="135753">
                <text:p>135753</text:p>
              </table:table-cell>
              <table:table-cell office:value-type="float" office:value="35838">
                <text:p>35838</text:p>
              </table:table-cell>
            </table:table-row>
            <table:table-row>
              <table:table-cell office:value-type="string">
                <text:p>ls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s5</text:p>
              </table:table-cell>
              <table:table-cell office:value-type="float" office:value="46624">
                <text:p>46624</text:p>
              </table:table-cell>
              <table:table-cell office:value-type="float" office:value="6959">
                <text:p>6959</text:p>
              </table:table-cell>
            </table:table-row>
            <table:table-row>
              <table:table-cell office:value-type="string">
                <text:p>ls6</text:p>
              </table:table-cell>
              <table:table-cell office:value-type="float" office:value="2508">
                <text:p>250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ls7</text:p>
              </table:table-cell>
              <table:table-cell office:value-type="float" office:value="8501">
                <text:p>8501</text:p>
              </table:table-cell>
              <table:table-cell office:value-type="float" office:value="8501">
                <text:p>8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overview_v2_minCard.H3:overview_v2_minCard.H26" chart:error-lower-range="overview_v2_minCard.H3:overview_v2_minCard.H26"/>
      <style:graphic-properties draw:stroke="none" draw:fill-color="#ff8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overview_v2_minCard.H3:overview_v2_minCard.H26" chart:error-lower-range="overview_v2_minCard.H3:overview_v2_minCard.H2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overview_v2_minCard.I3:overview_v2_minCard.I26" chart:error-lower-range="overview_v2_minCard.I3:overview_v2_minCard.I26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overview_v2_minCard.I3:overview_v2_minCard.I26" chart:error-lower-range="overview_v2_minCard.I3:overview_v2_minCard.I26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78cm" svg:height="9.018cm" xlink:href=".." xlink:type="simple" chart:class="chart:bar" chart:style-name="ch1">
        <chart:legend chart:legend-position="end" svg:x="11.902cm" svg:y="0.376cm" style:legend-expansion="custom" svg:width="6.5cm" svg:height="0.664cm" style:legend-expansion-aspect-ratio="9.78915662650602" chart:style-name="ch2"/>
        <chart:plot-area chart:style-name="ch3" table:cell-range-address="overview_v2_minCard.A3:overview_v2_minCard.A26 overview_v2_minCard.C2:overview_v2_minCard.D26" chart:data-source-has-labels="both" svg:x="0.479cm" svg:y="-0.029cm" svg:width="17.922cm" svg:height="8.583cm">
          <chart:coordinate-region svg:x="1.981cm" svg:y="0.164cm" svg:width="16.42cm" svg:height="7.242cm"/>
          <chart:axis chart:dimension="x" chart:name="primary-x" chart:style-name="ch4" chartooo:axis-type="auto">
            <chartooo:date-scale/>
            <chart:title svg:x="8.796cm" svg:y="8.283cm" chart:style-name="ch5">
              <text:p>Query</text:p>
            </chart:title>
            <chart:categories table:cell-range-address="overview_v2_minCard.A3:overview_v2_minCard.A26"/>
          </chart:axis>
          <chart:axis chart:dimension="y" chart:name="primary-y" chart:style-name="ch6">
            <chart:title svg:x="0.001cm" svg:y="6.426cm" chart:style-name="ch7">
              <text:p>Query Execution Time</text:p>
            </chart:title>
            <chart:grid chart:style-name="ch8" chart:class="major"/>
          </chart:axis>
          <chart:series chart:style-name="ch9" chart:values-cell-range-address="overview_v2_minCard.C3:overview_v2_minCard.C26" chart:label-cell-address="overview_v2_minCard.C2:overview_v2_minCard.C2" chart:class="chart:bar">
            <chart:error-indicator chart:style-name="ch10" chart:dimension="y"/>
            <chart:data-point chart:repeated="24"/>
          </chart:series>
          <chart:series chart:style-name="ch11" chart:values-cell-range-address="overview_v2_minCard.D3:overview_v2_minCard.D26" chart:label-cell-address="overview_v2_minCard.D2:overview_v2_minCard.D2" chart:class="chart:bar">
            <chart:error-indicator chart:style-name="ch12" chart:dimension="y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-line</text:p>
                <draw:g>
                  <svg:desc>overview_v2_minCard.C2:overview_v2_minCard.C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st-model</text:p>
                <draw:g>
                  <svg:desc>overview_v2_minCard.D2:overview_v2_minCard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cd1</text:p>
                <draw:g>
                  <svg:desc>overview_v2_minCard.A3:overview_v2_minCard.A26</svg:desc>
                </draw:g>
              </table:table-cell>
              <table:table-cell office:value-type="float" office:value="10.2">
                <text:p>10.2</text:p>
                <draw:g>
                  <svg:desc>overview_v2_minCard.C3:overview_v2_minCard.C26</svg:desc>
                </draw:g>
              </table:table-cell>
              <table:table-cell office:value-type="float" office:value="0.836660026534076">
                <text:p>0.836660026534076</text:p>
                <draw:g>
                  <svg:desc>overview_v2_minCard.H3:overview_v2_minCard.H26</svg:desc>
                </draw:g>
              </table:table-cell>
              <table:table-cell office:value-type="float" office:value="0.836660026534076">
                <text:p>0.836660026534076</text:p>
                <draw:g>
                  <svg:desc>overview_v2_minCard.H3:overview_v2_minCard.H26</svg:desc>
                </draw:g>
              </table:table-cell>
              <table:table-cell office:value-type="float" office:value="8.2">
                <text:p>8.2</text:p>
                <draw:g>
                  <svg:desc>overview_v2_minCard.D3:overview_v2_minCard.D26</svg:desc>
                </draw:g>
              </table:table-cell>
              <table:table-cell office:value-type="float" office:value="1.30384048104053">
                <text:p>1.30384048104053</text:p>
                <draw:g>
                  <svg:desc>overview_v2_minCard.I3:overview_v2_minCard.I26</svg:desc>
                </draw:g>
              </table:table-cell>
              <table:table-cell office:value-type="float" office:value="1.30384048104053">
                <text:p>1.30384048104053</text:p>
                <draw:g>
                  <svg:desc>overview_v2_minCard.I3:overview_v2_minCard.I26</svg:desc>
                </draw:g>
              </table:table-cell>
            </table:table-row>
            <table:table-row>
              <table:table-cell office:value-type="string">
                <text:p>cd2</text:p>
              </table:table-cell>
              <table:table-cell office:value-type="float" office:value="9.2">
                <text:p>9.2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10">
                <text:p>10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cd3</text:p>
              </table:table-cell>
              <table:table-cell office:value-type="float" office:value="25.8">
                <text:p>25.8</text:p>
              </table:table-cell>
              <table:table-cell office:value-type="float" office:value="3.19374388453426">
                <text:p>3.19374388453426</text:p>
              </table:table-cell>
              <table:table-cell office:value-type="float" office:value="3.19374388453426">
                <text:p>3.19374388453426</text:p>
              </table:table-cell>
              <table:table-cell office:value-type="float" office:value="27.2">
                <text:p>27.2</text:p>
              </table:table-cell>
              <table:table-cell office:value-type="float" office:value="1.48323969741913">
                <text:p>1.48323969741913</text:p>
              </table:table-cell>
              <table:table-cell office:value-type="float" office:value="1.48323969741913">
                <text:p>1.48323969741913</text:p>
              </table:table-cell>
            </table:table-row>
            <table:table-row>
              <table:table-cell office:value-type="string">
                <text:p>cd4</text:p>
              </table:table-cell>
              <table:table-cell office:value-type="float" office:value="27.4">
                <text:p>27.4</text:p>
              </table:table-cell>
              <table:table-cell office:value-type="float" office:value="6.87749954561976">
                <text:p>6.87749954561976</text:p>
              </table:table-cell>
              <table:table-cell office:value-type="float" office:value="6.87749954561976">
                <text:p>6.87749954561976</text:p>
              </table:table-cell>
              <table:table-cell office:value-type="float" office:value="26.8">
                <text:p>26.8</text:p>
              </table:table-cell>
              <table:table-cell office:value-type="float" office:value="3.27108544675922">
                <text:p>3.27108544675922</text:p>
              </table:table-cell>
              <table:table-cell office:value-type="float" office:value="3.27108544675922">
                <text:p>3.27108544675922</text:p>
              </table:table-cell>
            </table:table-row>
            <table:table-row>
              <table:table-cell office:value-type="string">
                <text:p>cd5</text:p>
              </table:table-cell>
              <table:table-cell office:value-type="float" office:value="19.6">
                <text:p>19.6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.67332005306815">
                <text:p>1.67332005306815</text:p>
              </table:table-cell>
              <table:table-cell office:value-type="float" office:value="18.4">
                <text:p>18.4</text:p>
              </table:table-cell>
              <table:table-cell office:value-type="float" office:value="3.43511280746353">
                <text:p>3.43511280746353</text:p>
              </table:table-cell>
              <table:table-cell office:value-type="float" office:value="3.43511280746353">
                <text:p>3.43511280746353</text:p>
              </table:table-cell>
            </table:table-row>
            <table:table-row>
              <table:table-cell office:value-type="string">
                <text:p>cd6</text:p>
              </table:table-cell>
              <table:table-cell office:value-type="float" office:value="1152.4">
                <text:p>1152.4</text:p>
              </table:table-cell>
              <table:table-cell office:value-type="float" office:value="86.8694422682683">
                <text:p>86.8694422682683</text:p>
              </table:table-cell>
              <table:table-cell office:value-type="float" office:value="86.8694422682683">
                <text:p>86.8694422682683</text:p>
              </table:table-cell>
              <table:table-cell office:value-type="float" office:value="1160.6">
                <text:p>1160.6</text:p>
              </table:table-cell>
              <table:table-cell office:value-type="float" office:value="72.6243760730514">
                <text:p>72.6243760730514</text:p>
              </table:table-cell>
              <table:table-cell office:value-type="float" office:value="72.6243760730514">
                <text:p>72.6243760730514</text:p>
              </table:table-cell>
            </table:table-row>
            <table:table-row>
              <table:table-cell office:value-type="string">
                <text:p>cd7</text:p>
              </table:table-cell>
              <table:table-cell office:value-type="float" office:value="496.6">
                <text:p>496.6</text:p>
              </table:table-cell>
              <table:table-cell office:value-type="float" office:value="43.6898157469221">
                <text:p>43.6898157469221</text:p>
              </table:table-cell>
              <table:table-cell office:value-type="float" office:value="43.6898157469221">
                <text:p>43.6898157469221</text:p>
              </table:table-cell>
              <table:table-cell office:value-type="float" office:value="511.8">
                <text:p>511.8</text:p>
              </table:table-cell>
              <table:table-cell office:value-type="float" office:value="17.0645832061612">
                <text:p>17.0645832061612</text:p>
              </table:table-cell>
              <table:table-cell office:value-type="float" office:value="17.0645832061612">
                <text:p>17.0645832061612</text:p>
              </table:table-cell>
            </table:table-row>
            <table:table-row>
              <table:table-cell office:value-type="string">
                <text:p>ld1</text:p>
              </table:table-cell>
              <table:table-cell office:value-type="float" office:value="490.6">
                <text:p>490.6</text:p>
              </table:table-cell>
              <table:table-cell office:value-type="float" office:value="26.8663358126857">
                <text:p>26.8663358126857</text:p>
              </table:table-cell>
              <table:table-cell office:value-type="float" office:value="26.8663358126857">
                <text:p>26.8663358126857</text:p>
              </table:table-cell>
              <table:table-cell office:value-type="float" office:value="476.4">
                <text:p>476.4</text:p>
              </table:table-cell>
              <table:table-cell office:value-type="float" office:value="43.8440417844888">
                <text:p>43.8440417844888</text:p>
              </table:table-cell>
              <table:table-cell office:value-type="float" office:value="43.8440417844888">
                <text:p>43.8440417844888</text:p>
              </table:table-cell>
            </table:table-row>
            <table:table-row>
              <table:table-cell office:value-type="string">
                <text:p>ld2</text:p>
              </table:table-cell>
              <table:table-cell office:value-type="float" office:value="54.6">
                <text:p>54.6</text:p>
              </table:table-cell>
              <table:table-cell office:value-type="float" office:value="10.9909053312273">
                <text:p>10.9909053312273</text:p>
              </table:table-cell>
              <table:table-cell office:value-type="float" office:value="10.9909053312273">
                <text:p>10.9909053312273</text:p>
              </table:table-cell>
              <table:table-cell office:value-type="float" office:value="49.8">
                <text:p>49.8</text:p>
              </table:table-cell>
              <table:table-cell office:value-type="float" office:value="10.4976187776086">
                <text:p>10.4976187776086</text:p>
              </table:table-cell>
              <table:table-cell office:value-type="float" office:value="10.4976187776086">
                <text:p>10.4976187776086</text:p>
              </table:table-cell>
            </table:table-row>
            <table:table-row>
              <table:table-cell office:value-type="string">
                <text:p>ld3</text:p>
              </table:table-cell>
              <table:table-cell office:value-type="float" office:value="621.2">
                <text:p>621.2</text:p>
              </table:table-cell>
              <table:table-cell office:value-type="float" office:value="26.404545063303">
                <text:p>26.404545063303</text:p>
              </table:table-cell>
              <table:table-cell office:value-type="float" office:value="26.404545063303">
                <text:p>26.404545063303</text:p>
              </table:table-cell>
              <table:table-cell office:value-type="float" office:value="861.6">
                <text:p>861.6</text:p>
              </table:table-cell>
              <table:table-cell office:value-type="float" office:value="20.0074985942771">
                <text:p>20.0074985942771</text:p>
              </table:table-cell>
              <table:table-cell office:value-type="float" office:value="20.0074985942771">
                <text:p>20.0074985942771</text:p>
              </table:table-cell>
            </table:table-row>
            <table:table-row>
              <table:table-cell office:value-type="string">
                <text:p>ld4</text:p>
              </table:table-cell>
              <table:table-cell office:value-type="float" office:value="156.2">
                <text:p>156.2</text:p>
              </table:table-cell>
              <table:table-cell office:value-type="float" office:value="23.388031127053">
                <text:p>23.388031127053</text:p>
              </table:table-cell>
              <table:table-cell office:value-type="float" office:value="23.388031127053">
                <text:p>23.388031127053</text:p>
              </table:table-cell>
              <table:table-cell office:value-type="float" office:value="238.2">
                <text:p>238.2</text:p>
              </table:table-cell>
              <table:table-cell office:value-type="float" office:value="33.9602709058688">
                <text:p>33.9602709058688</text:p>
              </table:table-cell>
              <table:table-cell office:value-type="float" office:value="33.9602709058688">
                <text:p>33.9602709058688</text:p>
              </table:table-cell>
            </table:table-row>
            <table:table-row>
              <table:table-cell office:value-type="string">
                <text:p>ld5</text:p>
              </table:table-cell>
              <table:table-cell office:value-type="float" office:value="32">
                <text:p>32</text:p>
              </table:table-cell>
              <table:table-cell office:value-type="float" office:value="6.89202437604511">
                <text:p>6.89202437604511</text:p>
              </table:table-cell>
              <table:table-cell office:value-type="float" office:value="6.89202437604511">
                <text:p>6.89202437604511</text:p>
              </table:table-cell>
              <table:table-cell office:value-type="float" office:value="34">
                <text:p>34</text:p>
              </table:table-cell>
              <table:table-cell office:value-type="float" office:value="3.80788655293195">
                <text:p>3.80788655293195</text:p>
              </table:table-cell>
              <table:table-cell office:value-type="float" office:value="3.80788655293195">
                <text:p>3.80788655293195</text:p>
              </table:table-cell>
            </table:table-row>
            <table:table-row>
              <table:table-cell office:value-type="string">
                <text:p>ld6</text:p>
              </table:table-cell>
              <table:table-cell office:value-type="float" office:value="23">
                <text:p>23</text:p>
              </table:table-cell>
              <table:table-cell office:value-type="float" office:value="3.67423461417477">
                <text:p>3.67423461417477</text:p>
              </table:table-cell>
              <table:table-cell office:value-type="float" office:value="3.67423461417477">
                <text:p>3.67423461417477</text:p>
              </table:table-cell>
              <table:table-cell office:value-type="float" office:value="21.4">
                <text:p>21.4</text:p>
              </table:table-cell>
              <table:table-cell office:value-type="float" office:value="1.8165902124585">
                <text:p>1.8165902124585</text:p>
              </table:table-cell>
              <table:table-cell office:value-type="float" office:value="1.8165902124585">
                <text:p>1.8165902124585</text:p>
              </table:table-cell>
            </table:table-row>
            <table:table-row>
              <table:table-cell office:value-type="string">
                <text:p>ld7</text:p>
              </table:table-cell>
              <table:table-cell office:value-type="float" office:value="41751.6">
                <text:p>41751.6</text:p>
              </table:table-cell>
              <table:table-cell office:value-type="float" office:value="649.9817689751">
                <text:p>649.9817689751</text:p>
              </table:table-cell>
              <table:table-cell office:value-type="float" office:value="649.9817689751">
                <text:p>649.9817689751</text:p>
              </table:table-cell>
              <table:table-cell office:value-type="float" office:value="252.6">
                <text:p>252.6</text:p>
              </table:table-cell>
              <table:table-cell office:value-type="float" office:value="16.4711869639076">
                <text:p>16.4711869639076</text:p>
              </table:table-cell>
              <table:table-cell office:value-type="float" office:value="16.4711869639076">
                <text:p>16.4711869639076</text:p>
              </table:table-cell>
            </table:table-row>
            <table:table-row>
              <table:table-cell office:value-type="string">
                <text:p>ld8</text:p>
              </table:table-cell>
              <table:table-cell office:value-type="float" office:value="47521">
                <text:p>47521</text:p>
              </table:table-cell>
              <table:table-cell office:value-type="float" office:value="356.798963002977">
                <text:p>356.798963002977</text:p>
              </table:table-cell>
              <table:table-cell office:value-type="float" office:value="356.798963002977">
                <text:p>356.798963002977</text:p>
              </table:table-cell>
              <table:table-cell office:value-type="float" office:value="161.4">
                <text:p>161.4</text:p>
              </table:table-cell>
              <table:table-cell office:value-type="float" office:value="12.934450123604">
                <text:p>12.934450123604</text:p>
              </table:table-cell>
              <table:table-cell office:value-type="float" office:value="12.934450123604">
                <text:p>12.934450123604</text:p>
              </table:table-cell>
            </table:table-row>
            <table:table-row>
              <table:table-cell office:value-type="string">
                <text:p>ld10</text:p>
              </table:table-cell>
              <table:table-cell office:value-type="float" office:value="58.2">
                <text:p>58.2</text:p>
              </table:table-cell>
              <table:table-cell office:value-type="float" office:value="21.2296961824704">
                <text:p>21.2296961824704</text:p>
              </table:table-cell>
              <table:table-cell office:value-type="float" office:value="21.2296961824704">
                <text:p>21.2296961824704</text:p>
              </table:table-cell>
              <table:table-cell office:value-type="float" office:value="67.8">
                <text:p>67.8</text:p>
              </table:table-cell>
              <table:table-cell office:value-type="float" office:value="31.8778920256657">
                <text:p>31.8778920256657</text:p>
              </table:table-cell>
              <table:table-cell office:value-type="float" office:value="31.8778920256657">
                <text:p>31.8778920256657</text:p>
              </table:table-cell>
            </table:table-row>
            <table:table-row>
              <table:table-cell office:value-type="string">
                <text:p>ld11</text:p>
              </table:table-cell>
              <table:table-cell office:value-type="float" office:value="1030.2">
                <text:p>1030.2</text:p>
              </table:table-cell>
              <table:table-cell office:value-type="float" office:value="18.7002673777676">
                <text:p>18.7002673777676</text:p>
              </table:table-cell>
              <table:table-cell office:value-type="float" office:value="18.7002673777676">
                <text:p>18.7002673777676</text:p>
              </table:table-cell>
              <table:table-cell office:value-type="float" office:value="1055.2">
                <text:p>1055.2</text:p>
              </table:table-cell>
              <table:table-cell office:value-type="float" office:value="32.9802971484491">
                <text:p>32.9802971484491</text:p>
              </table:table-cell>
              <table:table-cell office:value-type="float" office:value="32.9802971484491">
                <text:p>32.9802971484491</text:p>
              </table:table-cell>
            </table:table-row>
            <table:table-row>
              <table:table-cell office:value-type="string">
                <text:p>ls1</text:p>
              </table:table-cell>
              <table:table-cell office:value-type="float" office:value="106">
                <text:p>106</text:p>
              </table:table-cell>
              <table:table-cell office:value-type="float" office:value="34.2563862659213">
                <text:p>34.2563862659213</text:p>
              </table:table-cell>
              <table:table-cell office:value-type="float" office:value="34.2563862659213">
                <text:p>34.2563862659213</text:p>
              </table:table-cell>
              <table:table-cell office:value-type="float" office:value="118.6">
                <text:p>118.6</text:p>
              </table:table-cell>
              <table:table-cell office:value-type="float" office:value="26.9592284756074">
                <text:p>26.9592284756074</text:p>
              </table:table-cell>
              <table:table-cell office:value-type="float" office:value="26.9592284756074">
                <text:p>26.9592284756074</text:p>
              </table:table-cell>
            </table:table-row>
            <table:table-row>
              <table:table-cell office:value-type="string">
                <text:p>ls2</text:p>
              </table:table-cell>
              <table:table-cell office:value-type="float" office:value="37.2">
                <text:p>37.2</text:p>
              </table:table-cell>
              <table:table-cell office:value-type="float" office:value="22.4655291502337">
                <text:p>22.4655291502337</text:p>
              </table:table-cell>
              <table:table-cell office:value-type="float" office:value="22.4655291502337">
                <text:p>22.4655291502337</text:p>
              </table:table-cell>
              <table:table-cell office:value-type="float" office:value="21.6">
                <text:p>21.6</text:p>
              </table:table-cell>
              <table:table-cell office:value-type="float" office:value="5.27257053058563">
                <text:p>5.27257053058563</text:p>
              </table:table-cell>
              <table:table-cell office:value-type="float" office:value="5.27257053058563">
                <text:p>5.27257053058563</text:p>
              </table:table-cell>
            </table:table-row>
            <table:table-row>
              <table:table-cell office:value-type="string">
                <text:p>ls3</text:p>
              </table:table-cell>
              <table:table-cell office:value-type="float" office:value="2647.2">
                <text:p>2647.2</text:p>
              </table:table-cell>
              <table:table-cell office:value-type="float" office:value="94.2162406382254">
                <text:p>94.2162406382254</text:p>
              </table:table-cell>
              <table:table-cell office:value-type="float" office:value="94.2162406382254">
                <text:p>94.2162406382254</text:p>
              </table:table-cell>
              <table:table-cell office:value-type="float" office:value="2905.8">
                <text:p>2905.8</text:p>
              </table:table-cell>
              <table:table-cell office:value-type="float" office:value="89.9483184945666">
                <text:p>89.9483184945666</text:p>
              </table:table-cell>
              <table:table-cell office:value-type="float" office:value="89.9483184945666">
                <text:p>89.9483184945666</text:p>
              </table:table-cell>
            </table:table-row>
            <table:table-row>
              <table:table-cell office:value-type="string">
                <text:p>ls4</text:p>
              </table:table-cell>
              <table:table-cell office:value-type="float" office:value="17.8">
                <text:p>17.8</text:p>
              </table:table-cell>
              <table:table-cell office:value-type="float" office:value="2.94957624075052">
                <text:p>2.94957624075052</text:p>
              </table:table-cell>
              <table:table-cell office:value-type="float" office:value="2.94957624075052">
                <text:p>2.94957624075052</text:p>
              </table:table-cell>
              <table:table-cell office:value-type="float" office:value="20.4">
                <text:p>20.4</text:p>
              </table:table-cell>
              <table:table-cell office:value-type="float" office:value="2.60768096208106">
                <text:p>2.60768096208106</text:p>
              </table:table-cell>
              <table:table-cell office:value-type="float" office:value="2.60768096208106">
                <text:p>2.60768096208106</text:p>
              </table:table-cell>
            </table:table-row>
            <table:table-row>
              <table:table-cell office:value-type="string">
                <text:p>ls5</text:p>
              </table:table-cell>
              <table:table-cell office:value-type="float" office:value="1074.6">
                <text:p>1074.6</text:p>
              </table:table-cell>
              <table:table-cell office:value-type="float" office:value="162.580134087778">
                <text:p>162.580134087778</text:p>
              </table:table-cell>
              <table:table-cell office:value-type="float" office:value="162.580134087778">
                <text:p>162.580134087778</text:p>
              </table:table-cell>
              <table:table-cell office:value-type="float" office:value="1733">
                <text:p>1733</text:p>
              </table:table-cell>
              <table:table-cell office:value-type="float" office:value="38.2557185267771">
                <text:p>38.2557185267771</text:p>
              </table:table-cell>
              <table:table-cell office:value-type="float" office:value="38.2557185267771">
                <text:p>38.2557185267771</text:p>
              </table:table-cell>
            </table:table-row>
            <table:table-row>
              <table:table-cell office:value-type="string">
                <text:p>ls6</text:p>
              </table:table-cell>
              <table:table-cell office:value-type="float" office:value="168">
                <text:p>168</text:p>
              </table:table-cell>
              <table:table-cell office:value-type="float" office:value="17.7623196683316">
                <text:p>17.7623196683316</text:p>
              </table:table-cell>
              <table:table-cell office:value-type="float" office:value="17.7623196683316">
                <text:p>17.7623196683316</text:p>
              </table:table-cell>
              <table:table-cell office:value-type="float" office:value="67.2">
                <text:p>67.2</text:p>
              </table:table-cell>
              <table:table-cell office:value-type="float" office:value="18.619881847101">
                <text:p>18.619881847101</text:p>
              </table:table-cell>
              <table:table-cell office:value-type="float" office:value="18.619881847101">
                <text:p>18.619881847101</text:p>
              </table:table-cell>
            </table:table-row>
            <table:table-row>
              <table:table-cell office:value-type="string">
                <text:p>ls7</text:p>
              </table:table-cell>
              <table:table-cell office:value-type="float" office:value="495.6">
                <text:p>495.6</text:p>
              </table:table-cell>
              <table:table-cell office:value-type="float" office:value="75.2781508805842">
                <text:p>75.2781508805842</text:p>
              </table:table-cell>
              <table:table-cell office:value-type="float" office:value="75.2781508805842">
                <text:p>75.2781508805842</text:p>
              </table:table-cell>
              <table:table-cell office:value-type="float" office:value="539.2">
                <text:p>539.2</text:p>
              </table:table-cell>
              <table:table-cell office:value-type="float" office:value="60.2552902241787">
                <text:p>60.2552902241787</text:p>
              </table:table-cell>
              <table:table-cell office:value-type="float" office:value="60.2552902241787">
                <text:p>60.2552902241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921cm" svg:height="8.989cm" xlink:href=".." xlink:type="simple" chart:class="chart:bar" chart:style-name="ch1">
        <chart:legend chart:legend-position="end" svg:x="18.369cm" svg:y="0.197cm" style:legend-expansion="custom" svg:width="6.643cm" svg:height="0.971cm" style:legend-expansion-aspect-ratio="6.84140061791967" chart:style-name="ch2"/>
        <chart:plot-area chart:style-name="ch3" table:cell-range-address="overview_v2_minCard.A130:overview_v2_minCard.B177 overview_v2_minCard.D129:overview_v2_minCard.F177" chart:data-source-has-labels="both" svg:x="0.244cm" svg:y="-0.015cm" svg:width="25.412cm" svg:height="8.245cm">
          <chart:coordinate-region svg:x="1.65cm" svg:y="0.178cm" svg:width="24.006cm" svg:height="5.645cm"/>
          <chart:axis chart:dimension="x" chart:name="primary-x" chart:style-name="ch4" chartooo:axis-type="auto">
            <chartooo:date-scale/>
            <chart:categories table:cell-range-address="overview_v2_minCard.A130:overview_v2_minCard.B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_v2_minCard.D130:overview_v2_minCard.D177" chart:label-cell-address="overview_v2_minCard.D129:overview_v2_minCard.D129" chart:class="chart:bar">
            <chart:data-point chart:repeated="48"/>
          </chart:series>
          <chart:series chart:style-name="ch8" chart:values-cell-range-address="overview_v2_minCard.E130:overview_v2_minCard.E177" chart:label-cell-address="overview_v2_minCard.E129:overview_v2_minCard.E129" chart:class="chart:bar">
            <chart:data-point chart:repeated="48"/>
          </chart:series>
          <chart:series chart:style-name="ch9" chart:values-cell-range-address="overview_v2_minCard.F130:overview_v2_minCard.F177" chart:label-cell-address="overview_v2_minCard.F129:overview_v2_minCard.F129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PT</text:p>
                <draw:g>
                  <svg:desc>overview_v2_minCard.D129:overview_v2_minCard.D129</svg:desc>
                </draw:g>
              </table:table-cell>
              <table:table-cell office:value-type="string">
                <text:p>QCT</text:p>
                <draw:g>
                  <svg:desc>overview_v2_minCard.E129:overview_v2_minCard.E129</svg:desc>
                </draw:g>
              </table:table-cell>
              <table:table-cell office:value-type="string">
                <text:p>QET</text:p>
                <draw:g>
                  <svg:desc>overview_v2_minCard.F129:overview_v2_minCard.F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d1 Base-line</text:p>
                <text:list>
                  <text:list-item>
                    <text:p>cd1</text:p>
                  </text:list-item>
                  <text:list-item>
                    <text:p>Base-line</text:p>
                  </text:list-item>
                </text:list>
                <draw:g>
                  <svg:desc>overview_v2_minCard.A130:overview_v2_minCard.B177</svg:desc>
                </draw:g>
              </table:table-cell>
              <table:table-cell office:value-type="float" office:value="116.4">
                <text:p>116.4</text:p>
                <draw:g>
                  <svg:desc>overview_v2_minCard.D130:overview_v2_minCard.D177</svg:desc>
                </draw:g>
              </table:table-cell>
              <table:table-cell office:value-type="float" office:value="0.4">
                <text:p>0.4</text:p>
                <draw:g>
                  <svg:desc>overview_v2_minCard.E130:overview_v2_minCard.E177</svg:desc>
                </draw:g>
              </table:table-cell>
              <table:table-cell office:value-type="float" office:value="19.8">
                <text:p>19.8</text:p>
                <draw:g>
                  <svg:desc>overview_v2_minCard.F130:overview_v2_minCard.F177</svg:desc>
                </draw:g>
              </table:table-cell>
            </table:table-row>
            <table:table-row>
              <table:table-cell office:value-type="string">
                <text:p>cd1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139">
                <text:p>139</text:p>
              </table:table-cell>
              <table:table-cell office:value-type="float" office:value="0.2">
                <text:p>0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d2 Base-line</text:p>
                <text:list>
                  <text:list-item>
                    <text:p>cd2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d2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2.8">
                <text:p>32.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d3 Base-line</text:p>
                <text:list>
                  <text:list-item>
                    <text:p>cd3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32.4">
                <text:p>32.4</text:p>
              </table:table-cell>
              <table:table-cell office:value-type="float" office:value="0.2">
                <text:p>0.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cd3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9.2">
                <text:p>39.2</text:p>
              </table:table-cell>
              <table:table-cell office:value-type="float" office:value="0.4">
                <text:p>0.4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cd4 Base-line</text:p>
                <text:list>
                  <text:list-item>
                    <text:p>cd4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8.8">
                <text:p>18.8</text:p>
              </table:table-cell>
              <table:table-cell office:value-type="float" office:value="0.8">
                <text:p>0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d4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63">
                <text:p>63</text:p>
              </table:table-cell>
              <table:table-cell office:value-type="float" office:value="0.6">
                <text:p>0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cd5 Base-line</text:p>
                <text:list>
                  <text:list-item>
                    <text:p>cd5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4.4">
                <text:p>14.4</text:p>
              </table:table-cell>
              <table:table-cell office:value-type="float" office:value="0.2">
                <text:p>0.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cd5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4.6">
                <text:p>34.6</text:p>
              </table:table-cell>
              <table:table-cell office:value-type="float" office:value="0.4">
                <text:p>0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d6 Base-line</text:p>
                <text:list>
                  <text:list-item>
                    <text:p>cd6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27.8">
                <text:p>27.8</text:p>
              </table:table-cell>
              <table:table-cell office:value-type="float" office:value="0.2">
                <text:p>0.2</text:p>
              </table:table-cell>
              <table:table-cell office:value-type="float" office:value="1166.2">
                <text:p>1166.2</text:p>
              </table:table-cell>
            </table:table-row>
            <table:table-row>
              <table:table-cell office:value-type="string">
                <text:p>cd6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226.8">
                <text:p>1226.8</text:p>
              </table:table-cell>
            </table:table-row>
            <table:table-row>
              <table:table-cell office:value-type="string">
                <text:p>cd7 Base-line</text:p>
                <text:list>
                  <text:list-item>
                    <text:p>cd7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23.4">
                <text:p>23.4</text:p>
              </table:table-cell>
              <table:table-cell office:value-type="float" office:value="0.6">
                <text:p>0.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cd7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54">
                <text:p>54</text:p>
              </table:table-cell>
              <table:table-cell office:value-type="float" office:value="0.2">
                <text:p>0.2</text:p>
              </table:table-cell>
              <table:table-cell office:value-type="float" office:value="518.6">
                <text:p>518.6</text:p>
              </table:table-cell>
            </table:table-row>
            <table:table-row>
              <table:table-cell office:value-type="string">
                <text:p>ld1 Base-line</text:p>
                <text:list>
                  <text:list-item>
                    <text:p>ld1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43.6">
                <text:p>43.6</text:p>
              </table:table-cell>
              <table:table-cell office:value-type="float" office:value="0">
                <text:p>0</text:p>
              </table:table-cell>
              <table:table-cell office:value-type="float" office:value="477.4">
                <text:p>477.4</text:p>
              </table:table-cell>
            </table:table-row>
            <table:table-row>
              <table:table-cell office:value-type="string">
                <text:p>ld1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51.2">
                <text:p>51.2</text:p>
              </table:table-cell>
              <table:table-cell office:value-type="float" office:value="0.4">
                <text:p>0.4</text:p>
              </table:table-cell>
              <table:table-cell office:value-type="float" office:value="504.2">
                <text:p>504.2</text:p>
              </table:table-cell>
            </table:table-row>
            <table:table-row>
              <table:table-cell office:value-type="string">
                <text:p>ld2 Base-line</text:p>
                <text:list>
                  <text:list-item>
                    <text:p>ld2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20.6">
                <text:p>20.6</text:p>
              </table:table-cell>
              <table:table-cell office:value-type="float" office:value="0.2">
                <text:p>0.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ld2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ld3 Base-line</text:p>
                <text:list>
                  <text:list-item>
                    <text:p>ld3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45.4">
                <text:p>45.4</text:p>
              </table:table-cell>
              <table:table-cell office:value-type="float" office:value="0.8">
                <text:p>0.8</text:p>
              </table:table-cell>
              <table:table-cell office:value-type="float" office:value="649.6">
                <text:p>649.6</text:p>
              </table:table-cell>
            </table:table-row>
            <table:table-row>
              <table:table-cell office:value-type="string">
                <text:p>ld3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82.4">
                <text:p>82.4</text:p>
              </table:table-cell>
              <table:table-cell office:value-type="float" office:value="0.6">
                <text:p>0.6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ld4 Base-line</text:p>
                <text:list>
                  <text:list-item>
                    <text:p>ld4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21.2">
                <text:p>21.2</text:p>
              </table:table-cell>
              <table:table-cell office:value-type="float" office:value="0.4">
                <text:p>0.4</text:p>
              </table:table-cell>
              <table:table-cell office:value-type="float" office:value="156.2">
                <text:p>156.2</text:p>
              </table:table-cell>
            </table:table-row>
            <table:table-row>
              <table:table-cell office:value-type="string">
                <text:p>ld4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3.2">
                <text:p>33.2</text:p>
              </table:table-cell>
              <table:table-cell office:value-type="float" office:value="0.2">
                <text:p>0.2</text:p>
              </table:table-cell>
              <table:table-cell office:value-type="float" office:value="238.2">
                <text:p>238.2</text:p>
              </table:table-cell>
            </table:table-row>
            <table:table-row>
              <table:table-cell office:value-type="string">
                <text:p>ld5 Base-line</text:p>
                <text:list>
                  <text:list-item>
                    <text:p>ld5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44.4">
                <text:p>44.4</text:p>
              </table:table-cell>
              <table:table-cell office:value-type="float" office:value="0.2">
                <text:p>0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d5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8.2">
                <text:p>38.2</text:p>
              </table:table-cell>
              <table:table-cell office:value-type="float" office:value="0">
                <text:p>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ld6 Base-line</text:p>
                <text:list>
                  <text:list-item>
                    <text:p>ld6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25.6">
                <text:p>25.6</text:p>
              </table:table-cell>
              <table:table-cell office:value-type="float" office:value="0.4">
                <text:p>0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d6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47.4">
                <text:p>47.4</text:p>
              </table:table-cell>
              <table:table-cell office:value-type="float" office:value="0">
                <text:p>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ld7 Base-line</text:p>
                <text:list>
                  <text:list-item>
                    <text:p>ld7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41.4">
                <text:p>41.4</text:p>
              </table:table-cell>
              <table:table-cell office:value-type="float" office:value="1.2">
                <text:p>1.2</text:p>
              </table:table-cell>
              <table:table-cell office:value-type="float" office:value="43193.4">
                <text:p>43193.4</text:p>
              </table:table-cell>
            </table:table-row>
            <table:table-row>
              <table:table-cell office:value-type="string">
                <text:p>ld7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57.4">
                <text:p>57.4</text:p>
              </table:table-cell>
              <table:table-cell office:value-type="float" office:value="0.2">
                <text:p>0.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ld8 Base-line</text:p>
                <text:list>
                  <text:list-item>
                    <text:p>ld8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57">
                <text:p>57</text:p>
              </table:table-cell>
              <table:table-cell office:value-type="float" office:value="0.8">
                <text:p>0.8</text:p>
              </table:table-cell>
              <table:table-cell office:value-type="float" office:value="48049.2">
                <text:p>48049.2</text:p>
              </table:table-cell>
            </table:table-row>
            <table:table-row>
              <table:table-cell office:value-type="string">
                <text:p>ld8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110.6">
                <text:p>110.6</text:p>
              </table:table-cell>
              <table:table-cell office:value-type="float" office:value="0.8">
                <text:p>0.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ld10 Base-line</text:p>
                <text:list>
                  <text:list-item>
                    <text:p>ld10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8.4">
                <text:p>18.4</text:p>
              </table:table-cell>
              <table:table-cell office:value-type="float" office:value="0.2">
                <text:p>0.2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ld10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ld11 Base-line</text:p>
                <text:list>
                  <text:list-item>
                    <text:p>ld11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45.8">
                <text:p>45.8</text:p>
              </table:table-cell>
              <table:table-cell office:value-type="float" office:value="1">
                <text:p>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ld11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76.8">
                <text:p>76.8</text:p>
              </table:table-cell>
              <table:table-cell office:value-type="float" office:value="1">
                <text:p>1</text:p>
              </table:table-cell>
              <table:table-cell office:value-type="float" office:value="1099.6">
                <text:p>1099.6</text:p>
              </table:table-cell>
            </table:table-row>
            <table:table-row>
              <table:table-cell office:value-type="string">
                <text:p>ls1 Base-line</text:p>
                <text:list>
                  <text:list-item>
                    <text:p>ls1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ls1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07.8">
                <text:p>107.8</text:p>
              </table:table-cell>
            </table:table-row>
            <table:table-row>
              <table:table-cell office:value-type="string">
                <text:p>ls2 Base-line</text:p>
                <text:list>
                  <text:list-item>
                    <text:p>ls2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85.2">
                <text:p>85.2</text:p>
              </table:table-cell>
              <table:table-cell office:value-type="float" office:value="0.2">
                <text:p>0.2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ls2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s3 Base-line</text:p>
                <text:list>
                  <text:list-item>
                    <text:p>ls3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  <table:table-cell office:value-type="float" office:value="2721.6">
                <text:p>2721.6</text:p>
              </table:table-cell>
            </table:table-row>
            <table:table-row>
              <table:table-cell office:value-type="string">
                <text:p>ls3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46.6">
                <text:p>46.6</text:p>
              </table:table-cell>
              <table:table-cell office:value-type="float" office:value="0.4">
                <text:p>0.4</text:p>
              </table:table-cell>
              <table:table-cell office:value-type="float" office:value="2967.8">
                <text:p>2967.8</text:p>
              </table:table-cell>
            </table:table-row>
            <table:table-row>
              <table:table-cell office:value-type="string">
                <text:p>ls4 Base-line</text:p>
                <text:list>
                  <text:list-item>
                    <text:p>ls4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ls4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ls5 Base-line</text:p>
                <text:list>
                  <text:list-item>
                    <text:p>ls5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1169.4">
                <text:p>1169.4</text:p>
              </table:table-cell>
            </table:table-row>
            <table:table-row>
              <table:table-cell office:value-type="string">
                <text:p>ls5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51">
                <text:p>51</text:p>
              </table:table-cell>
              <table:table-cell office:value-type="float" office:value="0.2">
                <text:p>0.2</text:p>
              </table:table-cell>
              <table:table-cell office:value-type="float" office:value="1789.6">
                <text:p>1789.6</text:p>
              </table:table-cell>
            </table:table-row>
            <table:table-row>
              <table:table-cell office:value-type="string">
                <text:p>ls6 Base-line</text:p>
                <text:list>
                  <text:list-item>
                    <text:p>ls6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ls6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9">
                <text:p>39</text:p>
              </table:table-cell>
              <table:table-cell office:value-type="float" office:value="0.2">
                <text:p>0.2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ls7 Base-line</text:p>
                <text:list>
                  <text:list-item>
                    <text:p>ls7</text:p>
                  </text:list-item>
                  <text:list-item>
                    <text:p>Base-line</text:p>
                  </text:list-item>
                </text:list>
              </table:table-cell>
              <table:table-cell office:value-type="float" office:value="11.4">
                <text:p>11.4</text:p>
              </table:table-cell>
              <table:table-cell office:value-type="float" office:value="0.6">
                <text:p>0.6</text:p>
              </table:table-cell>
              <table:table-cell office:value-type="float" office:value="488.2">
                <text:p>488.2</text:p>
              </table:table-cell>
            </table:table-row>
            <table:table-row>
              <table:table-cell office:value-type="string">
                <text:p>ls7 Cost-model</text:p>
                <text:list>
                  <text:list-item>
                    <text:p/>
                  </text:list-item>
                  <text:list-item>
                    <text:p>Cost-model</text:p>
                  </text:list-item>
                </text:list>
              </table:table-cell>
              <table:table-cell office:value-type="float" office:value="32.6">
                <text:p>32.6</text:p>
              </table:table-cell>
              <table:table-cell office:value-type="float" office:value="0.4">
                <text:p>0.4</text:p>
              </table:table-cell>
              <table:table-cell office:value-type="float" office:value="529.8">
                <text:p>52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9.828cm" svg:y="0.334cm" style:legend-expansion="custom" svg:width="6.019cm" svg:height="0.825cm" style:legend-expansion-aspect-ratio="7.29575757575758" chart:style-name="ch2"/>
        <chart:plot-area chart:style-name="ch3" table:cell-range-address="overview_v2_minCard.A66:overview_v2_minCard.A89 overview_v2_minCard.E65:overview_v2_minCard.F89" chart:data-source-has-labels="both" svg:x="0.878cm" svg:y="0.141cm" svg:width="14.969cm" svg:height="8.638cm">
          <chart:coordinate-region svg:x="2.187cm" svg:y="0.334cm" svg:width="13.66cm" svg:height="7.461cm"/>
          <chart:axis chart:dimension="x" chart:name="primary-x" chart:style-name="ch4" chartooo:axis-type="auto">
            <chartooo:date-scale/>
            <chart:categories table:cell-range-address="overview_v2_minCard.A66:overview_v2_minCard.A89"/>
          </chart:axis>
          <chart:axis chart:dimension="y" chart:name="primary-y" chart:style-name="ch5">
            <chart:title svg:x="0.002cm" svg:y="6.49cm" chart:style-name="ch6">
              <text:p>Overall number of requests</text:p>
            </chart:title>
            <chart:grid chart:style-name="ch7" chart:class="major"/>
          </chart:axis>
          <chart:series chart:style-name="ch8" chart:values-cell-range-address="overview_v2_minCard.E66:overview_v2_minCard.E89" chart:label-cell-address="overview_v2_minCard.E65:overview_v2_minCard.E65" chart:class="chart:bar">
            <chart:data-point chart:repeated="24"/>
          </chart:series>
          <chart:series chart:style-name="ch9" chart:values-cell-range-address="overview_v2_minCard.F66:overview_v2_minCard.F89" chart:label-cell-address="overview_v2_minCard.F65:overview_v2_minCard.F65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-line</text:p>
                <draw:g>
                  <svg:desc>overview_v2_minCard.E65:overview_v2_minCard.E65</svg:desc>
                </draw:g>
              </table:table-cell>
              <table:table-cell office:value-type="string">
                <text:p>Cost-model</text:p>
                <draw:g>
                  <svg:desc>overview_v2_minCard.F65:overview_v2_minCard.F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d1</text:p>
                <draw:g>
                  <svg:desc>overview_v2_minCard.A66:overview_v2_minCard.A89</svg:desc>
                </draw:g>
              </table:table-cell>
              <table:table-cell office:value-type="float" office:value="7.8">
                <text:p>7.8</text:p>
                <draw:g>
                  <svg:desc>overview_v2_minCard.E66:overview_v2_minCard.E89</svg:desc>
                </draw:g>
              </table:table-cell>
              <table:table-cell office:value-type="float" office:value="8">
                <text:p>8</text:p>
                <draw:g>
                  <svg:desc>overview_v2_minCard.F66:overview_v2_minCard.F89</svg:desc>
                </draw:g>
              </table:table-cell>
            </table:table-row>
            <table:table-row>
              <table:table-cell office:value-type="string">
                <text:p>cd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d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d4</text:p>
              </table:table-cell>
              <table:table-cell office:value-type="float" office:value="36.4">
                <text:p>36.4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cd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d6</text:p>
              </table:table-cell>
              <table:table-cell office:value-type="float" office:value="2485">
                <text:p>2485</text:p>
              </table:table-cell>
              <table:table-cell office:value-type="float" office:value="2488.4">
                <text:p>2488.4</text:p>
              </table:table-cell>
            </table:table-row>
            <table:table-row>
              <table:table-cell office:value-type="string">
                <text:p>cd7</text:p>
              </table:table-cell>
              <table:table-cell office:value-type="float" office:value="1102.6">
                <text:p>1102.6</text:p>
              </table:table-cell>
              <table:table-cell office:value-type="float" office:value="1105.8">
                <text:p>1105.8</text:p>
              </table:table-cell>
            </table:table-row>
            <table:table-row>
              <table:table-cell office:value-type="string">
                <text:p>ld1</text:p>
              </table:table-cell>
              <table:table-cell office:value-type="float" office:value="912.2">
                <text:p>912.2</text:p>
              </table:table-cell>
              <table:table-cell office:value-type="float" office:value="957.6">
                <text:p>957.6</text:p>
              </table:table-cell>
            </table:table-row>
            <table:table-row>
              <table:table-cell office:value-type="string">
                <text:p>ld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ld3</text:p>
              </table:table-cell>
              <table:table-cell office:value-type="float" office:value="1273.2">
                <text:p>1273.2</text:p>
              </table:table-cell>
              <table:table-cell office:value-type="float" office:value="1945.2">
                <text:p>1945.2</text:p>
              </table:table-cell>
            </table:table-row>
            <table:table-row>
              <table:table-cell office:value-type="string">
                <text:p>ld4</text:p>
              </table:table-cell>
              <table:table-cell office:value-type="float" office:value="249.2">
                <text:p>249.2</text:p>
              </table:table-cell>
              <table:table-cell office:value-type="float" office:value="465.2">
                <text:p>465.2</text:p>
              </table:table-cell>
            </table:table-row>
            <table:table-row>
              <table:table-cell office:value-type="string">
                <text:p>ld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ld6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ld7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ld8</text:p>
              </table:table-cell>
              <table:table-cell office:value-type="float" office:value="280">
                <text:p>280</text:p>
              </table:table-cell>
              <table:table-cell office:value-type="float" office:value="322.8">
                <text:p>322.8</text:p>
              </table:table-cell>
            </table:table-row>
            <table:table-row>
              <table:table-cell office:value-type="string">
                <text:p>ld10</text:p>
              </table:table-cell>
              <table:table-cell office:value-type="float" office:value="128.6">
                <text:p>128.6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ld11</text:p>
              </table:table-cell>
              <table:table-cell office:value-type="float" office:value="2419.8">
                <text:p>2419.8</text:p>
              </table:table-cell>
              <table:table-cell office:value-type="float" office:value="2419.4">
                <text:p>2419.4</text:p>
              </table:table-cell>
            </table:table-row>
            <table:table-row>
              <table:table-cell office:value-type="string">
                <text:p>ls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s2</text:p>
              </table:table-cell>
              <table:table-cell office:value-type="float" office:value="16.8">
                <text:p>16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s3</text:p>
              </table:table-cell>
              <table:table-cell office:value-type="float" office:value="703">
                <text:p>703</text:p>
              </table:table-cell>
              <table:table-cell office:value-type="float" office:value="5051.2">
                <text:p>5051.2</text:p>
              </table:table-cell>
            </table:table-row>
            <table:table-row>
              <table:table-cell office:value-type="string">
                <text:p>ls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s5</text:p>
              </table:table-cell>
              <table:table-cell office:value-type="float" office:value="229">
                <text:p>229</text:p>
              </table:table-cell>
              <table:table-cell office:value-type="float" office:value="2886.6">
                <text:p>2886.6</text:p>
              </table:table-cell>
            </table:table-row>
            <table:table-row>
              <table:table-cell office:value-type="string">
                <text:p>ls6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ls7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3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7cm" svg:height="9.018cm" xlink:href=".." xlink:type="simple" chart:class="chart:bar" chart:style-name="ch1">
        <chart:legend chart:legend-position="end" svg:x="12.01cm" svg:y="0.355cm" style:legend-expansion="custom" svg:width="6.007cm" svg:height="0.664cm" style:legend-expansion-aspect-ratio="9.04668674698795" chart:style-name="ch2"/>
        <chart:plot-area chart:style-name="ch3" table:cell-range-address="overview_v2_minCard.A96:overview_v2_minCard.A119 overview_v2_minCard.E95:overview_v2_minCard.F119" chart:data-source-has-labels="both" svg:x="0.07cm" svg:y="0.141cm" svg:width="18.467cm" svg:height="8.521cm">
          <chart:coordinate-region svg:x="2.053cm" svg:y="0.334cm" svg:width="16.484cm" svg:height="7.18cm"/>
          <chart:axis chart:dimension="x" chart:name="primary-x" chart:style-name="ch4" chartooo:axis-type="auto">
            <chartooo:date-scale/>
            <chart:title svg:x="8.659cm" svg:y="8.283cm" chart:style-name="ch5">
              <text:p>Query</text:p>
            </chart:title>
            <chart:categories table:cell-range-address="overview_v2_minCard.A96:overview_v2_minCard.A119"/>
          </chart:axis>
          <chart:axis chart:dimension="y" chart:name="primary-y" chart:style-name="ch6">
            <chart:title svg:x="0.001cm" svg:y="6.777cm" chart:style-name="ch7">
              <text:p>Size of Data Transferred</text:p>
            </chart:title>
            <chart:grid chart:style-name="ch8" chart:class="major"/>
          </chart:axis>
          <chart:series chart:style-name="ch9" chart:values-cell-range-address="overview_v2_minCard.E96:overview_v2_minCard.E119" chart:label-cell-address="overview_v2_minCard.E95:overview_v2_minCard.E95" chart:class="chart:bar">
            <chart:data-point chart:repeated="24"/>
          </chart:series>
          <chart:series chart:style-name="ch10" chart:values-cell-range-address="overview_v2_minCard.F96:overview_v2_minCard.F119" chart:label-cell-address="overview_v2_minCard.F95:overview_v2_minCard.F95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-line</text:p>
                <draw:g>
                  <svg:desc>overview_v2_minCard.E95:overview_v2_minCard.E95</svg:desc>
                </draw:g>
              </table:table-cell>
              <table:table-cell office:value-type="string">
                <text:p>Cost-model</text:p>
                <draw:g>
                  <svg:desc>overview_v2_minCard.F95:overview_v2_minCard.F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d1</text:p>
                <draw:g>
                  <svg:desc>overview_v2_minCard.A96:overview_v2_minCard.A119</svg:desc>
                </draw:g>
              </table:table-cell>
              <table:table-cell office:value-type="float" office:value="196">
                <text:p>196</text:p>
                <draw:g>
                  <svg:desc>overview_v2_minCard.E96:overview_v2_minCard.E119</svg:desc>
                </draw:g>
              </table:table-cell>
              <table:table-cell office:value-type="float" office:value="196">
                <text:p>196</text:p>
                <draw:g>
                  <svg:desc>overview_v2_minCard.F96:overview_v2_minCard.F119</svg:desc>
                </draw:g>
              </table:table-cell>
            </table:table-row>
            <table:table-row>
              <table:table-cell office:value-type="string">
                <text:p>cd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d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d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cd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d6</text:p>
              </table:table-cell>
              <table:table-cell office:value-type="float" office:value="2499">
                <text:p>2499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cd7</text:p>
              </table:table-cell>
              <table:table-cell office:value-type="float" office:value="1905">
                <text:p>190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ld1</text:p>
              </table:table-cell>
              <table:table-cell office:value-type="float" office:value="13806">
                <text:p>13806</text:p>
              </table:table-cell>
              <table:table-cell office:value-type="float" office:value="1974">
                <text:p>1974</text:p>
              </table:table-cell>
            </table:table-row>
            <table:table-row>
              <table:table-cell office:value-type="string">
                <text:p>ld2</text:p>
              </table:table-cell>
              <table:table-cell office:value-type="float" office:value="744">
                <text:p>74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ld3</text:p>
              </table:table-cell>
              <table:table-cell office:value-type="float" office:value="13719">
                <text:p>13719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ld4</text:p>
              </table:table-cell>
              <table:table-cell office:value-type="float" office:value="1464">
                <text:p>1464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ld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ld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ld7</text:p>
              </table:table-cell>
              <table:table-cell office:value-type="float" office:value="2103708">
                <text:p>2103708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ld8</text:p>
              </table:table-cell>
              <table:table-cell office:value-type="float" office:value="2132372">
                <text:p>2132372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ld1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d11</text:p>
              </table:table-cell>
              <table:table-cell office:value-type="float" office:value="2652">
                <text:p>26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ls1</text:p>
              </table:table-cell>
              <table:table-cell office:value-type="float" office:value="3477">
                <text:p>3477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ls2</text:p>
              </table:table-cell>
              <table:table-cell office:value-type="float" office:value="1026">
                <text:p>102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ls3</text:p>
              </table:table-cell>
              <table:table-cell office:value-type="float" office:value="337108">
                <text:p>337108</text:p>
              </table:table-cell>
              <table:table-cell office:value-type="float" office:value="98818">
                <text:p>98818</text:p>
              </table:table-cell>
            </table:table-row>
            <table:table-row>
              <table:table-cell office:value-type="string">
                <text:p>ls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s5</text:p>
              </table:table-cell>
              <table:table-cell office:value-type="float" office:value="105414">
                <text:p>105414</text:p>
              </table:table-cell>
              <table:table-cell office:value-type="float" office:value="20091">
                <text:p>20091</text:p>
              </table:table-cell>
            </table:table-row>
            <table:table-row>
              <table:table-cell office:value-type="string">
                <text:p>ls6</text:p>
              </table:table-cell>
              <table:table-cell office:value-type="float" office:value="7434">
                <text:p>743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ls7</text:p>
              </table:table-cell>
              <table:table-cell office:value-type="float" office:value="24818">
                <text:p>24818</text:p>
              </table:table-cell>
              <table:table-cell office:value-type="float" office:value="24818">
                <text:p>24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f8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2a6099" dr3d:edge-rounding="5%"/>
      <style:text-properties fo:font-size="10pt" style:font-size-asian="10pt" style:font-size-complex="10pt"/>
    </style:style>
    <style:style style:name="ch12" style:family="chart">
      <style:chart-properties chart:solid-type="cuboid" chart:data-label-number="none" chart:data-label-text="false" chart:data-label-symbol="false" chart:data-label-series="fals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67cm" svg:height="9.018cm" xlink:href=".." xlink:type="simple" chart:class="chart:bar" chart:style-name="ch1">
        <chart:legend chart:legend-position="end" svg:x="11.531cm" svg:y="0.366cm" style:legend-expansion="custom" svg:width="6.897cm" svg:height="1.072cm" style:legend-expansion-aspect-ratio="6.43376865671642" chart:style-name="ch2"/>
        <chart:plot-area chart:style-name="ch3" table:cell-range-address="overview_v2_minCard.A183:overview_v2_minCard.C206 overview_v2_minCard.B182:overview_v2_minCard.C182" chart:data-source-has-labels="both" svg:x="0.68cm" svg:y="0.092cm" svg:width="17.743cm" svg:height="8.656cm">
          <chart:coordinate-region svg:x="1.989cm" svg:y="0.334cm" svg:width="16.434cm" svg:height="7.266cm"/>
          <chart:axis chart:dimension="x" chart:name="primary-x" chart:style-name="ch4" chartooo:axis-type="auto">
            <chartooo:date-scale/>
            <chart:title svg:x="8.907cm" svg:y="8.283cm" chart:style-name="ch5">
              <text:p>Query</text:p>
            </chart:title>
            <chart:categories table:cell-range-address="overview_v2_minCard.A183:overview_v2_minCard.A206"/>
          </chart:axis>
          <chart:axis chart:dimension="y" chart:name="primary-y" chart:style-name="ch6">
            <chart:title svg:x="0.001cm" svg:y="7.046cm" chart:style-name="ch7">
              <text:p>Overall number of requests</text:p>
            </chart:title>
            <chart:grid chart:style-name="ch8" chart:class="major"/>
          </chart:axis>
          <chart:series chart:style-name="ch9" chart:values-cell-range-address="overview_v2_minCard.B183:overview_v2_minCard.B206" chart:label-cell-address="overview_v2_minCard.B182:overview_v2_minCard.B182" chart:class="chart:bar">
            <chart:data-point chart:style-name="ch10" loext:custom-label-pos-x="0.0103915581980824" loext:custom-label-pos-y="0"/>
            <chart:data-point chart:style-name="ch10" loext:custom-label-pos-x="0.0103915581980824" loext:custom-label-pos-y="0"/>
            <chart:data-point chart:style-name="ch10" loext:custom-label-pos-x="0.00696341528737479" loext:custom-label-pos-y="0"/>
            <chart:data-point chart:style-name="ch10" loext:custom-label-pos-x="0.00808827467995074" loext:custom-label-pos-y="0"/>
            <chart:data-point/>
            <chart:data-point chart:style-name="ch10" loext:custom-label-pos-x="0.00926669880550646" loext:custom-label-pos-y="0"/>
            <chart:data-point/>
            <chart:data-point chart:style-name="ch10" loext:custom-label-pos-x="-0.00283893084792974" loext:custom-label-pos-y="0.00487967173117443"/>
            <chart:data-point/>
            <chart:data-point chart:style-name="ch10" loext:custom-label-pos-x="-0.00466013176924318" loext:custom-label-pos-y="0.00476877010092047"/>
            <chart:data-point chart:style-name="ch10" loext:custom-label-pos-x="0" loext:custom-label-pos-y="-0.019075080403682"/>
            <chart:data-point chart:repeated="2"/>
            <chart:data-point chart:style-name="ch10" loext:custom-label-pos-x="0" loext:custom-label-pos-y="0.0109792613951425"/>
            <chart:data-point chart:style-name="ch10" loext:custom-label-pos-x="-0.00348170764368738" loext:custom-label-pos-y="0.00776311411777753"/>
            <chart:data-point/>
            <chart:data-point chart:style-name="ch10"/>
            <chart:data-point chart:repeated="6"/>
            <chart:data-point chart:style-name="ch10" loext:custom-label-pos-x="0.00578499116181908" loext:custom-label-pos-y="0"/>
          </chart:series>
          <chart:series chart:style-name="ch11" chart:values-cell-range-address="overview_v2_minCard.C183:overview_v2_minCard.C206" chart:label-cell-address="overview_v2_minCard.C182:overview_v2_minCard.C182" chart:class="chart:bar">
            <chart:data-point chart:style-name="ch12" chart:repeated="7"/>
            <chart:data-point chart:style-name="ch10" loext:custom-label-pos-x="0.00230328351813164" loext:custom-label-pos-y="-0.0810690917156482"/>
            <chart:data-point chart:style-name="ch12"/>
            <chart:data-point/>
            <chart:data-point chart:style-name="ch10" loext:custom-label-pos-x="0.00117842412555574" loext:custom-label-pos-y="-0.0738604857491405"/>
            <chart:data-point chart:style-name="ch12" chart:repeated="2"/>
            <chart:data-point chart:style-name="ch10" loext:custom-label-pos-x="-0.00262467191601057" loext:custom-label-pos-y="-0.0669845846733946"/>
            <chart:data-point chart:style-name="ch10" loext:custom-label-pos-x="0" loext:custom-label-pos-y="-0.0919374514805367"/>
            <chart:data-point chart:style-name="ch12" chart:repeated="4"/>
            <chart:data-point chart:style-name="ch10" loext:custom-label-pos-x="0.00117842412555569" loext:custom-label-pos-y="0.015858933126317"/>
            <chart:data-point chart:style-name="ch12"/>
            <chart:data-point/>
            <chart:data-point chart:style-name="ch10" loext:custom-label-pos-x="-0.00112485939257601" loext:custom-label-pos-y="-0.073749584118886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-line</text:p>
                <draw:g>
                  <svg:desc>overview_v2_minCard.B182:overview_v2_minCard.B182</svg:desc>
                </draw:g>
              </table:table-cell>
              <table:table-cell office:value-type="string">
                <text:p>Cost-model</text:p>
                <draw:g>
                  <svg:desc>overview_v2_minCard.C182:overview_v2_minCard.C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d1</text:p>
                <draw:g>
                  <svg:desc>overview_v2_minCard.A183:overview_v2_minCard.A206</svg:desc>
                </draw:g>
              </table:table-cell>
              <table:table-cell office:value-type="float" office:value="7.8">
                <text:p>7.8</text:p>
                <draw:g>
                  <svg:desc>overview_v2_minCard.B183:overview_v2_minCard.B206</svg:desc>
                </draw:g>
              </table:table-cell>
              <table:table-cell office:value-type="float" office:value="8">
                <text:p>8</text:p>
                <draw:g>
                  <svg:desc>overview_v2_minCard.C183:overview_v2_minCard.C206</svg:desc>
                </draw:g>
              </table:table-cell>
            </table:table-row>
            <table:table-row>
              <table:table-cell office:value-type="string">
                <text:p>cd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d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d4</text:p>
              </table:table-cell>
              <table:table-cell office:value-type="float" office:value="36.4">
                <text:p>36.4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cd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d6</text:p>
              </table:table-cell>
              <table:table-cell office:value-type="float" office:value="2485">
                <text:p>2485</text:p>
              </table:table-cell>
              <table:table-cell office:value-type="float" office:value="2488.4">
                <text:p>2488.4</text:p>
              </table:table-cell>
            </table:table-row>
            <table:table-row>
              <table:table-cell office:value-type="string">
                <text:p>cd7</text:p>
              </table:table-cell>
              <table:table-cell office:value-type="float" office:value="1102.6">
                <text:p>1102.6</text:p>
              </table:table-cell>
              <table:table-cell office:value-type="float" office:value="1105.8">
                <text:p>1105.8</text:p>
              </table:table-cell>
            </table:table-row>
            <table:table-row>
              <table:table-cell office:value-type="string">
                <text:p>ld1</text:p>
              </table:table-cell>
              <table:table-cell office:value-type="float" office:value="912.2">
                <text:p>912.2</text:p>
              </table:table-cell>
              <table:table-cell office:value-type="float" office:value="957.6">
                <text:p>957.6</text:p>
              </table:table-cell>
            </table:table-row>
            <table:table-row>
              <table:table-cell office:value-type="string">
                <text:p>ld2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ld3</text:p>
              </table:table-cell>
              <table:table-cell office:value-type="float" office:value="1273.2">
                <text:p>1273.2</text:p>
              </table:table-cell>
              <table:table-cell office:value-type="float" office:value="1945.2">
                <text:p>1945.2</text:p>
              </table:table-cell>
            </table:table-row>
            <table:table-row>
              <table:table-cell office:value-type="string">
                <text:p>ld4</text:p>
              </table:table-cell>
              <table:table-cell office:value-type="float" office:value="249.2">
                <text:p>249.2</text:p>
              </table:table-cell>
              <table:table-cell office:value-type="float" office:value="465.2">
                <text:p>465.2</text:p>
              </table:table-cell>
            </table:table-row>
            <table:table-row>
              <table:table-cell office:value-type="string">
                <text:p>ld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ld6</text:p>
              </table:table-cell>
              <table:table-cell office:value-type="float" office:value="33.6">
                <text:p>33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ld7</text:p>
              </table:table-cell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ld8</text:p>
              </table:table-cell>
              <table:table-cell office:value-type="float" office:value="280">
                <text:p>280</text:p>
              </table:table-cell>
              <table:table-cell office:value-type="float" office:value="322.8">
                <text:p>322.8</text:p>
              </table:table-cell>
            </table:table-row>
            <table:table-row>
              <table:table-cell office:value-type="string">
                <text:p>ld10</text:p>
              </table:table-cell>
              <table:table-cell office:value-type="float" office:value="128.6">
                <text:p>128.6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string">
                <text:p>ld11</text:p>
              </table:table-cell>
              <table:table-cell office:value-type="float" office:value="2419.8">
                <text:p>2419.8</text:p>
              </table:table-cell>
              <table:table-cell office:value-type="float" office:value="2419.4">
                <text:p>2419.4</text:p>
              </table:table-cell>
            </table:table-row>
            <table:table-row>
              <table:table-cell office:value-type="string">
                <text:p>ls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s2</text:p>
              </table:table-cell>
              <table:table-cell office:value-type="float" office:value="16.8">
                <text:p>16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s3</text:p>
              </table:table-cell>
              <table:table-cell office:value-type="float" office:value="703">
                <text:p>703</text:p>
              </table:table-cell>
              <table:table-cell office:value-type="float" office:value="5051.2">
                <text:p>5051.2</text:p>
              </table:table-cell>
            </table:table-row>
            <table:table-row>
              <table:table-cell office:value-type="string">
                <text:p>ls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s5</text:p>
              </table:table-cell>
              <table:table-cell office:value-type="float" office:value="229">
                <text:p>229</text:p>
              </table:table-cell>
              <table:table-cell office:value-type="float" office:value="2886.6">
                <text:p>2886.6</text:p>
              </table:table-cell>
            </table:table-row>
            <table:table-row>
              <table:table-cell office:value-type="string">
                <text:p>ls6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ls7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MacOSX_X86_64 LibreOffice_project/433d9c2ded56988e8a90e6b2e771ee4e6a5ab2ba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